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0.797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1.559cm"/>
    </style:style>
    <style:style style:name="co8" style:family="table-column">
      <style:table-column-properties fo:break-before="auto" style:column-width="0.699cm"/>
    </style:style>
    <style:style style:name="co9" style:family="table-column">
      <style:table-column-properties fo:break-before="auto" style:column-width="0.889cm"/>
    </style:style>
    <style:style style:name="co10" style:family="table-column">
      <style:table-column-properties fo:break-before="auto" style:column-width="1.08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0.688cm"/>
    </style:style>
    <style:style style:name="co13" style:family="table-column">
      <style:table-column-properties fo:break-before="auto" style:column-width="0.878cm"/>
    </style:style>
    <style:style style:name="co14" style:family="table-column">
      <style:table-column-properties fo:break-before="auto" style:column-width="2.395cm"/>
    </style:style>
    <style:style style:name="co15" style:family="table-column">
      <style:table-column-properties fo:break-before="auto" style:column-width="2.424cm"/>
    </style:style>
    <style:style style:name="co16" style:family="table-column">
      <style:table-column-properties fo:break-before="auto" style:column-width="1.979cm"/>
    </style:style>
    <style:style style:name="co17" style:family="table-column">
      <style:table-column-properties fo:break-before="auto" style:column-width="2.069cm"/>
    </style:style>
    <style:style style:name="co18" style:family="table-column">
      <style:table-column-properties fo:break-before="auto" style:column-width="2.588cm"/>
    </style:style>
    <style:style style:name="co19" style:family="table-column">
      <style:table-column-properties fo:break-before="auto" style:column-width="2.66cm"/>
    </style:style>
    <style:style style:name="co20" style:family="table-column">
      <style:table-column-properties fo:break-before="auto" style:column-width="6.6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Crit (Tobias)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0.2" calcext:value-type="float">
            <text:p>0,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har/Enemy</text:p>
          </table:table-cell>
          <table:table-cell office:value-type="float" office:value="5" calcext:value-type="float">
            <text:p>5</text:p>
          </table:table-cell>
          <table:table-cell table:formula="of:=[.B3]+5" office:value-type="float" office:value="10" calcext:value-type="float">
            <text:p>10</text:p>
          </table:table-cell>
          <table:table-cell table:formula="of:=[.C3]+5" office:value-type="float" office:value="15" calcext:value-type="float">
            <text:p>15</text:p>
          </table:table-cell>
          <table:table-cell table:formula="of:=[.D3]+5" office:value-type="float" office:value="20" calcext:value-type="float">
            <text:p>20</text:p>
          </table:table-cell>
          <table:table-cell table:formula="of:=[.E3]+5" office:value-type="float" office:value="25" calcext:value-type="float">
            <text:p>25</text:p>
          </table:table-cell>
          <table:table-cell table:formula="of:=[.F3]+5" office:value-type="float" office:value="30" calcext:value-type="float">
            <text:p>30</text:p>
          </table:table-cell>
          <table:table-cell table:formula="of:=[.G3]+5" office:value-type="float" office:value="35" calcext:value-type="float">
            <text:p>35</text:p>
          </table:table-cell>
          <table:table-cell table:formula="of:=[.H3]+5" office:value-type="float" office:value="40" calcext:value-type="float">
            <text:p>40</text:p>
          </table:table-cell>
          <table:table-cell table:formula="of:=[.I3]+5" office:value-type="float" office:value="45" calcext:value-type="float">
            <text:p>45</text:p>
          </table:table-cell>
          <table:table-cell table:formula="of:=[.J3]+5" office:value-type="float" office:value="50" calcext:value-type="float">
            <text:p>50</text:p>
          </table:table-cell>
          <table:table-cell table:formula="of:=[.K3]+5" office:value-type="float" office:value="55" calcext:value-type="float">
            <text:p>55</text:p>
          </table:table-cell>
          <table:table-cell table:formula="of:=[.L3]+5" office:value-type="float" office:value="60" calcext:value-type="float">
            <text:p>60</text:p>
          </table:table-cell>
          <table:table-cell table:formula="of:=[.M3]+5" office:value-type="float" office:value="65" calcext:value-type="float">
            <text:p>65</text:p>
          </table:table-cell>
          <table:table-cell table:formula="of:=[.N3]+5" office:value-type="float" office:value="70" calcext:value-type="float">
            <text:p>70</text:p>
          </table:table-cell>
          <table:table-cell table:formula="of:=[.O3]+5" office:value-type="float" office:value="75" calcext:value-type="float">
            <text:p>75</text:p>
          </table:table-cell>
          <table:table-cell table:formula="of:=[.P3]+5" office:value-type="float" office:value="80" calcext:value-type="float">
            <text:p>80</text:p>
          </table:table-cell>
          <table:table-cell table:formula="of:=[.Q3]+5" office:value-type="float" office:value="85" calcext:value-type="float">
            <text:p>85</text:p>
          </table:table-cell>
          <table:table-cell table:formula="of:=[.R3]+5" office:value-type="float" office:value="90" calcext:value-type="float">
            <text:p>90</text:p>
          </table:table-cell>
          <table:table-cell table:formula="of:=[.S3]+5" office:value-type="float" office:value="95" calcext:value-type="float">
            <text:p>95</text:p>
          </table:table-cell>
          <table:table-cell table:formula="of:=[.T3]+5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2]*[.$A4]/[.B$3]" office:value-type="float" office:value="0.2" calcext:value-type="float">
            <text:p>0,2</text:p>
          </table:table-cell>
          <table:table-cell table:formula="of:=[.$B$2]*[.$A4]/[.C$3]" office:value-type="float" office:value="0.1" calcext:value-type="float">
            <text:p>0,1</text:p>
          </table:table-cell>
          <table:table-cell table:formula="of:=[.$B$2]*[.$A4]/[.D$3]" office:value-type="float" office:value="0.0666666666666667" calcext:value-type="float">
            <text:p>0,0666666667</text:p>
          </table:table-cell>
          <table:table-cell table:formula="of:=[.$B$2]*[.$A4]/[.E$3]" office:value-type="float" office:value="0.05" calcext:value-type="float">
            <text:p>0,05</text:p>
          </table:table-cell>
          <table:table-cell table:formula="of:=[.$B$2]*[.$A4]/[.F$3]" office:value-type="float" office:value="0.04" calcext:value-type="float">
            <text:p>0,04</text:p>
          </table:table-cell>
          <table:table-cell table:formula="of:=[.$B$2]*[.$A4]/[.G$3]" office:value-type="float" office:value="0.0333333333333333" calcext:value-type="float">
            <text:p>0,0333333333</text:p>
          </table:table-cell>
          <table:table-cell table:formula="of:=[.$B$2]*[.$A4]/[.H$3]" office:value-type="float" office:value="0.0285714285714286" calcext:value-type="float">
            <text:p>0,0285714286</text:p>
          </table:table-cell>
          <table:table-cell table:formula="of:=[.$B$2]*[.$A4]/[.I$3]" office:value-type="float" office:value="0.025" calcext:value-type="float">
            <text:p>0,025</text:p>
          </table:table-cell>
          <table:table-cell table:formula="of:=[.$B$2]*[.$A4]/[.J$3]" office:value-type="float" office:value="0.0222222222222222" calcext:value-type="float">
            <text:p>0,0222222222</text:p>
          </table:table-cell>
          <table:table-cell table:formula="of:=[.$B$2]*[.$A4]/[.K$3]" office:value-type="float" office:value="0.02" calcext:value-type="float">
            <text:p>0,02</text:p>
          </table:table-cell>
          <table:table-cell table:formula="of:=[.$B$2]*[.$A4]/[.L$3]" office:value-type="float" office:value="0.0181818181818182" calcext:value-type="float">
            <text:p>0,0181818182</text:p>
          </table:table-cell>
          <table:table-cell table:formula="of:=[.$B$2]*[.$A4]/[.M$3]" office:value-type="float" office:value="0.0166666666666667" calcext:value-type="float">
            <text:p>0,0166666667</text:p>
          </table:table-cell>
          <table:table-cell table:formula="of:=[.$B$2]*[.$A4]/[.N$3]" office:value-type="float" office:value="0.0153846153846154" calcext:value-type="float">
            <text:p>0,0153846154</text:p>
          </table:table-cell>
          <table:table-cell table:formula="of:=[.$B$2]*[.$A4]/[.O$3]" office:value-type="float" office:value="0.0142857142857143" calcext:value-type="float">
            <text:p>0,0142857143</text:p>
          </table:table-cell>
          <table:table-cell table:formula="of:=[.$B$2]*[.$A4]/[.P$3]" office:value-type="float" office:value="0.0133333333333333" calcext:value-type="float">
            <text:p>0,0133333333</text:p>
          </table:table-cell>
          <table:table-cell table:formula="of:=[.$B$2]*[.$A4]/[.Q$3]" office:value-type="float" office:value="0.0125" calcext:value-type="float">
            <text:p>0,0125</text:p>
          </table:table-cell>
          <table:table-cell table:formula="of:=[.$B$2]*[.$A4]/[.R$3]" office:value-type="float" office:value="0.0117647058823529" calcext:value-type="float">
            <text:p>0,0117647059</text:p>
          </table:table-cell>
          <table:table-cell table:formula="of:=[.$B$2]*[.$A4]/[.S$3]" office:value-type="float" office:value="0.0111111111111111" calcext:value-type="float">
            <text:p>0,0111111111</text:p>
          </table:table-cell>
          <table:table-cell table:formula="of:=[.$B$2]*[.$A4]/[.T$3]" office:value-type="float" office:value="0.0105263157894737" calcext:value-type="float">
            <text:p>0,0105263158</text:p>
          </table:table-cell>
          <table:table-cell table:formula="of:=[.$B$2]*[.$A4]/[.U$3]" office:value-type="float" office:value="0.01" calcext:value-type="float">
            <text:p>0,01</text:p>
          </table:table-cell>
        </table:table-row>
        <table:table-row table:style-name="ro1">
          <table:table-cell table:formula="of:=[.A4]+5" office:value-type="float" office:value="10" calcext:value-type="float">
            <text:p>10</text:p>
          </table:table-cell>
          <table:table-cell table:formula="of:=[.$B$2]*[.$A5]/[.B$3]" office:value-type="float" office:value="0.4" calcext:value-type="float">
            <text:p>0,4</text:p>
          </table:table-cell>
          <table:table-cell table:formula="of:=[.$B$2]*[.$A5]/[.C$3]" office:value-type="float" office:value="0.2" calcext:value-type="float">
            <text:p>0,2</text:p>
          </table:table-cell>
          <table:table-cell table:formula="of:=[.$B$2]*[.$A5]/[.D$3]" office:value-type="float" office:value="0.133333333333333" calcext:value-type="float">
            <text:p>0,1333333333</text:p>
          </table:table-cell>
          <table:table-cell table:formula="of:=[.$B$2]*[.$A5]/[.E$3]" office:value-type="float" office:value="0.1" calcext:value-type="float">
            <text:p>0,1</text:p>
          </table:table-cell>
          <table:table-cell table:formula="of:=[.$B$2]*[.$A5]/[.F$3]" office:value-type="float" office:value="0.08" calcext:value-type="float">
            <text:p>0,08</text:p>
          </table:table-cell>
          <table:table-cell table:formula="of:=[.$B$2]*[.$A5]/[.G$3]" office:value-type="float" office:value="0.0666666666666667" calcext:value-type="float">
            <text:p>0,0666666667</text:p>
          </table:table-cell>
          <table:table-cell table:formula="of:=[.$B$2]*[.$A5]/[.H$3]" office:value-type="float" office:value="0.0571428571428571" calcext:value-type="float">
            <text:p>0,0571428571</text:p>
          </table:table-cell>
          <table:table-cell table:formula="of:=[.$B$2]*[.$A5]/[.I$3]" office:value-type="float" office:value="0.05" calcext:value-type="float">
            <text:p>0,05</text:p>
          </table:table-cell>
          <table:table-cell table:formula="of:=[.$B$2]*[.$A5]/[.J$3]" office:value-type="float" office:value="0.0444444444444444" calcext:value-type="float">
            <text:p>0,0444444444</text:p>
          </table:table-cell>
          <table:table-cell table:formula="of:=[.$B$2]*[.$A5]/[.K$3]" office:value-type="float" office:value="0.04" calcext:value-type="float">
            <text:p>0,04</text:p>
          </table:table-cell>
          <table:table-cell table:formula="of:=[.$B$2]*[.$A5]/[.L$3]" office:value-type="float" office:value="0.0363636363636364" calcext:value-type="float">
            <text:p>0,0363636364</text:p>
          </table:table-cell>
          <table:table-cell table:formula="of:=[.$B$2]*[.$A5]/[.M$3]" office:value-type="float" office:value="0.0333333333333333" calcext:value-type="float">
            <text:p>0,0333333333</text:p>
          </table:table-cell>
          <table:table-cell table:formula="of:=[.$B$2]*[.$A5]/[.N$3]" office:value-type="float" office:value="0.0307692307692308" calcext:value-type="float">
            <text:p>0,0307692308</text:p>
          </table:table-cell>
          <table:table-cell table:formula="of:=[.$B$2]*[.$A5]/[.O$3]" office:value-type="float" office:value="0.0285714285714286" calcext:value-type="float">
            <text:p>0,0285714286</text:p>
          </table:table-cell>
          <table:table-cell table:formula="of:=[.$B$2]*[.$A5]/[.P$3]" office:value-type="float" office:value="0.0266666666666667" calcext:value-type="float">
            <text:p>0,0266666667</text:p>
          </table:table-cell>
          <table:table-cell table:formula="of:=[.$B$2]*[.$A5]/[.Q$3]" office:value-type="float" office:value="0.025" calcext:value-type="float">
            <text:p>0,025</text:p>
          </table:table-cell>
          <table:table-cell table:formula="of:=[.$B$2]*[.$A5]/[.R$3]" office:value-type="float" office:value="0.0235294117647059" calcext:value-type="float">
            <text:p>0,0235294118</text:p>
          </table:table-cell>
          <table:table-cell table:formula="of:=[.$B$2]*[.$A5]/[.S$3]" office:value-type="float" office:value="0.0222222222222222" calcext:value-type="float">
            <text:p>0,0222222222</text:p>
          </table:table-cell>
          <table:table-cell table:formula="of:=[.$B$2]*[.$A5]/[.T$3]" office:value-type="float" office:value="0.0210526315789474" calcext:value-type="float">
            <text:p>0,0210526316</text:p>
          </table:table-cell>
          <table:table-cell table:formula="of:=[.$B$2]*[.$A5]/[.U$3]" office:value-type="float" office:value="0.02" calcext:value-type="float">
            <text:p>0,02</text:p>
          </table:table-cell>
        </table:table-row>
        <table:table-row table:style-name="ro1">
          <table:table-cell table:formula="of:=[.A5]+5" office:value-type="float" office:value="15" calcext:value-type="float">
            <text:p>15</text:p>
          </table:table-cell>
          <table:table-cell table:formula="of:=[.$B$2]*[.$A6]/[.B$3]" office:value-type="float" office:value="0.6" calcext:value-type="float">
            <text:p>0,6</text:p>
          </table:table-cell>
          <table:table-cell table:formula="of:=[.$B$2]*[.$A6]/[.C$3]" office:value-type="float" office:value="0.3" calcext:value-type="float">
            <text:p>0,3</text:p>
          </table:table-cell>
          <table:table-cell table:formula="of:=[.$B$2]*[.$A6]/[.D$3]" office:value-type="float" office:value="0.2" calcext:value-type="float">
            <text:p>0,2</text:p>
          </table:table-cell>
          <table:table-cell table:formula="of:=[.$B$2]*[.$A6]/[.E$3]" office:value-type="float" office:value="0.15" calcext:value-type="float">
            <text:p>0,15</text:p>
          </table:table-cell>
          <table:table-cell table:formula="of:=[.$B$2]*[.$A6]/[.F$3]" office:value-type="float" office:value="0.12" calcext:value-type="float">
            <text:p>0,12</text:p>
          </table:table-cell>
          <table:table-cell table:formula="of:=[.$B$2]*[.$A6]/[.G$3]" office:value-type="float" office:value="0.1" calcext:value-type="float">
            <text:p>0,1</text:p>
          </table:table-cell>
          <table:table-cell table:formula="of:=[.$B$2]*[.$A6]/[.H$3]" office:value-type="float" office:value="0.0857142857142857" calcext:value-type="float">
            <text:p>0,0857142857</text:p>
          </table:table-cell>
          <table:table-cell table:formula="of:=[.$B$2]*[.$A6]/[.I$3]" office:value-type="float" office:value="0.075" calcext:value-type="float">
            <text:p>0,075</text:p>
          </table:table-cell>
          <table:table-cell table:formula="of:=[.$B$2]*[.$A6]/[.J$3]" office:value-type="float" office:value="0.0666666666666667" calcext:value-type="float">
            <text:p>0,0666666667</text:p>
          </table:table-cell>
          <table:table-cell table:formula="of:=[.$B$2]*[.$A6]/[.K$3]" office:value-type="float" office:value="0.06" calcext:value-type="float">
            <text:p>0,06</text:p>
          </table:table-cell>
          <table:table-cell table:formula="of:=[.$B$2]*[.$A6]/[.L$3]" office:value-type="float" office:value="0.0545454545454545" calcext:value-type="float">
            <text:p>0,0545454545</text:p>
          </table:table-cell>
          <table:table-cell table:formula="of:=[.$B$2]*[.$A6]/[.M$3]" office:value-type="float" office:value="0.05" calcext:value-type="float">
            <text:p>0,05</text:p>
          </table:table-cell>
          <table:table-cell table:formula="of:=[.$B$2]*[.$A6]/[.N$3]" office:value-type="float" office:value="0.0461538461538462" calcext:value-type="float">
            <text:p>0,0461538462</text:p>
          </table:table-cell>
          <table:table-cell table:formula="of:=[.$B$2]*[.$A6]/[.O$3]" office:value-type="float" office:value="0.0428571428571429" calcext:value-type="float">
            <text:p>0,0428571429</text:p>
          </table:table-cell>
          <table:table-cell table:formula="of:=[.$B$2]*[.$A6]/[.P$3]" office:value-type="float" office:value="0.04" calcext:value-type="float">
            <text:p>0,04</text:p>
          </table:table-cell>
          <table:table-cell table:formula="of:=[.$B$2]*[.$A6]/[.Q$3]" office:value-type="float" office:value="0.0375" calcext:value-type="float">
            <text:p>0,0375</text:p>
          </table:table-cell>
          <table:table-cell table:formula="of:=[.$B$2]*[.$A6]/[.R$3]" office:value-type="float" office:value="0.0352941176470588" calcext:value-type="float">
            <text:p>0,0352941176</text:p>
          </table:table-cell>
          <table:table-cell table:formula="of:=[.$B$2]*[.$A6]/[.S$3]" office:value-type="float" office:value="0.0333333333333333" calcext:value-type="float">
            <text:p>0,0333333333</text:p>
          </table:table-cell>
          <table:table-cell table:formula="of:=[.$B$2]*[.$A6]/[.T$3]" office:value-type="float" office:value="0.0315789473684211" calcext:value-type="float">
            <text:p>0,0315789474</text:p>
          </table:table-cell>
          <table:table-cell table:formula="of:=[.$B$2]*[.$A6]/[.U$3]" office:value-type="float" office:value="0.03" calcext:value-type="float">
            <text:p>0,03</text:p>
          </table:table-cell>
        </table:table-row>
        <table:table-row table:style-name="ro1">
          <table:table-cell table:formula="of:=[.A6]+5" office:value-type="float" office:value="20" calcext:value-type="float">
            <text:p>20</text:p>
          </table:table-cell>
          <table:table-cell table:formula="of:=[.$B$2]*[.$A7]/[.B$3]" office:value-type="float" office:value="0.8" calcext:value-type="float">
            <text:p>0,8</text:p>
          </table:table-cell>
          <table:table-cell table:formula="of:=[.$B$2]*[.$A7]/[.C$3]" office:value-type="float" office:value="0.4" calcext:value-type="float">
            <text:p>0,4</text:p>
          </table:table-cell>
          <table:table-cell table:formula="of:=[.$B$2]*[.$A7]/[.D$3]" office:value-type="float" office:value="0.266666666666667" calcext:value-type="float">
            <text:p>0,2666666667</text:p>
          </table:table-cell>
          <table:table-cell table:formula="of:=[.$B$2]*[.$A7]/[.E$3]" office:value-type="float" office:value="0.2" calcext:value-type="float">
            <text:p>0,2</text:p>
          </table:table-cell>
          <table:table-cell table:formula="of:=[.$B$2]*[.$A7]/[.F$3]" office:value-type="float" office:value="0.16" calcext:value-type="float">
            <text:p>0,16</text:p>
          </table:table-cell>
          <table:table-cell table:formula="of:=[.$B$2]*[.$A7]/[.G$3]" office:value-type="float" office:value="0.133333333333333" calcext:value-type="float">
            <text:p>0,1333333333</text:p>
          </table:table-cell>
          <table:table-cell table:formula="of:=[.$B$2]*[.$A7]/[.H$3]" office:value-type="float" office:value="0.114285714285714" calcext:value-type="float">
            <text:p>0,1142857143</text:p>
          </table:table-cell>
          <table:table-cell table:formula="of:=[.$B$2]*[.$A7]/[.I$3]" office:value-type="float" office:value="0.1" calcext:value-type="float">
            <text:p>0,1</text:p>
          </table:table-cell>
          <table:table-cell table:formula="of:=[.$B$2]*[.$A7]/[.J$3]" office:value-type="float" office:value="0.0888888888888889" calcext:value-type="float">
            <text:p>0,0888888889</text:p>
          </table:table-cell>
          <table:table-cell table:formula="of:=[.$B$2]*[.$A7]/[.K$3]" office:value-type="float" office:value="0.08" calcext:value-type="float">
            <text:p>0,08</text:p>
          </table:table-cell>
          <table:table-cell table:formula="of:=[.$B$2]*[.$A7]/[.L$3]" office:value-type="float" office:value="0.0727272727272727" calcext:value-type="float">
            <text:p>0,0727272727</text:p>
          </table:table-cell>
          <table:table-cell table:formula="of:=[.$B$2]*[.$A7]/[.M$3]" office:value-type="float" office:value="0.0666666666666667" calcext:value-type="float">
            <text:p>0,0666666667</text:p>
          </table:table-cell>
          <table:table-cell table:formula="of:=[.$B$2]*[.$A7]/[.N$3]" office:value-type="float" office:value="0.0615384615384615" calcext:value-type="float">
            <text:p>0,0615384615</text:p>
          </table:table-cell>
          <table:table-cell table:formula="of:=[.$B$2]*[.$A7]/[.O$3]" office:value-type="float" office:value="0.0571428571428571" calcext:value-type="float">
            <text:p>0,0571428571</text:p>
          </table:table-cell>
          <table:table-cell table:formula="of:=[.$B$2]*[.$A7]/[.P$3]" office:value-type="float" office:value="0.0533333333333333" calcext:value-type="float">
            <text:p>0,0533333333</text:p>
          </table:table-cell>
          <table:table-cell table:formula="of:=[.$B$2]*[.$A7]/[.Q$3]" office:value-type="float" office:value="0.05" calcext:value-type="float">
            <text:p>0,05</text:p>
          </table:table-cell>
          <table:table-cell table:formula="of:=[.$B$2]*[.$A7]/[.R$3]" office:value-type="float" office:value="0.0470588235294118" calcext:value-type="float">
            <text:p>0,0470588235</text:p>
          </table:table-cell>
          <table:table-cell table:formula="of:=[.$B$2]*[.$A7]/[.S$3]" office:value-type="float" office:value="0.0444444444444444" calcext:value-type="float">
            <text:p>0,0444444444</text:p>
          </table:table-cell>
          <table:table-cell table:formula="of:=[.$B$2]*[.$A7]/[.T$3]" office:value-type="float" office:value="0.0421052631578947" calcext:value-type="float">
            <text:p>0,0421052632</text:p>
          </table:table-cell>
          <table:table-cell table:formula="of:=[.$B$2]*[.$A7]/[.U$3]" office:value-type="float" office:value="0.04" calcext:value-type="float">
            <text:p>0,04</text:p>
          </table:table-cell>
        </table:table-row>
        <table:table-row table:style-name="ro1">
          <table:table-cell table:formula="of:=[.A7]+5" office:value-type="float" office:value="25" calcext:value-type="float">
            <text:p>25</text:p>
          </table:table-cell>
          <table:table-cell table:formula="of:=[.$B$2]*[.$A8]/[.B$3]" office:value-type="float" office:value="1" calcext:value-type="float">
            <text:p>1</text:p>
          </table:table-cell>
          <table:table-cell table:formula="of:=[.$B$2]*[.$A8]/[.C$3]" office:value-type="float" office:value="0.5" calcext:value-type="float">
            <text:p>0,5</text:p>
          </table:table-cell>
          <table:table-cell table:formula="of:=[.$B$2]*[.$A8]/[.D$3]" office:value-type="float" office:value="0.333333333333333" calcext:value-type="float">
            <text:p>0,3333333333</text:p>
          </table:table-cell>
          <table:table-cell table:formula="of:=[.$B$2]*[.$A8]/[.E$3]" office:value-type="float" office:value="0.25" calcext:value-type="float">
            <text:p>0,25</text:p>
          </table:table-cell>
          <table:table-cell table:formula="of:=[.$B$2]*[.$A8]/[.F$3]" office:value-type="float" office:value="0.2" calcext:value-type="float">
            <text:p>0,2</text:p>
          </table:table-cell>
          <table:table-cell table:formula="of:=[.$B$2]*[.$A8]/[.G$3]" office:value-type="float" office:value="0.166666666666667" calcext:value-type="float">
            <text:p>0,1666666667</text:p>
          </table:table-cell>
          <table:table-cell table:formula="of:=[.$B$2]*[.$A8]/[.H$3]" office:value-type="float" office:value="0.142857142857143" calcext:value-type="float">
            <text:p>0,1428571429</text:p>
          </table:table-cell>
          <table:table-cell table:formula="of:=[.$B$2]*[.$A8]/[.I$3]" office:value-type="float" office:value="0.125" calcext:value-type="float">
            <text:p>0,125</text:p>
          </table:table-cell>
          <table:table-cell table:formula="of:=[.$B$2]*[.$A8]/[.J$3]" office:value-type="float" office:value="0.111111111111111" calcext:value-type="float">
            <text:p>0,1111111111</text:p>
          </table:table-cell>
          <table:table-cell table:formula="of:=[.$B$2]*[.$A8]/[.K$3]" office:value-type="float" office:value="0.1" calcext:value-type="float">
            <text:p>0,1</text:p>
          </table:table-cell>
          <table:table-cell table:formula="of:=[.$B$2]*[.$A8]/[.L$3]" office:value-type="float" office:value="0.0909090909090909" calcext:value-type="float">
            <text:p>0,0909090909</text:p>
          </table:table-cell>
          <table:table-cell table:formula="of:=[.$B$2]*[.$A8]/[.M$3]" office:value-type="float" office:value="0.0833333333333333" calcext:value-type="float">
            <text:p>0,0833333333</text:p>
          </table:table-cell>
          <table:table-cell table:formula="of:=[.$B$2]*[.$A8]/[.N$3]" office:value-type="float" office:value="0.0769230769230769" calcext:value-type="float">
            <text:p>0,0769230769</text:p>
          </table:table-cell>
          <table:table-cell table:formula="of:=[.$B$2]*[.$A8]/[.O$3]" office:value-type="float" office:value="0.0714285714285714" calcext:value-type="float">
            <text:p>0,0714285714</text:p>
          </table:table-cell>
          <table:table-cell table:formula="of:=[.$B$2]*[.$A8]/[.P$3]" office:value-type="float" office:value="0.0666666666666667" calcext:value-type="float">
            <text:p>0,0666666667</text:p>
          </table:table-cell>
          <table:table-cell table:formula="of:=[.$B$2]*[.$A8]/[.Q$3]" office:value-type="float" office:value="0.0625" calcext:value-type="float">
            <text:p>0,0625</text:p>
          </table:table-cell>
          <table:table-cell table:formula="of:=[.$B$2]*[.$A8]/[.R$3]" office:value-type="float" office:value="0.0588235294117647" calcext:value-type="float">
            <text:p>0,0588235294</text:p>
          </table:table-cell>
          <table:table-cell table:formula="of:=[.$B$2]*[.$A8]/[.S$3]" office:value-type="float" office:value="0.0555555555555556" calcext:value-type="float">
            <text:p>0,0555555556</text:p>
          </table:table-cell>
          <table:table-cell table:formula="of:=[.$B$2]*[.$A8]/[.T$3]" office:value-type="float" office:value="0.0526315789473684" calcext:value-type="float">
            <text:p>0,0526315789</text:p>
          </table:table-cell>
          <table:table-cell table:formula="of:=[.$B$2]*[.$A8]/[.U$3]" office:value-type="float" office:value="0.05" calcext:value-type="float">
            <text:p>0,05</text:p>
          </table:table-cell>
        </table:table-row>
        <table:table-row table:style-name="ro1">
          <table:table-cell table:formula="of:=[.A8]+5" office:value-type="float" office:value="30" calcext:value-type="float">
            <text:p>30</text:p>
          </table:table-cell>
          <table:table-cell table:formula="of:=[.$B$2]*[.$A9]/[.B$3]" office:value-type="float" office:value="1.2" calcext:value-type="float">
            <text:p>1,2</text:p>
          </table:table-cell>
          <table:table-cell table:formula="of:=[.$B$2]*[.$A9]/[.C$3]" office:value-type="float" office:value="0.6" calcext:value-type="float">
            <text:p>0,6</text:p>
          </table:table-cell>
          <table:table-cell table:formula="of:=[.$B$2]*[.$A9]/[.D$3]" office:value-type="float" office:value="0.4" calcext:value-type="float">
            <text:p>0,4</text:p>
          </table:table-cell>
          <table:table-cell table:formula="of:=[.$B$2]*[.$A9]/[.E$3]" office:value-type="float" office:value="0.3" calcext:value-type="float">
            <text:p>0,3</text:p>
          </table:table-cell>
          <table:table-cell table:formula="of:=[.$B$2]*[.$A9]/[.F$3]" office:value-type="float" office:value="0.24" calcext:value-type="float">
            <text:p>0,24</text:p>
          </table:table-cell>
          <table:table-cell table:formula="of:=[.$B$2]*[.$A9]/[.G$3]" office:value-type="float" office:value="0.2" calcext:value-type="float">
            <text:p>0,2</text:p>
          </table:table-cell>
          <table:table-cell table:formula="of:=[.$B$2]*[.$A9]/[.H$3]" office:value-type="float" office:value="0.171428571428571" calcext:value-type="float">
            <text:p>0,1714285714</text:p>
          </table:table-cell>
          <table:table-cell table:formula="of:=[.$B$2]*[.$A9]/[.I$3]" office:value-type="float" office:value="0.15" calcext:value-type="float">
            <text:p>0,15</text:p>
          </table:table-cell>
          <table:table-cell table:formula="of:=[.$B$2]*[.$A9]/[.J$3]" office:value-type="float" office:value="0.133333333333333" calcext:value-type="float">
            <text:p>0,1333333333</text:p>
          </table:table-cell>
          <table:table-cell table:formula="of:=[.$B$2]*[.$A9]/[.K$3]" office:value-type="float" office:value="0.12" calcext:value-type="float">
            <text:p>0,12</text:p>
          </table:table-cell>
          <table:table-cell table:formula="of:=[.$B$2]*[.$A9]/[.L$3]" office:value-type="float" office:value="0.109090909090909" calcext:value-type="float">
            <text:p>0,1090909091</text:p>
          </table:table-cell>
          <table:table-cell table:formula="of:=[.$B$2]*[.$A9]/[.M$3]" office:value-type="float" office:value="0.1" calcext:value-type="float">
            <text:p>0,1</text:p>
          </table:table-cell>
          <table:table-cell table:formula="of:=[.$B$2]*[.$A9]/[.N$3]" office:value-type="float" office:value="0.0923076923076923" calcext:value-type="float">
            <text:p>0,0923076923</text:p>
          </table:table-cell>
          <table:table-cell table:formula="of:=[.$B$2]*[.$A9]/[.O$3]" office:value-type="float" office:value="0.0857142857142857" calcext:value-type="float">
            <text:p>0,0857142857</text:p>
          </table:table-cell>
          <table:table-cell table:formula="of:=[.$B$2]*[.$A9]/[.P$3]" office:value-type="float" office:value="0.08" calcext:value-type="float">
            <text:p>0,08</text:p>
          </table:table-cell>
          <table:table-cell table:formula="of:=[.$B$2]*[.$A9]/[.Q$3]" office:value-type="float" office:value="0.075" calcext:value-type="float">
            <text:p>0,075</text:p>
          </table:table-cell>
          <table:table-cell table:formula="of:=[.$B$2]*[.$A9]/[.R$3]" office:value-type="float" office:value="0.0705882352941176" calcext:value-type="float">
            <text:p>0,0705882353</text:p>
          </table:table-cell>
          <table:table-cell table:formula="of:=[.$B$2]*[.$A9]/[.S$3]" office:value-type="float" office:value="0.0666666666666667" calcext:value-type="float">
            <text:p>0,0666666667</text:p>
          </table:table-cell>
          <table:table-cell table:formula="of:=[.$B$2]*[.$A9]/[.T$3]" office:value-type="float" office:value="0.0631578947368421" calcext:value-type="float">
            <text:p>0,0631578947</text:p>
          </table:table-cell>
          <table:table-cell table:formula="of:=[.$B$2]*[.$A9]/[.U$3]" office:value-type="float" office:value="0.06" calcext:value-type="float">
            <text:p>0,06</text:p>
          </table:table-cell>
        </table:table-row>
        <table:table-row table:style-name="ro1">
          <table:table-cell table:formula="of:=[.A9]+5" office:value-type="float" office:value="35" calcext:value-type="float">
            <text:p>35</text:p>
          </table:table-cell>
          <table:table-cell table:formula="of:=[.$B$2]*[.$A10]/[.B$3]" office:value-type="float" office:value="1.4" calcext:value-type="float">
            <text:p>1,4</text:p>
          </table:table-cell>
          <table:table-cell table:formula="of:=[.$B$2]*[.$A10]/[.C$3]" office:value-type="float" office:value="0.7" calcext:value-type="float">
            <text:p>0,7</text:p>
          </table:table-cell>
          <table:table-cell table:formula="of:=[.$B$2]*[.$A10]/[.D$3]" office:value-type="float" office:value="0.466666666666667" calcext:value-type="float">
            <text:p>0,4666666667</text:p>
          </table:table-cell>
          <table:table-cell table:formula="of:=[.$B$2]*[.$A10]/[.E$3]" office:value-type="float" office:value="0.35" calcext:value-type="float">
            <text:p>0,35</text:p>
          </table:table-cell>
          <table:table-cell table:formula="of:=[.$B$2]*[.$A10]/[.F$3]" office:value-type="float" office:value="0.28" calcext:value-type="float">
            <text:p>0,28</text:p>
          </table:table-cell>
          <table:table-cell table:formula="of:=[.$B$2]*[.$A10]/[.G$3]" office:value-type="float" office:value="0.233333333333333" calcext:value-type="float">
            <text:p>0,2333333333</text:p>
          </table:table-cell>
          <table:table-cell table:formula="of:=[.$B$2]*[.$A10]/[.H$3]" office:value-type="float" office:value="0.2" calcext:value-type="float">
            <text:p>0,2</text:p>
          </table:table-cell>
          <table:table-cell table:formula="of:=[.$B$2]*[.$A10]/[.I$3]" office:value-type="float" office:value="0.175" calcext:value-type="float">
            <text:p>0,175</text:p>
          </table:table-cell>
          <table:table-cell table:formula="of:=[.$B$2]*[.$A10]/[.J$3]" office:value-type="float" office:value="0.155555555555556" calcext:value-type="float">
            <text:p>0,1555555556</text:p>
          </table:table-cell>
          <table:table-cell table:formula="of:=[.$B$2]*[.$A10]/[.K$3]" office:value-type="float" office:value="0.14" calcext:value-type="float">
            <text:p>0,14</text:p>
          </table:table-cell>
          <table:table-cell table:formula="of:=[.$B$2]*[.$A10]/[.L$3]" office:value-type="float" office:value="0.127272727272727" calcext:value-type="float">
            <text:p>0,1272727273</text:p>
          </table:table-cell>
          <table:table-cell table:formula="of:=[.$B$2]*[.$A10]/[.M$3]" office:value-type="float" office:value="0.116666666666667" calcext:value-type="float">
            <text:p>0,1166666667</text:p>
          </table:table-cell>
          <table:table-cell table:formula="of:=[.$B$2]*[.$A10]/[.N$3]" office:value-type="float" office:value="0.107692307692308" calcext:value-type="float">
            <text:p>0,1076923077</text:p>
          </table:table-cell>
          <table:table-cell table:formula="of:=[.$B$2]*[.$A10]/[.O$3]" office:value-type="float" office:value="0.1" calcext:value-type="float">
            <text:p>0,1</text:p>
          </table:table-cell>
          <table:table-cell table:formula="of:=[.$B$2]*[.$A10]/[.P$3]" office:value-type="float" office:value="0.0933333333333333" calcext:value-type="float">
            <text:p>0,0933333333</text:p>
          </table:table-cell>
          <table:table-cell table:formula="of:=[.$B$2]*[.$A10]/[.Q$3]" office:value-type="float" office:value="0.0875" calcext:value-type="float">
            <text:p>0,0875</text:p>
          </table:table-cell>
          <table:table-cell table:formula="of:=[.$B$2]*[.$A10]/[.R$3]" office:value-type="float" office:value="0.0823529411764706" calcext:value-type="float">
            <text:p>0,0823529412</text:p>
          </table:table-cell>
          <table:table-cell table:formula="of:=[.$B$2]*[.$A10]/[.S$3]" office:value-type="float" office:value="0.0777777777777778" calcext:value-type="float">
            <text:p>0,0777777778</text:p>
          </table:table-cell>
          <table:table-cell table:formula="of:=[.$B$2]*[.$A10]/[.T$3]" office:value-type="float" office:value="0.0736842105263158" calcext:value-type="float">
            <text:p>0,0736842105</text:p>
          </table:table-cell>
          <table:table-cell table:formula="of:=[.$B$2]*[.$A10]/[.U$3]" office:value-type="float" office:value="0.07" calcext:value-type="float">
            <text:p>0,07</text:p>
          </table:table-cell>
        </table:table-row>
        <table:table-row table:style-name="ro1">
          <table:table-cell table:formula="of:=[.A10]+5" office:value-type="float" office:value="40" calcext:value-type="float">
            <text:p>40</text:p>
          </table:table-cell>
          <table:table-cell table:formula="of:=[.$B$2]*[.$A11]/[.B$3]" office:value-type="float" office:value="1.6" calcext:value-type="float">
            <text:p>1,6</text:p>
          </table:table-cell>
          <table:table-cell table:formula="of:=[.$B$2]*[.$A11]/[.C$3]" office:value-type="float" office:value="0.8" calcext:value-type="float">
            <text:p>0,8</text:p>
          </table:table-cell>
          <table:table-cell table:formula="of:=[.$B$2]*[.$A11]/[.D$3]" office:value-type="float" office:value="0.533333333333333" calcext:value-type="float">
            <text:p>0,5333333333</text:p>
          </table:table-cell>
          <table:table-cell table:formula="of:=[.$B$2]*[.$A11]/[.E$3]" office:value-type="float" office:value="0.4" calcext:value-type="float">
            <text:p>0,4</text:p>
          </table:table-cell>
          <table:table-cell table:formula="of:=[.$B$2]*[.$A11]/[.F$3]" office:value-type="float" office:value="0.32" calcext:value-type="float">
            <text:p>0,32</text:p>
          </table:table-cell>
          <table:table-cell table:formula="of:=[.$B$2]*[.$A11]/[.G$3]" office:value-type="float" office:value="0.266666666666667" calcext:value-type="float">
            <text:p>0,2666666667</text:p>
          </table:table-cell>
          <table:table-cell table:formula="of:=[.$B$2]*[.$A11]/[.H$3]" office:value-type="float" office:value="0.228571428571429" calcext:value-type="float">
            <text:p>0,2285714286</text:p>
          </table:table-cell>
          <table:table-cell table:formula="of:=[.$B$2]*[.$A11]/[.I$3]" office:value-type="float" office:value="0.2" calcext:value-type="float">
            <text:p>0,2</text:p>
          </table:table-cell>
          <table:table-cell table:formula="of:=[.$B$2]*[.$A11]/[.J$3]" office:value-type="float" office:value="0.177777777777778" calcext:value-type="float">
            <text:p>0,1777777778</text:p>
          </table:table-cell>
          <table:table-cell table:formula="of:=[.$B$2]*[.$A11]/[.K$3]" office:value-type="float" office:value="0.16" calcext:value-type="float">
            <text:p>0,16</text:p>
          </table:table-cell>
          <table:table-cell table:formula="of:=[.$B$2]*[.$A11]/[.L$3]" office:value-type="float" office:value="0.145454545454545" calcext:value-type="float">
            <text:p>0,1454545455</text:p>
          </table:table-cell>
          <table:table-cell table:formula="of:=[.$B$2]*[.$A11]/[.M$3]" office:value-type="float" office:value="0.133333333333333" calcext:value-type="float">
            <text:p>0,1333333333</text:p>
          </table:table-cell>
          <table:table-cell table:formula="of:=[.$B$2]*[.$A11]/[.N$3]" office:value-type="float" office:value="0.123076923076923" calcext:value-type="float">
            <text:p>0,1230769231</text:p>
          </table:table-cell>
          <table:table-cell table:formula="of:=[.$B$2]*[.$A11]/[.O$3]" office:value-type="float" office:value="0.114285714285714" calcext:value-type="float">
            <text:p>0,1142857143</text:p>
          </table:table-cell>
          <table:table-cell table:formula="of:=[.$B$2]*[.$A11]/[.P$3]" office:value-type="float" office:value="0.106666666666667" calcext:value-type="float">
            <text:p>0,1066666667</text:p>
          </table:table-cell>
          <table:table-cell table:formula="of:=[.$B$2]*[.$A11]/[.Q$3]" office:value-type="float" office:value="0.1" calcext:value-type="float">
            <text:p>0,1</text:p>
          </table:table-cell>
          <table:table-cell table:formula="of:=[.$B$2]*[.$A11]/[.R$3]" office:value-type="float" office:value="0.0941176470588235" calcext:value-type="float">
            <text:p>0,0941176471</text:p>
          </table:table-cell>
          <table:table-cell table:formula="of:=[.$B$2]*[.$A11]/[.S$3]" office:value-type="float" office:value="0.0888888888888889" calcext:value-type="float">
            <text:p>0,0888888889</text:p>
          </table:table-cell>
          <table:table-cell table:formula="of:=[.$B$2]*[.$A11]/[.T$3]" office:value-type="float" office:value="0.0842105263157895" calcext:value-type="float">
            <text:p>0,0842105263</text:p>
          </table:table-cell>
          <table:table-cell table:formula="of:=[.$B$2]*[.$A11]/[.U$3]" office:value-type="float" office:value="0.08" calcext:value-type="float">
            <text:p>0,08</text:p>
          </table:table-cell>
        </table:table-row>
        <table:table-row table:style-name="ro1">
          <table:table-cell table:formula="of:=[.A11]+5" office:value-type="float" office:value="45" calcext:value-type="float">
            <text:p>45</text:p>
          </table:table-cell>
          <table:table-cell table:formula="of:=[.$B$2]*[.$A12]/[.B$3]" office:value-type="float" office:value="1.8" calcext:value-type="float">
            <text:p>1,8</text:p>
          </table:table-cell>
          <table:table-cell table:formula="of:=[.$B$2]*[.$A12]/[.C$3]" office:value-type="float" office:value="0.9" calcext:value-type="float">
            <text:p>0,9</text:p>
          </table:table-cell>
          <table:table-cell table:formula="of:=[.$B$2]*[.$A12]/[.D$3]" office:value-type="float" office:value="0.6" calcext:value-type="float">
            <text:p>0,6</text:p>
          </table:table-cell>
          <table:table-cell table:formula="of:=[.$B$2]*[.$A12]/[.E$3]" office:value-type="float" office:value="0.45" calcext:value-type="float">
            <text:p>0,45</text:p>
          </table:table-cell>
          <table:table-cell table:formula="of:=[.$B$2]*[.$A12]/[.F$3]" office:value-type="float" office:value="0.36" calcext:value-type="float">
            <text:p>0,36</text:p>
          </table:table-cell>
          <table:table-cell table:formula="of:=[.$B$2]*[.$A12]/[.G$3]" office:value-type="float" office:value="0.3" calcext:value-type="float">
            <text:p>0,3</text:p>
          </table:table-cell>
          <table:table-cell table:formula="of:=[.$B$2]*[.$A12]/[.H$3]" office:value-type="float" office:value="0.257142857142857" calcext:value-type="float">
            <text:p>0,2571428571</text:p>
          </table:table-cell>
          <table:table-cell table:formula="of:=[.$B$2]*[.$A12]/[.I$3]" office:value-type="float" office:value="0.225" calcext:value-type="float">
            <text:p>0,225</text:p>
          </table:table-cell>
          <table:table-cell table:formula="of:=[.$B$2]*[.$A12]/[.J$3]" office:value-type="float" office:value="0.2" calcext:value-type="float">
            <text:p>0,2</text:p>
          </table:table-cell>
          <table:table-cell table:formula="of:=[.$B$2]*[.$A12]/[.K$3]" office:value-type="float" office:value="0.18" calcext:value-type="float">
            <text:p>0,18</text:p>
          </table:table-cell>
          <table:table-cell table:formula="of:=[.$B$2]*[.$A12]/[.L$3]" office:value-type="float" office:value="0.163636363636364" calcext:value-type="float">
            <text:p>0,1636363636</text:p>
          </table:table-cell>
          <table:table-cell table:formula="of:=[.$B$2]*[.$A12]/[.M$3]" office:value-type="float" office:value="0.15" calcext:value-type="float">
            <text:p>0,15</text:p>
          </table:table-cell>
          <table:table-cell table:formula="of:=[.$B$2]*[.$A12]/[.N$3]" office:value-type="float" office:value="0.138461538461538" calcext:value-type="float">
            <text:p>0,1384615385</text:p>
          </table:table-cell>
          <table:table-cell table:formula="of:=[.$B$2]*[.$A12]/[.O$3]" office:value-type="float" office:value="0.128571428571429" calcext:value-type="float">
            <text:p>0,1285714286</text:p>
          </table:table-cell>
          <table:table-cell table:formula="of:=[.$B$2]*[.$A12]/[.P$3]" office:value-type="float" office:value="0.12" calcext:value-type="float">
            <text:p>0,12</text:p>
          </table:table-cell>
          <table:table-cell table:formula="of:=[.$B$2]*[.$A12]/[.Q$3]" office:value-type="float" office:value="0.1125" calcext:value-type="float">
            <text:p>0,1125</text:p>
          </table:table-cell>
          <table:table-cell table:formula="of:=[.$B$2]*[.$A12]/[.R$3]" office:value-type="float" office:value="0.105882352941176" calcext:value-type="float">
            <text:p>0,1058823529</text:p>
          </table:table-cell>
          <table:table-cell table:formula="of:=[.$B$2]*[.$A12]/[.S$3]" office:value-type="float" office:value="0.1" calcext:value-type="float">
            <text:p>0,1</text:p>
          </table:table-cell>
          <table:table-cell table:formula="of:=[.$B$2]*[.$A12]/[.T$3]" office:value-type="float" office:value="0.0947368421052632" calcext:value-type="float">
            <text:p>0,0947368421</text:p>
          </table:table-cell>
          <table:table-cell table:formula="of:=[.$B$2]*[.$A12]/[.U$3]" office:value-type="float" office:value="0.09" calcext:value-type="float">
            <text:p>0,09</text:p>
          </table:table-cell>
        </table:table-row>
        <table:table-row table:style-name="ro1">
          <table:table-cell table:formula="of:=[.A12]+5" office:value-type="float" office:value="50" calcext:value-type="float">
            <text:p>50</text:p>
          </table:table-cell>
          <table:table-cell table:formula="of:=[.$B$2]*[.$A13]/[.B$3]" office:value-type="float" office:value="2" calcext:value-type="float">
            <text:p>2</text:p>
          </table:table-cell>
          <table:table-cell table:formula="of:=[.$B$2]*[.$A13]/[.C$3]" office:value-type="float" office:value="1" calcext:value-type="float">
            <text:p>1</text:p>
          </table:table-cell>
          <table:table-cell table:formula="of:=[.$B$2]*[.$A13]/[.D$3]" office:value-type="float" office:value="0.666666666666667" calcext:value-type="float">
            <text:p>0,6666666667</text:p>
          </table:table-cell>
          <table:table-cell table:formula="of:=[.$B$2]*[.$A13]/[.E$3]" office:value-type="float" office:value="0.5" calcext:value-type="float">
            <text:p>0,5</text:p>
          </table:table-cell>
          <table:table-cell table:formula="of:=[.$B$2]*[.$A13]/[.F$3]" office:value-type="float" office:value="0.4" calcext:value-type="float">
            <text:p>0,4</text:p>
          </table:table-cell>
          <table:table-cell table:formula="of:=[.$B$2]*[.$A13]/[.G$3]" office:value-type="float" office:value="0.333333333333333" calcext:value-type="float">
            <text:p>0,3333333333</text:p>
          </table:table-cell>
          <table:table-cell table:formula="of:=[.$B$2]*[.$A13]/[.H$3]" office:value-type="float" office:value="0.285714285714286" calcext:value-type="float">
            <text:p>0,2857142857</text:p>
          </table:table-cell>
          <table:table-cell table:formula="of:=[.$B$2]*[.$A13]/[.I$3]" office:value-type="float" office:value="0.25" calcext:value-type="float">
            <text:p>0,25</text:p>
          </table:table-cell>
          <table:table-cell table:formula="of:=[.$B$2]*[.$A13]/[.J$3]" office:value-type="float" office:value="0.222222222222222" calcext:value-type="float">
            <text:p>0,2222222222</text:p>
          </table:table-cell>
          <table:table-cell table:formula="of:=[.$B$2]*[.$A13]/[.K$3]" office:value-type="float" office:value="0.2" calcext:value-type="float">
            <text:p>0,2</text:p>
          </table:table-cell>
          <table:table-cell table:formula="of:=[.$B$2]*[.$A13]/[.L$3]" office:value-type="float" office:value="0.181818181818182" calcext:value-type="float">
            <text:p>0,1818181818</text:p>
          </table:table-cell>
          <table:table-cell table:formula="of:=[.$B$2]*[.$A13]/[.M$3]" office:value-type="float" office:value="0.166666666666667" calcext:value-type="float">
            <text:p>0,1666666667</text:p>
          </table:table-cell>
          <table:table-cell table:formula="of:=[.$B$2]*[.$A13]/[.N$3]" office:value-type="float" office:value="0.153846153846154" calcext:value-type="float">
            <text:p>0,1538461538</text:p>
          </table:table-cell>
          <table:table-cell table:formula="of:=[.$B$2]*[.$A13]/[.O$3]" office:value-type="float" office:value="0.142857142857143" calcext:value-type="float">
            <text:p>0,1428571429</text:p>
          </table:table-cell>
          <table:table-cell table:formula="of:=[.$B$2]*[.$A13]/[.P$3]" office:value-type="float" office:value="0.133333333333333" calcext:value-type="float">
            <text:p>0,1333333333</text:p>
          </table:table-cell>
          <table:table-cell table:formula="of:=[.$B$2]*[.$A13]/[.Q$3]" office:value-type="float" office:value="0.125" calcext:value-type="float">
            <text:p>0,125</text:p>
          </table:table-cell>
          <table:table-cell table:formula="of:=[.$B$2]*[.$A13]/[.R$3]" office:value-type="float" office:value="0.117647058823529" calcext:value-type="float">
            <text:p>0,1176470588</text:p>
          </table:table-cell>
          <table:table-cell table:formula="of:=[.$B$2]*[.$A13]/[.S$3]" office:value-type="float" office:value="0.111111111111111" calcext:value-type="float">
            <text:p>0,1111111111</text:p>
          </table:table-cell>
          <table:table-cell table:formula="of:=[.$B$2]*[.$A13]/[.T$3]" office:value-type="float" office:value="0.105263157894737" calcext:value-type="float">
            <text:p>0,1052631579</text:p>
          </table:table-cell>
          <table:table-cell table:formula="of:=[.$B$2]*[.$A13]/[.U$3]" office:value-type="float" office:value="0.1" calcext:value-type="float">
            <text:p>0,1</text:p>
          </table:table-cell>
        </table:table-row>
        <table:table-row table:style-name="ro1">
          <table:table-cell table:formula="of:=[.A13]+5" office:value-type="float" office:value="55" calcext:value-type="float">
            <text:p>55</text:p>
          </table:table-cell>
          <table:table-cell table:formula="of:=[.$B$2]*[.$A14]/[.B$3]" office:value-type="float" office:value="2.2" calcext:value-type="float">
            <text:p>2,2</text:p>
          </table:table-cell>
          <table:table-cell table:formula="of:=[.$B$2]*[.$A14]/[.C$3]" office:value-type="float" office:value="1.1" calcext:value-type="float">
            <text:p>1,1</text:p>
          </table:table-cell>
          <table:table-cell table:formula="of:=[.$B$2]*[.$A14]/[.D$3]" office:value-type="float" office:value="0.733333333333333" calcext:value-type="float">
            <text:p>0,7333333333</text:p>
          </table:table-cell>
          <table:table-cell table:formula="of:=[.$B$2]*[.$A14]/[.E$3]" office:value-type="float" office:value="0.55" calcext:value-type="float">
            <text:p>0,55</text:p>
          </table:table-cell>
          <table:table-cell table:formula="of:=[.$B$2]*[.$A14]/[.F$3]" office:value-type="float" office:value="0.44" calcext:value-type="float">
            <text:p>0,44</text:p>
          </table:table-cell>
          <table:table-cell table:formula="of:=[.$B$2]*[.$A14]/[.G$3]" office:value-type="float" office:value="0.366666666666667" calcext:value-type="float">
            <text:p>0,3666666667</text:p>
          </table:table-cell>
          <table:table-cell table:formula="of:=[.$B$2]*[.$A14]/[.H$3]" office:value-type="float" office:value="0.314285714285714" calcext:value-type="float">
            <text:p>0,3142857143</text:p>
          </table:table-cell>
          <table:table-cell table:formula="of:=[.$B$2]*[.$A14]/[.I$3]" office:value-type="float" office:value="0.275" calcext:value-type="float">
            <text:p>0,275</text:p>
          </table:table-cell>
          <table:table-cell table:formula="of:=[.$B$2]*[.$A14]/[.J$3]" office:value-type="float" office:value="0.244444444444444" calcext:value-type="float">
            <text:p>0,2444444444</text:p>
          </table:table-cell>
          <table:table-cell table:formula="of:=[.$B$2]*[.$A14]/[.K$3]" office:value-type="float" office:value="0.22" calcext:value-type="float">
            <text:p>0,22</text:p>
          </table:table-cell>
          <table:table-cell table:formula="of:=[.$B$2]*[.$A14]/[.L$3]" office:value-type="float" office:value="0.2" calcext:value-type="float">
            <text:p>0,2</text:p>
          </table:table-cell>
          <table:table-cell table:formula="of:=[.$B$2]*[.$A14]/[.M$3]" office:value-type="float" office:value="0.183333333333333" calcext:value-type="float">
            <text:p>0,1833333333</text:p>
          </table:table-cell>
          <table:table-cell table:formula="of:=[.$B$2]*[.$A14]/[.N$3]" office:value-type="float" office:value="0.169230769230769" calcext:value-type="float">
            <text:p>0,1692307692</text:p>
          </table:table-cell>
          <table:table-cell table:formula="of:=[.$B$2]*[.$A14]/[.O$3]" office:value-type="float" office:value="0.157142857142857" calcext:value-type="float">
            <text:p>0,1571428571</text:p>
          </table:table-cell>
          <table:table-cell table:formula="of:=[.$B$2]*[.$A14]/[.P$3]" office:value-type="float" office:value="0.146666666666667" calcext:value-type="float">
            <text:p>0,1466666667</text:p>
          </table:table-cell>
          <table:table-cell table:formula="of:=[.$B$2]*[.$A14]/[.Q$3]" office:value-type="float" office:value="0.1375" calcext:value-type="float">
            <text:p>0,1375</text:p>
          </table:table-cell>
          <table:table-cell table:formula="of:=[.$B$2]*[.$A14]/[.R$3]" office:value-type="float" office:value="0.129411764705882" calcext:value-type="float">
            <text:p>0,1294117647</text:p>
          </table:table-cell>
          <table:table-cell table:formula="of:=[.$B$2]*[.$A14]/[.S$3]" office:value-type="float" office:value="0.122222222222222" calcext:value-type="float">
            <text:p>0,1222222222</text:p>
          </table:table-cell>
          <table:table-cell table:formula="of:=[.$B$2]*[.$A14]/[.T$3]" office:value-type="float" office:value="0.115789473684211" calcext:value-type="float">
            <text:p>0,1157894737</text:p>
          </table:table-cell>
          <table:table-cell table:formula="of:=[.$B$2]*[.$A14]/[.U$3]" office:value-type="float" office:value="0.11" calcext:value-type="float">
            <text:p>0,11</text:p>
          </table:table-cell>
        </table:table-row>
        <table:table-row table:style-name="ro1">
          <table:table-cell table:formula="of:=[.A14]+5" office:value-type="float" office:value="60" calcext:value-type="float">
            <text:p>60</text:p>
          </table:table-cell>
          <table:table-cell table:formula="of:=[.$B$2]*[.$A15]/[.B$3]" office:value-type="float" office:value="2.4" calcext:value-type="float">
            <text:p>2,4</text:p>
          </table:table-cell>
          <table:table-cell table:formula="of:=[.$B$2]*[.$A15]/[.C$3]" office:value-type="float" office:value="1.2" calcext:value-type="float">
            <text:p>1,2</text:p>
          </table:table-cell>
          <table:table-cell table:formula="of:=[.$B$2]*[.$A15]/[.D$3]" office:value-type="float" office:value="0.8" calcext:value-type="float">
            <text:p>0,8</text:p>
          </table:table-cell>
          <table:table-cell table:formula="of:=[.$B$2]*[.$A15]/[.E$3]" office:value-type="float" office:value="0.6" calcext:value-type="float">
            <text:p>0,6</text:p>
          </table:table-cell>
          <table:table-cell table:formula="of:=[.$B$2]*[.$A15]/[.F$3]" office:value-type="float" office:value="0.48" calcext:value-type="float">
            <text:p>0,48</text:p>
          </table:table-cell>
          <table:table-cell table:formula="of:=[.$B$2]*[.$A15]/[.G$3]" office:value-type="float" office:value="0.4" calcext:value-type="float">
            <text:p>0,4</text:p>
          </table:table-cell>
          <table:table-cell table:formula="of:=[.$B$2]*[.$A15]/[.H$3]" office:value-type="float" office:value="0.342857142857143" calcext:value-type="float">
            <text:p>0,3428571429</text:p>
          </table:table-cell>
          <table:table-cell table:formula="of:=[.$B$2]*[.$A15]/[.I$3]" office:value-type="float" office:value="0.3" calcext:value-type="float">
            <text:p>0,3</text:p>
          </table:table-cell>
          <table:table-cell table:formula="of:=[.$B$2]*[.$A15]/[.J$3]" office:value-type="float" office:value="0.266666666666667" calcext:value-type="float">
            <text:p>0,2666666667</text:p>
          </table:table-cell>
          <table:table-cell table:formula="of:=[.$B$2]*[.$A15]/[.K$3]" office:value-type="float" office:value="0.24" calcext:value-type="float">
            <text:p>0,24</text:p>
          </table:table-cell>
          <table:table-cell table:formula="of:=[.$B$2]*[.$A15]/[.L$3]" office:value-type="float" office:value="0.218181818181818" calcext:value-type="float">
            <text:p>0,2181818182</text:p>
          </table:table-cell>
          <table:table-cell table:formula="of:=[.$B$2]*[.$A15]/[.M$3]" office:value-type="float" office:value="0.2" calcext:value-type="float">
            <text:p>0,2</text:p>
          </table:table-cell>
          <table:table-cell table:formula="of:=[.$B$2]*[.$A15]/[.N$3]" office:value-type="float" office:value="0.184615384615385" calcext:value-type="float">
            <text:p>0,1846153846</text:p>
          </table:table-cell>
          <table:table-cell table:formula="of:=[.$B$2]*[.$A15]/[.O$3]" office:value-type="float" office:value="0.171428571428571" calcext:value-type="float">
            <text:p>0,1714285714</text:p>
          </table:table-cell>
          <table:table-cell table:formula="of:=[.$B$2]*[.$A15]/[.P$3]" office:value-type="float" office:value="0.16" calcext:value-type="float">
            <text:p>0,16</text:p>
          </table:table-cell>
          <table:table-cell table:formula="of:=[.$B$2]*[.$A15]/[.Q$3]" office:value-type="float" office:value="0.15" calcext:value-type="float">
            <text:p>0,15</text:p>
          </table:table-cell>
          <table:table-cell table:formula="of:=[.$B$2]*[.$A15]/[.R$3]" office:value-type="float" office:value="0.141176470588235" calcext:value-type="float">
            <text:p>0,1411764706</text:p>
          </table:table-cell>
          <table:table-cell table:formula="of:=[.$B$2]*[.$A15]/[.S$3]" office:value-type="float" office:value="0.133333333333333" calcext:value-type="float">
            <text:p>0,1333333333</text:p>
          </table:table-cell>
          <table:table-cell table:formula="of:=[.$B$2]*[.$A15]/[.T$3]" office:value-type="float" office:value="0.126315789473684" calcext:value-type="float">
            <text:p>0,1263157895</text:p>
          </table:table-cell>
          <table:table-cell table:formula="of:=[.$B$2]*[.$A15]/[.U$3]" office:value-type="float" office:value="0.12" calcext:value-type="float">
            <text:p>0,12</text:p>
          </table:table-cell>
        </table:table-row>
        <table:table-row table:style-name="ro1">
          <table:table-cell table:formula="of:=[.A15]+5" office:value-type="float" office:value="65" calcext:value-type="float">
            <text:p>65</text:p>
          </table:table-cell>
          <table:table-cell table:formula="of:=[.$B$2]*[.$A16]/[.B$3]" office:value-type="float" office:value="2.6" calcext:value-type="float">
            <text:p>2,6</text:p>
          </table:table-cell>
          <table:table-cell table:formula="of:=[.$B$2]*[.$A16]/[.C$3]" office:value-type="float" office:value="1.3" calcext:value-type="float">
            <text:p>1,3</text:p>
          </table:table-cell>
          <table:table-cell table:formula="of:=[.$B$2]*[.$A16]/[.D$3]" office:value-type="float" office:value="0.866666666666667" calcext:value-type="float">
            <text:p>0,8666666667</text:p>
          </table:table-cell>
          <table:table-cell table:formula="of:=[.$B$2]*[.$A16]/[.E$3]" office:value-type="float" office:value="0.65" calcext:value-type="float">
            <text:p>0,65</text:p>
          </table:table-cell>
          <table:table-cell table:formula="of:=[.$B$2]*[.$A16]/[.F$3]" office:value-type="float" office:value="0.52" calcext:value-type="float">
            <text:p>0,52</text:p>
          </table:table-cell>
          <table:table-cell table:formula="of:=[.$B$2]*[.$A16]/[.G$3]" office:value-type="float" office:value="0.433333333333333" calcext:value-type="float">
            <text:p>0,4333333333</text:p>
          </table:table-cell>
          <table:table-cell table:formula="of:=[.$B$2]*[.$A16]/[.H$3]" office:value-type="float" office:value="0.371428571428571" calcext:value-type="float">
            <text:p>0,3714285714</text:p>
          </table:table-cell>
          <table:table-cell table:formula="of:=[.$B$2]*[.$A16]/[.I$3]" office:value-type="float" office:value="0.325" calcext:value-type="float">
            <text:p>0,325</text:p>
          </table:table-cell>
          <table:table-cell table:formula="of:=[.$B$2]*[.$A16]/[.J$3]" office:value-type="float" office:value="0.288888888888889" calcext:value-type="float">
            <text:p>0,2888888889</text:p>
          </table:table-cell>
          <table:table-cell table:formula="of:=[.$B$2]*[.$A16]/[.K$3]" office:value-type="float" office:value="0.26" calcext:value-type="float">
            <text:p>0,26</text:p>
          </table:table-cell>
          <table:table-cell table:formula="of:=[.$B$2]*[.$A16]/[.L$3]" office:value-type="float" office:value="0.236363636363636" calcext:value-type="float">
            <text:p>0,2363636364</text:p>
          </table:table-cell>
          <table:table-cell table:formula="of:=[.$B$2]*[.$A16]/[.M$3]" office:value-type="float" office:value="0.216666666666667" calcext:value-type="float">
            <text:p>0,2166666667</text:p>
          </table:table-cell>
          <table:table-cell table:formula="of:=[.$B$2]*[.$A16]/[.N$3]" office:value-type="float" office:value="0.2" calcext:value-type="float">
            <text:p>0,2</text:p>
          </table:table-cell>
          <table:table-cell table:formula="of:=[.$B$2]*[.$A16]/[.O$3]" office:value-type="float" office:value="0.185714285714286" calcext:value-type="float">
            <text:p>0,1857142857</text:p>
          </table:table-cell>
          <table:table-cell table:formula="of:=[.$B$2]*[.$A16]/[.P$3]" office:value-type="float" office:value="0.173333333333333" calcext:value-type="float">
            <text:p>0,1733333333</text:p>
          </table:table-cell>
          <table:table-cell table:formula="of:=[.$B$2]*[.$A16]/[.Q$3]" office:value-type="float" office:value="0.1625" calcext:value-type="float">
            <text:p>0,1625</text:p>
          </table:table-cell>
          <table:table-cell table:formula="of:=[.$B$2]*[.$A16]/[.R$3]" office:value-type="float" office:value="0.152941176470588" calcext:value-type="float">
            <text:p>0,1529411765</text:p>
          </table:table-cell>
          <table:table-cell table:formula="of:=[.$B$2]*[.$A16]/[.S$3]" office:value-type="float" office:value="0.144444444444444" calcext:value-type="float">
            <text:p>0,1444444444</text:p>
          </table:table-cell>
          <table:table-cell table:formula="of:=[.$B$2]*[.$A16]/[.T$3]" office:value-type="float" office:value="0.136842105263158" calcext:value-type="float">
            <text:p>0,1368421053</text:p>
          </table:table-cell>
          <table:table-cell table:formula="of:=[.$B$2]*[.$A16]/[.U$3]" office:value-type="float" office:value="0.13" calcext:value-type="float">
            <text:p>0,13</text:p>
          </table:table-cell>
        </table:table-row>
        <table:table-row table:style-name="ro1">
          <table:table-cell table:formula="of:=[.A16]+5" office:value-type="float" office:value="70" calcext:value-type="float">
            <text:p>70</text:p>
          </table:table-cell>
          <table:table-cell table:formula="of:=[.$B$2]*[.$A17]/[.B$3]" office:value-type="float" office:value="2.8" calcext:value-type="float">
            <text:p>2,8</text:p>
          </table:table-cell>
          <table:table-cell table:formula="of:=[.$B$2]*[.$A17]/[.C$3]" office:value-type="float" office:value="1.4" calcext:value-type="float">
            <text:p>1,4</text:p>
          </table:table-cell>
          <table:table-cell table:formula="of:=[.$B$2]*[.$A17]/[.D$3]" office:value-type="float" office:value="0.933333333333333" calcext:value-type="float">
            <text:p>0,9333333333</text:p>
          </table:table-cell>
          <table:table-cell table:formula="of:=[.$B$2]*[.$A17]/[.E$3]" office:value-type="float" office:value="0.7" calcext:value-type="float">
            <text:p>0,7</text:p>
          </table:table-cell>
          <table:table-cell table:formula="of:=[.$B$2]*[.$A17]/[.F$3]" office:value-type="float" office:value="0.56" calcext:value-type="float">
            <text:p>0,56</text:p>
          </table:table-cell>
          <table:table-cell table:formula="of:=[.$B$2]*[.$A17]/[.G$3]" office:value-type="float" office:value="0.466666666666667" calcext:value-type="float">
            <text:p>0,4666666667</text:p>
          </table:table-cell>
          <table:table-cell table:formula="of:=[.$B$2]*[.$A17]/[.H$3]" office:value-type="float" office:value="0.4" calcext:value-type="float">
            <text:p>0,4</text:p>
          </table:table-cell>
          <table:table-cell table:formula="of:=[.$B$2]*[.$A17]/[.I$3]" office:value-type="float" office:value="0.35" calcext:value-type="float">
            <text:p>0,35</text:p>
          </table:table-cell>
          <table:table-cell table:formula="of:=[.$B$2]*[.$A17]/[.J$3]" office:value-type="float" office:value="0.311111111111111" calcext:value-type="float">
            <text:p>0,3111111111</text:p>
          </table:table-cell>
          <table:table-cell table:formula="of:=[.$B$2]*[.$A17]/[.K$3]" office:value-type="float" office:value="0.28" calcext:value-type="float">
            <text:p>0,28</text:p>
          </table:table-cell>
          <table:table-cell table:formula="of:=[.$B$2]*[.$A17]/[.L$3]" office:value-type="float" office:value="0.254545454545454" calcext:value-type="float">
            <text:p>0,2545454545</text:p>
          </table:table-cell>
          <table:table-cell table:formula="of:=[.$B$2]*[.$A17]/[.M$3]" office:value-type="float" office:value="0.233333333333333" calcext:value-type="float">
            <text:p>0,2333333333</text:p>
          </table:table-cell>
          <table:table-cell table:formula="of:=[.$B$2]*[.$A17]/[.N$3]" office:value-type="float" office:value="0.215384615384615" calcext:value-type="float">
            <text:p>0,2153846154</text:p>
          </table:table-cell>
          <table:table-cell table:formula="of:=[.$B$2]*[.$A17]/[.O$3]" office:value-type="float" office:value="0.2" calcext:value-type="float">
            <text:p>0,2</text:p>
          </table:table-cell>
          <table:table-cell table:formula="of:=[.$B$2]*[.$A17]/[.P$3]" office:value-type="float" office:value="0.186666666666667" calcext:value-type="float">
            <text:p>0,1866666667</text:p>
          </table:table-cell>
          <table:table-cell table:formula="of:=[.$B$2]*[.$A17]/[.Q$3]" office:value-type="float" office:value="0.175" calcext:value-type="float">
            <text:p>0,175</text:p>
          </table:table-cell>
          <table:table-cell table:formula="of:=[.$B$2]*[.$A17]/[.R$3]" office:value-type="float" office:value="0.164705882352941" calcext:value-type="float">
            <text:p>0,1647058824</text:p>
          </table:table-cell>
          <table:table-cell table:formula="of:=[.$B$2]*[.$A17]/[.S$3]" office:value-type="float" office:value="0.155555555555556" calcext:value-type="float">
            <text:p>0,1555555556</text:p>
          </table:table-cell>
          <table:table-cell table:formula="of:=[.$B$2]*[.$A17]/[.T$3]" office:value-type="float" office:value="0.147368421052632" calcext:value-type="float">
            <text:p>0,1473684211</text:p>
          </table:table-cell>
          <table:table-cell table:formula="of:=[.$B$2]*[.$A17]/[.U$3]" office:value-type="float" office:value="0.14" calcext:value-type="float">
            <text:p>0,14</text:p>
          </table:table-cell>
        </table:table-row>
        <table:table-row table:style-name="ro1">
          <table:table-cell table:formula="of:=[.A17]+5" office:value-type="float" office:value="75" calcext:value-type="float">
            <text:p>75</text:p>
          </table:table-cell>
          <table:table-cell table:formula="of:=[.$B$2]*[.$A18]/[.B$3]" office:value-type="float" office:value="3" calcext:value-type="float">
            <text:p>3</text:p>
          </table:table-cell>
          <table:table-cell table:formula="of:=[.$B$2]*[.$A18]/[.C$3]" office:value-type="float" office:value="1.5" calcext:value-type="float">
            <text:p>1,5</text:p>
          </table:table-cell>
          <table:table-cell table:formula="of:=[.$B$2]*[.$A18]/[.D$3]" office:value-type="float" office:value="1" calcext:value-type="float">
            <text:p>1</text:p>
          </table:table-cell>
          <table:table-cell table:formula="of:=[.$B$2]*[.$A18]/[.E$3]" office:value-type="float" office:value="0.75" calcext:value-type="float">
            <text:p>0,75</text:p>
          </table:table-cell>
          <table:table-cell table:formula="of:=[.$B$2]*[.$A18]/[.F$3]" office:value-type="float" office:value="0.6" calcext:value-type="float">
            <text:p>0,6</text:p>
          </table:table-cell>
          <table:table-cell table:formula="of:=[.$B$2]*[.$A18]/[.G$3]" office:value-type="float" office:value="0.5" calcext:value-type="float">
            <text:p>0,5</text:p>
          </table:table-cell>
          <table:table-cell table:formula="of:=[.$B$2]*[.$A18]/[.H$3]" office:value-type="float" office:value="0.428571428571429" calcext:value-type="float">
            <text:p>0,4285714286</text:p>
          </table:table-cell>
          <table:table-cell table:formula="of:=[.$B$2]*[.$A18]/[.I$3]" office:value-type="float" office:value="0.375" calcext:value-type="float">
            <text:p>0,375</text:p>
          </table:table-cell>
          <table:table-cell table:formula="of:=[.$B$2]*[.$A18]/[.J$3]" office:value-type="float" office:value="0.333333333333333" calcext:value-type="float">
            <text:p>0,3333333333</text:p>
          </table:table-cell>
          <table:table-cell table:formula="of:=[.$B$2]*[.$A18]/[.K$3]" office:value-type="float" office:value="0.3" calcext:value-type="float">
            <text:p>0,3</text:p>
          </table:table-cell>
          <table:table-cell table:formula="of:=[.$B$2]*[.$A18]/[.L$3]" office:value-type="float" office:value="0.272727272727273" calcext:value-type="float">
            <text:p>0,2727272727</text:p>
          </table:table-cell>
          <table:table-cell table:formula="of:=[.$B$2]*[.$A18]/[.M$3]" office:value-type="float" office:value="0.25" calcext:value-type="float">
            <text:p>0,25</text:p>
          </table:table-cell>
          <table:table-cell table:formula="of:=[.$B$2]*[.$A18]/[.N$3]" office:value-type="float" office:value="0.230769230769231" calcext:value-type="float">
            <text:p>0,2307692308</text:p>
          </table:table-cell>
          <table:table-cell table:formula="of:=[.$B$2]*[.$A18]/[.O$3]" office:value-type="float" office:value="0.214285714285714" calcext:value-type="float">
            <text:p>0,2142857143</text:p>
          </table:table-cell>
          <table:table-cell table:formula="of:=[.$B$2]*[.$A18]/[.P$3]" office:value-type="float" office:value="0.2" calcext:value-type="float">
            <text:p>0,2</text:p>
          </table:table-cell>
          <table:table-cell table:formula="of:=[.$B$2]*[.$A18]/[.Q$3]" office:value-type="float" office:value="0.1875" calcext:value-type="float">
            <text:p>0,1875</text:p>
          </table:table-cell>
          <table:table-cell table:formula="of:=[.$B$2]*[.$A18]/[.R$3]" office:value-type="float" office:value="0.176470588235294" calcext:value-type="float">
            <text:p>0,1764705882</text:p>
          </table:table-cell>
          <table:table-cell table:formula="of:=[.$B$2]*[.$A18]/[.S$3]" office:value-type="float" office:value="0.166666666666667" calcext:value-type="float">
            <text:p>0,1666666667</text:p>
          </table:table-cell>
          <table:table-cell table:formula="of:=[.$B$2]*[.$A18]/[.T$3]" office:value-type="float" office:value="0.157894736842105" calcext:value-type="float">
            <text:p>0,1578947368</text:p>
          </table:table-cell>
          <table:table-cell table:formula="of:=[.$B$2]*[.$A18]/[.U$3]" office:value-type="float" office:value="0.15" calcext:value-type="float">
            <text:p>0,15</text:p>
          </table:table-cell>
        </table:table-row>
        <table:table-row table:style-name="ro1">
          <table:table-cell table:formula="of:=[.A18]+5" office:value-type="float" office:value="80" calcext:value-type="float">
            <text:p>80</text:p>
          </table:table-cell>
          <table:table-cell table:formula="of:=[.$B$2]*[.$A19]/[.B$3]" office:value-type="float" office:value="3.2" calcext:value-type="float">
            <text:p>3,2</text:p>
          </table:table-cell>
          <table:table-cell table:formula="of:=[.$B$2]*[.$A19]/[.C$3]" office:value-type="float" office:value="1.6" calcext:value-type="float">
            <text:p>1,6</text:p>
          </table:table-cell>
          <table:table-cell table:formula="of:=[.$B$2]*[.$A19]/[.D$3]" office:value-type="float" office:value="1.06666666666667" calcext:value-type="float">
            <text:p>1,0666666667</text:p>
          </table:table-cell>
          <table:table-cell table:formula="of:=[.$B$2]*[.$A19]/[.E$3]" office:value-type="float" office:value="0.8" calcext:value-type="float">
            <text:p>0,8</text:p>
          </table:table-cell>
          <table:table-cell table:formula="of:=[.$B$2]*[.$A19]/[.F$3]" office:value-type="float" office:value="0.64" calcext:value-type="float">
            <text:p>0,64</text:p>
          </table:table-cell>
          <table:table-cell table:formula="of:=[.$B$2]*[.$A19]/[.G$3]" office:value-type="float" office:value="0.533333333333333" calcext:value-type="float">
            <text:p>0,5333333333</text:p>
          </table:table-cell>
          <table:table-cell table:formula="of:=[.$B$2]*[.$A19]/[.H$3]" office:value-type="float" office:value="0.457142857142857" calcext:value-type="float">
            <text:p>0,4571428571</text:p>
          </table:table-cell>
          <table:table-cell table:formula="of:=[.$B$2]*[.$A19]/[.I$3]" office:value-type="float" office:value="0.4" calcext:value-type="float">
            <text:p>0,4</text:p>
          </table:table-cell>
          <table:table-cell table:formula="of:=[.$B$2]*[.$A19]/[.J$3]" office:value-type="float" office:value="0.355555555555556" calcext:value-type="float">
            <text:p>0,3555555556</text:p>
          </table:table-cell>
          <table:table-cell table:formula="of:=[.$B$2]*[.$A19]/[.K$3]" office:value-type="float" office:value="0.32" calcext:value-type="float">
            <text:p>0,32</text:p>
          </table:table-cell>
          <table:table-cell table:formula="of:=[.$B$2]*[.$A19]/[.L$3]" office:value-type="float" office:value="0.290909090909091" calcext:value-type="float">
            <text:p>0,2909090909</text:p>
          </table:table-cell>
          <table:table-cell table:formula="of:=[.$B$2]*[.$A19]/[.M$3]" office:value-type="float" office:value="0.266666666666667" calcext:value-type="float">
            <text:p>0,2666666667</text:p>
          </table:table-cell>
          <table:table-cell table:formula="of:=[.$B$2]*[.$A19]/[.N$3]" office:value-type="float" office:value="0.246153846153846" calcext:value-type="float">
            <text:p>0,2461538462</text:p>
          </table:table-cell>
          <table:table-cell table:formula="of:=[.$B$2]*[.$A19]/[.O$3]" office:value-type="float" office:value="0.228571428571429" calcext:value-type="float">
            <text:p>0,2285714286</text:p>
          </table:table-cell>
          <table:table-cell table:formula="of:=[.$B$2]*[.$A19]/[.P$3]" office:value-type="float" office:value="0.213333333333333" calcext:value-type="float">
            <text:p>0,2133333333</text:p>
          </table:table-cell>
          <table:table-cell table:formula="of:=[.$B$2]*[.$A19]/[.Q$3]" office:value-type="float" office:value="0.2" calcext:value-type="float">
            <text:p>0,2</text:p>
          </table:table-cell>
          <table:table-cell table:formula="of:=[.$B$2]*[.$A19]/[.R$3]" office:value-type="float" office:value="0.188235294117647" calcext:value-type="float">
            <text:p>0,1882352941</text:p>
          </table:table-cell>
          <table:table-cell table:formula="of:=[.$B$2]*[.$A19]/[.S$3]" office:value-type="float" office:value="0.177777777777778" calcext:value-type="float">
            <text:p>0,1777777778</text:p>
          </table:table-cell>
          <table:table-cell table:formula="of:=[.$B$2]*[.$A19]/[.T$3]" office:value-type="float" office:value="0.168421052631579" calcext:value-type="float">
            <text:p>0,1684210526</text:p>
          </table:table-cell>
          <table:table-cell table:formula="of:=[.$B$2]*[.$A19]/[.U$3]" office:value-type="float" office:value="0.16" calcext:value-type="float">
            <text:p>0,16</text:p>
          </table:table-cell>
        </table:table-row>
        <table:table-row table:style-name="ro1">
          <table:table-cell table:formula="of:=[.A19]+5" office:value-type="float" office:value="85" calcext:value-type="float">
            <text:p>85</text:p>
          </table:table-cell>
          <table:table-cell table:formula="of:=[.$B$2]*[.$A20]/[.B$3]" office:value-type="float" office:value="3.4" calcext:value-type="float">
            <text:p>3,4</text:p>
          </table:table-cell>
          <table:table-cell table:formula="of:=[.$B$2]*[.$A20]/[.C$3]" office:value-type="float" office:value="1.7" calcext:value-type="float">
            <text:p>1,7</text:p>
          </table:table-cell>
          <table:table-cell table:formula="of:=[.$B$2]*[.$A20]/[.D$3]" office:value-type="float" office:value="1.13333333333333" calcext:value-type="float">
            <text:p>1,1333333333</text:p>
          </table:table-cell>
          <table:table-cell table:formula="of:=[.$B$2]*[.$A20]/[.E$3]" office:value-type="float" office:value="0.85" calcext:value-type="float">
            <text:p>0,85</text:p>
          </table:table-cell>
          <table:table-cell table:formula="of:=[.$B$2]*[.$A20]/[.F$3]" office:value-type="float" office:value="0.68" calcext:value-type="float">
            <text:p>0,68</text:p>
          </table:table-cell>
          <table:table-cell table:formula="of:=[.$B$2]*[.$A20]/[.G$3]" office:value-type="float" office:value="0.566666666666667" calcext:value-type="float">
            <text:p>0,5666666667</text:p>
          </table:table-cell>
          <table:table-cell table:formula="of:=[.$B$2]*[.$A20]/[.H$3]" office:value-type="float" office:value="0.485714285714286" calcext:value-type="float">
            <text:p>0,4857142857</text:p>
          </table:table-cell>
          <table:table-cell table:formula="of:=[.$B$2]*[.$A20]/[.I$3]" office:value-type="float" office:value="0.425" calcext:value-type="float">
            <text:p>0,425</text:p>
          </table:table-cell>
          <table:table-cell table:formula="of:=[.$B$2]*[.$A20]/[.J$3]" office:value-type="float" office:value="0.377777777777778" calcext:value-type="float">
            <text:p>0,3777777778</text:p>
          </table:table-cell>
          <table:table-cell table:formula="of:=[.$B$2]*[.$A20]/[.K$3]" office:value-type="float" office:value="0.34" calcext:value-type="float">
            <text:p>0,34</text:p>
          </table:table-cell>
          <table:table-cell table:formula="of:=[.$B$2]*[.$A20]/[.L$3]" office:value-type="float" office:value="0.309090909090909" calcext:value-type="float">
            <text:p>0,3090909091</text:p>
          </table:table-cell>
          <table:table-cell table:formula="of:=[.$B$2]*[.$A20]/[.M$3]" office:value-type="float" office:value="0.283333333333333" calcext:value-type="float">
            <text:p>0,2833333333</text:p>
          </table:table-cell>
          <table:table-cell table:formula="of:=[.$B$2]*[.$A20]/[.N$3]" office:value-type="float" office:value="0.261538461538462" calcext:value-type="float">
            <text:p>0,2615384615</text:p>
          </table:table-cell>
          <table:table-cell table:formula="of:=[.$B$2]*[.$A20]/[.O$3]" office:value-type="float" office:value="0.242857142857143" calcext:value-type="float">
            <text:p>0,2428571429</text:p>
          </table:table-cell>
          <table:table-cell table:formula="of:=[.$B$2]*[.$A20]/[.P$3]" office:value-type="float" office:value="0.226666666666667" calcext:value-type="float">
            <text:p>0,2266666667</text:p>
          </table:table-cell>
          <table:table-cell table:formula="of:=[.$B$2]*[.$A20]/[.Q$3]" office:value-type="float" office:value="0.2125" calcext:value-type="float">
            <text:p>0,2125</text:p>
          </table:table-cell>
          <table:table-cell table:formula="of:=[.$B$2]*[.$A20]/[.R$3]" office:value-type="float" office:value="0.2" calcext:value-type="float">
            <text:p>0,2</text:p>
          </table:table-cell>
          <table:table-cell table:formula="of:=[.$B$2]*[.$A20]/[.S$3]" office:value-type="float" office:value="0.188888888888889" calcext:value-type="float">
            <text:p>0,1888888889</text:p>
          </table:table-cell>
          <table:table-cell table:formula="of:=[.$B$2]*[.$A20]/[.T$3]" office:value-type="float" office:value="0.178947368421053" calcext:value-type="float">
            <text:p>0,1789473684</text:p>
          </table:table-cell>
          <table:table-cell table:formula="of:=[.$B$2]*[.$A20]/[.U$3]" office:value-type="float" office:value="0.17" calcext:value-type="float">
            <text:p>0,17</text:p>
          </table:table-cell>
        </table:table-row>
        <table:table-row table:style-name="ro1">
          <table:table-cell table:formula="of:=[.A20]+5" office:value-type="float" office:value="90" calcext:value-type="float">
            <text:p>90</text:p>
          </table:table-cell>
          <table:table-cell table:formula="of:=[.$B$2]*[.$A21]/[.B$3]" office:value-type="float" office:value="3.6" calcext:value-type="float">
            <text:p>3,6</text:p>
          </table:table-cell>
          <table:table-cell table:formula="of:=[.$B$2]*[.$A21]/[.C$3]" office:value-type="float" office:value="1.8" calcext:value-type="float">
            <text:p>1,8</text:p>
          </table:table-cell>
          <table:table-cell table:formula="of:=[.$B$2]*[.$A21]/[.D$3]" office:value-type="float" office:value="1.2" calcext:value-type="float">
            <text:p>1,2</text:p>
          </table:table-cell>
          <table:table-cell table:formula="of:=[.$B$2]*[.$A21]/[.E$3]" office:value-type="float" office:value="0.9" calcext:value-type="float">
            <text:p>0,9</text:p>
          </table:table-cell>
          <table:table-cell table:formula="of:=[.$B$2]*[.$A21]/[.F$3]" office:value-type="float" office:value="0.72" calcext:value-type="float">
            <text:p>0,72</text:p>
          </table:table-cell>
          <table:table-cell table:formula="of:=[.$B$2]*[.$A21]/[.G$3]" office:value-type="float" office:value="0.6" calcext:value-type="float">
            <text:p>0,6</text:p>
          </table:table-cell>
          <table:table-cell table:formula="of:=[.$B$2]*[.$A21]/[.H$3]" office:value-type="float" office:value="0.514285714285714" calcext:value-type="float">
            <text:p>0,5142857143</text:p>
          </table:table-cell>
          <table:table-cell table:formula="of:=[.$B$2]*[.$A21]/[.I$3]" office:value-type="float" office:value="0.45" calcext:value-type="float">
            <text:p>0,45</text:p>
          </table:table-cell>
          <table:table-cell table:formula="of:=[.$B$2]*[.$A21]/[.J$3]" office:value-type="float" office:value="0.4" calcext:value-type="float">
            <text:p>0,4</text:p>
          </table:table-cell>
          <table:table-cell table:formula="of:=[.$B$2]*[.$A21]/[.K$3]" office:value-type="float" office:value="0.36" calcext:value-type="float">
            <text:p>0,36</text:p>
          </table:table-cell>
          <table:table-cell table:formula="of:=[.$B$2]*[.$A21]/[.L$3]" office:value-type="float" office:value="0.327272727272727" calcext:value-type="float">
            <text:p>0,3272727273</text:p>
          </table:table-cell>
          <table:table-cell table:formula="of:=[.$B$2]*[.$A21]/[.M$3]" office:value-type="float" office:value="0.3" calcext:value-type="float">
            <text:p>0,3</text:p>
          </table:table-cell>
          <table:table-cell table:formula="of:=[.$B$2]*[.$A21]/[.N$3]" office:value-type="float" office:value="0.276923076923077" calcext:value-type="float">
            <text:p>0,2769230769</text:p>
          </table:table-cell>
          <table:table-cell table:formula="of:=[.$B$2]*[.$A21]/[.O$3]" office:value-type="float" office:value="0.257142857142857" calcext:value-type="float">
            <text:p>0,2571428571</text:p>
          </table:table-cell>
          <table:table-cell table:formula="of:=[.$B$2]*[.$A21]/[.P$3]" office:value-type="float" office:value="0.24" calcext:value-type="float">
            <text:p>0,24</text:p>
          </table:table-cell>
          <table:table-cell table:formula="of:=[.$B$2]*[.$A21]/[.Q$3]" office:value-type="float" office:value="0.225" calcext:value-type="float">
            <text:p>0,225</text:p>
          </table:table-cell>
          <table:table-cell table:formula="of:=[.$B$2]*[.$A21]/[.R$3]" office:value-type="float" office:value="0.211764705882353" calcext:value-type="float">
            <text:p>0,2117647059</text:p>
          </table:table-cell>
          <table:table-cell table:formula="of:=[.$B$2]*[.$A21]/[.S$3]" office:value-type="float" office:value="0.2" calcext:value-type="float">
            <text:p>0,2</text:p>
          </table:table-cell>
          <table:table-cell table:formula="of:=[.$B$2]*[.$A21]/[.T$3]" office:value-type="float" office:value="0.189473684210526" calcext:value-type="float">
            <text:p>0,1894736842</text:p>
          </table:table-cell>
          <table:table-cell table:formula="of:=[.$B$2]*[.$A21]/[.U$3]" office:value-type="float" office:value="0.18" calcext:value-type="float">
            <text:p>0,18</text:p>
          </table:table-cell>
        </table:table-row>
        <table:table-row table:style-name="ro1">
          <table:table-cell table:formula="of:=[.A21]+5" office:value-type="float" office:value="95" calcext:value-type="float">
            <text:p>95</text:p>
          </table:table-cell>
          <table:table-cell table:formula="of:=[.$B$2]*[.$A22]/[.B$3]" office:value-type="float" office:value="3.8" calcext:value-type="float">
            <text:p>3,8</text:p>
          </table:table-cell>
          <table:table-cell table:formula="of:=[.$B$2]*[.$A22]/[.C$3]" office:value-type="float" office:value="1.9" calcext:value-type="float">
            <text:p>1,9</text:p>
          </table:table-cell>
          <table:table-cell table:formula="of:=[.$B$2]*[.$A22]/[.D$3]" office:value-type="float" office:value="1.26666666666667" calcext:value-type="float">
            <text:p>1,2666666667</text:p>
          </table:table-cell>
          <table:table-cell table:formula="of:=[.$B$2]*[.$A22]/[.E$3]" office:value-type="float" office:value="0.95" calcext:value-type="float">
            <text:p>0,95</text:p>
          </table:table-cell>
          <table:table-cell table:formula="of:=[.$B$2]*[.$A22]/[.F$3]" office:value-type="float" office:value="0.76" calcext:value-type="float">
            <text:p>0,76</text:p>
          </table:table-cell>
          <table:table-cell table:formula="of:=[.$B$2]*[.$A22]/[.G$3]" office:value-type="float" office:value="0.633333333333333" calcext:value-type="float">
            <text:p>0,6333333333</text:p>
          </table:table-cell>
          <table:table-cell table:formula="of:=[.$B$2]*[.$A22]/[.H$3]" office:value-type="float" office:value="0.542857142857143" calcext:value-type="float">
            <text:p>0,5428571429</text:p>
          </table:table-cell>
          <table:table-cell table:formula="of:=[.$B$2]*[.$A22]/[.I$3]" office:value-type="float" office:value="0.475" calcext:value-type="float">
            <text:p>0,475</text:p>
          </table:table-cell>
          <table:table-cell table:formula="of:=[.$B$2]*[.$A22]/[.J$3]" office:value-type="float" office:value="0.422222222222222" calcext:value-type="float">
            <text:p>0,4222222222</text:p>
          </table:table-cell>
          <table:table-cell table:formula="of:=[.$B$2]*[.$A22]/[.K$3]" office:value-type="float" office:value="0.38" calcext:value-type="float">
            <text:p>0,38</text:p>
          </table:table-cell>
          <table:table-cell table:formula="of:=[.$B$2]*[.$A22]/[.L$3]" office:value-type="float" office:value="0.345454545454545" calcext:value-type="float">
            <text:p>0,3454545455</text:p>
          </table:table-cell>
          <table:table-cell table:formula="of:=[.$B$2]*[.$A22]/[.M$3]" office:value-type="float" office:value="0.316666666666667" calcext:value-type="float">
            <text:p>0,3166666667</text:p>
          </table:table-cell>
          <table:table-cell table:formula="of:=[.$B$2]*[.$A22]/[.N$3]" office:value-type="float" office:value="0.292307692307692" calcext:value-type="float">
            <text:p>0,2923076923</text:p>
          </table:table-cell>
          <table:table-cell table:formula="of:=[.$B$2]*[.$A22]/[.O$3]" office:value-type="float" office:value="0.271428571428571" calcext:value-type="float">
            <text:p>0,2714285714</text:p>
          </table:table-cell>
          <table:table-cell table:formula="of:=[.$B$2]*[.$A22]/[.P$3]" office:value-type="float" office:value="0.253333333333333" calcext:value-type="float">
            <text:p>0,2533333333</text:p>
          </table:table-cell>
          <table:table-cell table:formula="of:=[.$B$2]*[.$A22]/[.Q$3]" office:value-type="float" office:value="0.2375" calcext:value-type="float">
            <text:p>0,2375</text:p>
          </table:table-cell>
          <table:table-cell table:formula="of:=[.$B$2]*[.$A22]/[.R$3]" office:value-type="float" office:value="0.223529411764706" calcext:value-type="float">
            <text:p>0,2235294118</text:p>
          </table:table-cell>
          <table:table-cell table:formula="of:=[.$B$2]*[.$A22]/[.S$3]" office:value-type="float" office:value="0.211111111111111" calcext:value-type="float">
            <text:p>0,2111111111</text:p>
          </table:table-cell>
          <table:table-cell table:formula="of:=[.$B$2]*[.$A22]/[.T$3]" office:value-type="float" office:value="0.2" calcext:value-type="float">
            <text:p>0,2</text:p>
          </table:table-cell>
          <table:table-cell table:formula="of:=[.$B$2]*[.$A22]/[.U$3]" office:value-type="float" office:value="0.19" calcext:value-type="float">
            <text:p>0,19</text:p>
          </table:table-cell>
        </table:table-row>
        <table:table-row table:style-name="ro1">
          <table:table-cell table:formula="of:=[.A22]+5" office:value-type="float" office:value="100" calcext:value-type="float">
            <text:p>100</text:p>
          </table:table-cell>
          <table:table-cell table:formula="of:=[.$B$2]*[.$A23]/[.B$3]" office:value-type="float" office:value="4" calcext:value-type="float">
            <text:p>4</text:p>
          </table:table-cell>
          <table:table-cell table:formula="of:=[.$B$2]*[.$A23]/[.C$3]" office:value-type="float" office:value="2" calcext:value-type="float">
            <text:p>2</text:p>
          </table:table-cell>
          <table:table-cell table:formula="of:=[.$B$2]*[.$A23]/[.D$3]" office:value-type="float" office:value="1.33333333333333" calcext:value-type="float">
            <text:p>1,3333333333</text:p>
          </table:table-cell>
          <table:table-cell table:formula="of:=[.$B$2]*[.$A23]/[.E$3]" office:value-type="float" office:value="1" calcext:value-type="float">
            <text:p>1</text:p>
          </table:table-cell>
          <table:table-cell table:formula="of:=[.$B$2]*[.$A23]/[.F$3]" office:value-type="float" office:value="0.8" calcext:value-type="float">
            <text:p>0,8</text:p>
          </table:table-cell>
          <table:table-cell table:formula="of:=[.$B$2]*[.$A23]/[.G$3]" office:value-type="float" office:value="0.666666666666667" calcext:value-type="float">
            <text:p>0,6666666667</text:p>
          </table:table-cell>
          <table:table-cell table:formula="of:=[.$B$2]*[.$A23]/[.H$3]" office:value-type="float" office:value="0.571428571428571" calcext:value-type="float">
            <text:p>0,5714285714</text:p>
          </table:table-cell>
          <table:table-cell table:formula="of:=[.$B$2]*[.$A23]/[.I$3]" office:value-type="float" office:value="0.5" calcext:value-type="float">
            <text:p>0,5</text:p>
          </table:table-cell>
          <table:table-cell table:formula="of:=[.$B$2]*[.$A23]/[.J$3]" office:value-type="float" office:value="0.444444444444444" calcext:value-type="float">
            <text:p>0,4444444444</text:p>
          </table:table-cell>
          <table:table-cell table:formula="of:=[.$B$2]*[.$A23]/[.K$3]" office:value-type="float" office:value="0.4" calcext:value-type="float">
            <text:p>0,4</text:p>
          </table:table-cell>
          <table:table-cell table:formula="of:=[.$B$2]*[.$A23]/[.L$3]" office:value-type="float" office:value="0.363636363636364" calcext:value-type="float">
            <text:p>0,3636363636</text:p>
          </table:table-cell>
          <table:table-cell table:formula="of:=[.$B$2]*[.$A23]/[.M$3]" office:value-type="float" office:value="0.333333333333333" calcext:value-type="float">
            <text:p>0,3333333333</text:p>
          </table:table-cell>
          <table:table-cell table:formula="of:=[.$B$2]*[.$A23]/[.N$3]" office:value-type="float" office:value="0.307692307692308" calcext:value-type="float">
            <text:p>0,3076923077</text:p>
          </table:table-cell>
          <table:table-cell table:formula="of:=[.$B$2]*[.$A23]/[.O$3]" office:value-type="float" office:value="0.285714285714286" calcext:value-type="float">
            <text:p>0,2857142857</text:p>
          </table:table-cell>
          <table:table-cell table:formula="of:=[.$B$2]*[.$A23]/[.P$3]" office:value-type="float" office:value="0.266666666666667" calcext:value-type="float">
            <text:p>0,2666666667</text:p>
          </table:table-cell>
          <table:table-cell table:formula="of:=[.$B$2]*[.$A23]/[.Q$3]" office:value-type="float" office:value="0.25" calcext:value-type="float">
            <text:p>0,25</text:p>
          </table:table-cell>
          <table:table-cell table:formula="of:=[.$B$2]*[.$A23]/[.R$3]" office:value-type="float" office:value="0.235294117647059" calcext:value-type="float">
            <text:p>0,2352941176</text:p>
          </table:table-cell>
          <table:table-cell table:formula="of:=[.$B$2]*[.$A23]/[.S$3]" office:value-type="float" office:value="0.222222222222222" calcext:value-type="float">
            <text:p>0,2222222222</text:p>
          </table:table-cell>
          <table:table-cell table:formula="of:=[.$B$2]*[.$A23]/[.T$3]" office:value-type="float" office:value="0.210526315789474" calcext:value-type="float">
            <text:p>0,2105263158</text:p>
          </table:table-cell>
          <table:table-cell table:formula="of:=[.$B$2]*[.$A23]/[.U$3]" office:value-type="float" office:value="0.2" calcext:value-type="float">
            <text:p>0,2</text:p>
          </table:table-cell>
        </table:table-row>
      </table:table>
      <table:table table:name="Crit" table:style-name="ta1">
        <table:table-column table:style-name="co1" table:default-cell-style-name="Default"/>
        <table:table-column table:style-name="co8" table:default-cell-style-name="Default"/>
        <table:table-column table:style-name="co9" table:number-columns-repeated="18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ase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Multiplicator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har/Enemy</text:p>
          </table:table-cell>
          <table:table-cell office:value-type="float" office:value="5" calcext:value-type="float">
            <text:p>5</text:p>
          </table:table-cell>
          <table:table-cell table:formula="of:=[.B3]+5" office:value-type="float" office:value="10" calcext:value-type="float">
            <text:p>10</text:p>
          </table:table-cell>
          <table:table-cell table:formula="of:=[.C3]+5" office:value-type="float" office:value="15" calcext:value-type="float">
            <text:p>15</text:p>
          </table:table-cell>
          <table:table-cell table:formula="of:=[.D3]+5" office:value-type="float" office:value="20" calcext:value-type="float">
            <text:p>20</text:p>
          </table:table-cell>
          <table:table-cell table:formula="of:=[.E3]+5" office:value-type="float" office:value="25" calcext:value-type="float">
            <text:p>25</text:p>
          </table:table-cell>
          <table:table-cell table:formula="of:=[.F3]+5" office:value-type="float" office:value="30" calcext:value-type="float">
            <text:p>30</text:p>
          </table:table-cell>
          <table:table-cell table:formula="of:=[.G3]+5" office:value-type="float" office:value="35" calcext:value-type="float">
            <text:p>35</text:p>
          </table:table-cell>
          <table:table-cell table:formula="of:=[.H3]+5" office:value-type="float" office:value="40" calcext:value-type="float">
            <text:p>40</text:p>
          </table:table-cell>
          <table:table-cell table:formula="of:=[.I3]+5" office:value-type="float" office:value="45" calcext:value-type="float">
            <text:p>45</text:p>
          </table:table-cell>
          <table:table-cell table:formula="of:=[.J3]+5" office:value-type="float" office:value="50" calcext:value-type="float">
            <text:p>50</text:p>
          </table:table-cell>
          <table:table-cell table:formula="of:=[.K3]+5" office:value-type="float" office:value="55" calcext:value-type="float">
            <text:p>55</text:p>
          </table:table-cell>
          <table:table-cell table:formula="of:=[.L3]+5" office:value-type="float" office:value="60" calcext:value-type="float">
            <text:p>60</text:p>
          </table:table-cell>
          <table:table-cell table:formula="of:=[.M3]+5" office:value-type="float" office:value="65" calcext:value-type="float">
            <text:p>65</text:p>
          </table:table-cell>
          <table:table-cell table:formula="of:=[.N3]+5" office:value-type="float" office:value="70" calcext:value-type="float">
            <text:p>70</text:p>
          </table:table-cell>
          <table:table-cell table:formula="of:=[.O3]+5" office:value-type="float" office:value="75" calcext:value-type="float">
            <text:p>75</text:p>
          </table:table-cell>
          <table:table-cell table:formula="of:=[.P3]+5" office:value-type="float" office:value="80" calcext:value-type="float">
            <text:p>80</text:p>
          </table:table-cell>
          <table:table-cell table:formula="of:=[.Q3]+5" office:value-type="float" office:value="85" calcext:value-type="float">
            <text:p>85</text:p>
          </table:table-cell>
          <table:table-cell table:formula="of:=[.R3]+5" office:value-type="float" office:value="90" calcext:value-type="float">
            <text:p>90</text:p>
          </table:table-cell>
          <table:table-cell table:formula="of:=[.S3]+5" office:value-type="float" office:value="95" calcext:value-type="float">
            <text:p>95</text:p>
          </table:table-cell>
          <table:table-cell table:formula="of:=[.T3]+5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1]+([.$B$2]*ABS([.B$3]-[.$A4]))" office:value-type="float" office:value="10" calcext:value-type="float">
            <text:p>10</text:p>
          </table:table-cell>
          <table:table-cell table:formula="of:=[.$B$1]+([.$B$2]*ABS([.C$3]-[.$A4]))" office:value-type="float" office:value="20" calcext:value-type="float">
            <text:p>20</text:p>
          </table:table-cell>
          <table:table-cell table:formula="of:=[.$B$1]+([.$B$2]*ABS([.D$3]-[.$A4]))" office:value-type="float" office:value="30" calcext:value-type="float">
            <text:p>30</text:p>
          </table:table-cell>
          <table:table-cell table:formula="of:=[.$B$1]+([.$B$2]*ABS([.E$3]-[.$A4]))" office:value-type="float" office:value="40" calcext:value-type="float">
            <text:p>40</text:p>
          </table:table-cell>
          <table:table-cell table:formula="of:=[.$B$1]+([.$B$2]*ABS([.F$3]-[.$A4]))" office:value-type="float" office:value="50" calcext:value-type="float">
            <text:p>50</text:p>
          </table:table-cell>
          <table:table-cell table:formula="of:=[.$B$1]+([.$B$2]*ABS([.G$3]-[.$A4]))" office:value-type="float" office:value="60" calcext:value-type="float">
            <text:p>60</text:p>
          </table:table-cell>
          <table:table-cell table:formula="of:=[.$B$1]+([.$B$2]*ABS([.H$3]-[.$A4]))" office:value-type="float" office:value="70" calcext:value-type="float">
            <text:p>70</text:p>
          </table:table-cell>
          <table:table-cell table:formula="of:=[.$B$1]+([.$B$2]*ABS([.I$3]-[.$A4]))" office:value-type="float" office:value="80" calcext:value-type="float">
            <text:p>80</text:p>
          </table:table-cell>
          <table:table-cell table:formula="of:=[.$B$1]+([.$B$2]*ABS([.J$3]-[.$A4]))" office:value-type="float" office:value="90" calcext:value-type="float">
            <text:p>90</text:p>
          </table:table-cell>
          <table:table-cell table:formula="of:=[.$B$1]+([.$B$2]*ABS([.K$3]-[.$A4]))" office:value-type="float" office:value="100" calcext:value-type="float">
            <text:p>100</text:p>
          </table:table-cell>
          <table:table-cell table:formula="of:=[.$B$1]+([.$B$2]*ABS([.L$3]-[.$A4]))" office:value-type="float" office:value="110" calcext:value-type="float">
            <text:p>110</text:p>
          </table:table-cell>
          <table:table-cell table:formula="of:=[.$B$1]+([.$B$2]*ABS([.M$3]-[.$A4]))" office:value-type="float" office:value="120" calcext:value-type="float">
            <text:p>120</text:p>
          </table:table-cell>
          <table:table-cell table:formula="of:=[.$B$1]+([.$B$2]*ABS([.N$3]-[.$A4]))" office:value-type="float" office:value="130" calcext:value-type="float">
            <text:p>130</text:p>
          </table:table-cell>
          <table:table-cell table:formula="of:=[.$B$1]+([.$B$2]*ABS([.O$3]-[.$A4]))" office:value-type="float" office:value="140" calcext:value-type="float">
            <text:p>140</text:p>
          </table:table-cell>
          <table:table-cell table:formula="of:=[.$B$1]+([.$B$2]*ABS([.P$3]-[.$A4]))" office:value-type="float" office:value="150" calcext:value-type="float">
            <text:p>150</text:p>
          </table:table-cell>
          <table:table-cell table:formula="of:=[.$B$1]+([.$B$2]*ABS([.Q$3]-[.$A4]))" office:value-type="float" office:value="160" calcext:value-type="float">
            <text:p>160</text:p>
          </table:table-cell>
          <table:table-cell table:formula="of:=[.$B$1]+([.$B$2]*ABS([.R$3]-[.$A4]))" office:value-type="float" office:value="170" calcext:value-type="float">
            <text:p>170</text:p>
          </table:table-cell>
          <table:table-cell table:formula="of:=[.$B$1]+([.$B$2]*ABS([.S$3]-[.$A4]))" office:value-type="float" office:value="180" calcext:value-type="float">
            <text:p>180</text:p>
          </table:table-cell>
          <table:table-cell table:formula="of:=[.$B$1]+([.$B$2]*ABS([.T$3]-[.$A4]))" office:value-type="float" office:value="190" calcext:value-type="float">
            <text:p>190</text:p>
          </table:table-cell>
          <table:table-cell table:formula="of:=[.$B$1]+([.$B$2]*ABS([.U$3]-[.$A4]))" office:value-type="float" office:value="200" calcext:value-type="float">
            <text:p>200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4]+5" office:value-type="float" office:value="10" calcext:value-type="float">
            <text:p>10</text:p>
          </table:table-cell>
          <table:table-cell table:formula="of:=[.$B$1]+([.$B$2]*ABS([.B$3]-[.$A5]))" office:value-type="float" office:value="20" calcext:value-type="float">
            <text:p>20</text:p>
          </table:table-cell>
          <table:table-cell table:formula="of:=[.$B$1]+([.$B$2]*ABS([.C$3]-[.$A5]))" office:value-type="float" office:value="10" calcext:value-type="float">
            <text:p>10</text:p>
          </table:table-cell>
          <table:table-cell table:formula="of:=[.$B$1]+([.$B$2]*ABS([.D$3]-[.$A5]))" office:value-type="float" office:value="20" calcext:value-type="float">
            <text:p>20</text:p>
          </table:table-cell>
          <table:table-cell table:formula="of:=[.$B$1]+([.$B$2]*ABS([.E$3]-[.$A5]))" office:value-type="float" office:value="30" calcext:value-type="float">
            <text:p>30</text:p>
          </table:table-cell>
          <table:table-cell table:formula="of:=[.$B$1]+([.$B$2]*ABS([.F$3]-[.$A5]))" office:value-type="float" office:value="40" calcext:value-type="float">
            <text:p>40</text:p>
          </table:table-cell>
          <table:table-cell table:formula="of:=[.$B$1]+([.$B$2]*ABS([.G$3]-[.$A5]))" office:value-type="float" office:value="50" calcext:value-type="float">
            <text:p>50</text:p>
          </table:table-cell>
          <table:table-cell table:formula="of:=[.$B$1]+([.$B$2]*ABS([.H$3]-[.$A5]))" office:value-type="float" office:value="60" calcext:value-type="float">
            <text:p>60</text:p>
          </table:table-cell>
          <table:table-cell table:formula="of:=[.$B$1]+([.$B$2]*ABS([.I$3]-[.$A5]))" office:value-type="float" office:value="70" calcext:value-type="float">
            <text:p>70</text:p>
          </table:table-cell>
          <table:table-cell table:formula="of:=[.$B$1]+([.$B$2]*ABS([.J$3]-[.$A5]))" office:value-type="float" office:value="80" calcext:value-type="float">
            <text:p>80</text:p>
          </table:table-cell>
          <table:table-cell table:formula="of:=[.$B$1]+([.$B$2]*ABS([.K$3]-[.$A5]))" office:value-type="float" office:value="90" calcext:value-type="float">
            <text:p>90</text:p>
          </table:table-cell>
          <table:table-cell table:formula="of:=[.$B$1]+([.$B$2]*ABS([.L$3]-[.$A5]))" office:value-type="float" office:value="100" calcext:value-type="float">
            <text:p>100</text:p>
          </table:table-cell>
          <table:table-cell table:formula="of:=[.$B$1]+([.$B$2]*ABS([.M$3]-[.$A5]))" office:value-type="float" office:value="110" calcext:value-type="float">
            <text:p>110</text:p>
          </table:table-cell>
          <table:table-cell table:formula="of:=[.$B$1]+([.$B$2]*ABS([.N$3]-[.$A5]))" office:value-type="float" office:value="120" calcext:value-type="float">
            <text:p>120</text:p>
          </table:table-cell>
          <table:table-cell table:formula="of:=[.$B$1]+([.$B$2]*ABS([.O$3]-[.$A5]))" office:value-type="float" office:value="130" calcext:value-type="float">
            <text:p>130</text:p>
          </table:table-cell>
          <table:table-cell table:formula="of:=[.$B$1]+([.$B$2]*ABS([.P$3]-[.$A5]))" office:value-type="float" office:value="140" calcext:value-type="float">
            <text:p>140</text:p>
          </table:table-cell>
          <table:table-cell table:formula="of:=[.$B$1]+([.$B$2]*ABS([.Q$3]-[.$A5]))" office:value-type="float" office:value="150" calcext:value-type="float">
            <text:p>150</text:p>
          </table:table-cell>
          <table:table-cell table:formula="of:=[.$B$1]+([.$B$2]*ABS([.R$3]-[.$A5]))" office:value-type="float" office:value="160" calcext:value-type="float">
            <text:p>160</text:p>
          </table:table-cell>
          <table:table-cell table:formula="of:=[.$B$1]+([.$B$2]*ABS([.S$3]-[.$A5]))" office:value-type="float" office:value="170" calcext:value-type="float">
            <text:p>170</text:p>
          </table:table-cell>
          <table:table-cell table:formula="of:=[.$B$1]+([.$B$2]*ABS([.T$3]-[.$A5]))" office:value-type="float" office:value="180" calcext:value-type="float">
            <text:p>180</text:p>
          </table:table-cell>
          <table:table-cell table:formula="of:=[.$B$1]+([.$B$2]*ABS([.U$3]-[.$A5]))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table:formula="of:=[.A5]+5" office:value-type="float" office:value="15" calcext:value-type="float">
            <text:p>15</text:p>
          </table:table-cell>
          <table:table-cell table:formula="of:=[.$B$1]+([.$B$2]*ABS([.B$3]-[.$A6]))" office:value-type="float" office:value="30" calcext:value-type="float">
            <text:p>30</text:p>
          </table:table-cell>
          <table:table-cell table:formula="of:=[.$B$1]+([.$B$2]*ABS([.C$3]-[.$A6]))" office:value-type="float" office:value="20" calcext:value-type="float">
            <text:p>20</text:p>
          </table:table-cell>
          <table:table-cell table:formula="of:=[.$B$1]+([.$B$2]*ABS([.D$3]-[.$A6]))" office:value-type="float" office:value="10" calcext:value-type="float">
            <text:p>10</text:p>
          </table:table-cell>
          <table:table-cell table:formula="of:=[.$B$1]+([.$B$2]*ABS([.E$3]-[.$A6]))" office:value-type="float" office:value="20" calcext:value-type="float">
            <text:p>20</text:p>
          </table:table-cell>
          <table:table-cell table:formula="of:=[.$B$1]+([.$B$2]*ABS([.F$3]-[.$A6]))" office:value-type="float" office:value="30" calcext:value-type="float">
            <text:p>30</text:p>
          </table:table-cell>
          <table:table-cell table:formula="of:=[.$B$1]+([.$B$2]*ABS([.G$3]-[.$A6]))" office:value-type="float" office:value="40" calcext:value-type="float">
            <text:p>40</text:p>
          </table:table-cell>
          <table:table-cell table:formula="of:=[.$B$1]+([.$B$2]*ABS([.H$3]-[.$A6]))" office:value-type="float" office:value="50" calcext:value-type="float">
            <text:p>50</text:p>
          </table:table-cell>
          <table:table-cell table:formula="of:=[.$B$1]+([.$B$2]*ABS([.I$3]-[.$A6]))" office:value-type="float" office:value="60" calcext:value-type="float">
            <text:p>60</text:p>
          </table:table-cell>
          <table:table-cell table:formula="of:=[.$B$1]+([.$B$2]*ABS([.J$3]-[.$A6]))" office:value-type="float" office:value="70" calcext:value-type="float">
            <text:p>70</text:p>
          </table:table-cell>
          <table:table-cell table:formula="of:=[.$B$1]+([.$B$2]*ABS([.K$3]-[.$A6]))" office:value-type="float" office:value="80" calcext:value-type="float">
            <text:p>80</text:p>
          </table:table-cell>
          <table:table-cell table:formula="of:=[.$B$1]+([.$B$2]*ABS([.L$3]-[.$A6]))" office:value-type="float" office:value="90" calcext:value-type="float">
            <text:p>90</text:p>
          </table:table-cell>
          <table:table-cell table:formula="of:=[.$B$1]+([.$B$2]*ABS([.M$3]-[.$A6]))" office:value-type="float" office:value="100" calcext:value-type="float">
            <text:p>100</text:p>
          </table:table-cell>
          <table:table-cell table:formula="of:=[.$B$1]+([.$B$2]*ABS([.N$3]-[.$A6]))" office:value-type="float" office:value="110" calcext:value-type="float">
            <text:p>110</text:p>
          </table:table-cell>
          <table:table-cell table:formula="of:=[.$B$1]+([.$B$2]*ABS([.O$3]-[.$A6]))" office:value-type="float" office:value="120" calcext:value-type="float">
            <text:p>120</text:p>
          </table:table-cell>
          <table:table-cell table:formula="of:=[.$B$1]+([.$B$2]*ABS([.P$3]-[.$A6]))" office:value-type="float" office:value="130" calcext:value-type="float">
            <text:p>130</text:p>
          </table:table-cell>
          <table:table-cell table:formula="of:=[.$B$1]+([.$B$2]*ABS([.Q$3]-[.$A6]))" office:value-type="float" office:value="140" calcext:value-type="float">
            <text:p>140</text:p>
          </table:table-cell>
          <table:table-cell table:formula="of:=[.$B$1]+([.$B$2]*ABS([.R$3]-[.$A6]))" office:value-type="float" office:value="150" calcext:value-type="float">
            <text:p>150</text:p>
          </table:table-cell>
          <table:table-cell table:formula="of:=[.$B$1]+([.$B$2]*ABS([.S$3]-[.$A6]))" office:value-type="float" office:value="160" calcext:value-type="float">
            <text:p>160</text:p>
          </table:table-cell>
          <table:table-cell table:formula="of:=[.$B$1]+([.$B$2]*ABS([.T$3]-[.$A6]))" office:value-type="float" office:value="170" calcext:value-type="float">
            <text:p>170</text:p>
          </table:table-cell>
          <table:table-cell table:formula="of:=[.$B$1]+([.$B$2]*ABS([.U$3]-[.$A6]))"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table:formula="of:=[.A6]+5" office:value-type="float" office:value="20" calcext:value-type="float">
            <text:p>20</text:p>
          </table:table-cell>
          <table:table-cell table:formula="of:=[.$B$1]+([.$B$2]*ABS([.B$3]-[.$A7]))" office:value-type="float" office:value="40" calcext:value-type="float">
            <text:p>40</text:p>
          </table:table-cell>
          <table:table-cell table:formula="of:=[.$B$1]+([.$B$2]*ABS([.C$3]-[.$A7]))" office:value-type="float" office:value="30" calcext:value-type="float">
            <text:p>30</text:p>
          </table:table-cell>
          <table:table-cell table:formula="of:=[.$B$1]+([.$B$2]*ABS([.D$3]-[.$A7]))" office:value-type="float" office:value="20" calcext:value-type="float">
            <text:p>20</text:p>
          </table:table-cell>
          <table:table-cell table:formula="of:=[.$B$1]+([.$B$2]*ABS([.E$3]-[.$A7]))" office:value-type="float" office:value="10" calcext:value-type="float">
            <text:p>10</text:p>
          </table:table-cell>
          <table:table-cell table:formula="of:=[.$B$1]+([.$B$2]*ABS([.F$3]-[.$A7]))" office:value-type="float" office:value="20" calcext:value-type="float">
            <text:p>20</text:p>
          </table:table-cell>
          <table:table-cell table:formula="of:=[.$B$1]+([.$B$2]*ABS([.G$3]-[.$A7]))" office:value-type="float" office:value="30" calcext:value-type="float">
            <text:p>30</text:p>
          </table:table-cell>
          <table:table-cell table:formula="of:=[.$B$1]+([.$B$2]*ABS([.H$3]-[.$A7]))" office:value-type="float" office:value="40" calcext:value-type="float">
            <text:p>40</text:p>
          </table:table-cell>
          <table:table-cell table:formula="of:=[.$B$1]+([.$B$2]*ABS([.I$3]-[.$A7]))" office:value-type="float" office:value="50" calcext:value-type="float">
            <text:p>50</text:p>
          </table:table-cell>
          <table:table-cell table:formula="of:=[.$B$1]+([.$B$2]*ABS([.J$3]-[.$A7]))" office:value-type="float" office:value="60" calcext:value-type="float">
            <text:p>60</text:p>
          </table:table-cell>
          <table:table-cell table:formula="of:=[.$B$1]+([.$B$2]*ABS([.K$3]-[.$A7]))" office:value-type="float" office:value="70" calcext:value-type="float">
            <text:p>70</text:p>
          </table:table-cell>
          <table:table-cell table:formula="of:=[.$B$1]+([.$B$2]*ABS([.L$3]-[.$A7]))" office:value-type="float" office:value="80" calcext:value-type="float">
            <text:p>80</text:p>
          </table:table-cell>
          <table:table-cell table:formula="of:=[.$B$1]+([.$B$2]*ABS([.M$3]-[.$A7]))" office:value-type="float" office:value="90" calcext:value-type="float">
            <text:p>90</text:p>
          </table:table-cell>
          <table:table-cell table:formula="of:=[.$B$1]+([.$B$2]*ABS([.N$3]-[.$A7]))" office:value-type="float" office:value="100" calcext:value-type="float">
            <text:p>100</text:p>
          </table:table-cell>
          <table:table-cell table:formula="of:=[.$B$1]+([.$B$2]*ABS([.O$3]-[.$A7]))" office:value-type="float" office:value="110" calcext:value-type="float">
            <text:p>110</text:p>
          </table:table-cell>
          <table:table-cell table:formula="of:=[.$B$1]+([.$B$2]*ABS([.P$3]-[.$A7]))" office:value-type="float" office:value="120" calcext:value-type="float">
            <text:p>120</text:p>
          </table:table-cell>
          <table:table-cell table:formula="of:=[.$B$1]+([.$B$2]*ABS([.Q$3]-[.$A7]))" office:value-type="float" office:value="130" calcext:value-type="float">
            <text:p>130</text:p>
          </table:table-cell>
          <table:table-cell table:formula="of:=[.$B$1]+([.$B$2]*ABS([.R$3]-[.$A7]))" office:value-type="float" office:value="140" calcext:value-type="float">
            <text:p>140</text:p>
          </table:table-cell>
          <table:table-cell table:formula="of:=[.$B$1]+([.$B$2]*ABS([.S$3]-[.$A7]))" office:value-type="float" office:value="150" calcext:value-type="float">
            <text:p>150</text:p>
          </table:table-cell>
          <table:table-cell table:formula="of:=[.$B$1]+([.$B$2]*ABS([.T$3]-[.$A7]))" office:value-type="float" office:value="160" calcext:value-type="float">
            <text:p>160</text:p>
          </table:table-cell>
          <table:table-cell table:formula="of:=[.$B$1]+([.$B$2]*ABS([.U$3]-[.$A7]))"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table:formula="of:=[.A7]+5" office:value-type="float" office:value="25" calcext:value-type="float">
            <text:p>25</text:p>
          </table:table-cell>
          <table:table-cell table:formula="of:=[.$B$1]+([.$B$2]*ABS([.B$3]-[.$A8]))" office:value-type="float" office:value="50" calcext:value-type="float">
            <text:p>50</text:p>
          </table:table-cell>
          <table:table-cell table:formula="of:=[.$B$1]+([.$B$2]*ABS([.C$3]-[.$A8]))" office:value-type="float" office:value="40" calcext:value-type="float">
            <text:p>40</text:p>
          </table:table-cell>
          <table:table-cell table:formula="of:=[.$B$1]+([.$B$2]*ABS([.D$3]-[.$A8]))" office:value-type="float" office:value="30" calcext:value-type="float">
            <text:p>30</text:p>
          </table:table-cell>
          <table:table-cell table:formula="of:=[.$B$1]+([.$B$2]*ABS([.E$3]-[.$A8]))" office:value-type="float" office:value="20" calcext:value-type="float">
            <text:p>20</text:p>
          </table:table-cell>
          <table:table-cell table:formula="of:=[.$B$1]+([.$B$2]*ABS([.F$3]-[.$A8]))" office:value-type="float" office:value="10" calcext:value-type="float">
            <text:p>10</text:p>
          </table:table-cell>
          <table:table-cell table:formula="of:=[.$B$1]+([.$B$2]*ABS([.G$3]-[.$A8]))" office:value-type="float" office:value="20" calcext:value-type="float">
            <text:p>20</text:p>
          </table:table-cell>
          <table:table-cell table:formula="of:=[.$B$1]+([.$B$2]*ABS([.H$3]-[.$A8]))" office:value-type="float" office:value="30" calcext:value-type="float">
            <text:p>30</text:p>
          </table:table-cell>
          <table:table-cell table:formula="of:=[.$B$1]+([.$B$2]*ABS([.I$3]-[.$A8]))" office:value-type="float" office:value="40" calcext:value-type="float">
            <text:p>40</text:p>
          </table:table-cell>
          <table:table-cell table:formula="of:=[.$B$1]+([.$B$2]*ABS([.J$3]-[.$A8]))" office:value-type="float" office:value="50" calcext:value-type="float">
            <text:p>50</text:p>
          </table:table-cell>
          <table:table-cell table:formula="of:=[.$B$1]+([.$B$2]*ABS([.K$3]-[.$A8]))" office:value-type="float" office:value="60" calcext:value-type="float">
            <text:p>60</text:p>
          </table:table-cell>
          <table:table-cell table:formula="of:=[.$B$1]+([.$B$2]*ABS([.L$3]-[.$A8]))" office:value-type="float" office:value="70" calcext:value-type="float">
            <text:p>70</text:p>
          </table:table-cell>
          <table:table-cell table:formula="of:=[.$B$1]+([.$B$2]*ABS([.M$3]-[.$A8]))" office:value-type="float" office:value="80" calcext:value-type="float">
            <text:p>80</text:p>
          </table:table-cell>
          <table:table-cell table:formula="of:=[.$B$1]+([.$B$2]*ABS([.N$3]-[.$A8]))" office:value-type="float" office:value="90" calcext:value-type="float">
            <text:p>90</text:p>
          </table:table-cell>
          <table:table-cell table:formula="of:=[.$B$1]+([.$B$2]*ABS([.O$3]-[.$A8]))" office:value-type="float" office:value="100" calcext:value-type="float">
            <text:p>100</text:p>
          </table:table-cell>
          <table:table-cell table:formula="of:=[.$B$1]+([.$B$2]*ABS([.P$3]-[.$A8]))" office:value-type="float" office:value="110" calcext:value-type="float">
            <text:p>110</text:p>
          </table:table-cell>
          <table:table-cell table:formula="of:=[.$B$1]+([.$B$2]*ABS([.Q$3]-[.$A8]))" office:value-type="float" office:value="120" calcext:value-type="float">
            <text:p>120</text:p>
          </table:table-cell>
          <table:table-cell table:formula="of:=[.$B$1]+([.$B$2]*ABS([.R$3]-[.$A8]))" office:value-type="float" office:value="130" calcext:value-type="float">
            <text:p>130</text:p>
          </table:table-cell>
          <table:table-cell table:formula="of:=[.$B$1]+([.$B$2]*ABS([.S$3]-[.$A8]))" office:value-type="float" office:value="140" calcext:value-type="float">
            <text:p>140</text:p>
          </table:table-cell>
          <table:table-cell table:formula="of:=[.$B$1]+([.$B$2]*ABS([.T$3]-[.$A8]))" office:value-type="float" office:value="150" calcext:value-type="float">
            <text:p>150</text:p>
          </table:table-cell>
          <table:table-cell table:formula="of:=[.$B$1]+([.$B$2]*ABS([.U$3]-[.$A8]))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formula="of:=[.A8]+5" office:value-type="float" office:value="30" calcext:value-type="float">
            <text:p>30</text:p>
          </table:table-cell>
          <table:table-cell table:formula="of:=[.$B$1]+([.$B$2]*ABS([.B$3]-[.$A9]))" office:value-type="float" office:value="60" calcext:value-type="float">
            <text:p>60</text:p>
          </table:table-cell>
          <table:table-cell table:formula="of:=[.$B$1]+([.$B$2]*ABS([.C$3]-[.$A9]))" office:value-type="float" office:value="50" calcext:value-type="float">
            <text:p>50</text:p>
          </table:table-cell>
          <table:table-cell table:formula="of:=[.$B$1]+([.$B$2]*ABS([.D$3]-[.$A9]))" office:value-type="float" office:value="40" calcext:value-type="float">
            <text:p>40</text:p>
          </table:table-cell>
          <table:table-cell table:formula="of:=[.$B$1]+([.$B$2]*ABS([.E$3]-[.$A9]))" office:value-type="float" office:value="30" calcext:value-type="float">
            <text:p>30</text:p>
          </table:table-cell>
          <table:table-cell table:formula="of:=[.$B$1]+([.$B$2]*ABS([.F$3]-[.$A9]))" office:value-type="float" office:value="20" calcext:value-type="float">
            <text:p>20</text:p>
          </table:table-cell>
          <table:table-cell table:formula="of:=[.$B$1]+([.$B$2]*ABS([.G$3]-[.$A9]))" office:value-type="float" office:value="10" calcext:value-type="float">
            <text:p>10</text:p>
          </table:table-cell>
          <table:table-cell table:formula="of:=[.$B$1]+([.$B$2]*ABS([.H$3]-[.$A9]))" office:value-type="float" office:value="20" calcext:value-type="float">
            <text:p>20</text:p>
          </table:table-cell>
          <table:table-cell table:formula="of:=[.$B$1]+([.$B$2]*ABS([.I$3]-[.$A9]))" office:value-type="float" office:value="30" calcext:value-type="float">
            <text:p>30</text:p>
          </table:table-cell>
          <table:table-cell table:formula="of:=[.$B$1]+([.$B$2]*ABS([.J$3]-[.$A9]))" office:value-type="float" office:value="40" calcext:value-type="float">
            <text:p>40</text:p>
          </table:table-cell>
          <table:table-cell table:formula="of:=[.$B$1]+([.$B$2]*ABS([.K$3]-[.$A9]))" office:value-type="float" office:value="50" calcext:value-type="float">
            <text:p>50</text:p>
          </table:table-cell>
          <table:table-cell table:formula="of:=[.$B$1]+([.$B$2]*ABS([.L$3]-[.$A9]))" office:value-type="float" office:value="60" calcext:value-type="float">
            <text:p>60</text:p>
          </table:table-cell>
          <table:table-cell table:formula="of:=[.$B$1]+([.$B$2]*ABS([.M$3]-[.$A9]))" office:value-type="float" office:value="70" calcext:value-type="float">
            <text:p>70</text:p>
          </table:table-cell>
          <table:table-cell table:formula="of:=[.$B$1]+([.$B$2]*ABS([.N$3]-[.$A9]))" office:value-type="float" office:value="80" calcext:value-type="float">
            <text:p>80</text:p>
          </table:table-cell>
          <table:table-cell table:formula="of:=[.$B$1]+([.$B$2]*ABS([.O$3]-[.$A9]))" office:value-type="float" office:value="90" calcext:value-type="float">
            <text:p>90</text:p>
          </table:table-cell>
          <table:table-cell table:formula="of:=[.$B$1]+([.$B$2]*ABS([.P$3]-[.$A9]))" office:value-type="float" office:value="100" calcext:value-type="float">
            <text:p>100</text:p>
          </table:table-cell>
          <table:table-cell table:formula="of:=[.$B$1]+([.$B$2]*ABS([.Q$3]-[.$A9]))" office:value-type="float" office:value="110" calcext:value-type="float">
            <text:p>110</text:p>
          </table:table-cell>
          <table:table-cell table:formula="of:=[.$B$1]+([.$B$2]*ABS([.R$3]-[.$A9]))" office:value-type="float" office:value="120" calcext:value-type="float">
            <text:p>120</text:p>
          </table:table-cell>
          <table:table-cell table:formula="of:=[.$B$1]+([.$B$2]*ABS([.S$3]-[.$A9]))" office:value-type="float" office:value="130" calcext:value-type="float">
            <text:p>130</text:p>
          </table:table-cell>
          <table:table-cell table:formula="of:=[.$B$1]+([.$B$2]*ABS([.T$3]-[.$A9]))" office:value-type="float" office:value="140" calcext:value-type="float">
            <text:p>140</text:p>
          </table:table-cell>
          <table:table-cell table:formula="of:=[.$B$1]+([.$B$2]*ABS([.U$3]-[.$A9])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formula="of:=[.A9]+5" office:value-type="float" office:value="35" calcext:value-type="float">
            <text:p>35</text:p>
          </table:table-cell>
          <table:table-cell table:formula="of:=[.$B$1]+([.$B$2]*ABS([.B$3]-[.$A10]))" office:value-type="float" office:value="70" calcext:value-type="float">
            <text:p>70</text:p>
          </table:table-cell>
          <table:table-cell table:formula="of:=[.$B$1]+([.$B$2]*ABS([.C$3]-[.$A10]))" office:value-type="float" office:value="60" calcext:value-type="float">
            <text:p>60</text:p>
          </table:table-cell>
          <table:table-cell table:formula="of:=[.$B$1]+([.$B$2]*ABS([.D$3]-[.$A10]))" office:value-type="float" office:value="50" calcext:value-type="float">
            <text:p>50</text:p>
          </table:table-cell>
          <table:table-cell table:formula="of:=[.$B$1]+([.$B$2]*ABS([.E$3]-[.$A10]))" office:value-type="float" office:value="40" calcext:value-type="float">
            <text:p>40</text:p>
          </table:table-cell>
          <table:table-cell table:formula="of:=[.$B$1]+([.$B$2]*ABS([.F$3]-[.$A10]))" office:value-type="float" office:value="30" calcext:value-type="float">
            <text:p>30</text:p>
          </table:table-cell>
          <table:table-cell table:formula="of:=[.$B$1]+([.$B$2]*ABS([.G$3]-[.$A10]))" office:value-type="float" office:value="20" calcext:value-type="float">
            <text:p>20</text:p>
          </table:table-cell>
          <table:table-cell table:formula="of:=[.$B$1]+([.$B$2]*ABS([.H$3]-[.$A10]))" office:value-type="float" office:value="10" calcext:value-type="float">
            <text:p>10</text:p>
          </table:table-cell>
          <table:table-cell table:formula="of:=[.$B$1]+([.$B$2]*ABS([.I$3]-[.$A10]))" office:value-type="float" office:value="20" calcext:value-type="float">
            <text:p>20</text:p>
          </table:table-cell>
          <table:table-cell table:formula="of:=[.$B$1]+([.$B$2]*ABS([.J$3]-[.$A10]))" office:value-type="float" office:value="30" calcext:value-type="float">
            <text:p>30</text:p>
          </table:table-cell>
          <table:table-cell table:formula="of:=[.$B$1]+([.$B$2]*ABS([.K$3]-[.$A10]))" office:value-type="float" office:value="40" calcext:value-type="float">
            <text:p>40</text:p>
          </table:table-cell>
          <table:table-cell table:formula="of:=[.$B$1]+([.$B$2]*ABS([.L$3]-[.$A10]))" office:value-type="float" office:value="50" calcext:value-type="float">
            <text:p>50</text:p>
          </table:table-cell>
          <table:table-cell table:formula="of:=[.$B$1]+([.$B$2]*ABS([.M$3]-[.$A10]))" office:value-type="float" office:value="60" calcext:value-type="float">
            <text:p>60</text:p>
          </table:table-cell>
          <table:table-cell table:formula="of:=[.$B$1]+([.$B$2]*ABS([.N$3]-[.$A10]))" office:value-type="float" office:value="70" calcext:value-type="float">
            <text:p>70</text:p>
          </table:table-cell>
          <table:table-cell table:formula="of:=[.$B$1]+([.$B$2]*ABS([.O$3]-[.$A10]))" office:value-type="float" office:value="80" calcext:value-type="float">
            <text:p>80</text:p>
          </table:table-cell>
          <table:table-cell table:formula="of:=[.$B$1]+([.$B$2]*ABS([.P$3]-[.$A10]))" office:value-type="float" office:value="90" calcext:value-type="float">
            <text:p>90</text:p>
          </table:table-cell>
          <table:table-cell table:formula="of:=[.$B$1]+([.$B$2]*ABS([.Q$3]-[.$A10]))" office:value-type="float" office:value="100" calcext:value-type="float">
            <text:p>100</text:p>
          </table:table-cell>
          <table:table-cell table:formula="of:=[.$B$1]+([.$B$2]*ABS([.R$3]-[.$A10]))" office:value-type="float" office:value="110" calcext:value-type="float">
            <text:p>110</text:p>
          </table:table-cell>
          <table:table-cell table:formula="of:=[.$B$1]+([.$B$2]*ABS([.S$3]-[.$A10]))" office:value-type="float" office:value="120" calcext:value-type="float">
            <text:p>120</text:p>
          </table:table-cell>
          <table:table-cell table:formula="of:=[.$B$1]+([.$B$2]*ABS([.T$3]-[.$A10]))" office:value-type="float" office:value="130" calcext:value-type="float">
            <text:p>130</text:p>
          </table:table-cell>
          <table:table-cell table:formula="of:=[.$B$1]+([.$B$2]*ABS([.U$3]-[.$A10]))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formula="of:=[.A10]+5" office:value-type="float" office:value="40" calcext:value-type="float">
            <text:p>40</text:p>
          </table:table-cell>
          <table:table-cell table:formula="of:=[.$B$1]+([.$B$2]*ABS([.B$3]-[.$A11]))" office:value-type="float" office:value="80" calcext:value-type="float">
            <text:p>80</text:p>
          </table:table-cell>
          <table:table-cell table:formula="of:=[.$B$1]+([.$B$2]*ABS([.C$3]-[.$A11]))" office:value-type="float" office:value="70" calcext:value-type="float">
            <text:p>70</text:p>
          </table:table-cell>
          <table:table-cell table:formula="of:=[.$B$1]+([.$B$2]*ABS([.D$3]-[.$A11]))" office:value-type="float" office:value="60" calcext:value-type="float">
            <text:p>60</text:p>
          </table:table-cell>
          <table:table-cell table:formula="of:=[.$B$1]+([.$B$2]*ABS([.E$3]-[.$A11]))" office:value-type="float" office:value="50" calcext:value-type="float">
            <text:p>50</text:p>
          </table:table-cell>
          <table:table-cell table:formula="of:=[.$B$1]+([.$B$2]*ABS([.F$3]-[.$A11]))" office:value-type="float" office:value="40" calcext:value-type="float">
            <text:p>40</text:p>
          </table:table-cell>
          <table:table-cell table:formula="of:=[.$B$1]+([.$B$2]*ABS([.G$3]-[.$A11]))" office:value-type="float" office:value="30" calcext:value-type="float">
            <text:p>30</text:p>
          </table:table-cell>
          <table:table-cell table:formula="of:=[.$B$1]+([.$B$2]*ABS([.H$3]-[.$A11]))" office:value-type="float" office:value="20" calcext:value-type="float">
            <text:p>20</text:p>
          </table:table-cell>
          <table:table-cell table:formula="of:=[.$B$1]+([.$B$2]*ABS([.I$3]-[.$A11]))" office:value-type="float" office:value="10" calcext:value-type="float">
            <text:p>10</text:p>
          </table:table-cell>
          <table:table-cell table:formula="of:=[.$B$1]+([.$B$2]*ABS([.J$3]-[.$A11]))" office:value-type="float" office:value="20" calcext:value-type="float">
            <text:p>20</text:p>
          </table:table-cell>
          <table:table-cell table:formula="of:=[.$B$1]+([.$B$2]*ABS([.K$3]-[.$A11]))" office:value-type="float" office:value="30" calcext:value-type="float">
            <text:p>30</text:p>
          </table:table-cell>
          <table:table-cell table:formula="of:=[.$B$1]+([.$B$2]*ABS([.L$3]-[.$A11]))" office:value-type="float" office:value="40" calcext:value-type="float">
            <text:p>40</text:p>
          </table:table-cell>
          <table:table-cell table:formula="of:=[.$B$1]+([.$B$2]*ABS([.M$3]-[.$A11]))" office:value-type="float" office:value="50" calcext:value-type="float">
            <text:p>50</text:p>
          </table:table-cell>
          <table:table-cell table:formula="of:=[.$B$1]+([.$B$2]*ABS([.N$3]-[.$A11]))" office:value-type="float" office:value="60" calcext:value-type="float">
            <text:p>60</text:p>
          </table:table-cell>
          <table:table-cell table:formula="of:=[.$B$1]+([.$B$2]*ABS([.O$3]-[.$A11]))" office:value-type="float" office:value="70" calcext:value-type="float">
            <text:p>70</text:p>
          </table:table-cell>
          <table:table-cell table:formula="of:=[.$B$1]+([.$B$2]*ABS([.P$3]-[.$A11]))" office:value-type="float" office:value="80" calcext:value-type="float">
            <text:p>80</text:p>
          </table:table-cell>
          <table:table-cell table:formula="of:=[.$B$1]+([.$B$2]*ABS([.Q$3]-[.$A11]))" office:value-type="float" office:value="90" calcext:value-type="float">
            <text:p>90</text:p>
          </table:table-cell>
          <table:table-cell table:formula="of:=[.$B$1]+([.$B$2]*ABS([.R$3]-[.$A11]))" office:value-type="float" office:value="100" calcext:value-type="float">
            <text:p>100</text:p>
          </table:table-cell>
          <table:table-cell table:formula="of:=[.$B$1]+([.$B$2]*ABS([.S$3]-[.$A11]))" office:value-type="float" office:value="110" calcext:value-type="float">
            <text:p>110</text:p>
          </table:table-cell>
          <table:table-cell table:formula="of:=[.$B$1]+([.$B$2]*ABS([.T$3]-[.$A11]))" office:value-type="float" office:value="120" calcext:value-type="float">
            <text:p>120</text:p>
          </table:table-cell>
          <table:table-cell table:formula="of:=[.$B$1]+([.$B$2]*ABS([.U$3]-[.$A11]))"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table:formula="of:=[.A11]+5" office:value-type="float" office:value="45" calcext:value-type="float">
            <text:p>45</text:p>
          </table:table-cell>
          <table:table-cell table:formula="of:=[.$B$1]+([.$B$2]*ABS([.B$3]-[.$A12]))" office:value-type="float" office:value="90" calcext:value-type="float">
            <text:p>90</text:p>
          </table:table-cell>
          <table:table-cell table:formula="of:=[.$B$1]+([.$B$2]*ABS([.C$3]-[.$A12]))" office:value-type="float" office:value="80" calcext:value-type="float">
            <text:p>80</text:p>
          </table:table-cell>
          <table:table-cell table:formula="of:=[.$B$1]+([.$B$2]*ABS([.D$3]-[.$A12]))" office:value-type="float" office:value="70" calcext:value-type="float">
            <text:p>70</text:p>
          </table:table-cell>
          <table:table-cell table:formula="of:=[.$B$1]+([.$B$2]*ABS([.E$3]-[.$A12]))" office:value-type="float" office:value="60" calcext:value-type="float">
            <text:p>60</text:p>
          </table:table-cell>
          <table:table-cell table:formula="of:=[.$B$1]+([.$B$2]*ABS([.F$3]-[.$A12]))" office:value-type="float" office:value="50" calcext:value-type="float">
            <text:p>50</text:p>
          </table:table-cell>
          <table:table-cell table:formula="of:=[.$B$1]+([.$B$2]*ABS([.G$3]-[.$A12]))" office:value-type="float" office:value="40" calcext:value-type="float">
            <text:p>40</text:p>
          </table:table-cell>
          <table:table-cell table:formula="of:=[.$B$1]+([.$B$2]*ABS([.H$3]-[.$A12]))" office:value-type="float" office:value="30" calcext:value-type="float">
            <text:p>30</text:p>
          </table:table-cell>
          <table:table-cell table:formula="of:=[.$B$1]+([.$B$2]*ABS([.I$3]-[.$A12]))" office:value-type="float" office:value="20" calcext:value-type="float">
            <text:p>20</text:p>
          </table:table-cell>
          <table:table-cell table:formula="of:=[.$B$1]+([.$B$2]*ABS([.J$3]-[.$A12]))" office:value-type="float" office:value="10" calcext:value-type="float">
            <text:p>10</text:p>
          </table:table-cell>
          <table:table-cell table:formula="of:=[.$B$1]+([.$B$2]*ABS([.K$3]-[.$A12]))" office:value-type="float" office:value="20" calcext:value-type="float">
            <text:p>20</text:p>
          </table:table-cell>
          <table:table-cell table:formula="of:=[.$B$1]+([.$B$2]*ABS([.L$3]-[.$A12]))" office:value-type="float" office:value="30" calcext:value-type="float">
            <text:p>30</text:p>
          </table:table-cell>
          <table:table-cell table:formula="of:=[.$B$1]+([.$B$2]*ABS([.M$3]-[.$A12]))" office:value-type="float" office:value="40" calcext:value-type="float">
            <text:p>40</text:p>
          </table:table-cell>
          <table:table-cell table:formula="of:=[.$B$1]+([.$B$2]*ABS([.N$3]-[.$A12]))" office:value-type="float" office:value="50" calcext:value-type="float">
            <text:p>50</text:p>
          </table:table-cell>
          <table:table-cell table:formula="of:=[.$B$1]+([.$B$2]*ABS([.O$3]-[.$A12]))" office:value-type="float" office:value="60" calcext:value-type="float">
            <text:p>60</text:p>
          </table:table-cell>
          <table:table-cell table:formula="of:=[.$B$1]+([.$B$2]*ABS([.P$3]-[.$A12]))" office:value-type="float" office:value="70" calcext:value-type="float">
            <text:p>70</text:p>
          </table:table-cell>
          <table:table-cell table:formula="of:=[.$B$1]+([.$B$2]*ABS([.Q$3]-[.$A12]))" office:value-type="float" office:value="80" calcext:value-type="float">
            <text:p>80</text:p>
          </table:table-cell>
          <table:table-cell table:formula="of:=[.$B$1]+([.$B$2]*ABS([.R$3]-[.$A12]))" office:value-type="float" office:value="90" calcext:value-type="float">
            <text:p>90</text:p>
          </table:table-cell>
          <table:table-cell table:formula="of:=[.$B$1]+([.$B$2]*ABS([.S$3]-[.$A12]))" office:value-type="float" office:value="100" calcext:value-type="float">
            <text:p>100</text:p>
          </table:table-cell>
          <table:table-cell table:formula="of:=[.$B$1]+([.$B$2]*ABS([.T$3]-[.$A12]))" office:value-type="float" office:value="110" calcext:value-type="float">
            <text:p>110</text:p>
          </table:table-cell>
          <table:table-cell table:formula="of:=[.$B$1]+([.$B$2]*ABS([.U$3]-[.$A12]))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12]+5" office:value-type="float" office:value="50" calcext:value-type="float">
            <text:p>50</text:p>
          </table:table-cell>
          <table:table-cell table:formula="of:=[.$B$1]+([.$B$2]*ABS([.B$3]-[.$A13]))" office:value-type="float" office:value="100" calcext:value-type="float">
            <text:p>100</text:p>
          </table:table-cell>
          <table:table-cell table:formula="of:=[.$B$1]+([.$B$2]*ABS([.C$3]-[.$A13]))" office:value-type="float" office:value="90" calcext:value-type="float">
            <text:p>90</text:p>
          </table:table-cell>
          <table:table-cell table:formula="of:=[.$B$1]+([.$B$2]*ABS([.D$3]-[.$A13]))" office:value-type="float" office:value="80" calcext:value-type="float">
            <text:p>80</text:p>
          </table:table-cell>
          <table:table-cell table:formula="of:=[.$B$1]+([.$B$2]*ABS([.E$3]-[.$A13]))" office:value-type="float" office:value="70" calcext:value-type="float">
            <text:p>70</text:p>
          </table:table-cell>
          <table:table-cell table:formula="of:=[.$B$1]+([.$B$2]*ABS([.F$3]-[.$A13]))" office:value-type="float" office:value="60" calcext:value-type="float">
            <text:p>60</text:p>
          </table:table-cell>
          <table:table-cell table:formula="of:=[.$B$1]+([.$B$2]*ABS([.G$3]-[.$A13]))" office:value-type="float" office:value="50" calcext:value-type="float">
            <text:p>50</text:p>
          </table:table-cell>
          <table:table-cell table:formula="of:=[.$B$1]+([.$B$2]*ABS([.H$3]-[.$A13]))" office:value-type="float" office:value="40" calcext:value-type="float">
            <text:p>40</text:p>
          </table:table-cell>
          <table:table-cell table:formula="of:=[.$B$1]+([.$B$2]*ABS([.I$3]-[.$A13]))" office:value-type="float" office:value="30" calcext:value-type="float">
            <text:p>30</text:p>
          </table:table-cell>
          <table:table-cell table:formula="of:=[.$B$1]+([.$B$2]*ABS([.J$3]-[.$A13]))" office:value-type="float" office:value="20" calcext:value-type="float">
            <text:p>20</text:p>
          </table:table-cell>
          <table:table-cell table:formula="of:=[.$B$1]+([.$B$2]*ABS([.K$3]-[.$A13]))" office:value-type="float" office:value="10" calcext:value-type="float">
            <text:p>10</text:p>
          </table:table-cell>
          <table:table-cell table:formula="of:=[.$B$1]+([.$B$2]*ABS([.L$3]-[.$A13]))" office:value-type="float" office:value="20" calcext:value-type="float">
            <text:p>20</text:p>
          </table:table-cell>
          <table:table-cell table:formula="of:=[.$B$1]+([.$B$2]*ABS([.M$3]-[.$A13]))" office:value-type="float" office:value="30" calcext:value-type="float">
            <text:p>30</text:p>
          </table:table-cell>
          <table:table-cell table:formula="of:=[.$B$1]+([.$B$2]*ABS([.N$3]-[.$A13]))" office:value-type="float" office:value="40" calcext:value-type="float">
            <text:p>40</text:p>
          </table:table-cell>
          <table:table-cell table:formula="of:=[.$B$1]+([.$B$2]*ABS([.O$3]-[.$A13]))" office:value-type="float" office:value="50" calcext:value-type="float">
            <text:p>50</text:p>
          </table:table-cell>
          <table:table-cell table:formula="of:=[.$B$1]+([.$B$2]*ABS([.P$3]-[.$A13]))" office:value-type="float" office:value="60" calcext:value-type="float">
            <text:p>60</text:p>
          </table:table-cell>
          <table:table-cell table:formula="of:=[.$B$1]+([.$B$2]*ABS([.Q$3]-[.$A13]))" office:value-type="float" office:value="70" calcext:value-type="float">
            <text:p>70</text:p>
          </table:table-cell>
          <table:table-cell table:formula="of:=[.$B$1]+([.$B$2]*ABS([.R$3]-[.$A13]))" office:value-type="float" office:value="80" calcext:value-type="float">
            <text:p>80</text:p>
          </table:table-cell>
          <table:table-cell table:formula="of:=[.$B$1]+([.$B$2]*ABS([.S$3]-[.$A13]))" office:value-type="float" office:value="90" calcext:value-type="float">
            <text:p>90</text:p>
          </table:table-cell>
          <table:table-cell table:formula="of:=[.$B$1]+([.$B$2]*ABS([.T$3]-[.$A13]))" office:value-type="float" office:value="100" calcext:value-type="float">
            <text:p>100</text:p>
          </table:table-cell>
          <table:table-cell table:formula="of:=[.$B$1]+([.$B$2]*ABS([.U$3]-[.$A13]))"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table:formula="of:=[.A13]+5" office:value-type="float" office:value="55" calcext:value-type="float">
            <text:p>55</text:p>
          </table:table-cell>
          <table:table-cell table:formula="of:=[.$B$1]+([.$B$2]*ABS([.B$3]-[.$A14]))" office:value-type="float" office:value="110" calcext:value-type="float">
            <text:p>110</text:p>
          </table:table-cell>
          <table:table-cell table:formula="of:=[.$B$1]+([.$B$2]*ABS([.C$3]-[.$A14]))" office:value-type="float" office:value="100" calcext:value-type="float">
            <text:p>100</text:p>
          </table:table-cell>
          <table:table-cell table:formula="of:=[.$B$1]+([.$B$2]*ABS([.D$3]-[.$A14]))" office:value-type="float" office:value="90" calcext:value-type="float">
            <text:p>90</text:p>
          </table:table-cell>
          <table:table-cell table:formula="of:=[.$B$1]+([.$B$2]*ABS([.E$3]-[.$A14]))" office:value-type="float" office:value="80" calcext:value-type="float">
            <text:p>80</text:p>
          </table:table-cell>
          <table:table-cell table:formula="of:=[.$B$1]+([.$B$2]*ABS([.F$3]-[.$A14]))" office:value-type="float" office:value="70" calcext:value-type="float">
            <text:p>70</text:p>
          </table:table-cell>
          <table:table-cell table:formula="of:=[.$B$1]+([.$B$2]*ABS([.G$3]-[.$A14]))" office:value-type="float" office:value="60" calcext:value-type="float">
            <text:p>60</text:p>
          </table:table-cell>
          <table:table-cell table:formula="of:=[.$B$1]+([.$B$2]*ABS([.H$3]-[.$A14]))" office:value-type="float" office:value="50" calcext:value-type="float">
            <text:p>50</text:p>
          </table:table-cell>
          <table:table-cell table:formula="of:=[.$B$1]+([.$B$2]*ABS([.I$3]-[.$A14]))" office:value-type="float" office:value="40" calcext:value-type="float">
            <text:p>40</text:p>
          </table:table-cell>
          <table:table-cell table:formula="of:=[.$B$1]+([.$B$2]*ABS([.J$3]-[.$A14]))" office:value-type="float" office:value="30" calcext:value-type="float">
            <text:p>30</text:p>
          </table:table-cell>
          <table:table-cell table:formula="of:=[.$B$1]+([.$B$2]*ABS([.K$3]-[.$A14]))" office:value-type="float" office:value="20" calcext:value-type="float">
            <text:p>20</text:p>
          </table:table-cell>
          <table:table-cell table:formula="of:=[.$B$1]+([.$B$2]*ABS([.L$3]-[.$A14]))" office:value-type="float" office:value="10" calcext:value-type="float">
            <text:p>10</text:p>
          </table:table-cell>
          <table:table-cell table:formula="of:=[.$B$1]+([.$B$2]*ABS([.M$3]-[.$A14]))" office:value-type="float" office:value="20" calcext:value-type="float">
            <text:p>20</text:p>
          </table:table-cell>
          <table:table-cell table:formula="of:=[.$B$1]+([.$B$2]*ABS([.N$3]-[.$A14]))" office:value-type="float" office:value="30" calcext:value-type="float">
            <text:p>30</text:p>
          </table:table-cell>
          <table:table-cell table:formula="of:=[.$B$1]+([.$B$2]*ABS([.O$3]-[.$A14]))" office:value-type="float" office:value="40" calcext:value-type="float">
            <text:p>40</text:p>
          </table:table-cell>
          <table:table-cell table:formula="of:=[.$B$1]+([.$B$2]*ABS([.P$3]-[.$A14]))" office:value-type="float" office:value="50" calcext:value-type="float">
            <text:p>50</text:p>
          </table:table-cell>
          <table:table-cell table:formula="of:=[.$B$1]+([.$B$2]*ABS([.Q$3]-[.$A14]))" office:value-type="float" office:value="60" calcext:value-type="float">
            <text:p>60</text:p>
          </table:table-cell>
          <table:table-cell table:formula="of:=[.$B$1]+([.$B$2]*ABS([.R$3]-[.$A14]))" office:value-type="float" office:value="70" calcext:value-type="float">
            <text:p>70</text:p>
          </table:table-cell>
          <table:table-cell table:formula="of:=[.$B$1]+([.$B$2]*ABS([.S$3]-[.$A14]))" office:value-type="float" office:value="80" calcext:value-type="float">
            <text:p>80</text:p>
          </table:table-cell>
          <table:table-cell table:formula="of:=[.$B$1]+([.$B$2]*ABS([.T$3]-[.$A14]))" office:value-type="float" office:value="90" calcext:value-type="float">
            <text:p>90</text:p>
          </table:table-cell>
          <table:table-cell table:formula="of:=[.$B$1]+([.$B$2]*ABS([.U$3]-[.$A14]))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formula="of:=[.A14]+5" office:value-type="float" office:value="60" calcext:value-type="float">
            <text:p>60</text:p>
          </table:table-cell>
          <table:table-cell table:formula="of:=[.$B$1]+([.$B$2]*ABS([.B$3]-[.$A15]))" office:value-type="float" office:value="120" calcext:value-type="float">
            <text:p>120</text:p>
          </table:table-cell>
          <table:table-cell table:formula="of:=[.$B$1]+([.$B$2]*ABS([.C$3]-[.$A15]))" office:value-type="float" office:value="110" calcext:value-type="float">
            <text:p>110</text:p>
          </table:table-cell>
          <table:table-cell table:formula="of:=[.$B$1]+([.$B$2]*ABS([.D$3]-[.$A15]))" office:value-type="float" office:value="100" calcext:value-type="float">
            <text:p>100</text:p>
          </table:table-cell>
          <table:table-cell table:formula="of:=[.$B$1]+([.$B$2]*ABS([.E$3]-[.$A15]))" office:value-type="float" office:value="90" calcext:value-type="float">
            <text:p>90</text:p>
          </table:table-cell>
          <table:table-cell table:formula="of:=[.$B$1]+([.$B$2]*ABS([.F$3]-[.$A15]))" office:value-type="float" office:value="80" calcext:value-type="float">
            <text:p>80</text:p>
          </table:table-cell>
          <table:table-cell table:formula="of:=[.$B$1]+([.$B$2]*ABS([.G$3]-[.$A15]))" office:value-type="float" office:value="70" calcext:value-type="float">
            <text:p>70</text:p>
          </table:table-cell>
          <table:table-cell table:formula="of:=[.$B$1]+([.$B$2]*ABS([.H$3]-[.$A15]))" office:value-type="float" office:value="60" calcext:value-type="float">
            <text:p>60</text:p>
          </table:table-cell>
          <table:table-cell table:formula="of:=[.$B$1]+([.$B$2]*ABS([.I$3]-[.$A15]))" office:value-type="float" office:value="50" calcext:value-type="float">
            <text:p>50</text:p>
          </table:table-cell>
          <table:table-cell table:formula="of:=[.$B$1]+([.$B$2]*ABS([.J$3]-[.$A15]))" office:value-type="float" office:value="40" calcext:value-type="float">
            <text:p>40</text:p>
          </table:table-cell>
          <table:table-cell table:formula="of:=[.$B$1]+([.$B$2]*ABS([.K$3]-[.$A15]))" office:value-type="float" office:value="30" calcext:value-type="float">
            <text:p>30</text:p>
          </table:table-cell>
          <table:table-cell table:formula="of:=[.$B$1]+([.$B$2]*ABS([.L$3]-[.$A15]))" office:value-type="float" office:value="20" calcext:value-type="float">
            <text:p>20</text:p>
          </table:table-cell>
          <table:table-cell table:formula="of:=[.$B$1]+([.$B$2]*ABS([.M$3]-[.$A15]))" office:value-type="float" office:value="10" calcext:value-type="float">
            <text:p>10</text:p>
          </table:table-cell>
          <table:table-cell table:formula="of:=[.$B$1]+([.$B$2]*ABS([.N$3]-[.$A15]))" office:value-type="float" office:value="20" calcext:value-type="float">
            <text:p>20</text:p>
          </table:table-cell>
          <table:table-cell table:formula="of:=[.$B$1]+([.$B$2]*ABS([.O$3]-[.$A15]))" office:value-type="float" office:value="30" calcext:value-type="float">
            <text:p>30</text:p>
          </table:table-cell>
          <table:table-cell table:formula="of:=[.$B$1]+([.$B$2]*ABS([.P$3]-[.$A15]))" office:value-type="float" office:value="40" calcext:value-type="float">
            <text:p>40</text:p>
          </table:table-cell>
          <table:table-cell table:formula="of:=[.$B$1]+([.$B$2]*ABS([.Q$3]-[.$A15]))" office:value-type="float" office:value="50" calcext:value-type="float">
            <text:p>50</text:p>
          </table:table-cell>
          <table:table-cell table:formula="of:=[.$B$1]+([.$B$2]*ABS([.R$3]-[.$A15]))" office:value-type="float" office:value="60" calcext:value-type="float">
            <text:p>60</text:p>
          </table:table-cell>
          <table:table-cell table:formula="of:=[.$B$1]+([.$B$2]*ABS([.S$3]-[.$A15]))" office:value-type="float" office:value="70" calcext:value-type="float">
            <text:p>70</text:p>
          </table:table-cell>
          <table:table-cell table:formula="of:=[.$B$1]+([.$B$2]*ABS([.T$3]-[.$A15]))" office:value-type="float" office:value="80" calcext:value-type="float">
            <text:p>80</text:p>
          </table:table-cell>
          <table:table-cell table:formula="of:=[.$B$1]+([.$B$2]*ABS([.U$3]-[.$A15]))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formula="of:=[.A15]+5" office:value-type="float" office:value="65" calcext:value-type="float">
            <text:p>65</text:p>
          </table:table-cell>
          <table:table-cell table:formula="of:=[.$B$1]+([.$B$2]*ABS([.B$3]-[.$A16]))" office:value-type="float" office:value="130" calcext:value-type="float">
            <text:p>130</text:p>
          </table:table-cell>
          <table:table-cell table:formula="of:=[.$B$1]+([.$B$2]*ABS([.C$3]-[.$A16]))" office:value-type="float" office:value="120" calcext:value-type="float">
            <text:p>120</text:p>
          </table:table-cell>
          <table:table-cell table:formula="of:=[.$B$1]+([.$B$2]*ABS([.D$3]-[.$A16]))" office:value-type="float" office:value="110" calcext:value-type="float">
            <text:p>110</text:p>
          </table:table-cell>
          <table:table-cell table:formula="of:=[.$B$1]+([.$B$2]*ABS([.E$3]-[.$A16]))" office:value-type="float" office:value="100" calcext:value-type="float">
            <text:p>100</text:p>
          </table:table-cell>
          <table:table-cell table:formula="of:=[.$B$1]+([.$B$2]*ABS([.F$3]-[.$A16]))" office:value-type="float" office:value="90" calcext:value-type="float">
            <text:p>90</text:p>
          </table:table-cell>
          <table:table-cell table:formula="of:=[.$B$1]+([.$B$2]*ABS([.G$3]-[.$A16]))" office:value-type="float" office:value="80" calcext:value-type="float">
            <text:p>80</text:p>
          </table:table-cell>
          <table:table-cell table:formula="of:=[.$B$1]+([.$B$2]*ABS([.H$3]-[.$A16]))" office:value-type="float" office:value="70" calcext:value-type="float">
            <text:p>70</text:p>
          </table:table-cell>
          <table:table-cell table:formula="of:=[.$B$1]+([.$B$2]*ABS([.I$3]-[.$A16]))" office:value-type="float" office:value="60" calcext:value-type="float">
            <text:p>60</text:p>
          </table:table-cell>
          <table:table-cell table:formula="of:=[.$B$1]+([.$B$2]*ABS([.J$3]-[.$A16]))" office:value-type="float" office:value="50" calcext:value-type="float">
            <text:p>50</text:p>
          </table:table-cell>
          <table:table-cell table:formula="of:=[.$B$1]+([.$B$2]*ABS([.K$3]-[.$A16]))" office:value-type="float" office:value="40" calcext:value-type="float">
            <text:p>40</text:p>
          </table:table-cell>
          <table:table-cell table:formula="of:=[.$B$1]+([.$B$2]*ABS([.L$3]-[.$A16]))" office:value-type="float" office:value="30" calcext:value-type="float">
            <text:p>30</text:p>
          </table:table-cell>
          <table:table-cell table:formula="of:=[.$B$1]+([.$B$2]*ABS([.M$3]-[.$A16]))" office:value-type="float" office:value="20" calcext:value-type="float">
            <text:p>20</text:p>
          </table:table-cell>
          <table:table-cell table:formula="of:=[.$B$1]+([.$B$2]*ABS([.N$3]-[.$A16]))" office:value-type="float" office:value="10" calcext:value-type="float">
            <text:p>10</text:p>
          </table:table-cell>
          <table:table-cell table:formula="of:=[.$B$1]+([.$B$2]*ABS([.O$3]-[.$A16]))" office:value-type="float" office:value="20" calcext:value-type="float">
            <text:p>20</text:p>
          </table:table-cell>
          <table:table-cell table:formula="of:=[.$B$1]+([.$B$2]*ABS([.P$3]-[.$A16]))" office:value-type="float" office:value="30" calcext:value-type="float">
            <text:p>30</text:p>
          </table:table-cell>
          <table:table-cell table:formula="of:=[.$B$1]+([.$B$2]*ABS([.Q$3]-[.$A16]))" office:value-type="float" office:value="40" calcext:value-type="float">
            <text:p>40</text:p>
          </table:table-cell>
          <table:table-cell table:formula="of:=[.$B$1]+([.$B$2]*ABS([.R$3]-[.$A16]))" office:value-type="float" office:value="50" calcext:value-type="float">
            <text:p>50</text:p>
          </table:table-cell>
          <table:table-cell table:formula="of:=[.$B$1]+([.$B$2]*ABS([.S$3]-[.$A16]))" office:value-type="float" office:value="60" calcext:value-type="float">
            <text:p>60</text:p>
          </table:table-cell>
          <table:table-cell table:formula="of:=[.$B$1]+([.$B$2]*ABS([.T$3]-[.$A16]))" office:value-type="float" office:value="70" calcext:value-type="float">
            <text:p>70</text:p>
          </table:table-cell>
          <table:table-cell table:formula="of:=[.$B$1]+([.$B$2]*ABS([.U$3]-[.$A16]))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formula="of:=[.A16]+5" office:value-type="float" office:value="70" calcext:value-type="float">
            <text:p>70</text:p>
          </table:table-cell>
          <table:table-cell table:formula="of:=[.$B$1]+([.$B$2]*ABS([.B$3]-[.$A17]))" office:value-type="float" office:value="140" calcext:value-type="float">
            <text:p>140</text:p>
          </table:table-cell>
          <table:table-cell table:formula="of:=[.$B$1]+([.$B$2]*ABS([.C$3]-[.$A17]))" office:value-type="float" office:value="130" calcext:value-type="float">
            <text:p>130</text:p>
          </table:table-cell>
          <table:table-cell table:formula="of:=[.$B$1]+([.$B$2]*ABS([.D$3]-[.$A17]))" office:value-type="float" office:value="120" calcext:value-type="float">
            <text:p>120</text:p>
          </table:table-cell>
          <table:table-cell table:formula="of:=[.$B$1]+([.$B$2]*ABS([.E$3]-[.$A17]))" office:value-type="float" office:value="110" calcext:value-type="float">
            <text:p>110</text:p>
          </table:table-cell>
          <table:table-cell table:formula="of:=[.$B$1]+([.$B$2]*ABS([.F$3]-[.$A17]))" office:value-type="float" office:value="100" calcext:value-type="float">
            <text:p>100</text:p>
          </table:table-cell>
          <table:table-cell table:formula="of:=[.$B$1]+([.$B$2]*ABS([.G$3]-[.$A17]))" office:value-type="float" office:value="90" calcext:value-type="float">
            <text:p>90</text:p>
          </table:table-cell>
          <table:table-cell table:formula="of:=[.$B$1]+([.$B$2]*ABS([.H$3]-[.$A17]))" office:value-type="float" office:value="80" calcext:value-type="float">
            <text:p>80</text:p>
          </table:table-cell>
          <table:table-cell table:formula="of:=[.$B$1]+([.$B$2]*ABS([.I$3]-[.$A17]))" office:value-type="float" office:value="70" calcext:value-type="float">
            <text:p>70</text:p>
          </table:table-cell>
          <table:table-cell table:formula="of:=[.$B$1]+([.$B$2]*ABS([.J$3]-[.$A17]))" office:value-type="float" office:value="60" calcext:value-type="float">
            <text:p>60</text:p>
          </table:table-cell>
          <table:table-cell table:formula="of:=[.$B$1]+([.$B$2]*ABS([.K$3]-[.$A17]))" office:value-type="float" office:value="50" calcext:value-type="float">
            <text:p>50</text:p>
          </table:table-cell>
          <table:table-cell table:formula="of:=[.$B$1]+([.$B$2]*ABS([.L$3]-[.$A17]))" office:value-type="float" office:value="40" calcext:value-type="float">
            <text:p>40</text:p>
          </table:table-cell>
          <table:table-cell table:formula="of:=[.$B$1]+([.$B$2]*ABS([.M$3]-[.$A17]))" office:value-type="float" office:value="30" calcext:value-type="float">
            <text:p>30</text:p>
          </table:table-cell>
          <table:table-cell table:formula="of:=[.$B$1]+([.$B$2]*ABS([.N$3]-[.$A17]))" office:value-type="float" office:value="20" calcext:value-type="float">
            <text:p>20</text:p>
          </table:table-cell>
          <table:table-cell table:formula="of:=[.$B$1]+([.$B$2]*ABS([.O$3]-[.$A17]))" office:value-type="float" office:value="10" calcext:value-type="float">
            <text:p>10</text:p>
          </table:table-cell>
          <table:table-cell table:formula="of:=[.$B$1]+([.$B$2]*ABS([.P$3]-[.$A17]))" office:value-type="float" office:value="20" calcext:value-type="float">
            <text:p>20</text:p>
          </table:table-cell>
          <table:table-cell table:formula="of:=[.$B$1]+([.$B$2]*ABS([.Q$3]-[.$A17]))" office:value-type="float" office:value="30" calcext:value-type="float">
            <text:p>30</text:p>
          </table:table-cell>
          <table:table-cell table:formula="of:=[.$B$1]+([.$B$2]*ABS([.R$3]-[.$A17]))" office:value-type="float" office:value="40" calcext:value-type="float">
            <text:p>40</text:p>
          </table:table-cell>
          <table:table-cell table:formula="of:=[.$B$1]+([.$B$2]*ABS([.S$3]-[.$A17]))" office:value-type="float" office:value="50" calcext:value-type="float">
            <text:p>50</text:p>
          </table:table-cell>
          <table:table-cell table:formula="of:=[.$B$1]+([.$B$2]*ABS([.T$3]-[.$A17]))" office:value-type="float" office:value="60" calcext:value-type="float">
            <text:p>60</text:p>
          </table:table-cell>
          <table:table-cell table:formula="of:=[.$B$1]+([.$B$2]*ABS([.U$3]-[.$A17]))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table:formula="of:=[.A17]+5" office:value-type="float" office:value="75" calcext:value-type="float">
            <text:p>75</text:p>
          </table:table-cell>
          <table:table-cell table:formula="of:=[.$B$1]+([.$B$2]*ABS([.B$3]-[.$A18]))" office:value-type="float" office:value="150" calcext:value-type="float">
            <text:p>150</text:p>
          </table:table-cell>
          <table:table-cell table:formula="of:=[.$B$1]+([.$B$2]*ABS([.C$3]-[.$A18]))" office:value-type="float" office:value="140" calcext:value-type="float">
            <text:p>140</text:p>
          </table:table-cell>
          <table:table-cell table:formula="of:=[.$B$1]+([.$B$2]*ABS([.D$3]-[.$A18]))" office:value-type="float" office:value="130" calcext:value-type="float">
            <text:p>130</text:p>
          </table:table-cell>
          <table:table-cell table:formula="of:=[.$B$1]+([.$B$2]*ABS([.E$3]-[.$A18]))" office:value-type="float" office:value="120" calcext:value-type="float">
            <text:p>120</text:p>
          </table:table-cell>
          <table:table-cell table:formula="of:=[.$B$1]+([.$B$2]*ABS([.F$3]-[.$A18]))" office:value-type="float" office:value="110" calcext:value-type="float">
            <text:p>110</text:p>
          </table:table-cell>
          <table:table-cell table:formula="of:=[.$B$1]+([.$B$2]*ABS([.G$3]-[.$A18]))" office:value-type="float" office:value="100" calcext:value-type="float">
            <text:p>100</text:p>
          </table:table-cell>
          <table:table-cell table:formula="of:=[.$B$1]+([.$B$2]*ABS([.H$3]-[.$A18]))" office:value-type="float" office:value="90" calcext:value-type="float">
            <text:p>90</text:p>
          </table:table-cell>
          <table:table-cell table:formula="of:=[.$B$1]+([.$B$2]*ABS([.I$3]-[.$A18]))" office:value-type="float" office:value="80" calcext:value-type="float">
            <text:p>80</text:p>
          </table:table-cell>
          <table:table-cell table:formula="of:=[.$B$1]+([.$B$2]*ABS([.J$3]-[.$A18]))" office:value-type="float" office:value="70" calcext:value-type="float">
            <text:p>70</text:p>
          </table:table-cell>
          <table:table-cell table:formula="of:=[.$B$1]+([.$B$2]*ABS([.K$3]-[.$A18]))" office:value-type="float" office:value="60" calcext:value-type="float">
            <text:p>60</text:p>
          </table:table-cell>
          <table:table-cell table:formula="of:=[.$B$1]+([.$B$2]*ABS([.L$3]-[.$A18]))" office:value-type="float" office:value="50" calcext:value-type="float">
            <text:p>50</text:p>
          </table:table-cell>
          <table:table-cell table:formula="of:=[.$B$1]+([.$B$2]*ABS([.M$3]-[.$A18]))" office:value-type="float" office:value="40" calcext:value-type="float">
            <text:p>40</text:p>
          </table:table-cell>
          <table:table-cell table:formula="of:=[.$B$1]+([.$B$2]*ABS([.N$3]-[.$A18]))" office:value-type="float" office:value="30" calcext:value-type="float">
            <text:p>30</text:p>
          </table:table-cell>
          <table:table-cell table:formula="of:=[.$B$1]+([.$B$2]*ABS([.O$3]-[.$A18]))" office:value-type="float" office:value="20" calcext:value-type="float">
            <text:p>20</text:p>
          </table:table-cell>
          <table:table-cell table:formula="of:=[.$B$1]+([.$B$2]*ABS([.P$3]-[.$A18]))" office:value-type="float" office:value="10" calcext:value-type="float">
            <text:p>10</text:p>
          </table:table-cell>
          <table:table-cell table:formula="of:=[.$B$1]+([.$B$2]*ABS([.Q$3]-[.$A18]))" office:value-type="float" office:value="20" calcext:value-type="float">
            <text:p>20</text:p>
          </table:table-cell>
          <table:table-cell table:formula="of:=[.$B$1]+([.$B$2]*ABS([.R$3]-[.$A18]))" office:value-type="float" office:value="30" calcext:value-type="float">
            <text:p>30</text:p>
          </table:table-cell>
          <table:table-cell table:formula="of:=[.$B$1]+([.$B$2]*ABS([.S$3]-[.$A18]))" office:value-type="float" office:value="40" calcext:value-type="float">
            <text:p>40</text:p>
          </table:table-cell>
          <table:table-cell table:formula="of:=[.$B$1]+([.$B$2]*ABS([.T$3]-[.$A18]))" office:value-type="float" office:value="50" calcext:value-type="float">
            <text:p>50</text:p>
          </table:table-cell>
          <table:table-cell table:formula="of:=[.$B$1]+([.$B$2]*ABS([.U$3]-[.$A18]))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formula="of:=[.A18]+5" office:value-type="float" office:value="80" calcext:value-type="float">
            <text:p>80</text:p>
          </table:table-cell>
          <table:table-cell table:formula="of:=[.$B$1]+([.$B$2]*ABS([.B$3]-[.$A19]))" office:value-type="float" office:value="160" calcext:value-type="float">
            <text:p>160</text:p>
          </table:table-cell>
          <table:table-cell table:formula="of:=[.$B$1]+([.$B$2]*ABS([.C$3]-[.$A19]))" office:value-type="float" office:value="150" calcext:value-type="float">
            <text:p>150</text:p>
          </table:table-cell>
          <table:table-cell table:formula="of:=[.$B$1]+([.$B$2]*ABS([.D$3]-[.$A19]))" office:value-type="float" office:value="140" calcext:value-type="float">
            <text:p>140</text:p>
          </table:table-cell>
          <table:table-cell table:formula="of:=[.$B$1]+([.$B$2]*ABS([.E$3]-[.$A19]))" office:value-type="float" office:value="130" calcext:value-type="float">
            <text:p>130</text:p>
          </table:table-cell>
          <table:table-cell table:formula="of:=[.$B$1]+([.$B$2]*ABS([.F$3]-[.$A19]))" office:value-type="float" office:value="120" calcext:value-type="float">
            <text:p>120</text:p>
          </table:table-cell>
          <table:table-cell table:formula="of:=[.$B$1]+([.$B$2]*ABS([.G$3]-[.$A19]))" office:value-type="float" office:value="110" calcext:value-type="float">
            <text:p>110</text:p>
          </table:table-cell>
          <table:table-cell table:formula="of:=[.$B$1]+([.$B$2]*ABS([.H$3]-[.$A19]))" office:value-type="float" office:value="100" calcext:value-type="float">
            <text:p>100</text:p>
          </table:table-cell>
          <table:table-cell table:formula="of:=[.$B$1]+([.$B$2]*ABS([.I$3]-[.$A19]))" office:value-type="float" office:value="90" calcext:value-type="float">
            <text:p>90</text:p>
          </table:table-cell>
          <table:table-cell table:formula="of:=[.$B$1]+([.$B$2]*ABS([.J$3]-[.$A19]))" office:value-type="float" office:value="80" calcext:value-type="float">
            <text:p>80</text:p>
          </table:table-cell>
          <table:table-cell table:formula="of:=[.$B$1]+([.$B$2]*ABS([.K$3]-[.$A19]))" office:value-type="float" office:value="70" calcext:value-type="float">
            <text:p>70</text:p>
          </table:table-cell>
          <table:table-cell table:formula="of:=[.$B$1]+([.$B$2]*ABS([.L$3]-[.$A19]))" office:value-type="float" office:value="60" calcext:value-type="float">
            <text:p>60</text:p>
          </table:table-cell>
          <table:table-cell table:formula="of:=[.$B$1]+([.$B$2]*ABS([.M$3]-[.$A19]))" office:value-type="float" office:value="50" calcext:value-type="float">
            <text:p>50</text:p>
          </table:table-cell>
          <table:table-cell table:formula="of:=[.$B$1]+([.$B$2]*ABS([.N$3]-[.$A19]))" office:value-type="float" office:value="40" calcext:value-type="float">
            <text:p>40</text:p>
          </table:table-cell>
          <table:table-cell table:formula="of:=[.$B$1]+([.$B$2]*ABS([.O$3]-[.$A19]))" office:value-type="float" office:value="30" calcext:value-type="float">
            <text:p>30</text:p>
          </table:table-cell>
          <table:table-cell table:formula="of:=[.$B$1]+([.$B$2]*ABS([.P$3]-[.$A19]))" office:value-type="float" office:value="20" calcext:value-type="float">
            <text:p>20</text:p>
          </table:table-cell>
          <table:table-cell table:formula="of:=[.$B$1]+([.$B$2]*ABS([.Q$3]-[.$A19]))" office:value-type="float" office:value="10" calcext:value-type="float">
            <text:p>10</text:p>
          </table:table-cell>
          <table:table-cell table:formula="of:=[.$B$1]+([.$B$2]*ABS([.R$3]-[.$A19]))" office:value-type="float" office:value="20" calcext:value-type="float">
            <text:p>20</text:p>
          </table:table-cell>
          <table:table-cell table:formula="of:=[.$B$1]+([.$B$2]*ABS([.S$3]-[.$A19]))" office:value-type="float" office:value="30" calcext:value-type="float">
            <text:p>30</text:p>
          </table:table-cell>
          <table:table-cell table:formula="of:=[.$B$1]+([.$B$2]*ABS([.T$3]-[.$A19]))" office:value-type="float" office:value="40" calcext:value-type="float">
            <text:p>40</text:p>
          </table:table-cell>
          <table:table-cell table:formula="of:=[.$B$1]+([.$B$2]*ABS([.U$3]-[.$A19])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formula="of:=[.A19]+5" office:value-type="float" office:value="85" calcext:value-type="float">
            <text:p>85</text:p>
          </table:table-cell>
          <table:table-cell table:formula="of:=[.$B$1]+([.$B$2]*ABS([.B$3]-[.$A20]))" office:value-type="float" office:value="170" calcext:value-type="float">
            <text:p>170</text:p>
          </table:table-cell>
          <table:table-cell table:formula="of:=[.$B$1]+([.$B$2]*ABS([.C$3]-[.$A20]))" office:value-type="float" office:value="160" calcext:value-type="float">
            <text:p>160</text:p>
          </table:table-cell>
          <table:table-cell table:formula="of:=[.$B$1]+([.$B$2]*ABS([.D$3]-[.$A20]))" office:value-type="float" office:value="150" calcext:value-type="float">
            <text:p>150</text:p>
          </table:table-cell>
          <table:table-cell table:formula="of:=[.$B$1]+([.$B$2]*ABS([.E$3]-[.$A20]))" office:value-type="float" office:value="140" calcext:value-type="float">
            <text:p>140</text:p>
          </table:table-cell>
          <table:table-cell table:formula="of:=[.$B$1]+([.$B$2]*ABS([.F$3]-[.$A20]))" office:value-type="float" office:value="130" calcext:value-type="float">
            <text:p>130</text:p>
          </table:table-cell>
          <table:table-cell table:formula="of:=[.$B$1]+([.$B$2]*ABS([.G$3]-[.$A20]))" office:value-type="float" office:value="120" calcext:value-type="float">
            <text:p>120</text:p>
          </table:table-cell>
          <table:table-cell table:formula="of:=[.$B$1]+([.$B$2]*ABS([.H$3]-[.$A20]))" office:value-type="float" office:value="110" calcext:value-type="float">
            <text:p>110</text:p>
          </table:table-cell>
          <table:table-cell table:formula="of:=[.$B$1]+([.$B$2]*ABS([.I$3]-[.$A20]))" office:value-type="float" office:value="100" calcext:value-type="float">
            <text:p>100</text:p>
          </table:table-cell>
          <table:table-cell table:formula="of:=[.$B$1]+([.$B$2]*ABS([.J$3]-[.$A20]))" office:value-type="float" office:value="90" calcext:value-type="float">
            <text:p>90</text:p>
          </table:table-cell>
          <table:table-cell table:formula="of:=[.$B$1]+([.$B$2]*ABS([.K$3]-[.$A20]))" office:value-type="float" office:value="80" calcext:value-type="float">
            <text:p>80</text:p>
          </table:table-cell>
          <table:table-cell table:formula="of:=[.$B$1]+([.$B$2]*ABS([.L$3]-[.$A20]))" office:value-type="float" office:value="70" calcext:value-type="float">
            <text:p>70</text:p>
          </table:table-cell>
          <table:table-cell table:formula="of:=[.$B$1]+([.$B$2]*ABS([.M$3]-[.$A20]))" office:value-type="float" office:value="60" calcext:value-type="float">
            <text:p>60</text:p>
          </table:table-cell>
          <table:table-cell table:formula="of:=[.$B$1]+([.$B$2]*ABS([.N$3]-[.$A20]))" office:value-type="float" office:value="50" calcext:value-type="float">
            <text:p>50</text:p>
          </table:table-cell>
          <table:table-cell table:formula="of:=[.$B$1]+([.$B$2]*ABS([.O$3]-[.$A20]))" office:value-type="float" office:value="40" calcext:value-type="float">
            <text:p>40</text:p>
          </table:table-cell>
          <table:table-cell table:formula="of:=[.$B$1]+([.$B$2]*ABS([.P$3]-[.$A20]))" office:value-type="float" office:value="30" calcext:value-type="float">
            <text:p>30</text:p>
          </table:table-cell>
          <table:table-cell table:formula="of:=[.$B$1]+([.$B$2]*ABS([.Q$3]-[.$A20]))" office:value-type="float" office:value="20" calcext:value-type="float">
            <text:p>20</text:p>
          </table:table-cell>
          <table:table-cell table:formula="of:=[.$B$1]+([.$B$2]*ABS([.R$3]-[.$A20]))" office:value-type="float" office:value="10" calcext:value-type="float">
            <text:p>10</text:p>
          </table:table-cell>
          <table:table-cell table:formula="of:=[.$B$1]+([.$B$2]*ABS([.S$3]-[.$A20]))" office:value-type="float" office:value="20" calcext:value-type="float">
            <text:p>20</text:p>
          </table:table-cell>
          <table:table-cell table:formula="of:=[.$B$1]+([.$B$2]*ABS([.T$3]-[.$A20]))" office:value-type="float" office:value="30" calcext:value-type="float">
            <text:p>30</text:p>
          </table:table-cell>
          <table:table-cell table:formula="of:=[.$B$1]+([.$B$2]*ABS([.U$3]-[.$A20]))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20]+5" office:value-type="float" office:value="90" calcext:value-type="float">
            <text:p>90</text:p>
          </table:table-cell>
          <table:table-cell table:formula="of:=[.$B$1]+([.$B$2]*ABS([.B$3]-[.$A21]))" office:value-type="float" office:value="180" calcext:value-type="float">
            <text:p>180</text:p>
          </table:table-cell>
          <table:table-cell table:formula="of:=[.$B$1]+([.$B$2]*ABS([.C$3]-[.$A21]))" office:value-type="float" office:value="170" calcext:value-type="float">
            <text:p>170</text:p>
          </table:table-cell>
          <table:table-cell table:formula="of:=[.$B$1]+([.$B$2]*ABS([.D$3]-[.$A21]))" office:value-type="float" office:value="160" calcext:value-type="float">
            <text:p>160</text:p>
          </table:table-cell>
          <table:table-cell table:formula="of:=[.$B$1]+([.$B$2]*ABS([.E$3]-[.$A21]))" office:value-type="float" office:value="150" calcext:value-type="float">
            <text:p>150</text:p>
          </table:table-cell>
          <table:table-cell table:formula="of:=[.$B$1]+([.$B$2]*ABS([.F$3]-[.$A21]))" office:value-type="float" office:value="140" calcext:value-type="float">
            <text:p>140</text:p>
          </table:table-cell>
          <table:table-cell table:formula="of:=[.$B$1]+([.$B$2]*ABS([.G$3]-[.$A21]))" office:value-type="float" office:value="130" calcext:value-type="float">
            <text:p>130</text:p>
          </table:table-cell>
          <table:table-cell table:formula="of:=[.$B$1]+([.$B$2]*ABS([.H$3]-[.$A21]))" office:value-type="float" office:value="120" calcext:value-type="float">
            <text:p>120</text:p>
          </table:table-cell>
          <table:table-cell table:formula="of:=[.$B$1]+([.$B$2]*ABS([.I$3]-[.$A21]))" office:value-type="float" office:value="110" calcext:value-type="float">
            <text:p>110</text:p>
          </table:table-cell>
          <table:table-cell table:formula="of:=[.$B$1]+([.$B$2]*ABS([.J$3]-[.$A21]))" office:value-type="float" office:value="100" calcext:value-type="float">
            <text:p>100</text:p>
          </table:table-cell>
          <table:table-cell table:formula="of:=[.$B$1]+([.$B$2]*ABS([.K$3]-[.$A21]))" office:value-type="float" office:value="90" calcext:value-type="float">
            <text:p>90</text:p>
          </table:table-cell>
          <table:table-cell table:formula="of:=[.$B$1]+([.$B$2]*ABS([.L$3]-[.$A21]))" office:value-type="float" office:value="80" calcext:value-type="float">
            <text:p>80</text:p>
          </table:table-cell>
          <table:table-cell table:formula="of:=[.$B$1]+([.$B$2]*ABS([.M$3]-[.$A21]))" office:value-type="float" office:value="70" calcext:value-type="float">
            <text:p>70</text:p>
          </table:table-cell>
          <table:table-cell table:formula="of:=[.$B$1]+([.$B$2]*ABS([.N$3]-[.$A21]))" office:value-type="float" office:value="60" calcext:value-type="float">
            <text:p>60</text:p>
          </table:table-cell>
          <table:table-cell table:formula="of:=[.$B$1]+([.$B$2]*ABS([.O$3]-[.$A21]))" office:value-type="float" office:value="50" calcext:value-type="float">
            <text:p>50</text:p>
          </table:table-cell>
          <table:table-cell table:formula="of:=[.$B$1]+([.$B$2]*ABS([.P$3]-[.$A21]))" office:value-type="float" office:value="40" calcext:value-type="float">
            <text:p>40</text:p>
          </table:table-cell>
          <table:table-cell table:formula="of:=[.$B$1]+([.$B$2]*ABS([.Q$3]-[.$A21]))" office:value-type="float" office:value="30" calcext:value-type="float">
            <text:p>30</text:p>
          </table:table-cell>
          <table:table-cell table:formula="of:=[.$B$1]+([.$B$2]*ABS([.R$3]-[.$A21]))" office:value-type="float" office:value="20" calcext:value-type="float">
            <text:p>20</text:p>
          </table:table-cell>
          <table:table-cell table:formula="of:=[.$B$1]+([.$B$2]*ABS([.S$3]-[.$A21]))" office:value-type="float" office:value="10" calcext:value-type="float">
            <text:p>10</text:p>
          </table:table-cell>
          <table:table-cell table:formula="of:=[.$B$1]+([.$B$2]*ABS([.T$3]-[.$A21]))" office:value-type="float" office:value="20" calcext:value-type="float">
            <text:p>20</text:p>
          </table:table-cell>
          <table:table-cell table:formula="of:=[.$B$1]+([.$B$2]*ABS([.U$3]-[.$A21])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formula="of:=[.A21]+5" office:value-type="float" office:value="95" calcext:value-type="float">
            <text:p>95</text:p>
          </table:table-cell>
          <table:table-cell table:formula="of:=[.$B$1]+([.$B$2]*ABS([.B$3]-[.$A22]))" office:value-type="float" office:value="190" calcext:value-type="float">
            <text:p>190</text:p>
          </table:table-cell>
          <table:table-cell table:formula="of:=[.$B$1]+([.$B$2]*ABS([.C$3]-[.$A22]))" office:value-type="float" office:value="180" calcext:value-type="float">
            <text:p>180</text:p>
          </table:table-cell>
          <table:table-cell table:formula="of:=[.$B$1]+([.$B$2]*ABS([.D$3]-[.$A22]))" office:value-type="float" office:value="170" calcext:value-type="float">
            <text:p>170</text:p>
          </table:table-cell>
          <table:table-cell table:formula="of:=[.$B$1]+([.$B$2]*ABS([.E$3]-[.$A22]))" office:value-type="float" office:value="160" calcext:value-type="float">
            <text:p>160</text:p>
          </table:table-cell>
          <table:table-cell table:formula="of:=[.$B$1]+([.$B$2]*ABS([.F$3]-[.$A22]))" office:value-type="float" office:value="150" calcext:value-type="float">
            <text:p>150</text:p>
          </table:table-cell>
          <table:table-cell table:formula="of:=[.$B$1]+([.$B$2]*ABS([.G$3]-[.$A22]))" office:value-type="float" office:value="140" calcext:value-type="float">
            <text:p>140</text:p>
          </table:table-cell>
          <table:table-cell table:formula="of:=[.$B$1]+([.$B$2]*ABS([.H$3]-[.$A22]))" office:value-type="float" office:value="130" calcext:value-type="float">
            <text:p>130</text:p>
          </table:table-cell>
          <table:table-cell table:formula="of:=[.$B$1]+([.$B$2]*ABS([.I$3]-[.$A22]))" office:value-type="float" office:value="120" calcext:value-type="float">
            <text:p>120</text:p>
          </table:table-cell>
          <table:table-cell table:formula="of:=[.$B$1]+([.$B$2]*ABS([.J$3]-[.$A22]))" office:value-type="float" office:value="110" calcext:value-type="float">
            <text:p>110</text:p>
          </table:table-cell>
          <table:table-cell table:formula="of:=[.$B$1]+([.$B$2]*ABS([.K$3]-[.$A22]))" office:value-type="float" office:value="100" calcext:value-type="float">
            <text:p>100</text:p>
          </table:table-cell>
          <table:table-cell table:formula="of:=[.$B$1]+([.$B$2]*ABS([.L$3]-[.$A22]))" office:value-type="float" office:value="90" calcext:value-type="float">
            <text:p>90</text:p>
          </table:table-cell>
          <table:table-cell table:formula="of:=[.$B$1]+([.$B$2]*ABS([.M$3]-[.$A22]))" office:value-type="float" office:value="80" calcext:value-type="float">
            <text:p>80</text:p>
          </table:table-cell>
          <table:table-cell table:formula="of:=[.$B$1]+([.$B$2]*ABS([.N$3]-[.$A22]))" office:value-type="float" office:value="70" calcext:value-type="float">
            <text:p>70</text:p>
          </table:table-cell>
          <table:table-cell table:formula="of:=[.$B$1]+([.$B$2]*ABS([.O$3]-[.$A22]))" office:value-type="float" office:value="60" calcext:value-type="float">
            <text:p>60</text:p>
          </table:table-cell>
          <table:table-cell table:formula="of:=[.$B$1]+([.$B$2]*ABS([.P$3]-[.$A22]))" office:value-type="float" office:value="50" calcext:value-type="float">
            <text:p>50</text:p>
          </table:table-cell>
          <table:table-cell table:formula="of:=[.$B$1]+([.$B$2]*ABS([.Q$3]-[.$A22]))" office:value-type="float" office:value="40" calcext:value-type="float">
            <text:p>40</text:p>
          </table:table-cell>
          <table:table-cell table:formula="of:=[.$B$1]+([.$B$2]*ABS([.R$3]-[.$A22]))" office:value-type="float" office:value="30" calcext:value-type="float">
            <text:p>30</text:p>
          </table:table-cell>
          <table:table-cell table:formula="of:=[.$B$1]+([.$B$2]*ABS([.S$3]-[.$A22]))" office:value-type="float" office:value="20" calcext:value-type="float">
            <text:p>20</text:p>
          </table:table-cell>
          <table:table-cell table:formula="of:=[.$B$1]+([.$B$2]*ABS([.T$3]-[.$A22]))" office:value-type="float" office:value="10" calcext:value-type="float">
            <text:p>10</text:p>
          </table:table-cell>
          <table:table-cell table:formula="of:=[.$B$1]+([.$B$2]*ABS([.U$3]-[.$A22])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formula="of:=[.A22]+5" office:value-type="float" office:value="100" calcext:value-type="float">
            <text:p>100</text:p>
          </table:table-cell>
          <table:table-cell table:formula="of:=[.$B$1]+([.$B$2]*ABS([.B$3]-[.$A23]))" office:value-type="float" office:value="200" calcext:value-type="float">
            <text:p>200</text:p>
          </table:table-cell>
          <table:table-cell table:formula="of:=[.$B$1]+([.$B$2]*ABS([.C$3]-[.$A23]))" office:value-type="float" office:value="190" calcext:value-type="float">
            <text:p>190</text:p>
          </table:table-cell>
          <table:table-cell table:formula="of:=[.$B$1]+([.$B$2]*ABS([.D$3]-[.$A23]))" office:value-type="float" office:value="180" calcext:value-type="float">
            <text:p>180</text:p>
          </table:table-cell>
          <table:table-cell table:formula="of:=[.$B$1]+([.$B$2]*ABS([.E$3]-[.$A23]))" office:value-type="float" office:value="170" calcext:value-type="float">
            <text:p>170</text:p>
          </table:table-cell>
          <table:table-cell table:formula="of:=[.$B$1]+([.$B$2]*ABS([.F$3]-[.$A23]))" office:value-type="float" office:value="160" calcext:value-type="float">
            <text:p>160</text:p>
          </table:table-cell>
          <table:table-cell table:formula="of:=[.$B$1]+([.$B$2]*ABS([.G$3]-[.$A23]))" office:value-type="float" office:value="150" calcext:value-type="float">
            <text:p>150</text:p>
          </table:table-cell>
          <table:table-cell table:formula="of:=[.$B$1]+([.$B$2]*ABS([.H$3]-[.$A23]))" office:value-type="float" office:value="140" calcext:value-type="float">
            <text:p>140</text:p>
          </table:table-cell>
          <table:table-cell table:formula="of:=[.$B$1]+([.$B$2]*ABS([.I$3]-[.$A23]))" office:value-type="float" office:value="130" calcext:value-type="float">
            <text:p>130</text:p>
          </table:table-cell>
          <table:table-cell table:formula="of:=[.$B$1]+([.$B$2]*ABS([.J$3]-[.$A23]))" office:value-type="float" office:value="120" calcext:value-type="float">
            <text:p>120</text:p>
          </table:table-cell>
          <table:table-cell table:formula="of:=[.$B$1]+([.$B$2]*ABS([.K$3]-[.$A23]))" office:value-type="float" office:value="110" calcext:value-type="float">
            <text:p>110</text:p>
          </table:table-cell>
          <table:table-cell table:formula="of:=[.$B$1]+([.$B$2]*ABS([.L$3]-[.$A23]))" office:value-type="float" office:value="100" calcext:value-type="float">
            <text:p>100</text:p>
          </table:table-cell>
          <table:table-cell table:formula="of:=[.$B$1]+([.$B$2]*ABS([.M$3]-[.$A23]))" office:value-type="float" office:value="90" calcext:value-type="float">
            <text:p>90</text:p>
          </table:table-cell>
          <table:table-cell table:formula="of:=[.$B$1]+([.$B$2]*ABS([.N$3]-[.$A23]))" office:value-type="float" office:value="80" calcext:value-type="float">
            <text:p>80</text:p>
          </table:table-cell>
          <table:table-cell table:formula="of:=[.$B$1]+([.$B$2]*ABS([.O$3]-[.$A23]))" office:value-type="float" office:value="70" calcext:value-type="float">
            <text:p>70</text:p>
          </table:table-cell>
          <table:table-cell table:formula="of:=[.$B$1]+([.$B$2]*ABS([.P$3]-[.$A23]))" office:value-type="float" office:value="60" calcext:value-type="float">
            <text:p>60</text:p>
          </table:table-cell>
          <table:table-cell table:formula="of:=[.$B$1]+([.$B$2]*ABS([.Q$3]-[.$A23]))" office:value-type="float" office:value="50" calcext:value-type="float">
            <text:p>50</text:p>
          </table:table-cell>
          <table:table-cell table:formula="of:=[.$B$1]+([.$B$2]*ABS([.R$3]-[.$A23]))" office:value-type="float" office:value="40" calcext:value-type="float">
            <text:p>40</text:p>
          </table:table-cell>
          <table:table-cell table:formula="of:=[.$B$1]+([.$B$2]*ABS([.S$3]-[.$A23]))" office:value-type="float" office:value="30" calcext:value-type="float">
            <text:p>30</text:p>
          </table:table-cell>
          <table:table-cell table:formula="of:=[.$B$1]+([.$B$2]*ABS([.T$3]-[.$A23]))" office:value-type="float" office:value="20" calcext:value-type="float">
            <text:p>20</text:p>
          </table:table-cell>
          <table:table-cell table:formula="of:=[.$B$1]+([.$B$2]*ABS([.U$3]-[.$A23]))" office:value-type="float" office:value="10" calcext:value-type="float">
            <text:p>10</text:p>
          </table:table-cell>
          <table:table-cell table:number-columns-repeated="3"/>
        </table:table-row>
      </table:table>
      <table:table table:name="Damage (Tobias)" table:style-name="ta1">
        <table:table-column table:style-name="co1" table:default-cell-style-name="Default"/>
        <table:table-column table:style-name="co11" table:default-cell-style-name="Default"/>
        <table:table-column table:style-name="co12" table:number-columns-repeated="18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Factor DMG</text:p>
          </table:table-cell>
          <table:table-cell office:value-type="float" office:value="0.6" calcext:value-type="float">
            <text:p>0,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actor DEF</text:p>
          </table:table-cell>
          <table:table-cell office:value-type="float" office:value="0.4" calcext:value-type="float">
            <text:p>0,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F/STR</text:p>
          </table:table-cell>
          <table:table-cell office:value-type="float" office:value="5" calcext:value-type="float">
            <text:p>5</text:p>
          </table:table-cell>
          <table:table-cell table:formula="of:=[.B3]+5" office:value-type="float" office:value="10" calcext:value-type="float">
            <text:p>10</text:p>
          </table:table-cell>
          <table:table-cell table:formula="of:=[.C3]+5" office:value-type="float" office:value="15" calcext:value-type="float">
            <text:p>15</text:p>
          </table:table-cell>
          <table:table-cell table:formula="of:=[.D3]+5" office:value-type="float" office:value="20" calcext:value-type="float">
            <text:p>20</text:p>
          </table:table-cell>
          <table:table-cell table:formula="of:=[.E3]+5" office:value-type="float" office:value="25" calcext:value-type="float">
            <text:p>25</text:p>
          </table:table-cell>
          <table:table-cell table:formula="of:=[.F3]+5" office:value-type="float" office:value="30" calcext:value-type="float">
            <text:p>30</text:p>
          </table:table-cell>
          <table:table-cell table:formula="of:=[.G3]+5" office:value-type="float" office:value="35" calcext:value-type="float">
            <text:p>35</text:p>
          </table:table-cell>
          <table:table-cell table:formula="of:=[.H3]+5" office:value-type="float" office:value="40" calcext:value-type="float">
            <text:p>40</text:p>
          </table:table-cell>
          <table:table-cell table:formula="of:=[.I3]+5" office:value-type="float" office:value="45" calcext:value-type="float">
            <text:p>45</text:p>
          </table:table-cell>
          <table:table-cell table:formula="of:=[.J3]+5" office:value-type="float" office:value="50" calcext:value-type="float">
            <text:p>50</text:p>
          </table:table-cell>
          <table:table-cell table:formula="of:=[.K3]+5" office:value-type="float" office:value="55" calcext:value-type="float">
            <text:p>55</text:p>
          </table:table-cell>
          <table:table-cell table:formula="of:=[.L3]+5" office:value-type="float" office:value="60" calcext:value-type="float">
            <text:p>60</text:p>
          </table:table-cell>
          <table:table-cell table:formula="of:=[.M3]+5" office:value-type="float" office:value="65" calcext:value-type="float">
            <text:p>65</text:p>
          </table:table-cell>
          <table:table-cell table:formula="of:=[.N3]+5" office:value-type="float" office:value="70" calcext:value-type="float">
            <text:p>70</text:p>
          </table:table-cell>
          <table:table-cell table:formula="of:=[.O3]+5" office:value-type="float" office:value="75" calcext:value-type="float">
            <text:p>75</text:p>
          </table:table-cell>
          <table:table-cell table:formula="of:=[.P3]+5" office:value-type="float" office:value="80" calcext:value-type="float">
            <text:p>80</text:p>
          </table:table-cell>
          <table:table-cell table:formula="of:=[.Q3]+5" office:value-type="float" office:value="85" calcext:value-type="float">
            <text:p>85</text:p>
          </table:table-cell>
          <table:table-cell table:formula="of:=[.R3]+5" office:value-type="float" office:value="90" calcext:value-type="float">
            <text:p>90</text:p>
          </table:table-cell>
          <table:table-cell table:formula="of:=[.S3]+5" office:value-type="float" office:value="95" calcext:value-type="float">
            <text:p>95</text:p>
          </table:table-cell>
          <table:table-cell table:formula="of:=[.T3]+5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MAX([.B$3]+ROUND(([.B$3]*[.$B$1])*0.5)-([.$A4]*[.$B$2]);0)" office:value-type="float" office:value="7" calcext:value-type="float">
            <text:p>7</text:p>
          </table:table-cell>
          <table:table-cell table:formula="of:=MAX([.C$3]+ROUND(([.C$3]*[.$B$1])*0.5)-([.$A4]*[.$B$2]);0)" office:value-type="float" office:value="13" calcext:value-type="float">
            <text:p>13</text:p>
          </table:table-cell>
          <table:table-cell table:formula="of:=MAX([.D$3]+ROUND(([.D$3]*[.$B$1])*0.5)-([.$A4]*[.$B$2]);0)" office:value-type="float" office:value="20" calcext:value-type="float">
            <text:p>20</text:p>
          </table:table-cell>
          <table:table-cell table:formula="of:=MAX([.E$3]+ROUND(([.E$3]*[.$B$1])*0.5)-([.$A4]*[.$B$2]);0)" office:value-type="float" office:value="26" calcext:value-type="float">
            <text:p>26</text:p>
          </table:table-cell>
          <table:table-cell table:formula="of:=MAX([.F$3]+ROUND(([.F$3]*[.$B$1])*0.5)-([.$A4]*[.$B$2]);0)" office:value-type="float" office:value="33" calcext:value-type="float">
            <text:p>33</text:p>
          </table:table-cell>
          <table:table-cell table:formula="of:=MAX([.G$3]+ROUND(([.G$3]*[.$B$1])*0.5)-([.$A4]*[.$B$2]);0)" office:value-type="float" office:value="39" calcext:value-type="float">
            <text:p>39</text:p>
          </table:table-cell>
          <table:table-cell table:formula="of:=MAX([.H$3]+ROUND(([.H$3]*[.$B$1])*0.5)-([.$A4]*[.$B$2]);0)" office:value-type="float" office:value="46" calcext:value-type="float">
            <text:p>46</text:p>
          </table:table-cell>
          <table:table-cell table:formula="of:=MAX([.I$3]+ROUND(([.I$3]*[.$B$1])*0.5)-([.$A4]*[.$B$2]);0)" office:value-type="float" office:value="52" calcext:value-type="float">
            <text:p>52</text:p>
          </table:table-cell>
          <table:table-cell table:formula="of:=MAX([.J$3]+ROUND(([.J$3]*[.$B$1])*0.5)-([.$A4]*[.$B$2]);0)" office:value-type="float" office:value="59" calcext:value-type="float">
            <text:p>59</text:p>
          </table:table-cell>
          <table:table-cell table:formula="of:=MAX([.K$3]+ROUND(([.K$3]*[.$B$1])*0.5)-([.$A4]*[.$B$2]);0)" office:value-type="float" office:value="65" calcext:value-type="float">
            <text:p>65</text:p>
          </table:table-cell>
          <table:table-cell table:formula="of:=MAX([.L$3]+ROUND(([.L$3]*[.$B$1])*0.5)-([.$A4]*[.$B$2]);0)" office:value-type="float" office:value="72" calcext:value-type="float">
            <text:p>72</text:p>
          </table:table-cell>
          <table:table-cell table:formula="of:=MAX([.M$3]+ROUND(([.M$3]*[.$B$1])*0.5)-([.$A4]*[.$B$2]);0)" office:value-type="float" office:value="78" calcext:value-type="float">
            <text:p>78</text:p>
          </table:table-cell>
          <table:table-cell table:formula="of:=MAX([.N$3]+ROUND(([.N$3]*[.$B$1])*0.5)-([.$A4]*[.$B$2]);0)" office:value-type="float" office:value="85" calcext:value-type="float">
            <text:p>85</text:p>
          </table:table-cell>
          <table:table-cell table:formula="of:=MAX([.O$3]+ROUND(([.O$3]*[.$B$1])*0.5)-([.$A4]*[.$B$2]);0)" office:value-type="float" office:value="91" calcext:value-type="float">
            <text:p>91</text:p>
          </table:table-cell>
          <table:table-cell table:formula="of:=MAX([.P$3]+ROUND(([.P$3]*[.$B$1])*0.5)-([.$A4]*[.$B$2]);0)" office:value-type="float" office:value="98" calcext:value-type="float">
            <text:p>98</text:p>
          </table:table-cell>
          <table:table-cell table:formula="of:=MAX([.Q$3]+ROUND(([.Q$3]*[.$B$1])*0.5)-([.$A4]*[.$B$2]);0)" office:value-type="float" office:value="104" calcext:value-type="float">
            <text:p>104</text:p>
          </table:table-cell>
          <table:table-cell table:formula="of:=MAX([.R$3]+ROUND(([.R$3]*[.$B$1])*0.5)-([.$A4]*[.$B$2]);0)" office:value-type="float" office:value="111" calcext:value-type="float">
            <text:p>111</text:p>
          </table:table-cell>
          <table:table-cell table:formula="of:=MAX([.S$3]+ROUND(([.S$3]*[.$B$1])*0.5)-([.$A4]*[.$B$2]);0)" office:value-type="float" office:value="117" calcext:value-type="float">
            <text:p>117</text:p>
          </table:table-cell>
          <table:table-cell table:formula="of:=MAX([.T$3]+ROUND(([.T$3]*[.$B$1])*0.5)-([.$A4]*[.$B$2]);0)" office:value-type="float" office:value="124" calcext:value-type="float">
            <text:p>124</text:p>
          </table:table-cell>
          <table:table-cell table:formula="of:=MAX([.U$3]+ROUND(([.U$3]*[.$B$1])*0.5)-([.$A4]*[.$B$2]);0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AX([.B$3]+ROUND(([.B$3]*[.$B$1])*0.5)-([.$A5]*[.$B$2]);0)" office:value-type="float" office:value="5" calcext:value-type="float">
            <text:p>5</text:p>
          </table:table-cell>
          <table:table-cell table:formula="of:=MAX([.C$3]+ROUND(([.C$3]*[.$B$1])*0.5)-([.$A5]*[.$B$2]);0)" office:value-type="float" office:value="11" calcext:value-type="float">
            <text:p>11</text:p>
          </table:table-cell>
          <table:table-cell table:formula="of:=MAX([.D$3]+ROUND(([.D$3]*[.$B$1])*0.5)-([.$A5]*[.$B$2]);0)" office:value-type="float" office:value="18" calcext:value-type="float">
            <text:p>18</text:p>
          </table:table-cell>
          <table:table-cell table:formula="of:=MAX([.E$3]+ROUND(([.E$3]*[.$B$1])*0.5)-([.$A5]*[.$B$2]);0)" office:value-type="float" office:value="24" calcext:value-type="float">
            <text:p>24</text:p>
          </table:table-cell>
          <table:table-cell table:formula="of:=MAX([.F$3]+ROUND(([.F$3]*[.$B$1])*0.5)-([.$A5]*[.$B$2]);0)" office:value-type="float" office:value="31" calcext:value-type="float">
            <text:p>31</text:p>
          </table:table-cell>
          <table:table-cell table:formula="of:=MAX([.G$3]+ROUND(([.G$3]*[.$B$1])*0.5)-([.$A5]*[.$B$2]);0)" office:value-type="float" office:value="37" calcext:value-type="float">
            <text:p>37</text:p>
          </table:table-cell>
          <table:table-cell table:formula="of:=MAX([.H$3]+ROUND(([.H$3]*[.$B$1])*0.5)-([.$A5]*[.$B$2]);0)" office:value-type="float" office:value="44" calcext:value-type="float">
            <text:p>44</text:p>
          </table:table-cell>
          <table:table-cell table:formula="of:=MAX([.I$3]+ROUND(([.I$3]*[.$B$1])*0.5)-([.$A5]*[.$B$2]);0)" office:value-type="float" office:value="50" calcext:value-type="float">
            <text:p>50</text:p>
          </table:table-cell>
          <table:table-cell table:formula="of:=MAX([.J$3]+ROUND(([.J$3]*[.$B$1])*0.5)-([.$A5]*[.$B$2]);0)" office:value-type="float" office:value="57" calcext:value-type="float">
            <text:p>57</text:p>
          </table:table-cell>
          <table:table-cell table:formula="of:=MAX([.K$3]+ROUND(([.K$3]*[.$B$1])*0.5)-([.$A5]*[.$B$2]);0)" office:value-type="float" office:value="63" calcext:value-type="float">
            <text:p>63</text:p>
          </table:table-cell>
          <table:table-cell table:formula="of:=MAX([.L$3]+ROUND(([.L$3]*[.$B$1])*0.5)-([.$A5]*[.$B$2]);0)" office:value-type="float" office:value="70" calcext:value-type="float">
            <text:p>70</text:p>
          </table:table-cell>
          <table:table-cell table:formula="of:=MAX([.M$3]+ROUND(([.M$3]*[.$B$1])*0.5)-([.$A5]*[.$B$2]);0)" office:value-type="float" office:value="76" calcext:value-type="float">
            <text:p>76</text:p>
          </table:table-cell>
          <table:table-cell table:formula="of:=MAX([.N$3]+ROUND(([.N$3]*[.$B$1])*0.5)-([.$A5]*[.$B$2]);0)" office:value-type="float" office:value="83" calcext:value-type="float">
            <text:p>83</text:p>
          </table:table-cell>
          <table:table-cell table:formula="of:=MAX([.O$3]+ROUND(([.O$3]*[.$B$1])*0.5)-([.$A5]*[.$B$2]);0)" office:value-type="float" office:value="89" calcext:value-type="float">
            <text:p>89</text:p>
          </table:table-cell>
          <table:table-cell table:formula="of:=MAX([.P$3]+ROUND(([.P$3]*[.$B$1])*0.5)-([.$A5]*[.$B$2]);0)" office:value-type="float" office:value="96" calcext:value-type="float">
            <text:p>96</text:p>
          </table:table-cell>
          <table:table-cell table:formula="of:=MAX([.Q$3]+ROUND(([.Q$3]*[.$B$1])*0.5)-([.$A5]*[.$B$2]);0)" office:value-type="float" office:value="102" calcext:value-type="float">
            <text:p>102</text:p>
          </table:table-cell>
          <table:table-cell table:formula="of:=MAX([.R$3]+ROUND(([.R$3]*[.$B$1])*0.5)-([.$A5]*[.$B$2]);0)" office:value-type="float" office:value="109" calcext:value-type="float">
            <text:p>109</text:p>
          </table:table-cell>
          <table:table-cell table:formula="of:=MAX([.S$3]+ROUND(([.S$3]*[.$B$1])*0.5)-([.$A5]*[.$B$2]);0)" office:value-type="float" office:value="115" calcext:value-type="float">
            <text:p>115</text:p>
          </table:table-cell>
          <table:table-cell table:formula="of:=MAX([.T$3]+ROUND(([.T$3]*[.$B$1])*0.5)-([.$A5]*[.$B$2]);0)" office:value-type="float" office:value="122" calcext:value-type="float">
            <text:p>122</text:p>
          </table:table-cell>
          <table:table-cell table:formula="of:=MAX([.U$3]+ROUND(([.U$3]*[.$B$1])*0.5)-([.$A5]*[.$B$2]);0)" office:value-type="float" office:value="128" calcext:value-type="float">
            <text:p>128</text:p>
          </table:table-cell>
        </table:table-row>
        <table:table-row table:style-name="ro1">
          <table:table-cell table:formula="of:=[.A5]+5" office:value-type="float" office:value="10" calcext:value-type="float">
            <text:p>10</text:p>
          </table:table-cell>
          <table:table-cell table:formula="of:=MAX([.B$3]+ROUND(([.B$3]*[.$B$1])*0.5)-([.$A6]*[.$B$2]);0)" office:value-type="float" office:value="3" calcext:value-type="float">
            <text:p>3</text:p>
          </table:table-cell>
          <table:table-cell table:formula="of:=MAX([.C$3]+ROUND(([.C$3]*[.$B$1])*0.5)-([.$A6]*[.$B$2]);0)" office:value-type="float" office:value="9" calcext:value-type="float">
            <text:p>9</text:p>
          </table:table-cell>
          <table:table-cell table:formula="of:=MAX([.D$3]+ROUND(([.D$3]*[.$B$1])*0.5)-([.$A6]*[.$B$2]);0)" office:value-type="float" office:value="16" calcext:value-type="float">
            <text:p>16</text:p>
          </table:table-cell>
          <table:table-cell table:formula="of:=MAX([.E$3]+ROUND(([.E$3]*[.$B$1])*0.5)-([.$A6]*[.$B$2]);0)" office:value-type="float" office:value="22" calcext:value-type="float">
            <text:p>22</text:p>
          </table:table-cell>
          <table:table-cell table:formula="of:=MAX([.F$3]+ROUND(([.F$3]*[.$B$1])*0.5)-([.$A6]*[.$B$2]);0)" office:value-type="float" office:value="29" calcext:value-type="float">
            <text:p>29</text:p>
          </table:table-cell>
          <table:table-cell table:formula="of:=MAX([.G$3]+ROUND(([.G$3]*[.$B$1])*0.5)-([.$A6]*[.$B$2]);0)" office:value-type="float" office:value="35" calcext:value-type="float">
            <text:p>35</text:p>
          </table:table-cell>
          <table:table-cell table:formula="of:=MAX([.H$3]+ROUND(([.H$3]*[.$B$1])*0.5)-([.$A6]*[.$B$2]);0)" office:value-type="float" office:value="42" calcext:value-type="float">
            <text:p>42</text:p>
          </table:table-cell>
          <table:table-cell table:formula="of:=MAX([.I$3]+ROUND(([.I$3]*[.$B$1])*0.5)-([.$A6]*[.$B$2]);0)" office:value-type="float" office:value="48" calcext:value-type="float">
            <text:p>48</text:p>
          </table:table-cell>
          <table:table-cell table:formula="of:=MAX([.J$3]+ROUND(([.J$3]*[.$B$1])*0.5)-([.$A6]*[.$B$2]);0)" office:value-type="float" office:value="55" calcext:value-type="float">
            <text:p>55</text:p>
          </table:table-cell>
          <table:table-cell table:formula="of:=MAX([.K$3]+ROUND(([.K$3]*[.$B$1])*0.5)-([.$A6]*[.$B$2]);0)" office:value-type="float" office:value="61" calcext:value-type="float">
            <text:p>61</text:p>
          </table:table-cell>
          <table:table-cell table:formula="of:=MAX([.L$3]+ROUND(([.L$3]*[.$B$1])*0.5)-([.$A6]*[.$B$2]);0)" office:value-type="float" office:value="68" calcext:value-type="float">
            <text:p>68</text:p>
          </table:table-cell>
          <table:table-cell table:formula="of:=MAX([.M$3]+ROUND(([.M$3]*[.$B$1])*0.5)-([.$A6]*[.$B$2]);0)" office:value-type="float" office:value="74" calcext:value-type="float">
            <text:p>74</text:p>
          </table:table-cell>
          <table:table-cell table:formula="of:=MAX([.N$3]+ROUND(([.N$3]*[.$B$1])*0.5)-([.$A6]*[.$B$2]);0)" office:value-type="float" office:value="81" calcext:value-type="float">
            <text:p>81</text:p>
          </table:table-cell>
          <table:table-cell table:formula="of:=MAX([.O$3]+ROUND(([.O$3]*[.$B$1])*0.5)-([.$A6]*[.$B$2]);0)" office:value-type="float" office:value="87" calcext:value-type="float">
            <text:p>87</text:p>
          </table:table-cell>
          <table:table-cell table:formula="of:=MAX([.P$3]+ROUND(([.P$3]*[.$B$1])*0.5)-([.$A6]*[.$B$2]);0)" office:value-type="float" office:value="94" calcext:value-type="float">
            <text:p>94</text:p>
          </table:table-cell>
          <table:table-cell table:formula="of:=MAX([.Q$3]+ROUND(([.Q$3]*[.$B$1])*0.5)-([.$A6]*[.$B$2]);0)" office:value-type="float" office:value="100" calcext:value-type="float">
            <text:p>100</text:p>
          </table:table-cell>
          <table:table-cell table:formula="of:=MAX([.R$3]+ROUND(([.R$3]*[.$B$1])*0.5)-([.$A6]*[.$B$2]);0)" office:value-type="float" office:value="107" calcext:value-type="float">
            <text:p>107</text:p>
          </table:table-cell>
          <table:table-cell table:formula="of:=MAX([.S$3]+ROUND(([.S$3]*[.$B$1])*0.5)-([.$A6]*[.$B$2]);0)" office:value-type="float" office:value="113" calcext:value-type="float">
            <text:p>113</text:p>
          </table:table-cell>
          <table:table-cell table:formula="of:=MAX([.T$3]+ROUND(([.T$3]*[.$B$1])*0.5)-([.$A6]*[.$B$2]);0)" office:value-type="float" office:value="120" calcext:value-type="float">
            <text:p>120</text:p>
          </table:table-cell>
          <table:table-cell table:formula="of:=MAX([.U$3]+ROUND(([.U$3]*[.$B$1])*0.5)-([.$A6]*[.$B$2]);0)" office:value-type="float" office:value="126" calcext:value-type="float">
            <text:p>126</text:p>
          </table:table-cell>
        </table:table-row>
        <table:table-row table:style-name="ro1">
          <table:table-cell table:formula="of:=[.A6]+5" office:value-type="float" office:value="15" calcext:value-type="float">
            <text:p>15</text:p>
          </table:table-cell>
          <table:table-cell table:formula="of:=MAX([.B$3]+ROUND(([.B$3]*[.$B$1])*0.5)-([.$A7]*[.$B$2]);0)" office:value-type="float" office:value="1" calcext:value-type="float">
            <text:p>1</text:p>
          </table:table-cell>
          <table:table-cell table:formula="of:=MAX([.C$3]+ROUND(([.C$3]*[.$B$1])*0.5)-([.$A7]*[.$B$2]);0)" office:value-type="float" office:value="7" calcext:value-type="float">
            <text:p>7</text:p>
          </table:table-cell>
          <table:table-cell table:formula="of:=MAX([.D$3]+ROUND(([.D$3]*[.$B$1])*0.5)-([.$A7]*[.$B$2]);0)" office:value-type="float" office:value="14" calcext:value-type="float">
            <text:p>14</text:p>
          </table:table-cell>
          <table:table-cell table:formula="of:=MAX([.E$3]+ROUND(([.E$3]*[.$B$1])*0.5)-([.$A7]*[.$B$2]);0)" office:value-type="float" office:value="20" calcext:value-type="float">
            <text:p>20</text:p>
          </table:table-cell>
          <table:table-cell table:formula="of:=MAX([.F$3]+ROUND(([.F$3]*[.$B$1])*0.5)-([.$A7]*[.$B$2]);0)" office:value-type="float" office:value="27" calcext:value-type="float">
            <text:p>27</text:p>
          </table:table-cell>
          <table:table-cell table:formula="of:=MAX([.G$3]+ROUND(([.G$3]*[.$B$1])*0.5)-([.$A7]*[.$B$2]);0)" office:value-type="float" office:value="33" calcext:value-type="float">
            <text:p>33</text:p>
          </table:table-cell>
          <table:table-cell table:formula="of:=MAX([.H$3]+ROUND(([.H$3]*[.$B$1])*0.5)-([.$A7]*[.$B$2]);0)" office:value-type="float" office:value="40" calcext:value-type="float">
            <text:p>40</text:p>
          </table:table-cell>
          <table:table-cell table:formula="of:=MAX([.I$3]+ROUND(([.I$3]*[.$B$1])*0.5)-([.$A7]*[.$B$2]);0)" office:value-type="float" office:value="46" calcext:value-type="float">
            <text:p>46</text:p>
          </table:table-cell>
          <table:table-cell table:formula="of:=MAX([.J$3]+ROUND(([.J$3]*[.$B$1])*0.5)-([.$A7]*[.$B$2]);0)" office:value-type="float" office:value="53" calcext:value-type="float">
            <text:p>53</text:p>
          </table:table-cell>
          <table:table-cell table:formula="of:=MAX([.K$3]+ROUND(([.K$3]*[.$B$1])*0.5)-([.$A7]*[.$B$2]);0)" office:value-type="float" office:value="59" calcext:value-type="float">
            <text:p>59</text:p>
          </table:table-cell>
          <table:table-cell table:formula="of:=MAX([.L$3]+ROUND(([.L$3]*[.$B$1])*0.5)-([.$A7]*[.$B$2]);0)" office:value-type="float" office:value="66" calcext:value-type="float">
            <text:p>66</text:p>
          </table:table-cell>
          <table:table-cell table:formula="of:=MAX([.M$3]+ROUND(([.M$3]*[.$B$1])*0.5)-([.$A7]*[.$B$2]);0)" office:value-type="float" office:value="72" calcext:value-type="float">
            <text:p>72</text:p>
          </table:table-cell>
          <table:table-cell table:formula="of:=MAX([.N$3]+ROUND(([.N$3]*[.$B$1])*0.5)-([.$A7]*[.$B$2]);0)" office:value-type="float" office:value="79" calcext:value-type="float">
            <text:p>79</text:p>
          </table:table-cell>
          <table:table-cell table:formula="of:=MAX([.O$3]+ROUND(([.O$3]*[.$B$1])*0.5)-([.$A7]*[.$B$2]);0)" office:value-type="float" office:value="85" calcext:value-type="float">
            <text:p>85</text:p>
          </table:table-cell>
          <table:table-cell table:formula="of:=MAX([.P$3]+ROUND(([.P$3]*[.$B$1])*0.5)-([.$A7]*[.$B$2]);0)" office:value-type="float" office:value="92" calcext:value-type="float">
            <text:p>92</text:p>
          </table:table-cell>
          <table:table-cell table:formula="of:=MAX([.Q$3]+ROUND(([.Q$3]*[.$B$1])*0.5)-([.$A7]*[.$B$2]);0)" office:value-type="float" office:value="98" calcext:value-type="float">
            <text:p>98</text:p>
          </table:table-cell>
          <table:table-cell table:formula="of:=MAX([.R$3]+ROUND(([.R$3]*[.$B$1])*0.5)-([.$A7]*[.$B$2]);0)" office:value-type="float" office:value="105" calcext:value-type="float">
            <text:p>105</text:p>
          </table:table-cell>
          <table:table-cell table:formula="of:=MAX([.S$3]+ROUND(([.S$3]*[.$B$1])*0.5)-([.$A7]*[.$B$2]);0)" office:value-type="float" office:value="111" calcext:value-type="float">
            <text:p>111</text:p>
          </table:table-cell>
          <table:table-cell table:formula="of:=MAX([.T$3]+ROUND(([.T$3]*[.$B$1])*0.5)-([.$A7]*[.$B$2]);0)" office:value-type="float" office:value="118" calcext:value-type="float">
            <text:p>118</text:p>
          </table:table-cell>
          <table:table-cell table:formula="of:=MAX([.U$3]+ROUND(([.U$3]*[.$B$1])*0.5)-([.$A7]*[.$B$2]);0)" office:value-type="float" office:value="124" calcext:value-type="float">
            <text:p>124</text:p>
          </table:table-cell>
        </table:table-row>
        <table:table-row table:style-name="ro1">
          <table:table-cell table:formula="of:=[.A7]+5" office:value-type="float" office:value="20" calcext:value-type="float">
            <text:p>20</text:p>
          </table:table-cell>
          <table:table-cell table:formula="of:=MAX([.B$3]+ROUND(([.B$3]*[.$B$1])*0.5)-([.$A8]*[.$B$2]);0)" office:value-type="float" office:value="0" calcext:value-type="float">
            <text:p>0</text:p>
          </table:table-cell>
          <table:table-cell table:formula="of:=MAX([.C$3]+ROUND(([.C$3]*[.$B$1])*0.5)-([.$A8]*[.$B$2]);0)" office:value-type="float" office:value="5" calcext:value-type="float">
            <text:p>5</text:p>
          </table:table-cell>
          <table:table-cell table:formula="of:=MAX([.D$3]+ROUND(([.D$3]*[.$B$1])*0.5)-([.$A8]*[.$B$2]);0)" office:value-type="float" office:value="12" calcext:value-type="float">
            <text:p>12</text:p>
          </table:table-cell>
          <table:table-cell table:formula="of:=MAX([.E$3]+ROUND(([.E$3]*[.$B$1])*0.5)-([.$A8]*[.$B$2]);0)" office:value-type="float" office:value="18" calcext:value-type="float">
            <text:p>18</text:p>
          </table:table-cell>
          <table:table-cell table:formula="of:=MAX([.F$3]+ROUND(([.F$3]*[.$B$1])*0.5)-([.$A8]*[.$B$2]);0)" office:value-type="float" office:value="25" calcext:value-type="float">
            <text:p>25</text:p>
          </table:table-cell>
          <table:table-cell table:formula="of:=MAX([.G$3]+ROUND(([.G$3]*[.$B$1])*0.5)-([.$A8]*[.$B$2]);0)" office:value-type="float" office:value="31" calcext:value-type="float">
            <text:p>31</text:p>
          </table:table-cell>
          <table:table-cell table:formula="of:=MAX([.H$3]+ROUND(([.H$3]*[.$B$1])*0.5)-([.$A8]*[.$B$2]);0)" office:value-type="float" office:value="38" calcext:value-type="float">
            <text:p>38</text:p>
          </table:table-cell>
          <table:table-cell table:formula="of:=MAX([.I$3]+ROUND(([.I$3]*[.$B$1])*0.5)-([.$A8]*[.$B$2]);0)" office:value-type="float" office:value="44" calcext:value-type="float">
            <text:p>44</text:p>
          </table:table-cell>
          <table:table-cell table:formula="of:=MAX([.J$3]+ROUND(([.J$3]*[.$B$1])*0.5)-([.$A8]*[.$B$2]);0)" office:value-type="float" office:value="51" calcext:value-type="float">
            <text:p>51</text:p>
          </table:table-cell>
          <table:table-cell table:formula="of:=MAX([.K$3]+ROUND(([.K$3]*[.$B$1])*0.5)-([.$A8]*[.$B$2]);0)" office:value-type="float" office:value="57" calcext:value-type="float">
            <text:p>57</text:p>
          </table:table-cell>
          <table:table-cell table:formula="of:=MAX([.L$3]+ROUND(([.L$3]*[.$B$1])*0.5)-([.$A8]*[.$B$2]);0)" office:value-type="float" office:value="64" calcext:value-type="float">
            <text:p>64</text:p>
          </table:table-cell>
          <table:table-cell table:formula="of:=MAX([.M$3]+ROUND(([.M$3]*[.$B$1])*0.5)-([.$A8]*[.$B$2]);0)" office:value-type="float" office:value="70" calcext:value-type="float">
            <text:p>70</text:p>
          </table:table-cell>
          <table:table-cell table:formula="of:=MAX([.N$3]+ROUND(([.N$3]*[.$B$1])*0.5)-([.$A8]*[.$B$2]);0)" office:value-type="float" office:value="77" calcext:value-type="float">
            <text:p>77</text:p>
          </table:table-cell>
          <table:table-cell table:formula="of:=MAX([.O$3]+ROUND(([.O$3]*[.$B$1])*0.5)-([.$A8]*[.$B$2]);0)" office:value-type="float" office:value="83" calcext:value-type="float">
            <text:p>83</text:p>
          </table:table-cell>
          <table:table-cell table:formula="of:=MAX([.P$3]+ROUND(([.P$3]*[.$B$1])*0.5)-([.$A8]*[.$B$2]);0)" office:value-type="float" office:value="90" calcext:value-type="float">
            <text:p>90</text:p>
          </table:table-cell>
          <table:table-cell table:formula="of:=MAX([.Q$3]+ROUND(([.Q$3]*[.$B$1])*0.5)-([.$A8]*[.$B$2]);0)" office:value-type="float" office:value="96" calcext:value-type="float">
            <text:p>96</text:p>
          </table:table-cell>
          <table:table-cell table:formula="of:=MAX([.R$3]+ROUND(([.R$3]*[.$B$1])*0.5)-([.$A8]*[.$B$2]);0)" office:value-type="float" office:value="103" calcext:value-type="float">
            <text:p>103</text:p>
          </table:table-cell>
          <table:table-cell table:formula="of:=MAX([.S$3]+ROUND(([.S$3]*[.$B$1])*0.5)-([.$A8]*[.$B$2]);0)" office:value-type="float" office:value="109" calcext:value-type="float">
            <text:p>109</text:p>
          </table:table-cell>
          <table:table-cell table:formula="of:=MAX([.T$3]+ROUND(([.T$3]*[.$B$1])*0.5)-([.$A8]*[.$B$2]);0)" office:value-type="float" office:value="116" calcext:value-type="float">
            <text:p>116</text:p>
          </table:table-cell>
          <table:table-cell table:formula="of:=MAX([.U$3]+ROUND(([.U$3]*[.$B$1])*0.5)-([.$A8]*[.$B$2]);0)" office:value-type="float" office:value="122" calcext:value-type="float">
            <text:p>122</text:p>
          </table:table-cell>
        </table:table-row>
        <table:table-row table:style-name="ro1">
          <table:table-cell table:formula="of:=[.A8]+5" office:value-type="float" office:value="25" calcext:value-type="float">
            <text:p>25</text:p>
          </table:table-cell>
          <table:table-cell table:formula="of:=MAX([.B$3]+ROUND(([.B$3]*[.$B$1])*0.5)-([.$A9]*[.$B$2]);0)" office:value-type="float" office:value="0" calcext:value-type="float">
            <text:p>0</text:p>
          </table:table-cell>
          <table:table-cell table:formula="of:=MAX([.C$3]+ROUND(([.C$3]*[.$B$1])*0.5)-([.$A9]*[.$B$2]);0)" office:value-type="float" office:value="3" calcext:value-type="float">
            <text:p>3</text:p>
          </table:table-cell>
          <table:table-cell table:formula="of:=MAX([.D$3]+ROUND(([.D$3]*[.$B$1])*0.5)-([.$A9]*[.$B$2]);0)" office:value-type="float" office:value="10" calcext:value-type="float">
            <text:p>10</text:p>
          </table:table-cell>
          <table:table-cell table:formula="of:=MAX([.E$3]+ROUND(([.E$3]*[.$B$1])*0.5)-([.$A9]*[.$B$2]);0)" office:value-type="float" office:value="16" calcext:value-type="float">
            <text:p>16</text:p>
          </table:table-cell>
          <table:table-cell table:formula="of:=MAX([.F$3]+ROUND(([.F$3]*[.$B$1])*0.5)-([.$A9]*[.$B$2]);0)" office:value-type="float" office:value="23" calcext:value-type="float">
            <text:p>23</text:p>
          </table:table-cell>
          <table:table-cell table:formula="of:=MAX([.G$3]+ROUND(([.G$3]*[.$B$1])*0.5)-([.$A9]*[.$B$2]);0)" office:value-type="float" office:value="29" calcext:value-type="float">
            <text:p>29</text:p>
          </table:table-cell>
          <table:table-cell table:formula="of:=MAX([.H$3]+ROUND(([.H$3]*[.$B$1])*0.5)-([.$A9]*[.$B$2]);0)" office:value-type="float" office:value="36" calcext:value-type="float">
            <text:p>36</text:p>
          </table:table-cell>
          <table:table-cell table:formula="of:=MAX([.I$3]+ROUND(([.I$3]*[.$B$1])*0.5)-([.$A9]*[.$B$2]);0)" office:value-type="float" office:value="42" calcext:value-type="float">
            <text:p>42</text:p>
          </table:table-cell>
          <table:table-cell table:formula="of:=MAX([.J$3]+ROUND(([.J$3]*[.$B$1])*0.5)-([.$A9]*[.$B$2]);0)" office:value-type="float" office:value="49" calcext:value-type="float">
            <text:p>49</text:p>
          </table:table-cell>
          <table:table-cell table:formula="of:=MAX([.K$3]+ROUND(([.K$3]*[.$B$1])*0.5)-([.$A9]*[.$B$2]);0)" office:value-type="float" office:value="55" calcext:value-type="float">
            <text:p>55</text:p>
          </table:table-cell>
          <table:table-cell table:formula="of:=MAX([.L$3]+ROUND(([.L$3]*[.$B$1])*0.5)-([.$A9]*[.$B$2]);0)" office:value-type="float" office:value="62" calcext:value-type="float">
            <text:p>62</text:p>
          </table:table-cell>
          <table:table-cell table:formula="of:=MAX([.M$3]+ROUND(([.M$3]*[.$B$1])*0.5)-([.$A9]*[.$B$2]);0)" office:value-type="float" office:value="68" calcext:value-type="float">
            <text:p>68</text:p>
          </table:table-cell>
          <table:table-cell table:formula="of:=MAX([.N$3]+ROUND(([.N$3]*[.$B$1])*0.5)-([.$A9]*[.$B$2]);0)" office:value-type="float" office:value="75" calcext:value-type="float">
            <text:p>75</text:p>
          </table:table-cell>
          <table:table-cell table:formula="of:=MAX([.O$3]+ROUND(([.O$3]*[.$B$1])*0.5)-([.$A9]*[.$B$2]);0)" office:value-type="float" office:value="81" calcext:value-type="float">
            <text:p>81</text:p>
          </table:table-cell>
          <table:table-cell table:formula="of:=MAX([.P$3]+ROUND(([.P$3]*[.$B$1])*0.5)-([.$A9]*[.$B$2]);0)" office:value-type="float" office:value="88" calcext:value-type="float">
            <text:p>88</text:p>
          </table:table-cell>
          <table:table-cell table:formula="of:=MAX([.Q$3]+ROUND(([.Q$3]*[.$B$1])*0.5)-([.$A9]*[.$B$2]);0)" office:value-type="float" office:value="94" calcext:value-type="float">
            <text:p>94</text:p>
          </table:table-cell>
          <table:table-cell table:formula="of:=MAX([.R$3]+ROUND(([.R$3]*[.$B$1])*0.5)-([.$A9]*[.$B$2]);0)" office:value-type="float" office:value="101" calcext:value-type="float">
            <text:p>101</text:p>
          </table:table-cell>
          <table:table-cell table:formula="of:=MAX([.S$3]+ROUND(([.S$3]*[.$B$1])*0.5)-([.$A9]*[.$B$2]);0)" office:value-type="float" office:value="107" calcext:value-type="float">
            <text:p>107</text:p>
          </table:table-cell>
          <table:table-cell table:formula="of:=MAX([.T$3]+ROUND(([.T$3]*[.$B$1])*0.5)-([.$A9]*[.$B$2]);0)" office:value-type="float" office:value="114" calcext:value-type="float">
            <text:p>114</text:p>
          </table:table-cell>
          <table:table-cell table:formula="of:=MAX([.U$3]+ROUND(([.U$3]*[.$B$1])*0.5)-([.$A9]*[.$B$2]);0)" office:value-type="float" office:value="120" calcext:value-type="float">
            <text:p>120</text:p>
          </table:table-cell>
        </table:table-row>
        <table:table-row table:style-name="ro1">
          <table:table-cell table:formula="of:=[.A9]+5" office:value-type="float" office:value="30" calcext:value-type="float">
            <text:p>30</text:p>
          </table:table-cell>
          <table:table-cell table:formula="of:=MAX([.B$3]+ROUND(([.B$3]*[.$B$1])*0.5)-([.$A10]*[.$B$2]);0)" office:value-type="float" office:value="0" calcext:value-type="float">
            <text:p>0</text:p>
          </table:table-cell>
          <table:table-cell table:formula="of:=MAX([.C$3]+ROUND(([.C$3]*[.$B$1])*0.5)-([.$A10]*[.$B$2]);0)" office:value-type="float" office:value="1" calcext:value-type="float">
            <text:p>1</text:p>
          </table:table-cell>
          <table:table-cell table:formula="of:=MAX([.D$3]+ROUND(([.D$3]*[.$B$1])*0.5)-([.$A10]*[.$B$2]);0)" office:value-type="float" office:value="8" calcext:value-type="float">
            <text:p>8</text:p>
          </table:table-cell>
          <table:table-cell table:formula="of:=MAX([.E$3]+ROUND(([.E$3]*[.$B$1])*0.5)-([.$A10]*[.$B$2]);0)" office:value-type="float" office:value="14" calcext:value-type="float">
            <text:p>14</text:p>
          </table:table-cell>
          <table:table-cell table:formula="of:=MAX([.F$3]+ROUND(([.F$3]*[.$B$1])*0.5)-([.$A10]*[.$B$2]);0)" office:value-type="float" office:value="21" calcext:value-type="float">
            <text:p>21</text:p>
          </table:table-cell>
          <table:table-cell table:formula="of:=MAX([.G$3]+ROUND(([.G$3]*[.$B$1])*0.5)-([.$A10]*[.$B$2]);0)" office:value-type="float" office:value="27" calcext:value-type="float">
            <text:p>27</text:p>
          </table:table-cell>
          <table:table-cell table:formula="of:=MAX([.H$3]+ROUND(([.H$3]*[.$B$1])*0.5)-([.$A10]*[.$B$2]);0)" office:value-type="float" office:value="34" calcext:value-type="float">
            <text:p>34</text:p>
          </table:table-cell>
          <table:table-cell table:formula="of:=MAX([.I$3]+ROUND(([.I$3]*[.$B$1])*0.5)-([.$A10]*[.$B$2]);0)" office:value-type="float" office:value="40" calcext:value-type="float">
            <text:p>40</text:p>
          </table:table-cell>
          <table:table-cell table:formula="of:=MAX([.J$3]+ROUND(([.J$3]*[.$B$1])*0.5)-([.$A10]*[.$B$2]);0)" office:value-type="float" office:value="47" calcext:value-type="float">
            <text:p>47</text:p>
          </table:table-cell>
          <table:table-cell table:formula="of:=MAX([.K$3]+ROUND(([.K$3]*[.$B$1])*0.5)-([.$A10]*[.$B$2]);0)" office:value-type="float" office:value="53" calcext:value-type="float">
            <text:p>53</text:p>
          </table:table-cell>
          <table:table-cell table:formula="of:=MAX([.L$3]+ROUND(([.L$3]*[.$B$1])*0.5)-([.$A10]*[.$B$2]);0)" office:value-type="float" office:value="60" calcext:value-type="float">
            <text:p>60</text:p>
          </table:table-cell>
          <table:table-cell table:formula="of:=MAX([.M$3]+ROUND(([.M$3]*[.$B$1])*0.5)-([.$A10]*[.$B$2]);0)" office:value-type="float" office:value="66" calcext:value-type="float">
            <text:p>66</text:p>
          </table:table-cell>
          <table:table-cell table:formula="of:=MAX([.N$3]+ROUND(([.N$3]*[.$B$1])*0.5)-([.$A10]*[.$B$2]);0)" office:value-type="float" office:value="73" calcext:value-type="float">
            <text:p>73</text:p>
          </table:table-cell>
          <table:table-cell table:formula="of:=MAX([.O$3]+ROUND(([.O$3]*[.$B$1])*0.5)-([.$A10]*[.$B$2]);0)" office:value-type="float" office:value="79" calcext:value-type="float">
            <text:p>79</text:p>
          </table:table-cell>
          <table:table-cell table:formula="of:=MAX([.P$3]+ROUND(([.P$3]*[.$B$1])*0.5)-([.$A10]*[.$B$2]);0)" office:value-type="float" office:value="86" calcext:value-type="float">
            <text:p>86</text:p>
          </table:table-cell>
          <table:table-cell table:formula="of:=MAX([.Q$3]+ROUND(([.Q$3]*[.$B$1])*0.5)-([.$A10]*[.$B$2]);0)" office:value-type="float" office:value="92" calcext:value-type="float">
            <text:p>92</text:p>
          </table:table-cell>
          <table:table-cell table:formula="of:=MAX([.R$3]+ROUND(([.R$3]*[.$B$1])*0.5)-([.$A10]*[.$B$2]);0)" office:value-type="float" office:value="99" calcext:value-type="float">
            <text:p>99</text:p>
          </table:table-cell>
          <table:table-cell table:formula="of:=MAX([.S$3]+ROUND(([.S$3]*[.$B$1])*0.5)-([.$A10]*[.$B$2]);0)" office:value-type="float" office:value="105" calcext:value-type="float">
            <text:p>105</text:p>
          </table:table-cell>
          <table:table-cell table:formula="of:=MAX([.T$3]+ROUND(([.T$3]*[.$B$1])*0.5)-([.$A10]*[.$B$2]);0)" office:value-type="float" office:value="112" calcext:value-type="float">
            <text:p>112</text:p>
          </table:table-cell>
          <table:table-cell table:formula="of:=MAX([.U$3]+ROUND(([.U$3]*[.$B$1])*0.5)-([.$A10]*[.$B$2]);0)" office:value-type="float" office:value="118" calcext:value-type="float">
            <text:p>118</text:p>
          </table:table-cell>
        </table:table-row>
        <table:table-row table:style-name="ro1">
          <table:table-cell table:formula="of:=[.A10]+5" office:value-type="float" office:value="35" calcext:value-type="float">
            <text:p>35</text:p>
          </table:table-cell>
          <table:table-cell table:formula="of:=MAX([.B$3]+ROUND(([.B$3]*[.$B$1])*0.5)-([.$A11]*[.$B$2]);0)" office:value-type="float" office:value="0" calcext:value-type="float">
            <text:p>0</text:p>
          </table:table-cell>
          <table:table-cell table:formula="of:=MAX([.C$3]+ROUND(([.C$3]*[.$B$1])*0.5)-([.$A11]*[.$B$2]);0)" office:value-type="float" office:value="0" calcext:value-type="float">
            <text:p>0</text:p>
          </table:table-cell>
          <table:table-cell table:formula="of:=MAX([.D$3]+ROUND(([.D$3]*[.$B$1])*0.5)-([.$A11]*[.$B$2]);0)" office:value-type="float" office:value="6" calcext:value-type="float">
            <text:p>6</text:p>
          </table:table-cell>
          <table:table-cell table:formula="of:=MAX([.E$3]+ROUND(([.E$3]*[.$B$1])*0.5)-([.$A11]*[.$B$2]);0)" office:value-type="float" office:value="12" calcext:value-type="float">
            <text:p>12</text:p>
          </table:table-cell>
          <table:table-cell table:formula="of:=MAX([.F$3]+ROUND(([.F$3]*[.$B$1])*0.5)-([.$A11]*[.$B$2]);0)" office:value-type="float" office:value="19" calcext:value-type="float">
            <text:p>19</text:p>
          </table:table-cell>
          <table:table-cell table:formula="of:=MAX([.G$3]+ROUND(([.G$3]*[.$B$1])*0.5)-([.$A11]*[.$B$2]);0)" office:value-type="float" office:value="25" calcext:value-type="float">
            <text:p>25</text:p>
          </table:table-cell>
          <table:table-cell table:formula="of:=MAX([.H$3]+ROUND(([.H$3]*[.$B$1])*0.5)-([.$A11]*[.$B$2]);0)" office:value-type="float" office:value="32" calcext:value-type="float">
            <text:p>32</text:p>
          </table:table-cell>
          <table:table-cell table:formula="of:=MAX([.I$3]+ROUND(([.I$3]*[.$B$1])*0.5)-([.$A11]*[.$B$2]);0)" office:value-type="float" office:value="38" calcext:value-type="float">
            <text:p>38</text:p>
          </table:table-cell>
          <table:table-cell table:formula="of:=MAX([.J$3]+ROUND(([.J$3]*[.$B$1])*0.5)-([.$A11]*[.$B$2]);0)" office:value-type="float" office:value="45" calcext:value-type="float">
            <text:p>45</text:p>
          </table:table-cell>
          <table:table-cell table:formula="of:=MAX([.K$3]+ROUND(([.K$3]*[.$B$1])*0.5)-([.$A11]*[.$B$2]);0)" office:value-type="float" office:value="51" calcext:value-type="float">
            <text:p>51</text:p>
          </table:table-cell>
          <table:table-cell table:formula="of:=MAX([.L$3]+ROUND(([.L$3]*[.$B$1])*0.5)-([.$A11]*[.$B$2]);0)" office:value-type="float" office:value="58" calcext:value-type="float">
            <text:p>58</text:p>
          </table:table-cell>
          <table:table-cell table:formula="of:=MAX([.M$3]+ROUND(([.M$3]*[.$B$1])*0.5)-([.$A11]*[.$B$2]);0)" office:value-type="float" office:value="64" calcext:value-type="float">
            <text:p>64</text:p>
          </table:table-cell>
          <table:table-cell table:formula="of:=MAX([.N$3]+ROUND(([.N$3]*[.$B$1])*0.5)-([.$A11]*[.$B$2]);0)" office:value-type="float" office:value="71" calcext:value-type="float">
            <text:p>71</text:p>
          </table:table-cell>
          <table:table-cell table:formula="of:=MAX([.O$3]+ROUND(([.O$3]*[.$B$1])*0.5)-([.$A11]*[.$B$2]);0)" office:value-type="float" office:value="77" calcext:value-type="float">
            <text:p>77</text:p>
          </table:table-cell>
          <table:table-cell table:formula="of:=MAX([.P$3]+ROUND(([.P$3]*[.$B$1])*0.5)-([.$A11]*[.$B$2]);0)" office:value-type="float" office:value="84" calcext:value-type="float">
            <text:p>84</text:p>
          </table:table-cell>
          <table:table-cell table:formula="of:=MAX([.Q$3]+ROUND(([.Q$3]*[.$B$1])*0.5)-([.$A11]*[.$B$2]);0)" office:value-type="float" office:value="90" calcext:value-type="float">
            <text:p>90</text:p>
          </table:table-cell>
          <table:table-cell table:formula="of:=MAX([.R$3]+ROUND(([.R$3]*[.$B$1])*0.5)-([.$A11]*[.$B$2]);0)" office:value-type="float" office:value="97" calcext:value-type="float">
            <text:p>97</text:p>
          </table:table-cell>
          <table:table-cell table:formula="of:=MAX([.S$3]+ROUND(([.S$3]*[.$B$1])*0.5)-([.$A11]*[.$B$2]);0)" office:value-type="float" office:value="103" calcext:value-type="float">
            <text:p>103</text:p>
          </table:table-cell>
          <table:table-cell table:formula="of:=MAX([.T$3]+ROUND(([.T$3]*[.$B$1])*0.5)-([.$A11]*[.$B$2]);0)" office:value-type="float" office:value="110" calcext:value-type="float">
            <text:p>110</text:p>
          </table:table-cell>
          <table:table-cell table:formula="of:=MAX([.U$3]+ROUND(([.U$3]*[.$B$1])*0.5)-([.$A11]*[.$B$2]);0)" office:value-type="float" office:value="116" calcext:value-type="float">
            <text:p>116</text:p>
          </table:table-cell>
        </table:table-row>
        <table:table-row table:style-name="ro1">
          <table:table-cell table:formula="of:=[.A11]+5" office:value-type="float" office:value="40" calcext:value-type="float">
            <text:p>40</text:p>
          </table:table-cell>
          <table:table-cell table:formula="of:=MAX([.B$3]+ROUND(([.B$3]*[.$B$1])*0.5)-([.$A12]*[.$B$2]);0)" office:value-type="float" office:value="0" calcext:value-type="float">
            <text:p>0</text:p>
          </table:table-cell>
          <table:table-cell table:formula="of:=MAX([.C$3]+ROUND(([.C$3]*[.$B$1])*0.5)-([.$A12]*[.$B$2]);0)" office:value-type="float" office:value="0" calcext:value-type="float">
            <text:p>0</text:p>
          </table:table-cell>
          <table:table-cell table:formula="of:=MAX([.D$3]+ROUND(([.D$3]*[.$B$1])*0.5)-([.$A12]*[.$B$2]);0)" office:value-type="float" office:value="4" calcext:value-type="float">
            <text:p>4</text:p>
          </table:table-cell>
          <table:table-cell table:formula="of:=MAX([.E$3]+ROUND(([.E$3]*[.$B$1])*0.5)-([.$A12]*[.$B$2]);0)" office:value-type="float" office:value="10" calcext:value-type="float">
            <text:p>10</text:p>
          </table:table-cell>
          <table:table-cell table:formula="of:=MAX([.F$3]+ROUND(([.F$3]*[.$B$1])*0.5)-([.$A12]*[.$B$2]);0)" office:value-type="float" office:value="17" calcext:value-type="float">
            <text:p>17</text:p>
          </table:table-cell>
          <table:table-cell table:formula="of:=MAX([.G$3]+ROUND(([.G$3]*[.$B$1])*0.5)-([.$A12]*[.$B$2]);0)" office:value-type="float" office:value="23" calcext:value-type="float">
            <text:p>23</text:p>
          </table:table-cell>
          <table:table-cell table:formula="of:=MAX([.H$3]+ROUND(([.H$3]*[.$B$1])*0.5)-([.$A12]*[.$B$2]);0)" office:value-type="float" office:value="30" calcext:value-type="float">
            <text:p>30</text:p>
          </table:table-cell>
          <table:table-cell table:formula="of:=MAX([.I$3]+ROUND(([.I$3]*[.$B$1])*0.5)-([.$A12]*[.$B$2]);0)" office:value-type="float" office:value="36" calcext:value-type="float">
            <text:p>36</text:p>
          </table:table-cell>
          <table:table-cell table:formula="of:=MAX([.J$3]+ROUND(([.J$3]*[.$B$1])*0.5)-([.$A12]*[.$B$2]);0)" office:value-type="float" office:value="43" calcext:value-type="float">
            <text:p>43</text:p>
          </table:table-cell>
          <table:table-cell table:formula="of:=MAX([.K$3]+ROUND(([.K$3]*[.$B$1])*0.5)-([.$A12]*[.$B$2]);0)" office:value-type="float" office:value="49" calcext:value-type="float">
            <text:p>49</text:p>
          </table:table-cell>
          <table:table-cell table:formula="of:=MAX([.L$3]+ROUND(([.L$3]*[.$B$1])*0.5)-([.$A12]*[.$B$2]);0)" office:value-type="float" office:value="56" calcext:value-type="float">
            <text:p>56</text:p>
          </table:table-cell>
          <table:table-cell table:formula="of:=MAX([.M$3]+ROUND(([.M$3]*[.$B$1])*0.5)-([.$A12]*[.$B$2]);0)" office:value-type="float" office:value="62" calcext:value-type="float">
            <text:p>62</text:p>
          </table:table-cell>
          <table:table-cell table:formula="of:=MAX([.N$3]+ROUND(([.N$3]*[.$B$1])*0.5)-([.$A12]*[.$B$2]);0)" office:value-type="float" office:value="69" calcext:value-type="float">
            <text:p>69</text:p>
          </table:table-cell>
          <table:table-cell table:formula="of:=MAX([.O$3]+ROUND(([.O$3]*[.$B$1])*0.5)-([.$A12]*[.$B$2]);0)" office:value-type="float" office:value="75" calcext:value-type="float">
            <text:p>75</text:p>
          </table:table-cell>
          <table:table-cell table:formula="of:=MAX([.P$3]+ROUND(([.P$3]*[.$B$1])*0.5)-([.$A12]*[.$B$2]);0)" office:value-type="float" office:value="82" calcext:value-type="float">
            <text:p>82</text:p>
          </table:table-cell>
          <table:table-cell table:formula="of:=MAX([.Q$3]+ROUND(([.Q$3]*[.$B$1])*0.5)-([.$A12]*[.$B$2]);0)" office:value-type="float" office:value="88" calcext:value-type="float">
            <text:p>88</text:p>
          </table:table-cell>
          <table:table-cell table:formula="of:=MAX([.R$3]+ROUND(([.R$3]*[.$B$1])*0.5)-([.$A12]*[.$B$2]);0)" office:value-type="float" office:value="95" calcext:value-type="float">
            <text:p>95</text:p>
          </table:table-cell>
          <table:table-cell table:formula="of:=MAX([.S$3]+ROUND(([.S$3]*[.$B$1])*0.5)-([.$A12]*[.$B$2]);0)" office:value-type="float" office:value="101" calcext:value-type="float">
            <text:p>101</text:p>
          </table:table-cell>
          <table:table-cell table:formula="of:=MAX([.T$3]+ROUND(([.T$3]*[.$B$1])*0.5)-([.$A12]*[.$B$2]);0)" office:value-type="float" office:value="108" calcext:value-type="float">
            <text:p>108</text:p>
          </table:table-cell>
          <table:table-cell table:formula="of:=MAX([.U$3]+ROUND(([.U$3]*[.$B$1])*0.5)-([.$A12]*[.$B$2]);0)" office:value-type="float" office:value="114" calcext:value-type="float">
            <text:p>114</text:p>
          </table:table-cell>
        </table:table-row>
        <table:table-row table:style-name="ro1">
          <table:table-cell table:formula="of:=[.A12]+5" office:value-type="float" office:value="45" calcext:value-type="float">
            <text:p>45</text:p>
          </table:table-cell>
          <table:table-cell table:formula="of:=MAX([.B$3]+ROUND(([.B$3]*[.$B$1])*0.5)-([.$A13]*[.$B$2]);0)" office:value-type="float" office:value="0" calcext:value-type="float">
            <text:p>0</text:p>
          </table:table-cell>
          <table:table-cell table:formula="of:=MAX([.C$3]+ROUND(([.C$3]*[.$B$1])*0.5)-([.$A13]*[.$B$2]);0)" office:value-type="float" office:value="0" calcext:value-type="float">
            <text:p>0</text:p>
          </table:table-cell>
          <table:table-cell table:formula="of:=MAX([.D$3]+ROUND(([.D$3]*[.$B$1])*0.5)-([.$A13]*[.$B$2]);0)" office:value-type="float" office:value="2" calcext:value-type="float">
            <text:p>2</text:p>
          </table:table-cell>
          <table:table-cell table:formula="of:=MAX([.E$3]+ROUND(([.E$3]*[.$B$1])*0.5)-([.$A13]*[.$B$2]);0)" office:value-type="float" office:value="8" calcext:value-type="float">
            <text:p>8</text:p>
          </table:table-cell>
          <table:table-cell table:formula="of:=MAX([.F$3]+ROUND(([.F$3]*[.$B$1])*0.5)-([.$A13]*[.$B$2]);0)" office:value-type="float" office:value="15" calcext:value-type="float">
            <text:p>15</text:p>
          </table:table-cell>
          <table:table-cell table:formula="of:=MAX([.G$3]+ROUND(([.G$3]*[.$B$1])*0.5)-([.$A13]*[.$B$2]);0)" office:value-type="float" office:value="21" calcext:value-type="float">
            <text:p>21</text:p>
          </table:table-cell>
          <table:table-cell table:formula="of:=MAX([.H$3]+ROUND(([.H$3]*[.$B$1])*0.5)-([.$A13]*[.$B$2]);0)" office:value-type="float" office:value="28" calcext:value-type="float">
            <text:p>28</text:p>
          </table:table-cell>
          <table:table-cell table:formula="of:=MAX([.I$3]+ROUND(([.I$3]*[.$B$1])*0.5)-([.$A13]*[.$B$2]);0)" office:value-type="float" office:value="34" calcext:value-type="float">
            <text:p>34</text:p>
          </table:table-cell>
          <table:table-cell table:formula="of:=MAX([.J$3]+ROUND(([.J$3]*[.$B$1])*0.5)-([.$A13]*[.$B$2]);0)" office:value-type="float" office:value="41" calcext:value-type="float">
            <text:p>41</text:p>
          </table:table-cell>
          <table:table-cell table:formula="of:=MAX([.K$3]+ROUND(([.K$3]*[.$B$1])*0.5)-([.$A13]*[.$B$2]);0)" office:value-type="float" office:value="47" calcext:value-type="float">
            <text:p>47</text:p>
          </table:table-cell>
          <table:table-cell table:formula="of:=MAX([.L$3]+ROUND(([.L$3]*[.$B$1])*0.5)-([.$A13]*[.$B$2]);0)" office:value-type="float" office:value="54" calcext:value-type="float">
            <text:p>54</text:p>
          </table:table-cell>
          <table:table-cell table:formula="of:=MAX([.M$3]+ROUND(([.M$3]*[.$B$1])*0.5)-([.$A13]*[.$B$2]);0)" office:value-type="float" office:value="60" calcext:value-type="float">
            <text:p>60</text:p>
          </table:table-cell>
          <table:table-cell table:formula="of:=MAX([.N$3]+ROUND(([.N$3]*[.$B$1])*0.5)-([.$A13]*[.$B$2]);0)" office:value-type="float" office:value="67" calcext:value-type="float">
            <text:p>67</text:p>
          </table:table-cell>
          <table:table-cell table:formula="of:=MAX([.O$3]+ROUND(([.O$3]*[.$B$1])*0.5)-([.$A13]*[.$B$2]);0)" office:value-type="float" office:value="73" calcext:value-type="float">
            <text:p>73</text:p>
          </table:table-cell>
          <table:table-cell table:formula="of:=MAX([.P$3]+ROUND(([.P$3]*[.$B$1])*0.5)-([.$A13]*[.$B$2]);0)" office:value-type="float" office:value="80" calcext:value-type="float">
            <text:p>80</text:p>
          </table:table-cell>
          <table:table-cell table:formula="of:=MAX([.Q$3]+ROUND(([.Q$3]*[.$B$1])*0.5)-([.$A13]*[.$B$2]);0)" office:value-type="float" office:value="86" calcext:value-type="float">
            <text:p>86</text:p>
          </table:table-cell>
          <table:table-cell table:formula="of:=MAX([.R$3]+ROUND(([.R$3]*[.$B$1])*0.5)-([.$A13]*[.$B$2]);0)" office:value-type="float" office:value="93" calcext:value-type="float">
            <text:p>93</text:p>
          </table:table-cell>
          <table:table-cell table:formula="of:=MAX([.S$3]+ROUND(([.S$3]*[.$B$1])*0.5)-([.$A13]*[.$B$2]);0)" office:value-type="float" office:value="99" calcext:value-type="float">
            <text:p>99</text:p>
          </table:table-cell>
          <table:table-cell table:formula="of:=MAX([.T$3]+ROUND(([.T$3]*[.$B$1])*0.5)-([.$A13]*[.$B$2]);0)" office:value-type="float" office:value="106" calcext:value-type="float">
            <text:p>106</text:p>
          </table:table-cell>
          <table:table-cell table:formula="of:=MAX([.U$3]+ROUND(([.U$3]*[.$B$1])*0.5)-([.$A13]*[.$B$2]);0)" office:value-type="float" office:value="112" calcext:value-type="float">
            <text:p>112</text:p>
          </table:table-cell>
        </table:table-row>
        <table:table-row table:style-name="ro1">
          <table:table-cell table:formula="of:=[.A13]+5" office:value-type="float" office:value="50" calcext:value-type="float">
            <text:p>50</text:p>
          </table:table-cell>
          <table:table-cell table:formula="of:=MAX([.B$3]+ROUND(([.B$3]*[.$B$1])*0.5)-([.$A14]*[.$B$2]);0)" office:value-type="float" office:value="0" calcext:value-type="float">
            <text:p>0</text:p>
          </table:table-cell>
          <table:table-cell table:formula="of:=MAX([.C$3]+ROUND(([.C$3]*[.$B$1])*0.5)-([.$A14]*[.$B$2]);0)" office:value-type="float" office:value="0" calcext:value-type="float">
            <text:p>0</text:p>
          </table:table-cell>
          <table:table-cell table:formula="of:=MAX([.D$3]+ROUND(([.D$3]*[.$B$1])*0.5)-([.$A14]*[.$B$2]);0)" office:value-type="float" office:value="0" calcext:value-type="float">
            <text:p>0</text:p>
          </table:table-cell>
          <table:table-cell table:formula="of:=MAX([.E$3]+ROUND(([.E$3]*[.$B$1])*0.5)-([.$A14]*[.$B$2]);0)" office:value-type="float" office:value="6" calcext:value-type="float">
            <text:p>6</text:p>
          </table:table-cell>
          <table:table-cell table:formula="of:=MAX([.F$3]+ROUND(([.F$3]*[.$B$1])*0.5)-([.$A14]*[.$B$2]);0)" office:value-type="float" office:value="13" calcext:value-type="float">
            <text:p>13</text:p>
          </table:table-cell>
          <table:table-cell table:formula="of:=MAX([.G$3]+ROUND(([.G$3]*[.$B$1])*0.5)-([.$A14]*[.$B$2]);0)" office:value-type="float" office:value="19" calcext:value-type="float">
            <text:p>19</text:p>
          </table:table-cell>
          <table:table-cell table:formula="of:=MAX([.H$3]+ROUND(([.H$3]*[.$B$1])*0.5)-([.$A14]*[.$B$2]);0)" office:value-type="float" office:value="26" calcext:value-type="float">
            <text:p>26</text:p>
          </table:table-cell>
          <table:table-cell table:formula="of:=MAX([.I$3]+ROUND(([.I$3]*[.$B$1])*0.5)-([.$A14]*[.$B$2]);0)" office:value-type="float" office:value="32" calcext:value-type="float">
            <text:p>32</text:p>
          </table:table-cell>
          <table:table-cell table:formula="of:=MAX([.J$3]+ROUND(([.J$3]*[.$B$1])*0.5)-([.$A14]*[.$B$2]);0)" office:value-type="float" office:value="39" calcext:value-type="float">
            <text:p>39</text:p>
          </table:table-cell>
          <table:table-cell table:formula="of:=MAX([.K$3]+ROUND(([.K$3]*[.$B$1])*0.5)-([.$A14]*[.$B$2]);0)" office:value-type="float" office:value="45" calcext:value-type="float">
            <text:p>45</text:p>
          </table:table-cell>
          <table:table-cell table:formula="of:=MAX([.L$3]+ROUND(([.L$3]*[.$B$1])*0.5)-([.$A14]*[.$B$2]);0)" office:value-type="float" office:value="52" calcext:value-type="float">
            <text:p>52</text:p>
          </table:table-cell>
          <table:table-cell table:formula="of:=MAX([.M$3]+ROUND(([.M$3]*[.$B$1])*0.5)-([.$A14]*[.$B$2]);0)" office:value-type="float" office:value="58" calcext:value-type="float">
            <text:p>58</text:p>
          </table:table-cell>
          <table:table-cell table:formula="of:=MAX([.N$3]+ROUND(([.N$3]*[.$B$1])*0.5)-([.$A14]*[.$B$2]);0)" office:value-type="float" office:value="65" calcext:value-type="float">
            <text:p>65</text:p>
          </table:table-cell>
          <table:table-cell table:formula="of:=MAX([.O$3]+ROUND(([.O$3]*[.$B$1])*0.5)-([.$A14]*[.$B$2]);0)" office:value-type="float" office:value="71" calcext:value-type="float">
            <text:p>71</text:p>
          </table:table-cell>
          <table:table-cell table:formula="of:=MAX([.P$3]+ROUND(([.P$3]*[.$B$1])*0.5)-([.$A14]*[.$B$2]);0)" office:value-type="float" office:value="78" calcext:value-type="float">
            <text:p>78</text:p>
          </table:table-cell>
          <table:table-cell table:formula="of:=MAX([.Q$3]+ROUND(([.Q$3]*[.$B$1])*0.5)-([.$A14]*[.$B$2]);0)" office:value-type="float" office:value="84" calcext:value-type="float">
            <text:p>84</text:p>
          </table:table-cell>
          <table:table-cell table:formula="of:=MAX([.R$3]+ROUND(([.R$3]*[.$B$1])*0.5)-([.$A14]*[.$B$2]);0)" office:value-type="float" office:value="91" calcext:value-type="float">
            <text:p>91</text:p>
          </table:table-cell>
          <table:table-cell table:formula="of:=MAX([.S$3]+ROUND(([.S$3]*[.$B$1])*0.5)-([.$A14]*[.$B$2]);0)" office:value-type="float" office:value="97" calcext:value-type="float">
            <text:p>97</text:p>
          </table:table-cell>
          <table:table-cell table:formula="of:=MAX([.T$3]+ROUND(([.T$3]*[.$B$1])*0.5)-([.$A14]*[.$B$2]);0)" office:value-type="float" office:value="104" calcext:value-type="float">
            <text:p>104</text:p>
          </table:table-cell>
          <table:table-cell table:formula="of:=MAX([.U$3]+ROUND(([.U$3]*[.$B$1])*0.5)-([.$A14]*[.$B$2]);0)" office:value-type="float" office:value="110" calcext:value-type="float">
            <text:p>110</text:p>
          </table:table-cell>
        </table:table-row>
        <table:table-row table:style-name="ro1">
          <table:table-cell table:formula="of:=[.A14]+5" office:value-type="float" office:value="55" calcext:value-type="float">
            <text:p>55</text:p>
          </table:table-cell>
          <table:table-cell table:formula="of:=MAX([.B$3]+ROUND(([.B$3]*[.$B$1])*0.5)-([.$A15]*[.$B$2]);0)" office:value-type="float" office:value="0" calcext:value-type="float">
            <text:p>0</text:p>
          </table:table-cell>
          <table:table-cell table:formula="of:=MAX([.C$3]+ROUND(([.C$3]*[.$B$1])*0.5)-([.$A15]*[.$B$2]);0)" office:value-type="float" office:value="0" calcext:value-type="float">
            <text:p>0</text:p>
          </table:table-cell>
          <table:table-cell table:formula="of:=MAX([.D$3]+ROUND(([.D$3]*[.$B$1])*0.5)-([.$A15]*[.$B$2]);0)" office:value-type="float" office:value="0" calcext:value-type="float">
            <text:p>0</text:p>
          </table:table-cell>
          <table:table-cell table:formula="of:=MAX([.E$3]+ROUND(([.E$3]*[.$B$1])*0.5)-([.$A15]*[.$B$2]);0)" office:value-type="float" office:value="4" calcext:value-type="float">
            <text:p>4</text:p>
          </table:table-cell>
          <table:table-cell table:formula="of:=MAX([.F$3]+ROUND(([.F$3]*[.$B$1])*0.5)-([.$A15]*[.$B$2]);0)" office:value-type="float" office:value="11" calcext:value-type="float">
            <text:p>11</text:p>
          </table:table-cell>
          <table:table-cell table:formula="of:=MAX([.G$3]+ROUND(([.G$3]*[.$B$1])*0.5)-([.$A15]*[.$B$2]);0)" office:value-type="float" office:value="17" calcext:value-type="float">
            <text:p>17</text:p>
          </table:table-cell>
          <table:table-cell table:formula="of:=MAX([.H$3]+ROUND(([.H$3]*[.$B$1])*0.5)-([.$A15]*[.$B$2]);0)" office:value-type="float" office:value="24" calcext:value-type="float">
            <text:p>24</text:p>
          </table:table-cell>
          <table:table-cell table:formula="of:=MAX([.I$3]+ROUND(([.I$3]*[.$B$1])*0.5)-([.$A15]*[.$B$2]);0)" office:value-type="float" office:value="30" calcext:value-type="float">
            <text:p>30</text:p>
          </table:table-cell>
          <table:table-cell table:formula="of:=MAX([.J$3]+ROUND(([.J$3]*[.$B$1])*0.5)-([.$A15]*[.$B$2]);0)" office:value-type="float" office:value="37" calcext:value-type="float">
            <text:p>37</text:p>
          </table:table-cell>
          <table:table-cell table:formula="of:=MAX([.K$3]+ROUND(([.K$3]*[.$B$1])*0.5)-([.$A15]*[.$B$2]);0)" office:value-type="float" office:value="43" calcext:value-type="float">
            <text:p>43</text:p>
          </table:table-cell>
          <table:table-cell table:formula="of:=MAX([.L$3]+ROUND(([.L$3]*[.$B$1])*0.5)-([.$A15]*[.$B$2]);0)" office:value-type="float" office:value="50" calcext:value-type="float">
            <text:p>50</text:p>
          </table:table-cell>
          <table:table-cell table:formula="of:=MAX([.M$3]+ROUND(([.M$3]*[.$B$1])*0.5)-([.$A15]*[.$B$2]);0)" office:value-type="float" office:value="56" calcext:value-type="float">
            <text:p>56</text:p>
          </table:table-cell>
          <table:table-cell table:formula="of:=MAX([.N$3]+ROUND(([.N$3]*[.$B$1])*0.5)-([.$A15]*[.$B$2]);0)" office:value-type="float" office:value="63" calcext:value-type="float">
            <text:p>63</text:p>
          </table:table-cell>
          <table:table-cell table:formula="of:=MAX([.O$3]+ROUND(([.O$3]*[.$B$1])*0.5)-([.$A15]*[.$B$2]);0)" office:value-type="float" office:value="69" calcext:value-type="float">
            <text:p>69</text:p>
          </table:table-cell>
          <table:table-cell table:formula="of:=MAX([.P$3]+ROUND(([.P$3]*[.$B$1])*0.5)-([.$A15]*[.$B$2]);0)" office:value-type="float" office:value="76" calcext:value-type="float">
            <text:p>76</text:p>
          </table:table-cell>
          <table:table-cell table:formula="of:=MAX([.Q$3]+ROUND(([.Q$3]*[.$B$1])*0.5)-([.$A15]*[.$B$2]);0)" office:value-type="float" office:value="82" calcext:value-type="float">
            <text:p>82</text:p>
          </table:table-cell>
          <table:table-cell table:formula="of:=MAX([.R$3]+ROUND(([.R$3]*[.$B$1])*0.5)-([.$A15]*[.$B$2]);0)" office:value-type="float" office:value="89" calcext:value-type="float">
            <text:p>89</text:p>
          </table:table-cell>
          <table:table-cell table:formula="of:=MAX([.S$3]+ROUND(([.S$3]*[.$B$1])*0.5)-([.$A15]*[.$B$2]);0)" office:value-type="float" office:value="95" calcext:value-type="float">
            <text:p>95</text:p>
          </table:table-cell>
          <table:table-cell table:formula="of:=MAX([.T$3]+ROUND(([.T$3]*[.$B$1])*0.5)-([.$A15]*[.$B$2]);0)" office:value-type="float" office:value="102" calcext:value-type="float">
            <text:p>102</text:p>
          </table:table-cell>
          <table:table-cell table:formula="of:=MAX([.U$3]+ROUND(([.U$3]*[.$B$1])*0.5)-([.$A15]*[.$B$2]);0)" office:value-type="float" office:value="108" calcext:value-type="float">
            <text:p>108</text:p>
          </table:table-cell>
        </table:table-row>
        <table:table-row table:style-name="ro1">
          <table:table-cell table:formula="of:=[.A15]+5" office:value-type="float" office:value="60" calcext:value-type="float">
            <text:p>60</text:p>
          </table:table-cell>
          <table:table-cell table:formula="of:=MAX([.B$3]+ROUND(([.B$3]*[.$B$1])*0.5)-([.$A16]*[.$B$2]);0)" office:value-type="float" office:value="0" calcext:value-type="float">
            <text:p>0</text:p>
          </table:table-cell>
          <table:table-cell table:formula="of:=MAX([.C$3]+ROUND(([.C$3]*[.$B$1])*0.5)-([.$A16]*[.$B$2]);0)" office:value-type="float" office:value="0" calcext:value-type="float">
            <text:p>0</text:p>
          </table:table-cell>
          <table:table-cell table:formula="of:=MAX([.D$3]+ROUND(([.D$3]*[.$B$1])*0.5)-([.$A16]*[.$B$2]);0)" office:value-type="float" office:value="0" calcext:value-type="float">
            <text:p>0</text:p>
          </table:table-cell>
          <table:table-cell table:formula="of:=MAX([.E$3]+ROUND(([.E$3]*[.$B$1])*0.5)-([.$A16]*[.$B$2]);0)" office:value-type="float" office:value="2" calcext:value-type="float">
            <text:p>2</text:p>
          </table:table-cell>
          <table:table-cell table:formula="of:=MAX([.F$3]+ROUND(([.F$3]*[.$B$1])*0.5)-([.$A16]*[.$B$2]);0)" office:value-type="float" office:value="9" calcext:value-type="float">
            <text:p>9</text:p>
          </table:table-cell>
          <table:table-cell table:formula="of:=MAX([.G$3]+ROUND(([.G$3]*[.$B$1])*0.5)-([.$A16]*[.$B$2]);0)" office:value-type="float" office:value="15" calcext:value-type="float">
            <text:p>15</text:p>
          </table:table-cell>
          <table:table-cell table:formula="of:=MAX([.H$3]+ROUND(([.H$3]*[.$B$1])*0.5)-([.$A16]*[.$B$2]);0)" office:value-type="float" office:value="22" calcext:value-type="float">
            <text:p>22</text:p>
          </table:table-cell>
          <table:table-cell table:formula="of:=MAX([.I$3]+ROUND(([.I$3]*[.$B$1])*0.5)-([.$A16]*[.$B$2]);0)" office:value-type="float" office:value="28" calcext:value-type="float">
            <text:p>28</text:p>
          </table:table-cell>
          <table:table-cell table:formula="of:=MAX([.J$3]+ROUND(([.J$3]*[.$B$1])*0.5)-([.$A16]*[.$B$2]);0)" office:value-type="float" office:value="35" calcext:value-type="float">
            <text:p>35</text:p>
          </table:table-cell>
          <table:table-cell table:formula="of:=MAX([.K$3]+ROUND(([.K$3]*[.$B$1])*0.5)-([.$A16]*[.$B$2]);0)" office:value-type="float" office:value="41" calcext:value-type="float">
            <text:p>41</text:p>
          </table:table-cell>
          <table:table-cell table:formula="of:=MAX([.L$3]+ROUND(([.L$3]*[.$B$1])*0.5)-([.$A16]*[.$B$2]);0)" office:value-type="float" office:value="48" calcext:value-type="float">
            <text:p>48</text:p>
          </table:table-cell>
          <table:table-cell table:formula="of:=MAX([.M$3]+ROUND(([.M$3]*[.$B$1])*0.5)-([.$A16]*[.$B$2]);0)" office:value-type="float" office:value="54" calcext:value-type="float">
            <text:p>54</text:p>
          </table:table-cell>
          <table:table-cell table:formula="of:=MAX([.N$3]+ROUND(([.N$3]*[.$B$1])*0.5)-([.$A16]*[.$B$2]);0)" office:value-type="float" office:value="61" calcext:value-type="float">
            <text:p>61</text:p>
          </table:table-cell>
          <table:table-cell table:formula="of:=MAX([.O$3]+ROUND(([.O$3]*[.$B$1])*0.5)-([.$A16]*[.$B$2]);0)" office:value-type="float" office:value="67" calcext:value-type="float">
            <text:p>67</text:p>
          </table:table-cell>
          <table:table-cell table:formula="of:=MAX([.P$3]+ROUND(([.P$3]*[.$B$1])*0.5)-([.$A16]*[.$B$2]);0)" office:value-type="float" office:value="74" calcext:value-type="float">
            <text:p>74</text:p>
          </table:table-cell>
          <table:table-cell table:formula="of:=MAX([.Q$3]+ROUND(([.Q$3]*[.$B$1])*0.5)-([.$A16]*[.$B$2]);0)" office:value-type="float" office:value="80" calcext:value-type="float">
            <text:p>80</text:p>
          </table:table-cell>
          <table:table-cell table:formula="of:=MAX([.R$3]+ROUND(([.R$3]*[.$B$1])*0.5)-([.$A16]*[.$B$2]);0)" office:value-type="float" office:value="87" calcext:value-type="float">
            <text:p>87</text:p>
          </table:table-cell>
          <table:table-cell table:formula="of:=MAX([.S$3]+ROUND(([.S$3]*[.$B$1])*0.5)-([.$A16]*[.$B$2]);0)" office:value-type="float" office:value="93" calcext:value-type="float">
            <text:p>93</text:p>
          </table:table-cell>
          <table:table-cell table:formula="of:=MAX([.T$3]+ROUND(([.T$3]*[.$B$1])*0.5)-([.$A16]*[.$B$2]);0)" office:value-type="float" office:value="100" calcext:value-type="float">
            <text:p>100</text:p>
          </table:table-cell>
          <table:table-cell table:formula="of:=MAX([.U$3]+ROUND(([.U$3]*[.$B$1])*0.5)-([.$A16]*[.$B$2]);0)" office:value-type="float" office:value="106" calcext:value-type="float">
            <text:p>106</text:p>
          </table:table-cell>
        </table:table-row>
        <table:table-row table:style-name="ro1">
          <table:table-cell table:formula="of:=[.A16]+5" office:value-type="float" office:value="65" calcext:value-type="float">
            <text:p>65</text:p>
          </table:table-cell>
          <table:table-cell table:formula="of:=MAX([.B$3]+ROUND(([.B$3]*[.$B$1])*0.5)-([.$A17]*[.$B$2]);0)" office:value-type="float" office:value="0" calcext:value-type="float">
            <text:p>0</text:p>
          </table:table-cell>
          <table:table-cell table:formula="of:=MAX([.C$3]+ROUND(([.C$3]*[.$B$1])*0.5)-([.$A17]*[.$B$2]);0)" office:value-type="float" office:value="0" calcext:value-type="float">
            <text:p>0</text:p>
          </table:table-cell>
          <table:table-cell table:formula="of:=MAX([.D$3]+ROUND(([.D$3]*[.$B$1])*0.5)-([.$A17]*[.$B$2]);0)" office:value-type="float" office:value="0" calcext:value-type="float">
            <text:p>0</text:p>
          </table:table-cell>
          <table:table-cell table:formula="of:=MAX([.E$3]+ROUND(([.E$3]*[.$B$1])*0.5)-([.$A17]*[.$B$2]);0)" office:value-type="float" office:value="0" calcext:value-type="float">
            <text:p>0</text:p>
          </table:table-cell>
          <table:table-cell table:formula="of:=MAX([.F$3]+ROUND(([.F$3]*[.$B$1])*0.5)-([.$A17]*[.$B$2]);0)" office:value-type="float" office:value="7" calcext:value-type="float">
            <text:p>7</text:p>
          </table:table-cell>
          <table:table-cell table:formula="of:=MAX([.G$3]+ROUND(([.G$3]*[.$B$1])*0.5)-([.$A17]*[.$B$2]);0)" office:value-type="float" office:value="13" calcext:value-type="float">
            <text:p>13</text:p>
          </table:table-cell>
          <table:table-cell table:formula="of:=MAX([.H$3]+ROUND(([.H$3]*[.$B$1])*0.5)-([.$A17]*[.$B$2]);0)" office:value-type="float" office:value="20" calcext:value-type="float">
            <text:p>20</text:p>
          </table:table-cell>
          <table:table-cell table:formula="of:=MAX([.I$3]+ROUND(([.I$3]*[.$B$1])*0.5)-([.$A17]*[.$B$2]);0)" office:value-type="float" office:value="26" calcext:value-type="float">
            <text:p>26</text:p>
          </table:table-cell>
          <table:table-cell table:formula="of:=MAX([.J$3]+ROUND(([.J$3]*[.$B$1])*0.5)-([.$A17]*[.$B$2]);0)" office:value-type="float" office:value="33" calcext:value-type="float">
            <text:p>33</text:p>
          </table:table-cell>
          <table:table-cell table:formula="of:=MAX([.K$3]+ROUND(([.K$3]*[.$B$1])*0.5)-([.$A17]*[.$B$2]);0)" office:value-type="float" office:value="39" calcext:value-type="float">
            <text:p>39</text:p>
          </table:table-cell>
          <table:table-cell table:formula="of:=MAX([.L$3]+ROUND(([.L$3]*[.$B$1])*0.5)-([.$A17]*[.$B$2]);0)" office:value-type="float" office:value="46" calcext:value-type="float">
            <text:p>46</text:p>
          </table:table-cell>
          <table:table-cell table:formula="of:=MAX([.M$3]+ROUND(([.M$3]*[.$B$1])*0.5)-([.$A17]*[.$B$2]);0)" office:value-type="float" office:value="52" calcext:value-type="float">
            <text:p>52</text:p>
          </table:table-cell>
          <table:table-cell table:formula="of:=MAX([.N$3]+ROUND(([.N$3]*[.$B$1])*0.5)-([.$A17]*[.$B$2]);0)" office:value-type="float" office:value="59" calcext:value-type="float">
            <text:p>59</text:p>
          </table:table-cell>
          <table:table-cell table:formula="of:=MAX([.O$3]+ROUND(([.O$3]*[.$B$1])*0.5)-([.$A17]*[.$B$2]);0)" office:value-type="float" office:value="65" calcext:value-type="float">
            <text:p>65</text:p>
          </table:table-cell>
          <table:table-cell table:formula="of:=MAX([.P$3]+ROUND(([.P$3]*[.$B$1])*0.5)-([.$A17]*[.$B$2]);0)" office:value-type="float" office:value="72" calcext:value-type="float">
            <text:p>72</text:p>
          </table:table-cell>
          <table:table-cell table:formula="of:=MAX([.Q$3]+ROUND(([.Q$3]*[.$B$1])*0.5)-([.$A17]*[.$B$2]);0)" office:value-type="float" office:value="78" calcext:value-type="float">
            <text:p>78</text:p>
          </table:table-cell>
          <table:table-cell table:formula="of:=MAX([.R$3]+ROUND(([.R$3]*[.$B$1])*0.5)-([.$A17]*[.$B$2]);0)" office:value-type="float" office:value="85" calcext:value-type="float">
            <text:p>85</text:p>
          </table:table-cell>
          <table:table-cell table:formula="of:=MAX([.S$3]+ROUND(([.S$3]*[.$B$1])*0.5)-([.$A17]*[.$B$2]);0)" office:value-type="float" office:value="91" calcext:value-type="float">
            <text:p>91</text:p>
          </table:table-cell>
          <table:table-cell table:formula="of:=MAX([.T$3]+ROUND(([.T$3]*[.$B$1])*0.5)-([.$A17]*[.$B$2]);0)" office:value-type="float" office:value="98" calcext:value-type="float">
            <text:p>98</text:p>
          </table:table-cell>
          <table:table-cell table:formula="of:=MAX([.U$3]+ROUND(([.U$3]*[.$B$1])*0.5)-([.$A17]*[.$B$2]);0)" office:value-type="float" office:value="104" calcext:value-type="float">
            <text:p>104</text:p>
          </table:table-cell>
        </table:table-row>
        <table:table-row table:style-name="ro1">
          <table:table-cell table:formula="of:=[.A17]+5" office:value-type="float" office:value="70" calcext:value-type="float">
            <text:p>70</text:p>
          </table:table-cell>
          <table:table-cell table:formula="of:=MAX([.B$3]+ROUND(([.B$3]*[.$B$1])*0.5)-([.$A18]*[.$B$2]);0)" office:value-type="float" office:value="0" calcext:value-type="float">
            <text:p>0</text:p>
          </table:table-cell>
          <table:table-cell table:formula="of:=MAX([.C$3]+ROUND(([.C$3]*[.$B$1])*0.5)-([.$A18]*[.$B$2]);0)" office:value-type="float" office:value="0" calcext:value-type="float">
            <text:p>0</text:p>
          </table:table-cell>
          <table:table-cell table:formula="of:=MAX([.D$3]+ROUND(([.D$3]*[.$B$1])*0.5)-([.$A18]*[.$B$2]);0)" office:value-type="float" office:value="0" calcext:value-type="float">
            <text:p>0</text:p>
          </table:table-cell>
          <table:table-cell table:formula="of:=MAX([.E$3]+ROUND(([.E$3]*[.$B$1])*0.5)-([.$A18]*[.$B$2]);0)" office:value-type="float" office:value="0" calcext:value-type="float">
            <text:p>0</text:p>
          </table:table-cell>
          <table:table-cell table:formula="of:=MAX([.F$3]+ROUND(([.F$3]*[.$B$1])*0.5)-([.$A18]*[.$B$2]);0)" office:value-type="float" office:value="5" calcext:value-type="float">
            <text:p>5</text:p>
          </table:table-cell>
          <table:table-cell table:formula="of:=MAX([.G$3]+ROUND(([.G$3]*[.$B$1])*0.5)-([.$A18]*[.$B$2]);0)" office:value-type="float" office:value="11" calcext:value-type="float">
            <text:p>11</text:p>
          </table:table-cell>
          <table:table-cell table:formula="of:=MAX([.H$3]+ROUND(([.H$3]*[.$B$1])*0.5)-([.$A18]*[.$B$2]);0)" office:value-type="float" office:value="18" calcext:value-type="float">
            <text:p>18</text:p>
          </table:table-cell>
          <table:table-cell table:formula="of:=MAX([.I$3]+ROUND(([.I$3]*[.$B$1])*0.5)-([.$A18]*[.$B$2]);0)" office:value-type="float" office:value="24" calcext:value-type="float">
            <text:p>24</text:p>
          </table:table-cell>
          <table:table-cell table:formula="of:=MAX([.J$3]+ROUND(([.J$3]*[.$B$1])*0.5)-([.$A18]*[.$B$2]);0)" office:value-type="float" office:value="31" calcext:value-type="float">
            <text:p>31</text:p>
          </table:table-cell>
          <table:table-cell table:formula="of:=MAX([.K$3]+ROUND(([.K$3]*[.$B$1])*0.5)-([.$A18]*[.$B$2]);0)" office:value-type="float" office:value="37" calcext:value-type="float">
            <text:p>37</text:p>
          </table:table-cell>
          <table:table-cell table:formula="of:=MAX([.L$3]+ROUND(([.L$3]*[.$B$1])*0.5)-([.$A18]*[.$B$2]);0)" office:value-type="float" office:value="44" calcext:value-type="float">
            <text:p>44</text:p>
          </table:table-cell>
          <table:table-cell table:formula="of:=MAX([.M$3]+ROUND(([.M$3]*[.$B$1])*0.5)-([.$A18]*[.$B$2]);0)" office:value-type="float" office:value="50" calcext:value-type="float">
            <text:p>50</text:p>
          </table:table-cell>
          <table:table-cell table:formula="of:=MAX([.N$3]+ROUND(([.N$3]*[.$B$1])*0.5)-([.$A18]*[.$B$2]);0)" office:value-type="float" office:value="57" calcext:value-type="float">
            <text:p>57</text:p>
          </table:table-cell>
          <table:table-cell table:formula="of:=MAX([.O$3]+ROUND(([.O$3]*[.$B$1])*0.5)-([.$A18]*[.$B$2]);0)" office:value-type="float" office:value="63" calcext:value-type="float">
            <text:p>63</text:p>
          </table:table-cell>
          <table:table-cell table:formula="of:=MAX([.P$3]+ROUND(([.P$3]*[.$B$1])*0.5)-([.$A18]*[.$B$2]);0)" office:value-type="float" office:value="70" calcext:value-type="float">
            <text:p>70</text:p>
          </table:table-cell>
          <table:table-cell table:formula="of:=MAX([.Q$3]+ROUND(([.Q$3]*[.$B$1])*0.5)-([.$A18]*[.$B$2]);0)" office:value-type="float" office:value="76" calcext:value-type="float">
            <text:p>76</text:p>
          </table:table-cell>
          <table:table-cell table:formula="of:=MAX([.R$3]+ROUND(([.R$3]*[.$B$1])*0.5)-([.$A18]*[.$B$2]);0)" office:value-type="float" office:value="83" calcext:value-type="float">
            <text:p>83</text:p>
          </table:table-cell>
          <table:table-cell table:formula="of:=MAX([.S$3]+ROUND(([.S$3]*[.$B$1])*0.5)-([.$A18]*[.$B$2]);0)" office:value-type="float" office:value="89" calcext:value-type="float">
            <text:p>89</text:p>
          </table:table-cell>
          <table:table-cell table:formula="of:=MAX([.T$3]+ROUND(([.T$3]*[.$B$1])*0.5)-([.$A18]*[.$B$2]);0)" office:value-type="float" office:value="96" calcext:value-type="float">
            <text:p>96</text:p>
          </table:table-cell>
          <table:table-cell table:formula="of:=MAX([.U$3]+ROUND(([.U$3]*[.$B$1])*0.5)-([.$A18]*[.$B$2]);0)" office:value-type="float" office:value="102" calcext:value-type="float">
            <text:p>102</text:p>
          </table:table-cell>
        </table:table-row>
        <table:table-row table:style-name="ro1">
          <table:table-cell table:formula="of:=[.A18]+5" office:value-type="float" office:value="75" calcext:value-type="float">
            <text:p>75</text:p>
          </table:table-cell>
          <table:table-cell table:formula="of:=MAX([.B$3]+ROUND(([.B$3]*[.$B$1])*0.5)-([.$A19]*[.$B$2]);0)" office:value-type="float" office:value="0" calcext:value-type="float">
            <text:p>0</text:p>
          </table:table-cell>
          <table:table-cell table:formula="of:=MAX([.C$3]+ROUND(([.C$3]*[.$B$1])*0.5)-([.$A19]*[.$B$2]);0)" office:value-type="float" office:value="0" calcext:value-type="float">
            <text:p>0</text:p>
          </table:table-cell>
          <table:table-cell table:formula="of:=MAX([.D$3]+ROUND(([.D$3]*[.$B$1])*0.5)-([.$A19]*[.$B$2]);0)" office:value-type="float" office:value="0" calcext:value-type="float">
            <text:p>0</text:p>
          </table:table-cell>
          <table:table-cell table:formula="of:=MAX([.E$3]+ROUND(([.E$3]*[.$B$1])*0.5)-([.$A19]*[.$B$2]);0)" office:value-type="float" office:value="0" calcext:value-type="float">
            <text:p>0</text:p>
          </table:table-cell>
          <table:table-cell table:formula="of:=MAX([.F$3]+ROUND(([.F$3]*[.$B$1])*0.5)-([.$A19]*[.$B$2]);0)" office:value-type="float" office:value="3" calcext:value-type="float">
            <text:p>3</text:p>
          </table:table-cell>
          <table:table-cell table:formula="of:=MAX([.G$3]+ROUND(([.G$3]*[.$B$1])*0.5)-([.$A19]*[.$B$2]);0)" office:value-type="float" office:value="9" calcext:value-type="float">
            <text:p>9</text:p>
          </table:table-cell>
          <table:table-cell table:formula="of:=MAX([.H$3]+ROUND(([.H$3]*[.$B$1])*0.5)-([.$A19]*[.$B$2]);0)" office:value-type="float" office:value="16" calcext:value-type="float">
            <text:p>16</text:p>
          </table:table-cell>
          <table:table-cell table:formula="of:=MAX([.I$3]+ROUND(([.I$3]*[.$B$1])*0.5)-([.$A19]*[.$B$2]);0)" office:value-type="float" office:value="22" calcext:value-type="float">
            <text:p>22</text:p>
          </table:table-cell>
          <table:table-cell table:formula="of:=MAX([.J$3]+ROUND(([.J$3]*[.$B$1])*0.5)-([.$A19]*[.$B$2]);0)" office:value-type="float" office:value="29" calcext:value-type="float">
            <text:p>29</text:p>
          </table:table-cell>
          <table:table-cell table:formula="of:=MAX([.K$3]+ROUND(([.K$3]*[.$B$1])*0.5)-([.$A19]*[.$B$2]);0)" office:value-type="float" office:value="35" calcext:value-type="float">
            <text:p>35</text:p>
          </table:table-cell>
          <table:table-cell table:formula="of:=MAX([.L$3]+ROUND(([.L$3]*[.$B$1])*0.5)-([.$A19]*[.$B$2]);0)" office:value-type="float" office:value="42" calcext:value-type="float">
            <text:p>42</text:p>
          </table:table-cell>
          <table:table-cell table:formula="of:=MAX([.M$3]+ROUND(([.M$3]*[.$B$1])*0.5)-([.$A19]*[.$B$2]);0)" office:value-type="float" office:value="48" calcext:value-type="float">
            <text:p>48</text:p>
          </table:table-cell>
          <table:table-cell table:formula="of:=MAX([.N$3]+ROUND(([.N$3]*[.$B$1])*0.5)-([.$A19]*[.$B$2]);0)" office:value-type="float" office:value="55" calcext:value-type="float">
            <text:p>55</text:p>
          </table:table-cell>
          <table:table-cell table:formula="of:=MAX([.O$3]+ROUND(([.O$3]*[.$B$1])*0.5)-([.$A19]*[.$B$2]);0)" office:value-type="float" office:value="61" calcext:value-type="float">
            <text:p>61</text:p>
          </table:table-cell>
          <table:table-cell table:formula="of:=MAX([.P$3]+ROUND(([.P$3]*[.$B$1])*0.5)-([.$A19]*[.$B$2]);0)" office:value-type="float" office:value="68" calcext:value-type="float">
            <text:p>68</text:p>
          </table:table-cell>
          <table:table-cell table:formula="of:=MAX([.Q$3]+ROUND(([.Q$3]*[.$B$1])*0.5)-([.$A19]*[.$B$2]);0)" office:value-type="float" office:value="74" calcext:value-type="float">
            <text:p>74</text:p>
          </table:table-cell>
          <table:table-cell table:formula="of:=MAX([.R$3]+ROUND(([.R$3]*[.$B$1])*0.5)-([.$A19]*[.$B$2]);0)" office:value-type="float" office:value="81" calcext:value-type="float">
            <text:p>81</text:p>
          </table:table-cell>
          <table:table-cell table:formula="of:=MAX([.S$3]+ROUND(([.S$3]*[.$B$1])*0.5)-([.$A19]*[.$B$2]);0)" office:value-type="float" office:value="87" calcext:value-type="float">
            <text:p>87</text:p>
          </table:table-cell>
          <table:table-cell table:formula="of:=MAX([.T$3]+ROUND(([.T$3]*[.$B$1])*0.5)-([.$A19]*[.$B$2]);0)" office:value-type="float" office:value="94" calcext:value-type="float">
            <text:p>94</text:p>
          </table:table-cell>
          <table:table-cell table:formula="of:=MAX([.U$3]+ROUND(([.U$3]*[.$B$1])*0.5)-([.$A19]*[.$B$2]);0)" office:value-type="float" office:value="100" calcext:value-type="float">
            <text:p>100</text:p>
          </table:table-cell>
        </table:table-row>
        <table:table-row table:style-name="ro1">
          <table:table-cell table:formula="of:=[.A19]+5" office:value-type="float" office:value="80" calcext:value-type="float">
            <text:p>80</text:p>
          </table:table-cell>
          <table:table-cell table:formula="of:=MAX([.B$3]+ROUND(([.B$3]*[.$B$1])*0.5)-([.$A20]*[.$B$2]);0)" office:value-type="float" office:value="0" calcext:value-type="float">
            <text:p>0</text:p>
          </table:table-cell>
          <table:table-cell table:formula="of:=MAX([.C$3]+ROUND(([.C$3]*[.$B$1])*0.5)-([.$A20]*[.$B$2]);0)" office:value-type="float" office:value="0" calcext:value-type="float">
            <text:p>0</text:p>
          </table:table-cell>
          <table:table-cell table:formula="of:=MAX([.D$3]+ROUND(([.D$3]*[.$B$1])*0.5)-([.$A20]*[.$B$2]);0)" office:value-type="float" office:value="0" calcext:value-type="float">
            <text:p>0</text:p>
          </table:table-cell>
          <table:table-cell table:formula="of:=MAX([.E$3]+ROUND(([.E$3]*[.$B$1])*0.5)-([.$A20]*[.$B$2]);0)" office:value-type="float" office:value="0" calcext:value-type="float">
            <text:p>0</text:p>
          </table:table-cell>
          <table:table-cell table:formula="of:=MAX([.F$3]+ROUND(([.F$3]*[.$B$1])*0.5)-([.$A20]*[.$B$2]);0)" office:value-type="float" office:value="1" calcext:value-type="float">
            <text:p>1</text:p>
          </table:table-cell>
          <table:table-cell table:formula="of:=MAX([.G$3]+ROUND(([.G$3]*[.$B$1])*0.5)-([.$A20]*[.$B$2]);0)" office:value-type="float" office:value="7" calcext:value-type="float">
            <text:p>7</text:p>
          </table:table-cell>
          <table:table-cell table:formula="of:=MAX([.H$3]+ROUND(([.H$3]*[.$B$1])*0.5)-([.$A20]*[.$B$2]);0)" office:value-type="float" office:value="14" calcext:value-type="float">
            <text:p>14</text:p>
          </table:table-cell>
          <table:table-cell table:formula="of:=MAX([.I$3]+ROUND(([.I$3]*[.$B$1])*0.5)-([.$A20]*[.$B$2]);0)" office:value-type="float" office:value="20" calcext:value-type="float">
            <text:p>20</text:p>
          </table:table-cell>
          <table:table-cell table:formula="of:=MAX([.J$3]+ROUND(([.J$3]*[.$B$1])*0.5)-([.$A20]*[.$B$2]);0)" office:value-type="float" office:value="27" calcext:value-type="float">
            <text:p>27</text:p>
          </table:table-cell>
          <table:table-cell table:formula="of:=MAX([.K$3]+ROUND(([.K$3]*[.$B$1])*0.5)-([.$A20]*[.$B$2]);0)" office:value-type="float" office:value="33" calcext:value-type="float">
            <text:p>33</text:p>
          </table:table-cell>
          <table:table-cell table:formula="of:=MAX([.L$3]+ROUND(([.L$3]*[.$B$1])*0.5)-([.$A20]*[.$B$2]);0)" office:value-type="float" office:value="40" calcext:value-type="float">
            <text:p>40</text:p>
          </table:table-cell>
          <table:table-cell table:formula="of:=MAX([.M$3]+ROUND(([.M$3]*[.$B$1])*0.5)-([.$A20]*[.$B$2]);0)" office:value-type="float" office:value="46" calcext:value-type="float">
            <text:p>46</text:p>
          </table:table-cell>
          <table:table-cell table:formula="of:=MAX([.N$3]+ROUND(([.N$3]*[.$B$1])*0.5)-([.$A20]*[.$B$2]);0)" office:value-type="float" office:value="53" calcext:value-type="float">
            <text:p>53</text:p>
          </table:table-cell>
          <table:table-cell table:formula="of:=MAX([.O$3]+ROUND(([.O$3]*[.$B$1])*0.5)-([.$A20]*[.$B$2]);0)" office:value-type="float" office:value="59" calcext:value-type="float">
            <text:p>59</text:p>
          </table:table-cell>
          <table:table-cell table:formula="of:=MAX([.P$3]+ROUND(([.P$3]*[.$B$1])*0.5)-([.$A20]*[.$B$2]);0)" office:value-type="float" office:value="66" calcext:value-type="float">
            <text:p>66</text:p>
          </table:table-cell>
          <table:table-cell table:formula="of:=MAX([.Q$3]+ROUND(([.Q$3]*[.$B$1])*0.5)-([.$A20]*[.$B$2]);0)" office:value-type="float" office:value="72" calcext:value-type="float">
            <text:p>72</text:p>
          </table:table-cell>
          <table:table-cell table:formula="of:=MAX([.R$3]+ROUND(([.R$3]*[.$B$1])*0.5)-([.$A20]*[.$B$2]);0)" office:value-type="float" office:value="79" calcext:value-type="float">
            <text:p>79</text:p>
          </table:table-cell>
          <table:table-cell table:formula="of:=MAX([.S$3]+ROUND(([.S$3]*[.$B$1])*0.5)-([.$A20]*[.$B$2]);0)" office:value-type="float" office:value="85" calcext:value-type="float">
            <text:p>85</text:p>
          </table:table-cell>
          <table:table-cell table:formula="of:=MAX([.T$3]+ROUND(([.T$3]*[.$B$1])*0.5)-([.$A20]*[.$B$2]);0)" office:value-type="float" office:value="92" calcext:value-type="float">
            <text:p>92</text:p>
          </table:table-cell>
          <table:table-cell table:formula="of:=MAX([.U$3]+ROUND(([.U$3]*[.$B$1])*0.5)-([.$A20]*[.$B$2]);0)" office:value-type="float" office:value="98" calcext:value-type="float">
            <text:p>98</text:p>
          </table:table-cell>
        </table:table-row>
        <table:table-row table:style-name="ro1">
          <table:table-cell table:formula="of:=[.A20]+5" office:value-type="float" office:value="85" calcext:value-type="float">
            <text:p>85</text:p>
          </table:table-cell>
          <table:table-cell table:formula="of:=MAX([.B$3]+ROUND(([.B$3]*[.$B$1])*0.5)-([.$A21]*[.$B$2]);0)" office:value-type="float" office:value="0" calcext:value-type="float">
            <text:p>0</text:p>
          </table:table-cell>
          <table:table-cell table:formula="of:=MAX([.C$3]+ROUND(([.C$3]*[.$B$1])*0.5)-([.$A21]*[.$B$2]);0)" office:value-type="float" office:value="0" calcext:value-type="float">
            <text:p>0</text:p>
          </table:table-cell>
          <table:table-cell table:formula="of:=MAX([.D$3]+ROUND(([.D$3]*[.$B$1])*0.5)-([.$A21]*[.$B$2]);0)" office:value-type="float" office:value="0" calcext:value-type="float">
            <text:p>0</text:p>
          </table:table-cell>
          <table:table-cell table:formula="of:=MAX([.E$3]+ROUND(([.E$3]*[.$B$1])*0.5)-([.$A21]*[.$B$2]);0)" office:value-type="float" office:value="0" calcext:value-type="float">
            <text:p>0</text:p>
          </table:table-cell>
          <table:table-cell table:formula="of:=MAX([.F$3]+ROUND(([.F$3]*[.$B$1])*0.5)-([.$A21]*[.$B$2]);0)" office:value-type="float" office:value="0" calcext:value-type="float">
            <text:p>0</text:p>
          </table:table-cell>
          <table:table-cell table:formula="of:=MAX([.G$3]+ROUND(([.G$3]*[.$B$1])*0.5)-([.$A21]*[.$B$2]);0)" office:value-type="float" office:value="5" calcext:value-type="float">
            <text:p>5</text:p>
          </table:table-cell>
          <table:table-cell table:formula="of:=MAX([.H$3]+ROUND(([.H$3]*[.$B$1])*0.5)-([.$A21]*[.$B$2]);0)" office:value-type="float" office:value="12" calcext:value-type="float">
            <text:p>12</text:p>
          </table:table-cell>
          <table:table-cell table:formula="of:=MAX([.I$3]+ROUND(([.I$3]*[.$B$1])*0.5)-([.$A21]*[.$B$2]);0)" office:value-type="float" office:value="18" calcext:value-type="float">
            <text:p>18</text:p>
          </table:table-cell>
          <table:table-cell table:formula="of:=MAX([.J$3]+ROUND(([.J$3]*[.$B$1])*0.5)-([.$A21]*[.$B$2]);0)" office:value-type="float" office:value="25" calcext:value-type="float">
            <text:p>25</text:p>
          </table:table-cell>
          <table:table-cell table:formula="of:=MAX([.K$3]+ROUND(([.K$3]*[.$B$1])*0.5)-([.$A21]*[.$B$2]);0)" office:value-type="float" office:value="31" calcext:value-type="float">
            <text:p>31</text:p>
          </table:table-cell>
          <table:table-cell table:formula="of:=MAX([.L$3]+ROUND(([.L$3]*[.$B$1])*0.5)-([.$A21]*[.$B$2]);0)" office:value-type="float" office:value="38" calcext:value-type="float">
            <text:p>38</text:p>
          </table:table-cell>
          <table:table-cell table:formula="of:=MAX([.M$3]+ROUND(([.M$3]*[.$B$1])*0.5)-([.$A21]*[.$B$2]);0)" office:value-type="float" office:value="44" calcext:value-type="float">
            <text:p>44</text:p>
          </table:table-cell>
          <table:table-cell table:formula="of:=MAX([.N$3]+ROUND(([.N$3]*[.$B$1])*0.5)-([.$A21]*[.$B$2]);0)" office:value-type="float" office:value="51" calcext:value-type="float">
            <text:p>51</text:p>
          </table:table-cell>
          <table:table-cell table:formula="of:=MAX([.O$3]+ROUND(([.O$3]*[.$B$1])*0.5)-([.$A21]*[.$B$2]);0)" office:value-type="float" office:value="57" calcext:value-type="float">
            <text:p>57</text:p>
          </table:table-cell>
          <table:table-cell table:formula="of:=MAX([.P$3]+ROUND(([.P$3]*[.$B$1])*0.5)-([.$A21]*[.$B$2]);0)" office:value-type="float" office:value="64" calcext:value-type="float">
            <text:p>64</text:p>
          </table:table-cell>
          <table:table-cell table:formula="of:=MAX([.Q$3]+ROUND(([.Q$3]*[.$B$1])*0.5)-([.$A21]*[.$B$2]);0)" office:value-type="float" office:value="70" calcext:value-type="float">
            <text:p>70</text:p>
          </table:table-cell>
          <table:table-cell table:formula="of:=MAX([.R$3]+ROUND(([.R$3]*[.$B$1])*0.5)-([.$A21]*[.$B$2]);0)" office:value-type="float" office:value="77" calcext:value-type="float">
            <text:p>77</text:p>
          </table:table-cell>
          <table:table-cell table:formula="of:=MAX([.S$3]+ROUND(([.S$3]*[.$B$1])*0.5)-([.$A21]*[.$B$2]);0)" office:value-type="float" office:value="83" calcext:value-type="float">
            <text:p>83</text:p>
          </table:table-cell>
          <table:table-cell table:formula="of:=MAX([.T$3]+ROUND(([.T$3]*[.$B$1])*0.5)-([.$A21]*[.$B$2]);0)" office:value-type="float" office:value="90" calcext:value-type="float">
            <text:p>90</text:p>
          </table:table-cell>
          <table:table-cell table:formula="of:=MAX([.U$3]+ROUND(([.U$3]*[.$B$1])*0.5)-([.$A21]*[.$B$2]);0)" office:value-type="float" office:value="96" calcext:value-type="float">
            <text:p>96</text:p>
          </table:table-cell>
        </table:table-row>
        <table:table-row table:style-name="ro1">
          <table:table-cell table:formula="of:=[.A21]+5" office:value-type="float" office:value="90" calcext:value-type="float">
            <text:p>90</text:p>
          </table:table-cell>
          <table:table-cell table:formula="of:=MAX([.B$3]+ROUND(([.B$3]*[.$B$1])*0.5)-([.$A22]*[.$B$2]);0)" office:value-type="float" office:value="0" calcext:value-type="float">
            <text:p>0</text:p>
          </table:table-cell>
          <table:table-cell table:formula="of:=MAX([.C$3]+ROUND(([.C$3]*[.$B$1])*0.5)-([.$A22]*[.$B$2]);0)" office:value-type="float" office:value="0" calcext:value-type="float">
            <text:p>0</text:p>
          </table:table-cell>
          <table:table-cell table:formula="of:=MAX([.D$3]+ROUND(([.D$3]*[.$B$1])*0.5)-([.$A22]*[.$B$2]);0)" office:value-type="float" office:value="0" calcext:value-type="float">
            <text:p>0</text:p>
          </table:table-cell>
          <table:table-cell table:formula="of:=MAX([.E$3]+ROUND(([.E$3]*[.$B$1])*0.5)-([.$A22]*[.$B$2]);0)" office:value-type="float" office:value="0" calcext:value-type="float">
            <text:p>0</text:p>
          </table:table-cell>
          <table:table-cell table:formula="of:=MAX([.F$3]+ROUND(([.F$3]*[.$B$1])*0.5)-([.$A22]*[.$B$2]);0)" office:value-type="float" office:value="0" calcext:value-type="float">
            <text:p>0</text:p>
          </table:table-cell>
          <table:table-cell table:formula="of:=MAX([.G$3]+ROUND(([.G$3]*[.$B$1])*0.5)-([.$A22]*[.$B$2]);0)" office:value-type="float" office:value="3" calcext:value-type="float">
            <text:p>3</text:p>
          </table:table-cell>
          <table:table-cell table:formula="of:=MAX([.H$3]+ROUND(([.H$3]*[.$B$1])*0.5)-([.$A22]*[.$B$2]);0)" office:value-type="float" office:value="10" calcext:value-type="float">
            <text:p>10</text:p>
          </table:table-cell>
          <table:table-cell table:formula="of:=MAX([.I$3]+ROUND(([.I$3]*[.$B$1])*0.5)-([.$A22]*[.$B$2]);0)" office:value-type="float" office:value="16" calcext:value-type="float">
            <text:p>16</text:p>
          </table:table-cell>
          <table:table-cell table:formula="of:=MAX([.J$3]+ROUND(([.J$3]*[.$B$1])*0.5)-([.$A22]*[.$B$2]);0)" office:value-type="float" office:value="23" calcext:value-type="float">
            <text:p>23</text:p>
          </table:table-cell>
          <table:table-cell table:formula="of:=MAX([.K$3]+ROUND(([.K$3]*[.$B$1])*0.5)-([.$A22]*[.$B$2]);0)" office:value-type="float" office:value="29" calcext:value-type="float">
            <text:p>29</text:p>
          </table:table-cell>
          <table:table-cell table:formula="of:=MAX([.L$3]+ROUND(([.L$3]*[.$B$1])*0.5)-([.$A22]*[.$B$2]);0)" office:value-type="float" office:value="36" calcext:value-type="float">
            <text:p>36</text:p>
          </table:table-cell>
          <table:table-cell table:formula="of:=MAX([.M$3]+ROUND(([.M$3]*[.$B$1])*0.5)-([.$A22]*[.$B$2]);0)" office:value-type="float" office:value="42" calcext:value-type="float">
            <text:p>42</text:p>
          </table:table-cell>
          <table:table-cell table:formula="of:=MAX([.N$3]+ROUND(([.N$3]*[.$B$1])*0.5)-([.$A22]*[.$B$2]);0)" office:value-type="float" office:value="49" calcext:value-type="float">
            <text:p>49</text:p>
          </table:table-cell>
          <table:table-cell table:formula="of:=MAX([.O$3]+ROUND(([.O$3]*[.$B$1])*0.5)-([.$A22]*[.$B$2]);0)" office:value-type="float" office:value="55" calcext:value-type="float">
            <text:p>55</text:p>
          </table:table-cell>
          <table:table-cell table:formula="of:=MAX([.P$3]+ROUND(([.P$3]*[.$B$1])*0.5)-([.$A22]*[.$B$2]);0)" office:value-type="float" office:value="62" calcext:value-type="float">
            <text:p>62</text:p>
          </table:table-cell>
          <table:table-cell table:formula="of:=MAX([.Q$3]+ROUND(([.Q$3]*[.$B$1])*0.5)-([.$A22]*[.$B$2]);0)" office:value-type="float" office:value="68" calcext:value-type="float">
            <text:p>68</text:p>
          </table:table-cell>
          <table:table-cell table:formula="of:=MAX([.R$3]+ROUND(([.R$3]*[.$B$1])*0.5)-([.$A22]*[.$B$2]);0)" office:value-type="float" office:value="75" calcext:value-type="float">
            <text:p>75</text:p>
          </table:table-cell>
          <table:table-cell table:formula="of:=MAX([.S$3]+ROUND(([.S$3]*[.$B$1])*0.5)-([.$A22]*[.$B$2]);0)" office:value-type="float" office:value="81" calcext:value-type="float">
            <text:p>81</text:p>
          </table:table-cell>
          <table:table-cell table:formula="of:=MAX([.T$3]+ROUND(([.T$3]*[.$B$1])*0.5)-([.$A22]*[.$B$2]);0)" office:value-type="float" office:value="88" calcext:value-type="float">
            <text:p>88</text:p>
          </table:table-cell>
          <table:table-cell table:formula="of:=MAX([.U$3]+ROUND(([.U$3]*[.$B$1])*0.5)-([.$A22]*[.$B$2]);0)" office:value-type="float" office:value="94" calcext:value-type="float">
            <text:p>94</text:p>
          </table:table-cell>
        </table:table-row>
        <table:table-row table:style-name="ro1">
          <table:table-cell table:formula="of:=[.A22]+5" office:value-type="float" office:value="95" calcext:value-type="float">
            <text:p>95</text:p>
          </table:table-cell>
          <table:table-cell table:formula="of:=MAX([.B$3]+ROUND(([.B$3]*[.$B$1])*0.5)-([.$A23]*[.$B$2]);0)" office:value-type="float" office:value="0" calcext:value-type="float">
            <text:p>0</text:p>
          </table:table-cell>
          <table:table-cell table:formula="of:=MAX([.C$3]+ROUND(([.C$3]*[.$B$1])*0.5)-([.$A23]*[.$B$2]);0)" office:value-type="float" office:value="0" calcext:value-type="float">
            <text:p>0</text:p>
          </table:table-cell>
          <table:table-cell table:formula="of:=MAX([.D$3]+ROUND(([.D$3]*[.$B$1])*0.5)-([.$A23]*[.$B$2]);0)" office:value-type="float" office:value="0" calcext:value-type="float">
            <text:p>0</text:p>
          </table:table-cell>
          <table:table-cell table:formula="of:=MAX([.E$3]+ROUND(([.E$3]*[.$B$1])*0.5)-([.$A23]*[.$B$2]);0)" office:value-type="float" office:value="0" calcext:value-type="float">
            <text:p>0</text:p>
          </table:table-cell>
          <table:table-cell table:formula="of:=MAX([.F$3]+ROUND(([.F$3]*[.$B$1])*0.5)-([.$A23]*[.$B$2]);0)" office:value-type="float" office:value="0" calcext:value-type="float">
            <text:p>0</text:p>
          </table:table-cell>
          <table:table-cell table:formula="of:=MAX([.G$3]+ROUND(([.G$3]*[.$B$1])*0.5)-([.$A23]*[.$B$2]);0)" office:value-type="float" office:value="1" calcext:value-type="float">
            <text:p>1</text:p>
          </table:table-cell>
          <table:table-cell table:formula="of:=MAX([.H$3]+ROUND(([.H$3]*[.$B$1])*0.5)-([.$A23]*[.$B$2]);0)" office:value-type="float" office:value="8" calcext:value-type="float">
            <text:p>8</text:p>
          </table:table-cell>
          <table:table-cell table:formula="of:=MAX([.I$3]+ROUND(([.I$3]*[.$B$1])*0.5)-([.$A23]*[.$B$2]);0)" office:value-type="float" office:value="14" calcext:value-type="float">
            <text:p>14</text:p>
          </table:table-cell>
          <table:table-cell table:formula="of:=MAX([.J$3]+ROUND(([.J$3]*[.$B$1])*0.5)-([.$A23]*[.$B$2]);0)" office:value-type="float" office:value="21" calcext:value-type="float">
            <text:p>21</text:p>
          </table:table-cell>
          <table:table-cell table:formula="of:=MAX([.K$3]+ROUND(([.K$3]*[.$B$1])*0.5)-([.$A23]*[.$B$2]);0)" office:value-type="float" office:value="27" calcext:value-type="float">
            <text:p>27</text:p>
          </table:table-cell>
          <table:table-cell table:formula="of:=MAX([.L$3]+ROUND(([.L$3]*[.$B$1])*0.5)-([.$A23]*[.$B$2]);0)" office:value-type="float" office:value="34" calcext:value-type="float">
            <text:p>34</text:p>
          </table:table-cell>
          <table:table-cell table:formula="of:=MAX([.M$3]+ROUND(([.M$3]*[.$B$1])*0.5)-([.$A23]*[.$B$2]);0)" office:value-type="float" office:value="40" calcext:value-type="float">
            <text:p>40</text:p>
          </table:table-cell>
          <table:table-cell table:formula="of:=MAX([.N$3]+ROUND(([.N$3]*[.$B$1])*0.5)-([.$A23]*[.$B$2]);0)" office:value-type="float" office:value="47" calcext:value-type="float">
            <text:p>47</text:p>
          </table:table-cell>
          <table:table-cell table:formula="of:=MAX([.O$3]+ROUND(([.O$3]*[.$B$1])*0.5)-([.$A23]*[.$B$2]);0)" office:value-type="float" office:value="53" calcext:value-type="float">
            <text:p>53</text:p>
          </table:table-cell>
          <table:table-cell table:formula="of:=MAX([.P$3]+ROUND(([.P$3]*[.$B$1])*0.5)-([.$A23]*[.$B$2]);0)" office:value-type="float" office:value="60" calcext:value-type="float">
            <text:p>60</text:p>
          </table:table-cell>
          <table:table-cell table:formula="of:=MAX([.Q$3]+ROUND(([.Q$3]*[.$B$1])*0.5)-([.$A23]*[.$B$2]);0)" office:value-type="float" office:value="66" calcext:value-type="float">
            <text:p>66</text:p>
          </table:table-cell>
          <table:table-cell table:formula="of:=MAX([.R$3]+ROUND(([.R$3]*[.$B$1])*0.5)-([.$A23]*[.$B$2]);0)" office:value-type="float" office:value="73" calcext:value-type="float">
            <text:p>73</text:p>
          </table:table-cell>
          <table:table-cell table:formula="of:=MAX([.S$3]+ROUND(([.S$3]*[.$B$1])*0.5)-([.$A23]*[.$B$2]);0)" office:value-type="float" office:value="79" calcext:value-type="float">
            <text:p>79</text:p>
          </table:table-cell>
          <table:table-cell table:formula="of:=MAX([.T$3]+ROUND(([.T$3]*[.$B$1])*0.5)-([.$A23]*[.$B$2]);0)" office:value-type="float" office:value="86" calcext:value-type="float">
            <text:p>86</text:p>
          </table:table-cell>
          <table:table-cell table:formula="of:=MAX([.U$3]+ROUND(([.U$3]*[.$B$1])*0.5)-([.$A23]*[.$B$2]);0)" office:value-type="float" office:value="92" calcext:value-type="float">
            <text:p>92</text:p>
          </table:table-cell>
        </table:table-row>
        <table:table-row table:style-name="ro1">
          <table:table-cell table:formula="of:=[.A23]+5" office:value-type="float" office:value="100" calcext:value-type="float">
            <text:p>100</text:p>
          </table:table-cell>
          <table:table-cell table:formula="of:=MAX([.B$3]+ROUND(([.B$3]*[.$B$1])*0.5)-([.$A24]*[.$B$2]);0)" office:value-type="float" office:value="0" calcext:value-type="float">
            <text:p>0</text:p>
          </table:table-cell>
          <table:table-cell table:formula="of:=MAX([.C$3]+ROUND(([.C$3]*[.$B$1])*0.5)-([.$A24]*[.$B$2]);0)" office:value-type="float" office:value="0" calcext:value-type="float">
            <text:p>0</text:p>
          </table:table-cell>
          <table:table-cell table:formula="of:=MAX([.D$3]+ROUND(([.D$3]*[.$B$1])*0.5)-([.$A24]*[.$B$2]);0)" office:value-type="float" office:value="0" calcext:value-type="float">
            <text:p>0</text:p>
          </table:table-cell>
          <table:table-cell table:formula="of:=MAX([.E$3]+ROUND(([.E$3]*[.$B$1])*0.5)-([.$A24]*[.$B$2]);0)" office:value-type="float" office:value="0" calcext:value-type="float">
            <text:p>0</text:p>
          </table:table-cell>
          <table:table-cell table:formula="of:=MAX([.F$3]+ROUND(([.F$3]*[.$B$1])*0.5)-([.$A24]*[.$B$2]);0)" office:value-type="float" office:value="0" calcext:value-type="float">
            <text:p>0</text:p>
          </table:table-cell>
          <table:table-cell table:formula="of:=MAX([.G$3]+ROUND(([.G$3]*[.$B$1])*0.5)-([.$A24]*[.$B$2]);0)" office:value-type="float" office:value="0" calcext:value-type="float">
            <text:p>0</text:p>
          </table:table-cell>
          <table:table-cell table:formula="of:=MAX([.H$3]+ROUND(([.H$3]*[.$B$1])*0.5)-([.$A24]*[.$B$2]);0)" office:value-type="float" office:value="6" calcext:value-type="float">
            <text:p>6</text:p>
          </table:table-cell>
          <table:table-cell table:formula="of:=MAX([.I$3]+ROUND(([.I$3]*[.$B$1])*0.5)-([.$A24]*[.$B$2]);0)" office:value-type="float" office:value="12" calcext:value-type="float">
            <text:p>12</text:p>
          </table:table-cell>
          <table:table-cell table:formula="of:=MAX([.J$3]+ROUND(([.J$3]*[.$B$1])*0.5)-([.$A24]*[.$B$2]);0)" office:value-type="float" office:value="19" calcext:value-type="float">
            <text:p>19</text:p>
          </table:table-cell>
          <table:table-cell table:formula="of:=MAX([.K$3]+ROUND(([.K$3]*[.$B$1])*0.5)-([.$A24]*[.$B$2]);0)" office:value-type="float" office:value="25" calcext:value-type="float">
            <text:p>25</text:p>
          </table:table-cell>
          <table:table-cell table:formula="of:=MAX([.L$3]+ROUND(([.L$3]*[.$B$1])*0.5)-([.$A24]*[.$B$2]);0)" office:value-type="float" office:value="32" calcext:value-type="float">
            <text:p>32</text:p>
          </table:table-cell>
          <table:table-cell table:formula="of:=MAX([.M$3]+ROUND(([.M$3]*[.$B$1])*0.5)-([.$A24]*[.$B$2]);0)" office:value-type="float" office:value="38" calcext:value-type="float">
            <text:p>38</text:p>
          </table:table-cell>
          <table:table-cell table:formula="of:=MAX([.N$3]+ROUND(([.N$3]*[.$B$1])*0.5)-([.$A24]*[.$B$2]);0)" office:value-type="float" office:value="45" calcext:value-type="float">
            <text:p>45</text:p>
          </table:table-cell>
          <table:table-cell table:formula="of:=MAX([.O$3]+ROUND(([.O$3]*[.$B$1])*0.5)-([.$A24]*[.$B$2]);0)" office:value-type="float" office:value="51" calcext:value-type="float">
            <text:p>51</text:p>
          </table:table-cell>
          <table:table-cell table:formula="of:=MAX([.P$3]+ROUND(([.P$3]*[.$B$1])*0.5)-([.$A24]*[.$B$2]);0)" office:value-type="float" office:value="58" calcext:value-type="float">
            <text:p>58</text:p>
          </table:table-cell>
          <table:table-cell table:formula="of:=MAX([.Q$3]+ROUND(([.Q$3]*[.$B$1])*0.5)-([.$A24]*[.$B$2]);0)" office:value-type="float" office:value="64" calcext:value-type="float">
            <text:p>64</text:p>
          </table:table-cell>
          <table:table-cell table:formula="of:=MAX([.R$3]+ROUND(([.R$3]*[.$B$1])*0.5)-([.$A24]*[.$B$2]);0)" office:value-type="float" office:value="71" calcext:value-type="float">
            <text:p>71</text:p>
          </table:table-cell>
          <table:table-cell table:formula="of:=MAX([.S$3]+ROUND(([.S$3]*[.$B$1])*0.5)-([.$A24]*[.$B$2]);0)" office:value-type="float" office:value="77" calcext:value-type="float">
            <text:p>77</text:p>
          </table:table-cell>
          <table:table-cell table:formula="of:=MAX([.T$3]+ROUND(([.T$3]*[.$B$1])*0.5)-([.$A24]*[.$B$2]);0)" office:value-type="float" office:value="84" calcext:value-type="float">
            <text:p>84</text:p>
          </table:table-cell>
          <table:table-cell table:formula="of:=MAX([.U$3]+ROUND(([.U$3]*[.$B$1])*0.5)-([.$A24]*[.$B$2]);0)" office:value-type="float" office:value="90" calcext:value-type="float">
            <text:p>90</text:p>
          </table:table-cell>
        </table:table-row>
        <table:table-row table:style-name="ro1">
          <table:table-cell table:formula="of:=[.A24]+5" office:value-type="float" office:value="105" calcext:value-type="float">
            <text:p>105</text:p>
          </table:table-cell>
          <table:table-cell table:formula="of:=MAX([.B$3]+ROUND(([.B$3]*[.$B$1])*0.5)-([.$A25]*[.$B$2]);0)" office:value-type="float" office:value="0" calcext:value-type="float">
            <text:p>0</text:p>
          </table:table-cell>
          <table:table-cell table:formula="of:=MAX([.C$3]+ROUND(([.C$3]*[.$B$1])*0.5)-([.$A25]*[.$B$2]);0)" office:value-type="float" office:value="0" calcext:value-type="float">
            <text:p>0</text:p>
          </table:table-cell>
          <table:table-cell table:formula="of:=MAX([.D$3]+ROUND(([.D$3]*[.$B$1])*0.5)-([.$A25]*[.$B$2]);0)" office:value-type="float" office:value="0" calcext:value-type="float">
            <text:p>0</text:p>
          </table:table-cell>
          <table:table-cell table:formula="of:=MAX([.E$3]+ROUND(([.E$3]*[.$B$1])*0.5)-([.$A25]*[.$B$2]);0)" office:value-type="float" office:value="0" calcext:value-type="float">
            <text:p>0</text:p>
          </table:table-cell>
          <table:table-cell table:formula="of:=MAX([.F$3]+ROUND(([.F$3]*[.$B$1])*0.5)-([.$A25]*[.$B$2]);0)" office:value-type="float" office:value="0" calcext:value-type="float">
            <text:p>0</text:p>
          </table:table-cell>
          <table:table-cell table:formula="of:=MAX([.G$3]+ROUND(([.G$3]*[.$B$1])*0.5)-([.$A25]*[.$B$2]);0)" office:value-type="float" office:value="0" calcext:value-type="float">
            <text:p>0</text:p>
          </table:table-cell>
          <table:table-cell table:formula="of:=MAX([.H$3]+ROUND(([.H$3]*[.$B$1])*0.5)-([.$A25]*[.$B$2]);0)" office:value-type="float" office:value="4" calcext:value-type="float">
            <text:p>4</text:p>
          </table:table-cell>
          <table:table-cell table:formula="of:=MAX([.I$3]+ROUND(([.I$3]*[.$B$1])*0.5)-([.$A25]*[.$B$2]);0)" office:value-type="float" office:value="10" calcext:value-type="float">
            <text:p>10</text:p>
          </table:table-cell>
          <table:table-cell table:formula="of:=MAX([.J$3]+ROUND(([.J$3]*[.$B$1])*0.5)-([.$A25]*[.$B$2]);0)" office:value-type="float" office:value="17" calcext:value-type="float">
            <text:p>17</text:p>
          </table:table-cell>
          <table:table-cell table:formula="of:=MAX([.K$3]+ROUND(([.K$3]*[.$B$1])*0.5)-([.$A25]*[.$B$2]);0)" office:value-type="float" office:value="23" calcext:value-type="float">
            <text:p>23</text:p>
          </table:table-cell>
          <table:table-cell table:formula="of:=MAX([.L$3]+ROUND(([.L$3]*[.$B$1])*0.5)-([.$A25]*[.$B$2]);0)" office:value-type="float" office:value="30" calcext:value-type="float">
            <text:p>30</text:p>
          </table:table-cell>
          <table:table-cell table:formula="of:=MAX([.M$3]+ROUND(([.M$3]*[.$B$1])*0.5)-([.$A25]*[.$B$2]);0)" office:value-type="float" office:value="36" calcext:value-type="float">
            <text:p>36</text:p>
          </table:table-cell>
          <table:table-cell table:formula="of:=MAX([.N$3]+ROUND(([.N$3]*[.$B$1])*0.5)-([.$A25]*[.$B$2]);0)" office:value-type="float" office:value="43" calcext:value-type="float">
            <text:p>43</text:p>
          </table:table-cell>
          <table:table-cell table:formula="of:=MAX([.O$3]+ROUND(([.O$3]*[.$B$1])*0.5)-([.$A25]*[.$B$2]);0)" office:value-type="float" office:value="49" calcext:value-type="float">
            <text:p>49</text:p>
          </table:table-cell>
          <table:table-cell table:formula="of:=MAX([.P$3]+ROUND(([.P$3]*[.$B$1])*0.5)-([.$A25]*[.$B$2]);0)" office:value-type="float" office:value="56" calcext:value-type="float">
            <text:p>56</text:p>
          </table:table-cell>
          <table:table-cell table:formula="of:=MAX([.Q$3]+ROUND(([.Q$3]*[.$B$1])*0.5)-([.$A25]*[.$B$2]);0)" office:value-type="float" office:value="62" calcext:value-type="float">
            <text:p>62</text:p>
          </table:table-cell>
          <table:table-cell table:formula="of:=MAX([.R$3]+ROUND(([.R$3]*[.$B$1])*0.5)-([.$A25]*[.$B$2]);0)" office:value-type="float" office:value="69" calcext:value-type="float">
            <text:p>69</text:p>
          </table:table-cell>
          <table:table-cell table:formula="of:=MAX([.S$3]+ROUND(([.S$3]*[.$B$1])*0.5)-([.$A25]*[.$B$2]);0)" office:value-type="float" office:value="75" calcext:value-type="float">
            <text:p>75</text:p>
          </table:table-cell>
          <table:table-cell table:formula="of:=MAX([.T$3]+ROUND(([.T$3]*[.$B$1])*0.5)-([.$A25]*[.$B$2]);0)" office:value-type="float" office:value="82" calcext:value-type="float">
            <text:p>82</text:p>
          </table:table-cell>
          <table:table-cell table:formula="of:=MAX([.U$3]+ROUND(([.U$3]*[.$B$1])*0.5)-([.$A25]*[.$B$2]);0)" office:value-type="float" office:value="88" calcext:value-type="float">
            <text:p>88</text:p>
          </table:table-cell>
        </table:table-row>
        <table:table-row table:style-name="ro1">
          <table:table-cell table:formula="of:=[.A25]+5" office:value-type="float" office:value="110" calcext:value-type="float">
            <text:p>110</text:p>
          </table:table-cell>
          <table:table-cell table:formula="of:=MAX([.B$3]+ROUND(([.B$3]*[.$B$1])*0.5)-([.$A26]*[.$B$2]);0)" office:value-type="float" office:value="0" calcext:value-type="float">
            <text:p>0</text:p>
          </table:table-cell>
          <table:table-cell table:formula="of:=MAX([.C$3]+ROUND(([.C$3]*[.$B$1])*0.5)-([.$A26]*[.$B$2]);0)" office:value-type="float" office:value="0" calcext:value-type="float">
            <text:p>0</text:p>
          </table:table-cell>
          <table:table-cell table:formula="of:=MAX([.D$3]+ROUND(([.D$3]*[.$B$1])*0.5)-([.$A26]*[.$B$2]);0)" office:value-type="float" office:value="0" calcext:value-type="float">
            <text:p>0</text:p>
          </table:table-cell>
          <table:table-cell table:formula="of:=MAX([.E$3]+ROUND(([.E$3]*[.$B$1])*0.5)-([.$A26]*[.$B$2]);0)" office:value-type="float" office:value="0" calcext:value-type="float">
            <text:p>0</text:p>
          </table:table-cell>
          <table:table-cell table:formula="of:=MAX([.F$3]+ROUND(([.F$3]*[.$B$1])*0.5)-([.$A26]*[.$B$2]);0)" office:value-type="float" office:value="0" calcext:value-type="float">
            <text:p>0</text:p>
          </table:table-cell>
          <table:table-cell table:formula="of:=MAX([.G$3]+ROUND(([.G$3]*[.$B$1])*0.5)-([.$A26]*[.$B$2]);0)" office:value-type="float" office:value="0" calcext:value-type="float">
            <text:p>0</text:p>
          </table:table-cell>
          <table:table-cell table:formula="of:=MAX([.H$3]+ROUND(([.H$3]*[.$B$1])*0.5)-([.$A26]*[.$B$2]);0)" office:value-type="float" office:value="2" calcext:value-type="float">
            <text:p>2</text:p>
          </table:table-cell>
          <table:table-cell table:formula="of:=MAX([.I$3]+ROUND(([.I$3]*[.$B$1])*0.5)-([.$A26]*[.$B$2]);0)" office:value-type="float" office:value="8" calcext:value-type="float">
            <text:p>8</text:p>
          </table:table-cell>
          <table:table-cell table:formula="of:=MAX([.J$3]+ROUND(([.J$3]*[.$B$1])*0.5)-([.$A26]*[.$B$2]);0)" office:value-type="float" office:value="15" calcext:value-type="float">
            <text:p>15</text:p>
          </table:table-cell>
          <table:table-cell table:formula="of:=MAX([.K$3]+ROUND(([.K$3]*[.$B$1])*0.5)-([.$A26]*[.$B$2]);0)" office:value-type="float" office:value="21" calcext:value-type="float">
            <text:p>21</text:p>
          </table:table-cell>
          <table:table-cell table:formula="of:=MAX([.L$3]+ROUND(([.L$3]*[.$B$1])*0.5)-([.$A26]*[.$B$2]);0)" office:value-type="float" office:value="28" calcext:value-type="float">
            <text:p>28</text:p>
          </table:table-cell>
          <table:table-cell table:formula="of:=MAX([.M$3]+ROUND(([.M$3]*[.$B$1])*0.5)-([.$A26]*[.$B$2]);0)" office:value-type="float" office:value="34" calcext:value-type="float">
            <text:p>34</text:p>
          </table:table-cell>
          <table:table-cell table:formula="of:=MAX([.N$3]+ROUND(([.N$3]*[.$B$1])*0.5)-([.$A26]*[.$B$2]);0)" office:value-type="float" office:value="41" calcext:value-type="float">
            <text:p>41</text:p>
          </table:table-cell>
          <table:table-cell table:formula="of:=MAX([.O$3]+ROUND(([.O$3]*[.$B$1])*0.5)-([.$A26]*[.$B$2]);0)" office:value-type="float" office:value="47" calcext:value-type="float">
            <text:p>47</text:p>
          </table:table-cell>
          <table:table-cell table:formula="of:=MAX([.P$3]+ROUND(([.P$3]*[.$B$1])*0.5)-([.$A26]*[.$B$2]);0)" office:value-type="float" office:value="54" calcext:value-type="float">
            <text:p>54</text:p>
          </table:table-cell>
          <table:table-cell table:formula="of:=MAX([.Q$3]+ROUND(([.Q$3]*[.$B$1])*0.5)-([.$A26]*[.$B$2]);0)" office:value-type="float" office:value="60" calcext:value-type="float">
            <text:p>60</text:p>
          </table:table-cell>
          <table:table-cell table:formula="of:=MAX([.R$3]+ROUND(([.R$3]*[.$B$1])*0.5)-([.$A26]*[.$B$2]);0)" office:value-type="float" office:value="67" calcext:value-type="float">
            <text:p>67</text:p>
          </table:table-cell>
          <table:table-cell table:formula="of:=MAX([.S$3]+ROUND(([.S$3]*[.$B$1])*0.5)-([.$A26]*[.$B$2]);0)" office:value-type="float" office:value="73" calcext:value-type="float">
            <text:p>73</text:p>
          </table:table-cell>
          <table:table-cell table:formula="of:=MAX([.T$3]+ROUND(([.T$3]*[.$B$1])*0.5)-([.$A26]*[.$B$2]);0)" office:value-type="float" office:value="80" calcext:value-type="float">
            <text:p>80</text:p>
          </table:table-cell>
          <table:table-cell table:formula="of:=MAX([.U$3]+ROUND(([.U$3]*[.$B$1])*0.5)-([.$A26]*[.$B$2]);0)" office:value-type="float" office:value="86" calcext:value-type="float">
            <text:p>86</text:p>
          </table:table-cell>
        </table:table-row>
        <table:table-row table:style-name="ro1">
          <table:table-cell table:formula="of:=[.A26]+5" office:value-type="float" office:value="115" calcext:value-type="float">
            <text:p>115</text:p>
          </table:table-cell>
          <table:table-cell table:formula="of:=MAX([.B$3]+ROUND(([.B$3]*[.$B$1])*0.5)-([.$A27]*[.$B$2]);0)" office:value-type="float" office:value="0" calcext:value-type="float">
            <text:p>0</text:p>
          </table:table-cell>
          <table:table-cell table:formula="of:=MAX([.C$3]+ROUND(([.C$3]*[.$B$1])*0.5)-([.$A27]*[.$B$2]);0)" office:value-type="float" office:value="0" calcext:value-type="float">
            <text:p>0</text:p>
          </table:table-cell>
          <table:table-cell table:formula="of:=MAX([.D$3]+ROUND(([.D$3]*[.$B$1])*0.5)-([.$A27]*[.$B$2]);0)" office:value-type="float" office:value="0" calcext:value-type="float">
            <text:p>0</text:p>
          </table:table-cell>
          <table:table-cell table:formula="of:=MAX([.E$3]+ROUND(([.E$3]*[.$B$1])*0.5)-([.$A27]*[.$B$2]);0)" office:value-type="float" office:value="0" calcext:value-type="float">
            <text:p>0</text:p>
          </table:table-cell>
          <table:table-cell table:formula="of:=MAX([.F$3]+ROUND(([.F$3]*[.$B$1])*0.5)-([.$A27]*[.$B$2]);0)" office:value-type="float" office:value="0" calcext:value-type="float">
            <text:p>0</text:p>
          </table:table-cell>
          <table:table-cell table:formula="of:=MAX([.G$3]+ROUND(([.G$3]*[.$B$1])*0.5)-([.$A27]*[.$B$2]);0)" office:value-type="float" office:value="0" calcext:value-type="float">
            <text:p>0</text:p>
          </table:table-cell>
          <table:table-cell table:formula="of:=MAX([.H$3]+ROUND(([.H$3]*[.$B$1])*0.5)-([.$A27]*[.$B$2]);0)" office:value-type="float" office:value="0" calcext:value-type="float">
            <text:p>0</text:p>
          </table:table-cell>
          <table:table-cell table:formula="of:=MAX([.I$3]+ROUND(([.I$3]*[.$B$1])*0.5)-([.$A27]*[.$B$2]);0)" office:value-type="float" office:value="6" calcext:value-type="float">
            <text:p>6</text:p>
          </table:table-cell>
          <table:table-cell table:formula="of:=MAX([.J$3]+ROUND(([.J$3]*[.$B$1])*0.5)-([.$A27]*[.$B$2]);0)" office:value-type="float" office:value="13" calcext:value-type="float">
            <text:p>13</text:p>
          </table:table-cell>
          <table:table-cell table:formula="of:=MAX([.K$3]+ROUND(([.K$3]*[.$B$1])*0.5)-([.$A27]*[.$B$2]);0)" office:value-type="float" office:value="19" calcext:value-type="float">
            <text:p>19</text:p>
          </table:table-cell>
          <table:table-cell table:formula="of:=MAX([.L$3]+ROUND(([.L$3]*[.$B$1])*0.5)-([.$A27]*[.$B$2]);0)" office:value-type="float" office:value="26" calcext:value-type="float">
            <text:p>26</text:p>
          </table:table-cell>
          <table:table-cell table:formula="of:=MAX([.M$3]+ROUND(([.M$3]*[.$B$1])*0.5)-([.$A27]*[.$B$2]);0)" office:value-type="float" office:value="32" calcext:value-type="float">
            <text:p>32</text:p>
          </table:table-cell>
          <table:table-cell table:formula="of:=MAX([.N$3]+ROUND(([.N$3]*[.$B$1])*0.5)-([.$A27]*[.$B$2]);0)" office:value-type="float" office:value="39" calcext:value-type="float">
            <text:p>39</text:p>
          </table:table-cell>
          <table:table-cell table:formula="of:=MAX([.O$3]+ROUND(([.O$3]*[.$B$1])*0.5)-([.$A27]*[.$B$2]);0)" office:value-type="float" office:value="45" calcext:value-type="float">
            <text:p>45</text:p>
          </table:table-cell>
          <table:table-cell table:formula="of:=MAX([.P$3]+ROUND(([.P$3]*[.$B$1])*0.5)-([.$A27]*[.$B$2]);0)" office:value-type="float" office:value="52" calcext:value-type="float">
            <text:p>52</text:p>
          </table:table-cell>
          <table:table-cell table:formula="of:=MAX([.Q$3]+ROUND(([.Q$3]*[.$B$1])*0.5)-([.$A27]*[.$B$2]);0)" office:value-type="float" office:value="58" calcext:value-type="float">
            <text:p>58</text:p>
          </table:table-cell>
          <table:table-cell table:formula="of:=MAX([.R$3]+ROUND(([.R$3]*[.$B$1])*0.5)-([.$A27]*[.$B$2]);0)" office:value-type="float" office:value="65" calcext:value-type="float">
            <text:p>65</text:p>
          </table:table-cell>
          <table:table-cell table:formula="of:=MAX([.S$3]+ROUND(([.S$3]*[.$B$1])*0.5)-([.$A27]*[.$B$2]);0)" office:value-type="float" office:value="71" calcext:value-type="float">
            <text:p>71</text:p>
          </table:table-cell>
          <table:table-cell table:formula="of:=MAX([.T$3]+ROUND(([.T$3]*[.$B$1])*0.5)-([.$A27]*[.$B$2]);0)" office:value-type="float" office:value="78" calcext:value-type="float">
            <text:p>78</text:p>
          </table:table-cell>
          <table:table-cell table:formula="of:=MAX([.U$3]+ROUND(([.U$3]*[.$B$1])*0.5)-([.$A27]*[.$B$2]);0)" office:value-type="float" office:value="84" calcext:value-type="float">
            <text:p>84</text:p>
          </table:table-cell>
        </table:table-row>
        <table:table-row table:style-name="ro1">
          <table:table-cell table:formula="of:=[.A27]+5" office:value-type="float" office:value="120" calcext:value-type="float">
            <text:p>120</text:p>
          </table:table-cell>
          <table:table-cell table:formula="of:=MAX([.B$3]+ROUND(([.B$3]*[.$B$1])*0.5)-([.$A28]*[.$B$2]);0)" office:value-type="float" office:value="0" calcext:value-type="float">
            <text:p>0</text:p>
          </table:table-cell>
          <table:table-cell table:formula="of:=MAX([.C$3]+ROUND(([.C$3]*[.$B$1])*0.5)-([.$A28]*[.$B$2]);0)" office:value-type="float" office:value="0" calcext:value-type="float">
            <text:p>0</text:p>
          </table:table-cell>
          <table:table-cell table:formula="of:=MAX([.D$3]+ROUND(([.D$3]*[.$B$1])*0.5)-([.$A28]*[.$B$2]);0)" office:value-type="float" office:value="0" calcext:value-type="float">
            <text:p>0</text:p>
          </table:table-cell>
          <table:table-cell table:formula="of:=MAX([.E$3]+ROUND(([.E$3]*[.$B$1])*0.5)-([.$A28]*[.$B$2]);0)" office:value-type="float" office:value="0" calcext:value-type="float">
            <text:p>0</text:p>
          </table:table-cell>
          <table:table-cell table:formula="of:=MAX([.F$3]+ROUND(([.F$3]*[.$B$1])*0.5)-([.$A28]*[.$B$2]);0)" office:value-type="float" office:value="0" calcext:value-type="float">
            <text:p>0</text:p>
          </table:table-cell>
          <table:table-cell table:formula="of:=MAX([.G$3]+ROUND(([.G$3]*[.$B$1])*0.5)-([.$A28]*[.$B$2]);0)" office:value-type="float" office:value="0" calcext:value-type="float">
            <text:p>0</text:p>
          </table:table-cell>
          <table:table-cell table:formula="of:=MAX([.H$3]+ROUND(([.H$3]*[.$B$1])*0.5)-([.$A28]*[.$B$2]);0)" office:value-type="float" office:value="0" calcext:value-type="float">
            <text:p>0</text:p>
          </table:table-cell>
          <table:table-cell table:formula="of:=MAX([.I$3]+ROUND(([.I$3]*[.$B$1])*0.5)-([.$A28]*[.$B$2]);0)" office:value-type="float" office:value="4" calcext:value-type="float">
            <text:p>4</text:p>
          </table:table-cell>
          <table:table-cell table:formula="of:=MAX([.J$3]+ROUND(([.J$3]*[.$B$1])*0.5)-([.$A28]*[.$B$2]);0)" office:value-type="float" office:value="11" calcext:value-type="float">
            <text:p>11</text:p>
          </table:table-cell>
          <table:table-cell table:formula="of:=MAX([.K$3]+ROUND(([.K$3]*[.$B$1])*0.5)-([.$A28]*[.$B$2]);0)" office:value-type="float" office:value="17" calcext:value-type="float">
            <text:p>17</text:p>
          </table:table-cell>
          <table:table-cell table:formula="of:=MAX([.L$3]+ROUND(([.L$3]*[.$B$1])*0.5)-([.$A28]*[.$B$2]);0)" office:value-type="float" office:value="24" calcext:value-type="float">
            <text:p>24</text:p>
          </table:table-cell>
          <table:table-cell table:formula="of:=MAX([.M$3]+ROUND(([.M$3]*[.$B$1])*0.5)-([.$A28]*[.$B$2]);0)" office:value-type="float" office:value="30" calcext:value-type="float">
            <text:p>30</text:p>
          </table:table-cell>
          <table:table-cell table:formula="of:=MAX([.N$3]+ROUND(([.N$3]*[.$B$1])*0.5)-([.$A28]*[.$B$2]);0)" office:value-type="float" office:value="37" calcext:value-type="float">
            <text:p>37</text:p>
          </table:table-cell>
          <table:table-cell table:formula="of:=MAX([.O$3]+ROUND(([.O$3]*[.$B$1])*0.5)-([.$A28]*[.$B$2]);0)" office:value-type="float" office:value="43" calcext:value-type="float">
            <text:p>43</text:p>
          </table:table-cell>
          <table:table-cell table:formula="of:=MAX([.P$3]+ROUND(([.P$3]*[.$B$1])*0.5)-([.$A28]*[.$B$2]);0)" office:value-type="float" office:value="50" calcext:value-type="float">
            <text:p>50</text:p>
          </table:table-cell>
          <table:table-cell table:formula="of:=MAX([.Q$3]+ROUND(([.Q$3]*[.$B$1])*0.5)-([.$A28]*[.$B$2]);0)" office:value-type="float" office:value="56" calcext:value-type="float">
            <text:p>56</text:p>
          </table:table-cell>
          <table:table-cell table:formula="of:=MAX([.R$3]+ROUND(([.R$3]*[.$B$1])*0.5)-([.$A28]*[.$B$2]);0)" office:value-type="float" office:value="63" calcext:value-type="float">
            <text:p>63</text:p>
          </table:table-cell>
          <table:table-cell table:formula="of:=MAX([.S$3]+ROUND(([.S$3]*[.$B$1])*0.5)-([.$A28]*[.$B$2]);0)" office:value-type="float" office:value="69" calcext:value-type="float">
            <text:p>69</text:p>
          </table:table-cell>
          <table:table-cell table:formula="of:=MAX([.T$3]+ROUND(([.T$3]*[.$B$1])*0.5)-([.$A28]*[.$B$2]);0)" office:value-type="float" office:value="76" calcext:value-type="float">
            <text:p>76</text:p>
          </table:table-cell>
          <table:table-cell table:formula="of:=MAX([.U$3]+ROUND(([.U$3]*[.$B$1])*0.5)-([.$A28]*[.$B$2]);0)" office:value-type="float" office:value="82" calcext:value-type="float">
            <text:p>82</text:p>
          </table:table-cell>
        </table:table-row>
        <table:table-row table:style-name="ro1">
          <table:table-cell table:formula="of:=[.A28]+5" office:value-type="float" office:value="125" calcext:value-type="float">
            <text:p>125</text:p>
          </table:table-cell>
          <table:table-cell table:formula="of:=MAX([.B$3]+ROUND(([.B$3]*[.$B$1])*0.5)-([.$A29]*[.$B$2]);0)" office:value-type="float" office:value="0" calcext:value-type="float">
            <text:p>0</text:p>
          </table:table-cell>
          <table:table-cell table:formula="of:=MAX([.C$3]+ROUND(([.C$3]*[.$B$1])*0.5)-([.$A29]*[.$B$2]);0)" office:value-type="float" office:value="0" calcext:value-type="float">
            <text:p>0</text:p>
          </table:table-cell>
          <table:table-cell table:formula="of:=MAX([.D$3]+ROUND(([.D$3]*[.$B$1])*0.5)-([.$A29]*[.$B$2]);0)" office:value-type="float" office:value="0" calcext:value-type="float">
            <text:p>0</text:p>
          </table:table-cell>
          <table:table-cell table:formula="of:=MAX([.E$3]+ROUND(([.E$3]*[.$B$1])*0.5)-([.$A29]*[.$B$2]);0)" office:value-type="float" office:value="0" calcext:value-type="float">
            <text:p>0</text:p>
          </table:table-cell>
          <table:table-cell table:formula="of:=MAX([.F$3]+ROUND(([.F$3]*[.$B$1])*0.5)-([.$A29]*[.$B$2]);0)" office:value-type="float" office:value="0" calcext:value-type="float">
            <text:p>0</text:p>
          </table:table-cell>
          <table:table-cell table:formula="of:=MAX([.G$3]+ROUND(([.G$3]*[.$B$1])*0.5)-([.$A29]*[.$B$2]);0)" office:value-type="float" office:value="0" calcext:value-type="float">
            <text:p>0</text:p>
          </table:table-cell>
          <table:table-cell table:formula="of:=MAX([.H$3]+ROUND(([.H$3]*[.$B$1])*0.5)-([.$A29]*[.$B$2]);0)" office:value-type="float" office:value="0" calcext:value-type="float">
            <text:p>0</text:p>
          </table:table-cell>
          <table:table-cell table:formula="of:=MAX([.I$3]+ROUND(([.I$3]*[.$B$1])*0.5)-([.$A29]*[.$B$2]);0)" office:value-type="float" office:value="2" calcext:value-type="float">
            <text:p>2</text:p>
          </table:table-cell>
          <table:table-cell table:formula="of:=MAX([.J$3]+ROUND(([.J$3]*[.$B$1])*0.5)-([.$A29]*[.$B$2]);0)" office:value-type="float" office:value="9" calcext:value-type="float">
            <text:p>9</text:p>
          </table:table-cell>
          <table:table-cell table:formula="of:=MAX([.K$3]+ROUND(([.K$3]*[.$B$1])*0.5)-([.$A29]*[.$B$2]);0)" office:value-type="float" office:value="15" calcext:value-type="float">
            <text:p>15</text:p>
          </table:table-cell>
          <table:table-cell table:formula="of:=MAX([.L$3]+ROUND(([.L$3]*[.$B$1])*0.5)-([.$A29]*[.$B$2]);0)" office:value-type="float" office:value="22" calcext:value-type="float">
            <text:p>22</text:p>
          </table:table-cell>
          <table:table-cell table:formula="of:=MAX([.M$3]+ROUND(([.M$3]*[.$B$1])*0.5)-([.$A29]*[.$B$2]);0)" office:value-type="float" office:value="28" calcext:value-type="float">
            <text:p>28</text:p>
          </table:table-cell>
          <table:table-cell table:formula="of:=MAX([.N$3]+ROUND(([.N$3]*[.$B$1])*0.5)-([.$A29]*[.$B$2]);0)" office:value-type="float" office:value="35" calcext:value-type="float">
            <text:p>35</text:p>
          </table:table-cell>
          <table:table-cell table:formula="of:=MAX([.O$3]+ROUND(([.O$3]*[.$B$1])*0.5)-([.$A29]*[.$B$2]);0)" office:value-type="float" office:value="41" calcext:value-type="float">
            <text:p>41</text:p>
          </table:table-cell>
          <table:table-cell table:formula="of:=MAX([.P$3]+ROUND(([.P$3]*[.$B$1])*0.5)-([.$A29]*[.$B$2]);0)" office:value-type="float" office:value="48" calcext:value-type="float">
            <text:p>48</text:p>
          </table:table-cell>
          <table:table-cell table:formula="of:=MAX([.Q$3]+ROUND(([.Q$3]*[.$B$1])*0.5)-([.$A29]*[.$B$2]);0)" office:value-type="float" office:value="54" calcext:value-type="float">
            <text:p>54</text:p>
          </table:table-cell>
          <table:table-cell table:formula="of:=MAX([.R$3]+ROUND(([.R$3]*[.$B$1])*0.5)-([.$A29]*[.$B$2]);0)" office:value-type="float" office:value="61" calcext:value-type="float">
            <text:p>61</text:p>
          </table:table-cell>
          <table:table-cell table:formula="of:=MAX([.S$3]+ROUND(([.S$3]*[.$B$1])*0.5)-([.$A29]*[.$B$2]);0)" office:value-type="float" office:value="67" calcext:value-type="float">
            <text:p>67</text:p>
          </table:table-cell>
          <table:table-cell table:formula="of:=MAX([.T$3]+ROUND(([.T$3]*[.$B$1])*0.5)-([.$A29]*[.$B$2]);0)" office:value-type="float" office:value="74" calcext:value-type="float">
            <text:p>74</text:p>
          </table:table-cell>
          <table:table-cell table:formula="of:=MAX([.U$3]+ROUND(([.U$3]*[.$B$1])*0.5)-([.$A29]*[.$B$2]);0)" office:value-type="float" office:value="80" calcext:value-type="float">
            <text:p>80</text:p>
          </table:table-cell>
        </table:table-row>
        <table:table-row table:style-name="ro1">
          <table:table-cell table:formula="of:=[.A29]+5" office:value-type="float" office:value="130" calcext:value-type="float">
            <text:p>130</text:p>
          </table:table-cell>
          <table:table-cell table:formula="of:=MAX([.B$3]+ROUND(([.B$3]*[.$B$1])*0.5)-([.$A30]*[.$B$2]);0)" office:value-type="float" office:value="0" calcext:value-type="float">
            <text:p>0</text:p>
          </table:table-cell>
          <table:table-cell table:formula="of:=MAX([.C$3]+ROUND(([.C$3]*[.$B$1])*0.5)-([.$A30]*[.$B$2]);0)" office:value-type="float" office:value="0" calcext:value-type="float">
            <text:p>0</text:p>
          </table:table-cell>
          <table:table-cell table:formula="of:=MAX([.D$3]+ROUND(([.D$3]*[.$B$1])*0.5)-([.$A30]*[.$B$2]);0)" office:value-type="float" office:value="0" calcext:value-type="float">
            <text:p>0</text:p>
          </table:table-cell>
          <table:table-cell table:formula="of:=MAX([.E$3]+ROUND(([.E$3]*[.$B$1])*0.5)-([.$A30]*[.$B$2]);0)" office:value-type="float" office:value="0" calcext:value-type="float">
            <text:p>0</text:p>
          </table:table-cell>
          <table:table-cell table:formula="of:=MAX([.F$3]+ROUND(([.F$3]*[.$B$1])*0.5)-([.$A30]*[.$B$2]);0)" office:value-type="float" office:value="0" calcext:value-type="float">
            <text:p>0</text:p>
          </table:table-cell>
          <table:table-cell table:formula="of:=MAX([.G$3]+ROUND(([.G$3]*[.$B$1])*0.5)-([.$A30]*[.$B$2]);0)" office:value-type="float" office:value="0" calcext:value-type="float">
            <text:p>0</text:p>
          </table:table-cell>
          <table:table-cell table:formula="of:=MAX([.H$3]+ROUND(([.H$3]*[.$B$1])*0.5)-([.$A30]*[.$B$2]);0)" office:value-type="float" office:value="0" calcext:value-type="float">
            <text:p>0</text:p>
          </table:table-cell>
          <table:table-cell table:formula="of:=MAX([.I$3]+ROUND(([.I$3]*[.$B$1])*0.5)-([.$A30]*[.$B$2]);0)" office:value-type="float" office:value="0" calcext:value-type="float">
            <text:p>0</text:p>
          </table:table-cell>
          <table:table-cell table:formula="of:=MAX([.J$3]+ROUND(([.J$3]*[.$B$1])*0.5)-([.$A30]*[.$B$2]);0)" office:value-type="float" office:value="7" calcext:value-type="float">
            <text:p>7</text:p>
          </table:table-cell>
          <table:table-cell table:formula="of:=MAX([.K$3]+ROUND(([.K$3]*[.$B$1])*0.5)-([.$A30]*[.$B$2]);0)" office:value-type="float" office:value="13" calcext:value-type="float">
            <text:p>13</text:p>
          </table:table-cell>
          <table:table-cell table:formula="of:=MAX([.L$3]+ROUND(([.L$3]*[.$B$1])*0.5)-([.$A30]*[.$B$2]);0)" office:value-type="float" office:value="20" calcext:value-type="float">
            <text:p>20</text:p>
          </table:table-cell>
          <table:table-cell table:formula="of:=MAX([.M$3]+ROUND(([.M$3]*[.$B$1])*0.5)-([.$A30]*[.$B$2]);0)" office:value-type="float" office:value="26" calcext:value-type="float">
            <text:p>26</text:p>
          </table:table-cell>
          <table:table-cell table:formula="of:=MAX([.N$3]+ROUND(([.N$3]*[.$B$1])*0.5)-([.$A30]*[.$B$2]);0)" office:value-type="float" office:value="33" calcext:value-type="float">
            <text:p>33</text:p>
          </table:table-cell>
          <table:table-cell table:formula="of:=MAX([.O$3]+ROUND(([.O$3]*[.$B$1])*0.5)-([.$A30]*[.$B$2]);0)" office:value-type="float" office:value="39" calcext:value-type="float">
            <text:p>39</text:p>
          </table:table-cell>
          <table:table-cell table:formula="of:=MAX([.P$3]+ROUND(([.P$3]*[.$B$1])*0.5)-([.$A30]*[.$B$2]);0)" office:value-type="float" office:value="46" calcext:value-type="float">
            <text:p>46</text:p>
          </table:table-cell>
          <table:table-cell table:formula="of:=MAX([.Q$3]+ROUND(([.Q$3]*[.$B$1])*0.5)-([.$A30]*[.$B$2]);0)" office:value-type="float" office:value="52" calcext:value-type="float">
            <text:p>52</text:p>
          </table:table-cell>
          <table:table-cell table:formula="of:=MAX([.R$3]+ROUND(([.R$3]*[.$B$1])*0.5)-([.$A30]*[.$B$2]);0)" office:value-type="float" office:value="59" calcext:value-type="float">
            <text:p>59</text:p>
          </table:table-cell>
          <table:table-cell table:formula="of:=MAX([.S$3]+ROUND(([.S$3]*[.$B$1])*0.5)-([.$A30]*[.$B$2]);0)" office:value-type="float" office:value="65" calcext:value-type="float">
            <text:p>65</text:p>
          </table:table-cell>
          <table:table-cell table:formula="of:=MAX([.T$3]+ROUND(([.T$3]*[.$B$1])*0.5)-([.$A30]*[.$B$2]);0)" office:value-type="float" office:value="72" calcext:value-type="float">
            <text:p>72</text:p>
          </table:table-cell>
          <table:table-cell table:formula="of:=MAX([.U$3]+ROUND(([.U$3]*[.$B$1])*0.5)-([.$A30]*[.$B$2]);0)" office:value-type="float" office:value="78" calcext:value-type="float">
            <text:p>78</text:p>
          </table:table-cell>
        </table:table-row>
        <table:table-row table:style-name="ro1">
          <table:table-cell table:formula="of:=[.A30]+5" office:value-type="float" office:value="135" calcext:value-type="float">
            <text:p>135</text:p>
          </table:table-cell>
          <table:table-cell table:formula="of:=MAX([.B$3]+ROUND(([.B$3]*[.$B$1])*0.5)-([.$A31]*[.$B$2]);0)" office:value-type="float" office:value="0" calcext:value-type="float">
            <text:p>0</text:p>
          </table:table-cell>
          <table:table-cell table:formula="of:=MAX([.C$3]+ROUND(([.C$3]*[.$B$1])*0.5)-([.$A31]*[.$B$2]);0)" office:value-type="float" office:value="0" calcext:value-type="float">
            <text:p>0</text:p>
          </table:table-cell>
          <table:table-cell table:formula="of:=MAX([.D$3]+ROUND(([.D$3]*[.$B$1])*0.5)-([.$A31]*[.$B$2]);0)" office:value-type="float" office:value="0" calcext:value-type="float">
            <text:p>0</text:p>
          </table:table-cell>
          <table:table-cell table:formula="of:=MAX([.E$3]+ROUND(([.E$3]*[.$B$1])*0.5)-([.$A31]*[.$B$2]);0)" office:value-type="float" office:value="0" calcext:value-type="float">
            <text:p>0</text:p>
          </table:table-cell>
          <table:table-cell table:formula="of:=MAX([.F$3]+ROUND(([.F$3]*[.$B$1])*0.5)-([.$A31]*[.$B$2]);0)" office:value-type="float" office:value="0" calcext:value-type="float">
            <text:p>0</text:p>
          </table:table-cell>
          <table:table-cell table:formula="of:=MAX([.G$3]+ROUND(([.G$3]*[.$B$1])*0.5)-([.$A31]*[.$B$2]);0)" office:value-type="float" office:value="0" calcext:value-type="float">
            <text:p>0</text:p>
          </table:table-cell>
          <table:table-cell table:formula="of:=MAX([.H$3]+ROUND(([.H$3]*[.$B$1])*0.5)-([.$A31]*[.$B$2]);0)" office:value-type="float" office:value="0" calcext:value-type="float">
            <text:p>0</text:p>
          </table:table-cell>
          <table:table-cell table:formula="of:=MAX([.I$3]+ROUND(([.I$3]*[.$B$1])*0.5)-([.$A31]*[.$B$2]);0)" office:value-type="float" office:value="0" calcext:value-type="float">
            <text:p>0</text:p>
          </table:table-cell>
          <table:table-cell table:formula="of:=MAX([.J$3]+ROUND(([.J$3]*[.$B$1])*0.5)-([.$A31]*[.$B$2]);0)" office:value-type="float" office:value="5" calcext:value-type="float">
            <text:p>5</text:p>
          </table:table-cell>
          <table:table-cell table:formula="of:=MAX([.K$3]+ROUND(([.K$3]*[.$B$1])*0.5)-([.$A31]*[.$B$2]);0)" office:value-type="float" office:value="11" calcext:value-type="float">
            <text:p>11</text:p>
          </table:table-cell>
          <table:table-cell table:formula="of:=MAX([.L$3]+ROUND(([.L$3]*[.$B$1])*0.5)-([.$A31]*[.$B$2]);0)" office:value-type="float" office:value="18" calcext:value-type="float">
            <text:p>18</text:p>
          </table:table-cell>
          <table:table-cell table:formula="of:=MAX([.M$3]+ROUND(([.M$3]*[.$B$1])*0.5)-([.$A31]*[.$B$2]);0)" office:value-type="float" office:value="24" calcext:value-type="float">
            <text:p>24</text:p>
          </table:table-cell>
          <table:table-cell table:formula="of:=MAX([.N$3]+ROUND(([.N$3]*[.$B$1])*0.5)-([.$A31]*[.$B$2]);0)" office:value-type="float" office:value="31" calcext:value-type="float">
            <text:p>31</text:p>
          </table:table-cell>
          <table:table-cell table:formula="of:=MAX([.O$3]+ROUND(([.O$3]*[.$B$1])*0.5)-([.$A31]*[.$B$2]);0)" office:value-type="float" office:value="37" calcext:value-type="float">
            <text:p>37</text:p>
          </table:table-cell>
          <table:table-cell table:formula="of:=MAX([.P$3]+ROUND(([.P$3]*[.$B$1])*0.5)-([.$A31]*[.$B$2]);0)" office:value-type="float" office:value="44" calcext:value-type="float">
            <text:p>44</text:p>
          </table:table-cell>
          <table:table-cell table:formula="of:=MAX([.Q$3]+ROUND(([.Q$3]*[.$B$1])*0.5)-([.$A31]*[.$B$2]);0)" office:value-type="float" office:value="50" calcext:value-type="float">
            <text:p>50</text:p>
          </table:table-cell>
          <table:table-cell table:formula="of:=MAX([.R$3]+ROUND(([.R$3]*[.$B$1])*0.5)-([.$A31]*[.$B$2]);0)" office:value-type="float" office:value="57" calcext:value-type="float">
            <text:p>57</text:p>
          </table:table-cell>
          <table:table-cell table:formula="of:=MAX([.S$3]+ROUND(([.S$3]*[.$B$1])*0.5)-([.$A31]*[.$B$2]);0)" office:value-type="float" office:value="63" calcext:value-type="float">
            <text:p>63</text:p>
          </table:table-cell>
          <table:table-cell table:formula="of:=MAX([.T$3]+ROUND(([.T$3]*[.$B$1])*0.5)-([.$A31]*[.$B$2]);0)" office:value-type="float" office:value="70" calcext:value-type="float">
            <text:p>70</text:p>
          </table:table-cell>
          <table:table-cell table:formula="of:=MAX([.U$3]+ROUND(([.U$3]*[.$B$1])*0.5)-([.$A31]*[.$B$2]);0)" office:value-type="float" office:value="76" calcext:value-type="float">
            <text:p>76</text:p>
          </table:table-cell>
        </table:table-row>
        <table:table-row table:style-name="ro1">
          <table:table-cell table:formula="of:=[.A31]+5" office:value-type="float" office:value="140" calcext:value-type="float">
            <text:p>140</text:p>
          </table:table-cell>
          <table:table-cell table:formula="of:=MAX([.B$3]+ROUND(([.B$3]*[.$B$1])*0.5)-([.$A32]*[.$B$2]);0)" office:value-type="float" office:value="0" calcext:value-type="float">
            <text:p>0</text:p>
          </table:table-cell>
          <table:table-cell table:formula="of:=MAX([.C$3]+ROUND(([.C$3]*[.$B$1])*0.5)-([.$A32]*[.$B$2]);0)" office:value-type="float" office:value="0" calcext:value-type="float">
            <text:p>0</text:p>
          </table:table-cell>
          <table:table-cell table:formula="of:=MAX([.D$3]+ROUND(([.D$3]*[.$B$1])*0.5)-([.$A32]*[.$B$2]);0)" office:value-type="float" office:value="0" calcext:value-type="float">
            <text:p>0</text:p>
          </table:table-cell>
          <table:table-cell table:formula="of:=MAX([.E$3]+ROUND(([.E$3]*[.$B$1])*0.5)-([.$A32]*[.$B$2]);0)" office:value-type="float" office:value="0" calcext:value-type="float">
            <text:p>0</text:p>
          </table:table-cell>
          <table:table-cell table:formula="of:=MAX([.F$3]+ROUND(([.F$3]*[.$B$1])*0.5)-([.$A32]*[.$B$2]);0)" office:value-type="float" office:value="0" calcext:value-type="float">
            <text:p>0</text:p>
          </table:table-cell>
          <table:table-cell table:formula="of:=MAX([.G$3]+ROUND(([.G$3]*[.$B$1])*0.5)-([.$A32]*[.$B$2]);0)" office:value-type="float" office:value="0" calcext:value-type="float">
            <text:p>0</text:p>
          </table:table-cell>
          <table:table-cell table:formula="of:=MAX([.H$3]+ROUND(([.H$3]*[.$B$1])*0.5)-([.$A32]*[.$B$2]);0)" office:value-type="float" office:value="0" calcext:value-type="float">
            <text:p>0</text:p>
          </table:table-cell>
          <table:table-cell table:formula="of:=MAX([.I$3]+ROUND(([.I$3]*[.$B$1])*0.5)-([.$A32]*[.$B$2]);0)" office:value-type="float" office:value="0" calcext:value-type="float">
            <text:p>0</text:p>
          </table:table-cell>
          <table:table-cell table:formula="of:=MAX([.J$3]+ROUND(([.J$3]*[.$B$1])*0.5)-([.$A32]*[.$B$2]);0)" office:value-type="float" office:value="3" calcext:value-type="float">
            <text:p>3</text:p>
          </table:table-cell>
          <table:table-cell table:formula="of:=MAX([.K$3]+ROUND(([.K$3]*[.$B$1])*0.5)-([.$A32]*[.$B$2]);0)" office:value-type="float" office:value="9" calcext:value-type="float">
            <text:p>9</text:p>
          </table:table-cell>
          <table:table-cell table:formula="of:=MAX([.L$3]+ROUND(([.L$3]*[.$B$1])*0.5)-([.$A32]*[.$B$2]);0)" office:value-type="float" office:value="16" calcext:value-type="float">
            <text:p>16</text:p>
          </table:table-cell>
          <table:table-cell table:formula="of:=MAX([.M$3]+ROUND(([.M$3]*[.$B$1])*0.5)-([.$A32]*[.$B$2]);0)" office:value-type="float" office:value="22" calcext:value-type="float">
            <text:p>22</text:p>
          </table:table-cell>
          <table:table-cell table:formula="of:=MAX([.N$3]+ROUND(([.N$3]*[.$B$1])*0.5)-([.$A32]*[.$B$2]);0)" office:value-type="float" office:value="29" calcext:value-type="float">
            <text:p>29</text:p>
          </table:table-cell>
          <table:table-cell table:formula="of:=MAX([.O$3]+ROUND(([.O$3]*[.$B$1])*0.5)-([.$A32]*[.$B$2]);0)" office:value-type="float" office:value="35" calcext:value-type="float">
            <text:p>35</text:p>
          </table:table-cell>
          <table:table-cell table:formula="of:=MAX([.P$3]+ROUND(([.P$3]*[.$B$1])*0.5)-([.$A32]*[.$B$2]);0)" office:value-type="float" office:value="42" calcext:value-type="float">
            <text:p>42</text:p>
          </table:table-cell>
          <table:table-cell table:formula="of:=MAX([.Q$3]+ROUND(([.Q$3]*[.$B$1])*0.5)-([.$A32]*[.$B$2]);0)" office:value-type="float" office:value="48" calcext:value-type="float">
            <text:p>48</text:p>
          </table:table-cell>
          <table:table-cell table:formula="of:=MAX([.R$3]+ROUND(([.R$3]*[.$B$1])*0.5)-([.$A32]*[.$B$2]);0)" office:value-type="float" office:value="55" calcext:value-type="float">
            <text:p>55</text:p>
          </table:table-cell>
          <table:table-cell table:formula="of:=MAX([.S$3]+ROUND(([.S$3]*[.$B$1])*0.5)-([.$A32]*[.$B$2]);0)" office:value-type="float" office:value="61" calcext:value-type="float">
            <text:p>61</text:p>
          </table:table-cell>
          <table:table-cell table:formula="of:=MAX([.T$3]+ROUND(([.T$3]*[.$B$1])*0.5)-([.$A32]*[.$B$2]);0)" office:value-type="float" office:value="68" calcext:value-type="float">
            <text:p>68</text:p>
          </table:table-cell>
          <table:table-cell table:formula="of:=MAX([.U$3]+ROUND(([.U$3]*[.$B$1])*0.5)-([.$A32]*[.$B$2]);0)" office:value-type="float" office:value="74" calcext:value-type="float">
            <text:p>74</text:p>
          </table:table-cell>
        </table:table-row>
        <table:table-row table:style-name="ro1">
          <table:table-cell table:formula="of:=[.A32]+5" office:value-type="float" office:value="145" calcext:value-type="float">
            <text:p>145</text:p>
          </table:table-cell>
          <table:table-cell table:formula="of:=MAX([.B$3]+ROUND(([.B$3]*[.$B$1])*0.5)-([.$A33]*[.$B$2]);0)" office:value-type="float" office:value="0" calcext:value-type="float">
            <text:p>0</text:p>
          </table:table-cell>
          <table:table-cell table:formula="of:=MAX([.C$3]+ROUND(([.C$3]*[.$B$1])*0.5)-([.$A33]*[.$B$2]);0)" office:value-type="float" office:value="0" calcext:value-type="float">
            <text:p>0</text:p>
          </table:table-cell>
          <table:table-cell table:formula="of:=MAX([.D$3]+ROUND(([.D$3]*[.$B$1])*0.5)-([.$A33]*[.$B$2]);0)" office:value-type="float" office:value="0" calcext:value-type="float">
            <text:p>0</text:p>
          </table:table-cell>
          <table:table-cell table:formula="of:=MAX([.E$3]+ROUND(([.E$3]*[.$B$1])*0.5)-([.$A33]*[.$B$2]);0)" office:value-type="float" office:value="0" calcext:value-type="float">
            <text:p>0</text:p>
          </table:table-cell>
          <table:table-cell table:formula="of:=MAX([.F$3]+ROUND(([.F$3]*[.$B$1])*0.5)-([.$A33]*[.$B$2]);0)" office:value-type="float" office:value="0" calcext:value-type="float">
            <text:p>0</text:p>
          </table:table-cell>
          <table:table-cell table:formula="of:=MAX([.G$3]+ROUND(([.G$3]*[.$B$1])*0.5)-([.$A33]*[.$B$2]);0)" office:value-type="float" office:value="0" calcext:value-type="float">
            <text:p>0</text:p>
          </table:table-cell>
          <table:table-cell table:formula="of:=MAX([.H$3]+ROUND(([.H$3]*[.$B$1])*0.5)-([.$A33]*[.$B$2]);0)" office:value-type="float" office:value="0" calcext:value-type="float">
            <text:p>0</text:p>
          </table:table-cell>
          <table:table-cell table:formula="of:=MAX([.I$3]+ROUND(([.I$3]*[.$B$1])*0.5)-([.$A33]*[.$B$2]);0)" office:value-type="float" office:value="0" calcext:value-type="float">
            <text:p>0</text:p>
          </table:table-cell>
          <table:table-cell table:formula="of:=MAX([.J$3]+ROUND(([.J$3]*[.$B$1])*0.5)-([.$A33]*[.$B$2]);0)" office:value-type="float" office:value="1" calcext:value-type="float">
            <text:p>1</text:p>
          </table:table-cell>
          <table:table-cell table:formula="of:=MAX([.K$3]+ROUND(([.K$3]*[.$B$1])*0.5)-([.$A33]*[.$B$2]);0)" office:value-type="float" office:value="7" calcext:value-type="float">
            <text:p>7</text:p>
          </table:table-cell>
          <table:table-cell table:formula="of:=MAX([.L$3]+ROUND(([.L$3]*[.$B$1])*0.5)-([.$A33]*[.$B$2]);0)" office:value-type="float" office:value="14" calcext:value-type="float">
            <text:p>14</text:p>
          </table:table-cell>
          <table:table-cell table:formula="of:=MAX([.M$3]+ROUND(([.M$3]*[.$B$1])*0.5)-([.$A33]*[.$B$2]);0)" office:value-type="float" office:value="20" calcext:value-type="float">
            <text:p>20</text:p>
          </table:table-cell>
          <table:table-cell table:formula="of:=MAX([.N$3]+ROUND(([.N$3]*[.$B$1])*0.5)-([.$A33]*[.$B$2]);0)" office:value-type="float" office:value="27" calcext:value-type="float">
            <text:p>27</text:p>
          </table:table-cell>
          <table:table-cell table:formula="of:=MAX([.O$3]+ROUND(([.O$3]*[.$B$1])*0.5)-([.$A33]*[.$B$2]);0)" office:value-type="float" office:value="33" calcext:value-type="float">
            <text:p>33</text:p>
          </table:table-cell>
          <table:table-cell table:formula="of:=MAX([.P$3]+ROUND(([.P$3]*[.$B$1])*0.5)-([.$A33]*[.$B$2]);0)" office:value-type="float" office:value="40" calcext:value-type="float">
            <text:p>40</text:p>
          </table:table-cell>
          <table:table-cell table:formula="of:=MAX([.Q$3]+ROUND(([.Q$3]*[.$B$1])*0.5)-([.$A33]*[.$B$2]);0)" office:value-type="float" office:value="46" calcext:value-type="float">
            <text:p>46</text:p>
          </table:table-cell>
          <table:table-cell table:formula="of:=MAX([.R$3]+ROUND(([.R$3]*[.$B$1])*0.5)-([.$A33]*[.$B$2]);0)" office:value-type="float" office:value="53" calcext:value-type="float">
            <text:p>53</text:p>
          </table:table-cell>
          <table:table-cell table:formula="of:=MAX([.S$3]+ROUND(([.S$3]*[.$B$1])*0.5)-([.$A33]*[.$B$2]);0)" office:value-type="float" office:value="59" calcext:value-type="float">
            <text:p>59</text:p>
          </table:table-cell>
          <table:table-cell table:formula="of:=MAX([.T$3]+ROUND(([.T$3]*[.$B$1])*0.5)-([.$A33]*[.$B$2]);0)" office:value-type="float" office:value="66" calcext:value-type="float">
            <text:p>66</text:p>
          </table:table-cell>
          <table:table-cell table:formula="of:=MAX([.U$3]+ROUND(([.U$3]*[.$B$1])*0.5)-([.$A33]*[.$B$2]);0)" office:value-type="float" office:value="72" calcext:value-type="float">
            <text:p>72</text:p>
          </table:table-cell>
        </table:table-row>
        <table:table-row table:style-name="ro1">
          <table:table-cell table:formula="of:=[.A33]+5" office:value-type="float" office:value="150" calcext:value-type="float">
            <text:p>150</text:p>
          </table:table-cell>
          <table:table-cell table:formula="of:=MAX([.B$3]+ROUND(([.B$3]*[.$B$1])*0.5)-([.$A34]*[.$B$2]);0)" office:value-type="float" office:value="0" calcext:value-type="float">
            <text:p>0</text:p>
          </table:table-cell>
          <table:table-cell table:formula="of:=MAX([.C$3]+ROUND(([.C$3]*[.$B$1])*0.5)-([.$A34]*[.$B$2]);0)" office:value-type="float" office:value="0" calcext:value-type="float">
            <text:p>0</text:p>
          </table:table-cell>
          <table:table-cell table:formula="of:=MAX([.D$3]+ROUND(([.D$3]*[.$B$1])*0.5)-([.$A34]*[.$B$2]);0)" office:value-type="float" office:value="0" calcext:value-type="float">
            <text:p>0</text:p>
          </table:table-cell>
          <table:table-cell table:formula="of:=MAX([.E$3]+ROUND(([.E$3]*[.$B$1])*0.5)-([.$A34]*[.$B$2]);0)" office:value-type="float" office:value="0" calcext:value-type="float">
            <text:p>0</text:p>
          </table:table-cell>
          <table:table-cell table:formula="of:=MAX([.F$3]+ROUND(([.F$3]*[.$B$1])*0.5)-([.$A34]*[.$B$2]);0)" office:value-type="float" office:value="0" calcext:value-type="float">
            <text:p>0</text:p>
          </table:table-cell>
          <table:table-cell table:formula="of:=MAX([.G$3]+ROUND(([.G$3]*[.$B$1])*0.5)-([.$A34]*[.$B$2]);0)" office:value-type="float" office:value="0" calcext:value-type="float">
            <text:p>0</text:p>
          </table:table-cell>
          <table:table-cell table:formula="of:=MAX([.H$3]+ROUND(([.H$3]*[.$B$1])*0.5)-([.$A34]*[.$B$2]);0)" office:value-type="float" office:value="0" calcext:value-type="float">
            <text:p>0</text:p>
          </table:table-cell>
          <table:table-cell table:formula="of:=MAX([.I$3]+ROUND(([.I$3]*[.$B$1])*0.5)-([.$A34]*[.$B$2]);0)" office:value-type="float" office:value="0" calcext:value-type="float">
            <text:p>0</text:p>
          </table:table-cell>
          <table:table-cell table:formula="of:=MAX([.J$3]+ROUND(([.J$3]*[.$B$1])*0.5)-([.$A34]*[.$B$2]);0)" office:value-type="float" office:value="0" calcext:value-type="float">
            <text:p>0</text:p>
          </table:table-cell>
          <table:table-cell table:formula="of:=MAX([.K$3]+ROUND(([.K$3]*[.$B$1])*0.5)-([.$A34]*[.$B$2]);0)" office:value-type="float" office:value="5" calcext:value-type="float">
            <text:p>5</text:p>
          </table:table-cell>
          <table:table-cell table:formula="of:=MAX([.L$3]+ROUND(([.L$3]*[.$B$1])*0.5)-([.$A34]*[.$B$2]);0)" office:value-type="float" office:value="12" calcext:value-type="float">
            <text:p>12</text:p>
          </table:table-cell>
          <table:table-cell table:formula="of:=MAX([.M$3]+ROUND(([.M$3]*[.$B$1])*0.5)-([.$A34]*[.$B$2]);0)" office:value-type="float" office:value="18" calcext:value-type="float">
            <text:p>18</text:p>
          </table:table-cell>
          <table:table-cell table:formula="of:=MAX([.N$3]+ROUND(([.N$3]*[.$B$1])*0.5)-([.$A34]*[.$B$2]);0)" office:value-type="float" office:value="25" calcext:value-type="float">
            <text:p>25</text:p>
          </table:table-cell>
          <table:table-cell table:formula="of:=MAX([.O$3]+ROUND(([.O$3]*[.$B$1])*0.5)-([.$A34]*[.$B$2]);0)" office:value-type="float" office:value="31" calcext:value-type="float">
            <text:p>31</text:p>
          </table:table-cell>
          <table:table-cell table:formula="of:=MAX([.P$3]+ROUND(([.P$3]*[.$B$1])*0.5)-([.$A34]*[.$B$2]);0)" office:value-type="float" office:value="38" calcext:value-type="float">
            <text:p>38</text:p>
          </table:table-cell>
          <table:table-cell table:formula="of:=MAX([.Q$3]+ROUND(([.Q$3]*[.$B$1])*0.5)-([.$A34]*[.$B$2]);0)" office:value-type="float" office:value="44" calcext:value-type="float">
            <text:p>44</text:p>
          </table:table-cell>
          <table:table-cell table:formula="of:=MAX([.R$3]+ROUND(([.R$3]*[.$B$1])*0.5)-([.$A34]*[.$B$2]);0)" office:value-type="float" office:value="51" calcext:value-type="float">
            <text:p>51</text:p>
          </table:table-cell>
          <table:table-cell table:formula="of:=MAX([.S$3]+ROUND(([.S$3]*[.$B$1])*0.5)-([.$A34]*[.$B$2]);0)" office:value-type="float" office:value="57" calcext:value-type="float">
            <text:p>57</text:p>
          </table:table-cell>
          <table:table-cell table:formula="of:=MAX([.T$3]+ROUND(([.T$3]*[.$B$1])*0.5)-([.$A34]*[.$B$2]);0)" office:value-type="float" office:value="64" calcext:value-type="float">
            <text:p>64</text:p>
          </table:table-cell>
          <table:table-cell table:formula="of:=MAX([.U$3]+ROUND(([.U$3]*[.$B$1])*0.5)-([.$A34]*[.$B$2]);0)" office:value-type="float" office:value="70" calcext:value-type="float">
            <text:p>70</text:p>
          </table:table-cell>
        </table:table-row>
        <table:table-row table:style-name="ro1">
          <table:table-cell table:formula="of:=[.A34]+5" office:value-type="float" office:value="155" calcext:value-type="float">
            <text:p>155</text:p>
          </table:table-cell>
          <table:table-cell table:formula="of:=MAX([.B$3]+ROUND(([.B$3]*[.$B$1])*0.5)-([.$A35]*[.$B$2]);0)" office:value-type="float" office:value="0" calcext:value-type="float">
            <text:p>0</text:p>
          </table:table-cell>
          <table:table-cell table:formula="of:=MAX([.C$3]+ROUND(([.C$3]*[.$B$1])*0.5)-([.$A35]*[.$B$2]);0)" office:value-type="float" office:value="0" calcext:value-type="float">
            <text:p>0</text:p>
          </table:table-cell>
          <table:table-cell table:formula="of:=MAX([.D$3]+ROUND(([.D$3]*[.$B$1])*0.5)-([.$A35]*[.$B$2]);0)" office:value-type="float" office:value="0" calcext:value-type="float">
            <text:p>0</text:p>
          </table:table-cell>
          <table:table-cell table:formula="of:=MAX([.E$3]+ROUND(([.E$3]*[.$B$1])*0.5)-([.$A35]*[.$B$2]);0)" office:value-type="float" office:value="0" calcext:value-type="float">
            <text:p>0</text:p>
          </table:table-cell>
          <table:table-cell table:formula="of:=MAX([.F$3]+ROUND(([.F$3]*[.$B$1])*0.5)-([.$A35]*[.$B$2]);0)" office:value-type="float" office:value="0" calcext:value-type="float">
            <text:p>0</text:p>
          </table:table-cell>
          <table:table-cell table:formula="of:=MAX([.G$3]+ROUND(([.G$3]*[.$B$1])*0.5)-([.$A35]*[.$B$2]);0)" office:value-type="float" office:value="0" calcext:value-type="float">
            <text:p>0</text:p>
          </table:table-cell>
          <table:table-cell table:formula="of:=MAX([.H$3]+ROUND(([.H$3]*[.$B$1])*0.5)-([.$A35]*[.$B$2]);0)" office:value-type="float" office:value="0" calcext:value-type="float">
            <text:p>0</text:p>
          </table:table-cell>
          <table:table-cell table:formula="of:=MAX([.I$3]+ROUND(([.I$3]*[.$B$1])*0.5)-([.$A35]*[.$B$2]);0)" office:value-type="float" office:value="0" calcext:value-type="float">
            <text:p>0</text:p>
          </table:table-cell>
          <table:table-cell table:formula="of:=MAX([.J$3]+ROUND(([.J$3]*[.$B$1])*0.5)-([.$A35]*[.$B$2]);0)" office:value-type="float" office:value="0" calcext:value-type="float">
            <text:p>0</text:p>
          </table:table-cell>
          <table:table-cell table:formula="of:=MAX([.K$3]+ROUND(([.K$3]*[.$B$1])*0.5)-([.$A35]*[.$B$2]);0)" office:value-type="float" office:value="3" calcext:value-type="float">
            <text:p>3</text:p>
          </table:table-cell>
          <table:table-cell table:formula="of:=MAX([.L$3]+ROUND(([.L$3]*[.$B$1])*0.5)-([.$A35]*[.$B$2]);0)" office:value-type="float" office:value="10" calcext:value-type="float">
            <text:p>10</text:p>
          </table:table-cell>
          <table:table-cell table:formula="of:=MAX([.M$3]+ROUND(([.M$3]*[.$B$1])*0.5)-([.$A35]*[.$B$2]);0)" office:value-type="float" office:value="16" calcext:value-type="float">
            <text:p>16</text:p>
          </table:table-cell>
          <table:table-cell table:formula="of:=MAX([.N$3]+ROUND(([.N$3]*[.$B$1])*0.5)-([.$A35]*[.$B$2]);0)" office:value-type="float" office:value="23" calcext:value-type="float">
            <text:p>23</text:p>
          </table:table-cell>
          <table:table-cell table:formula="of:=MAX([.O$3]+ROUND(([.O$3]*[.$B$1])*0.5)-([.$A35]*[.$B$2]);0)" office:value-type="float" office:value="29" calcext:value-type="float">
            <text:p>29</text:p>
          </table:table-cell>
          <table:table-cell table:formula="of:=MAX([.P$3]+ROUND(([.P$3]*[.$B$1])*0.5)-([.$A35]*[.$B$2]);0)" office:value-type="float" office:value="36" calcext:value-type="float">
            <text:p>36</text:p>
          </table:table-cell>
          <table:table-cell table:formula="of:=MAX([.Q$3]+ROUND(([.Q$3]*[.$B$1])*0.5)-([.$A35]*[.$B$2]);0)" office:value-type="float" office:value="42" calcext:value-type="float">
            <text:p>42</text:p>
          </table:table-cell>
          <table:table-cell table:formula="of:=MAX([.R$3]+ROUND(([.R$3]*[.$B$1])*0.5)-([.$A35]*[.$B$2]);0)" office:value-type="float" office:value="49" calcext:value-type="float">
            <text:p>49</text:p>
          </table:table-cell>
          <table:table-cell table:formula="of:=MAX([.S$3]+ROUND(([.S$3]*[.$B$1])*0.5)-([.$A35]*[.$B$2]);0)" office:value-type="float" office:value="55" calcext:value-type="float">
            <text:p>55</text:p>
          </table:table-cell>
          <table:table-cell table:formula="of:=MAX([.T$3]+ROUND(([.T$3]*[.$B$1])*0.5)-([.$A35]*[.$B$2]);0)" office:value-type="float" office:value="62" calcext:value-type="float">
            <text:p>62</text:p>
          </table:table-cell>
          <table:table-cell table:formula="of:=MAX([.U$3]+ROUND(([.U$3]*[.$B$1])*0.5)-([.$A35]*[.$B$2]);0)" office:value-type="float" office:value="68" calcext:value-type="float">
            <text:p>68</text:p>
          </table:table-cell>
        </table:table-row>
        <table:table-row table:style-name="ro1">
          <table:table-cell table:formula="of:=[.A35]+5" office:value-type="float" office:value="160" calcext:value-type="float">
            <text:p>160</text:p>
          </table:table-cell>
          <table:table-cell table:formula="of:=MAX([.B$3]+ROUND(([.B$3]*[.$B$1])*0.5)-([.$A36]*[.$B$2]);0)" office:value-type="float" office:value="0" calcext:value-type="float">
            <text:p>0</text:p>
          </table:table-cell>
          <table:table-cell table:formula="of:=MAX([.C$3]+ROUND(([.C$3]*[.$B$1])*0.5)-([.$A36]*[.$B$2]);0)" office:value-type="float" office:value="0" calcext:value-type="float">
            <text:p>0</text:p>
          </table:table-cell>
          <table:table-cell table:formula="of:=MAX([.D$3]+ROUND(([.D$3]*[.$B$1])*0.5)-([.$A36]*[.$B$2]);0)" office:value-type="float" office:value="0" calcext:value-type="float">
            <text:p>0</text:p>
          </table:table-cell>
          <table:table-cell table:formula="of:=MAX([.E$3]+ROUND(([.E$3]*[.$B$1])*0.5)-([.$A36]*[.$B$2]);0)" office:value-type="float" office:value="0" calcext:value-type="float">
            <text:p>0</text:p>
          </table:table-cell>
          <table:table-cell table:formula="of:=MAX([.F$3]+ROUND(([.F$3]*[.$B$1])*0.5)-([.$A36]*[.$B$2]);0)" office:value-type="float" office:value="0" calcext:value-type="float">
            <text:p>0</text:p>
          </table:table-cell>
          <table:table-cell table:formula="of:=MAX([.G$3]+ROUND(([.G$3]*[.$B$1])*0.5)-([.$A36]*[.$B$2]);0)" office:value-type="float" office:value="0" calcext:value-type="float">
            <text:p>0</text:p>
          </table:table-cell>
          <table:table-cell table:formula="of:=MAX([.H$3]+ROUND(([.H$3]*[.$B$1])*0.5)-([.$A36]*[.$B$2]);0)" office:value-type="float" office:value="0" calcext:value-type="float">
            <text:p>0</text:p>
          </table:table-cell>
          <table:table-cell table:formula="of:=MAX([.I$3]+ROUND(([.I$3]*[.$B$1])*0.5)-([.$A36]*[.$B$2]);0)" office:value-type="float" office:value="0" calcext:value-type="float">
            <text:p>0</text:p>
          </table:table-cell>
          <table:table-cell table:formula="of:=MAX([.J$3]+ROUND(([.J$3]*[.$B$1])*0.5)-([.$A36]*[.$B$2]);0)" office:value-type="float" office:value="0" calcext:value-type="float">
            <text:p>0</text:p>
          </table:table-cell>
          <table:table-cell table:formula="of:=MAX([.K$3]+ROUND(([.K$3]*[.$B$1])*0.5)-([.$A36]*[.$B$2]);0)" office:value-type="float" office:value="1" calcext:value-type="float">
            <text:p>1</text:p>
          </table:table-cell>
          <table:table-cell table:formula="of:=MAX([.L$3]+ROUND(([.L$3]*[.$B$1])*0.5)-([.$A36]*[.$B$2]);0)" office:value-type="float" office:value="8" calcext:value-type="float">
            <text:p>8</text:p>
          </table:table-cell>
          <table:table-cell table:formula="of:=MAX([.M$3]+ROUND(([.M$3]*[.$B$1])*0.5)-([.$A36]*[.$B$2]);0)" office:value-type="float" office:value="14" calcext:value-type="float">
            <text:p>14</text:p>
          </table:table-cell>
          <table:table-cell table:formula="of:=MAX([.N$3]+ROUND(([.N$3]*[.$B$1])*0.5)-([.$A36]*[.$B$2]);0)" office:value-type="float" office:value="21" calcext:value-type="float">
            <text:p>21</text:p>
          </table:table-cell>
          <table:table-cell table:formula="of:=MAX([.O$3]+ROUND(([.O$3]*[.$B$1])*0.5)-([.$A36]*[.$B$2]);0)" office:value-type="float" office:value="27" calcext:value-type="float">
            <text:p>27</text:p>
          </table:table-cell>
          <table:table-cell table:formula="of:=MAX([.P$3]+ROUND(([.P$3]*[.$B$1])*0.5)-([.$A36]*[.$B$2]);0)" office:value-type="float" office:value="34" calcext:value-type="float">
            <text:p>34</text:p>
          </table:table-cell>
          <table:table-cell table:formula="of:=MAX([.Q$3]+ROUND(([.Q$3]*[.$B$1])*0.5)-([.$A36]*[.$B$2]);0)" office:value-type="float" office:value="40" calcext:value-type="float">
            <text:p>40</text:p>
          </table:table-cell>
          <table:table-cell table:formula="of:=MAX([.R$3]+ROUND(([.R$3]*[.$B$1])*0.5)-([.$A36]*[.$B$2]);0)" office:value-type="float" office:value="47" calcext:value-type="float">
            <text:p>47</text:p>
          </table:table-cell>
          <table:table-cell table:formula="of:=MAX([.S$3]+ROUND(([.S$3]*[.$B$1])*0.5)-([.$A36]*[.$B$2]);0)" office:value-type="float" office:value="53" calcext:value-type="float">
            <text:p>53</text:p>
          </table:table-cell>
          <table:table-cell table:formula="of:=MAX([.T$3]+ROUND(([.T$3]*[.$B$1])*0.5)-([.$A36]*[.$B$2]);0)" office:value-type="float" office:value="60" calcext:value-type="float">
            <text:p>60</text:p>
          </table:table-cell>
          <table:table-cell table:formula="of:=MAX([.U$3]+ROUND(([.U$3]*[.$B$1])*0.5)-([.$A36]*[.$B$2]);0)" office:value-type="float" office:value="66" calcext:value-type="float">
            <text:p>66</text:p>
          </table:table-cell>
        </table:table-row>
        <table:table-row table:style-name="ro1">
          <table:table-cell table:formula="of:=[.A36]+5" office:value-type="float" office:value="165" calcext:value-type="float">
            <text:p>165</text:p>
          </table:table-cell>
          <table:table-cell table:formula="of:=MAX([.B$3]+ROUND(([.B$3]*[.$B$1])*0.5)-([.$A37]*[.$B$2]);0)" office:value-type="float" office:value="0" calcext:value-type="float">
            <text:p>0</text:p>
          </table:table-cell>
          <table:table-cell table:formula="of:=MAX([.C$3]+ROUND(([.C$3]*[.$B$1])*0.5)-([.$A37]*[.$B$2]);0)" office:value-type="float" office:value="0" calcext:value-type="float">
            <text:p>0</text:p>
          </table:table-cell>
          <table:table-cell table:formula="of:=MAX([.D$3]+ROUND(([.D$3]*[.$B$1])*0.5)-([.$A37]*[.$B$2]);0)" office:value-type="float" office:value="0" calcext:value-type="float">
            <text:p>0</text:p>
          </table:table-cell>
          <table:table-cell table:formula="of:=MAX([.E$3]+ROUND(([.E$3]*[.$B$1])*0.5)-([.$A37]*[.$B$2]);0)" office:value-type="float" office:value="0" calcext:value-type="float">
            <text:p>0</text:p>
          </table:table-cell>
          <table:table-cell table:formula="of:=MAX([.F$3]+ROUND(([.F$3]*[.$B$1])*0.5)-([.$A37]*[.$B$2]);0)" office:value-type="float" office:value="0" calcext:value-type="float">
            <text:p>0</text:p>
          </table:table-cell>
          <table:table-cell table:formula="of:=MAX([.G$3]+ROUND(([.G$3]*[.$B$1])*0.5)-([.$A37]*[.$B$2]);0)" office:value-type="float" office:value="0" calcext:value-type="float">
            <text:p>0</text:p>
          </table:table-cell>
          <table:table-cell table:formula="of:=MAX([.H$3]+ROUND(([.H$3]*[.$B$1])*0.5)-([.$A37]*[.$B$2]);0)" office:value-type="float" office:value="0" calcext:value-type="float">
            <text:p>0</text:p>
          </table:table-cell>
          <table:table-cell table:formula="of:=MAX([.I$3]+ROUND(([.I$3]*[.$B$1])*0.5)-([.$A37]*[.$B$2]);0)" office:value-type="float" office:value="0" calcext:value-type="float">
            <text:p>0</text:p>
          </table:table-cell>
          <table:table-cell table:formula="of:=MAX([.J$3]+ROUND(([.J$3]*[.$B$1])*0.5)-([.$A37]*[.$B$2]);0)" office:value-type="float" office:value="0" calcext:value-type="float">
            <text:p>0</text:p>
          </table:table-cell>
          <table:table-cell table:formula="of:=MAX([.K$3]+ROUND(([.K$3]*[.$B$1])*0.5)-([.$A37]*[.$B$2]);0)" office:value-type="float" office:value="0" calcext:value-type="float">
            <text:p>0</text:p>
          </table:table-cell>
          <table:table-cell table:formula="of:=MAX([.L$3]+ROUND(([.L$3]*[.$B$1])*0.5)-([.$A37]*[.$B$2]);0)" office:value-type="float" office:value="6" calcext:value-type="float">
            <text:p>6</text:p>
          </table:table-cell>
          <table:table-cell table:formula="of:=MAX([.M$3]+ROUND(([.M$3]*[.$B$1])*0.5)-([.$A37]*[.$B$2]);0)" office:value-type="float" office:value="12" calcext:value-type="float">
            <text:p>12</text:p>
          </table:table-cell>
          <table:table-cell table:formula="of:=MAX([.N$3]+ROUND(([.N$3]*[.$B$1])*0.5)-([.$A37]*[.$B$2]);0)" office:value-type="float" office:value="19" calcext:value-type="float">
            <text:p>19</text:p>
          </table:table-cell>
          <table:table-cell table:formula="of:=MAX([.O$3]+ROUND(([.O$3]*[.$B$1])*0.5)-([.$A37]*[.$B$2]);0)" office:value-type="float" office:value="25" calcext:value-type="float">
            <text:p>25</text:p>
          </table:table-cell>
          <table:table-cell table:formula="of:=MAX([.P$3]+ROUND(([.P$3]*[.$B$1])*0.5)-([.$A37]*[.$B$2]);0)" office:value-type="float" office:value="32" calcext:value-type="float">
            <text:p>32</text:p>
          </table:table-cell>
          <table:table-cell table:formula="of:=MAX([.Q$3]+ROUND(([.Q$3]*[.$B$1])*0.5)-([.$A37]*[.$B$2]);0)" office:value-type="float" office:value="38" calcext:value-type="float">
            <text:p>38</text:p>
          </table:table-cell>
          <table:table-cell table:formula="of:=MAX([.R$3]+ROUND(([.R$3]*[.$B$1])*0.5)-([.$A37]*[.$B$2]);0)" office:value-type="float" office:value="45" calcext:value-type="float">
            <text:p>45</text:p>
          </table:table-cell>
          <table:table-cell table:formula="of:=MAX([.S$3]+ROUND(([.S$3]*[.$B$1])*0.5)-([.$A37]*[.$B$2]);0)" office:value-type="float" office:value="51" calcext:value-type="float">
            <text:p>51</text:p>
          </table:table-cell>
          <table:table-cell table:formula="of:=MAX([.T$3]+ROUND(([.T$3]*[.$B$1])*0.5)-([.$A37]*[.$B$2]);0)" office:value-type="float" office:value="58" calcext:value-type="float">
            <text:p>58</text:p>
          </table:table-cell>
          <table:table-cell table:formula="of:=MAX([.U$3]+ROUND(([.U$3]*[.$B$1])*0.5)-([.$A37]*[.$B$2]);0)" office:value-type="float" office:value="64" calcext:value-type="float">
            <text:p>64</text:p>
          </table:table-cell>
        </table:table-row>
        <table:table-row table:style-name="ro1">
          <table:table-cell table:formula="of:=[.A37]+5" office:value-type="float" office:value="170" calcext:value-type="float">
            <text:p>170</text:p>
          </table:table-cell>
          <table:table-cell table:formula="of:=MAX([.B$3]+ROUND(([.B$3]*[.$B$1])*0.5)-([.$A38]*[.$B$2]);0)" office:value-type="float" office:value="0" calcext:value-type="float">
            <text:p>0</text:p>
          </table:table-cell>
          <table:table-cell table:formula="of:=MAX([.C$3]+ROUND(([.C$3]*[.$B$1])*0.5)-([.$A38]*[.$B$2]);0)" office:value-type="float" office:value="0" calcext:value-type="float">
            <text:p>0</text:p>
          </table:table-cell>
          <table:table-cell table:formula="of:=MAX([.D$3]+ROUND(([.D$3]*[.$B$1])*0.5)-([.$A38]*[.$B$2]);0)" office:value-type="float" office:value="0" calcext:value-type="float">
            <text:p>0</text:p>
          </table:table-cell>
          <table:table-cell table:formula="of:=MAX([.E$3]+ROUND(([.E$3]*[.$B$1])*0.5)-([.$A38]*[.$B$2]);0)" office:value-type="float" office:value="0" calcext:value-type="float">
            <text:p>0</text:p>
          </table:table-cell>
          <table:table-cell table:formula="of:=MAX([.F$3]+ROUND(([.F$3]*[.$B$1])*0.5)-([.$A38]*[.$B$2]);0)" office:value-type="float" office:value="0" calcext:value-type="float">
            <text:p>0</text:p>
          </table:table-cell>
          <table:table-cell table:formula="of:=MAX([.G$3]+ROUND(([.G$3]*[.$B$1])*0.5)-([.$A38]*[.$B$2]);0)" office:value-type="float" office:value="0" calcext:value-type="float">
            <text:p>0</text:p>
          </table:table-cell>
          <table:table-cell table:formula="of:=MAX([.H$3]+ROUND(([.H$3]*[.$B$1])*0.5)-([.$A38]*[.$B$2]);0)" office:value-type="float" office:value="0" calcext:value-type="float">
            <text:p>0</text:p>
          </table:table-cell>
          <table:table-cell table:formula="of:=MAX([.I$3]+ROUND(([.I$3]*[.$B$1])*0.5)-([.$A38]*[.$B$2]);0)" office:value-type="float" office:value="0" calcext:value-type="float">
            <text:p>0</text:p>
          </table:table-cell>
          <table:table-cell table:formula="of:=MAX([.J$3]+ROUND(([.J$3]*[.$B$1])*0.5)-([.$A38]*[.$B$2]);0)" office:value-type="float" office:value="0" calcext:value-type="float">
            <text:p>0</text:p>
          </table:table-cell>
          <table:table-cell table:formula="of:=MAX([.K$3]+ROUND(([.K$3]*[.$B$1])*0.5)-([.$A38]*[.$B$2]);0)" office:value-type="float" office:value="0" calcext:value-type="float">
            <text:p>0</text:p>
          </table:table-cell>
          <table:table-cell table:formula="of:=MAX([.L$3]+ROUND(([.L$3]*[.$B$1])*0.5)-([.$A38]*[.$B$2]);0)" office:value-type="float" office:value="4" calcext:value-type="float">
            <text:p>4</text:p>
          </table:table-cell>
          <table:table-cell table:formula="of:=MAX([.M$3]+ROUND(([.M$3]*[.$B$1])*0.5)-([.$A38]*[.$B$2]);0)" office:value-type="float" office:value="10" calcext:value-type="float">
            <text:p>10</text:p>
          </table:table-cell>
          <table:table-cell table:formula="of:=MAX([.N$3]+ROUND(([.N$3]*[.$B$1])*0.5)-([.$A38]*[.$B$2]);0)" office:value-type="float" office:value="17" calcext:value-type="float">
            <text:p>17</text:p>
          </table:table-cell>
          <table:table-cell table:formula="of:=MAX([.O$3]+ROUND(([.O$3]*[.$B$1])*0.5)-([.$A38]*[.$B$2]);0)" office:value-type="float" office:value="23" calcext:value-type="float">
            <text:p>23</text:p>
          </table:table-cell>
          <table:table-cell table:formula="of:=MAX([.P$3]+ROUND(([.P$3]*[.$B$1])*0.5)-([.$A38]*[.$B$2]);0)" office:value-type="float" office:value="30" calcext:value-type="float">
            <text:p>30</text:p>
          </table:table-cell>
          <table:table-cell table:formula="of:=MAX([.Q$3]+ROUND(([.Q$3]*[.$B$1])*0.5)-([.$A38]*[.$B$2]);0)" office:value-type="float" office:value="36" calcext:value-type="float">
            <text:p>36</text:p>
          </table:table-cell>
          <table:table-cell table:formula="of:=MAX([.R$3]+ROUND(([.R$3]*[.$B$1])*0.5)-([.$A38]*[.$B$2]);0)" office:value-type="float" office:value="43" calcext:value-type="float">
            <text:p>43</text:p>
          </table:table-cell>
          <table:table-cell table:formula="of:=MAX([.S$3]+ROUND(([.S$3]*[.$B$1])*0.5)-([.$A38]*[.$B$2]);0)" office:value-type="float" office:value="49" calcext:value-type="float">
            <text:p>49</text:p>
          </table:table-cell>
          <table:table-cell table:formula="of:=MAX([.T$3]+ROUND(([.T$3]*[.$B$1])*0.5)-([.$A38]*[.$B$2]);0)" office:value-type="float" office:value="56" calcext:value-type="float">
            <text:p>56</text:p>
          </table:table-cell>
          <table:table-cell table:formula="of:=MAX([.U$3]+ROUND(([.U$3]*[.$B$1])*0.5)-([.$A38]*[.$B$2]);0)" office:value-type="float" office:value="62" calcext:value-type="float">
            <text:p>62</text:p>
          </table:table-cell>
        </table:table-row>
        <table:table-row table:style-name="ro1">
          <table:table-cell table:formula="of:=[.A38]+5" office:value-type="float" office:value="175" calcext:value-type="float">
            <text:p>175</text:p>
          </table:table-cell>
          <table:table-cell table:formula="of:=MAX([.B$3]+ROUND(([.B$3]*[.$B$1])*0.5)-([.$A39]*[.$B$2]);0)" office:value-type="float" office:value="0" calcext:value-type="float">
            <text:p>0</text:p>
          </table:table-cell>
          <table:table-cell table:formula="of:=MAX([.C$3]+ROUND(([.C$3]*[.$B$1])*0.5)-([.$A39]*[.$B$2]);0)" office:value-type="float" office:value="0" calcext:value-type="float">
            <text:p>0</text:p>
          </table:table-cell>
          <table:table-cell table:formula="of:=MAX([.D$3]+ROUND(([.D$3]*[.$B$1])*0.5)-([.$A39]*[.$B$2]);0)" office:value-type="float" office:value="0" calcext:value-type="float">
            <text:p>0</text:p>
          </table:table-cell>
          <table:table-cell table:formula="of:=MAX([.E$3]+ROUND(([.E$3]*[.$B$1])*0.5)-([.$A39]*[.$B$2]);0)" office:value-type="float" office:value="0" calcext:value-type="float">
            <text:p>0</text:p>
          </table:table-cell>
          <table:table-cell table:formula="of:=MAX([.F$3]+ROUND(([.F$3]*[.$B$1])*0.5)-([.$A39]*[.$B$2]);0)" office:value-type="float" office:value="0" calcext:value-type="float">
            <text:p>0</text:p>
          </table:table-cell>
          <table:table-cell table:formula="of:=MAX([.G$3]+ROUND(([.G$3]*[.$B$1])*0.5)-([.$A39]*[.$B$2]);0)" office:value-type="float" office:value="0" calcext:value-type="float">
            <text:p>0</text:p>
          </table:table-cell>
          <table:table-cell table:formula="of:=MAX([.H$3]+ROUND(([.H$3]*[.$B$1])*0.5)-([.$A39]*[.$B$2]);0)" office:value-type="float" office:value="0" calcext:value-type="float">
            <text:p>0</text:p>
          </table:table-cell>
          <table:table-cell table:formula="of:=MAX([.I$3]+ROUND(([.I$3]*[.$B$1])*0.5)-([.$A39]*[.$B$2]);0)" office:value-type="float" office:value="0" calcext:value-type="float">
            <text:p>0</text:p>
          </table:table-cell>
          <table:table-cell table:formula="of:=MAX([.J$3]+ROUND(([.J$3]*[.$B$1])*0.5)-([.$A39]*[.$B$2]);0)" office:value-type="float" office:value="0" calcext:value-type="float">
            <text:p>0</text:p>
          </table:table-cell>
          <table:table-cell table:formula="of:=MAX([.K$3]+ROUND(([.K$3]*[.$B$1])*0.5)-([.$A39]*[.$B$2]);0)" office:value-type="float" office:value="0" calcext:value-type="float">
            <text:p>0</text:p>
          </table:table-cell>
          <table:table-cell table:formula="of:=MAX([.L$3]+ROUND(([.L$3]*[.$B$1])*0.5)-([.$A39]*[.$B$2]);0)" office:value-type="float" office:value="2" calcext:value-type="float">
            <text:p>2</text:p>
          </table:table-cell>
          <table:table-cell table:formula="of:=MAX([.M$3]+ROUND(([.M$3]*[.$B$1])*0.5)-([.$A39]*[.$B$2]);0)" office:value-type="float" office:value="8" calcext:value-type="float">
            <text:p>8</text:p>
          </table:table-cell>
          <table:table-cell table:formula="of:=MAX([.N$3]+ROUND(([.N$3]*[.$B$1])*0.5)-([.$A39]*[.$B$2]);0)" office:value-type="float" office:value="15" calcext:value-type="float">
            <text:p>15</text:p>
          </table:table-cell>
          <table:table-cell table:formula="of:=MAX([.O$3]+ROUND(([.O$3]*[.$B$1])*0.5)-([.$A39]*[.$B$2]);0)" office:value-type="float" office:value="21" calcext:value-type="float">
            <text:p>21</text:p>
          </table:table-cell>
          <table:table-cell table:formula="of:=MAX([.P$3]+ROUND(([.P$3]*[.$B$1])*0.5)-([.$A39]*[.$B$2]);0)" office:value-type="float" office:value="28" calcext:value-type="float">
            <text:p>28</text:p>
          </table:table-cell>
          <table:table-cell table:formula="of:=MAX([.Q$3]+ROUND(([.Q$3]*[.$B$1])*0.5)-([.$A39]*[.$B$2]);0)" office:value-type="float" office:value="34" calcext:value-type="float">
            <text:p>34</text:p>
          </table:table-cell>
          <table:table-cell table:formula="of:=MAX([.R$3]+ROUND(([.R$3]*[.$B$1])*0.5)-([.$A39]*[.$B$2]);0)" office:value-type="float" office:value="41" calcext:value-type="float">
            <text:p>41</text:p>
          </table:table-cell>
          <table:table-cell table:formula="of:=MAX([.S$3]+ROUND(([.S$3]*[.$B$1])*0.5)-([.$A39]*[.$B$2]);0)" office:value-type="float" office:value="47" calcext:value-type="float">
            <text:p>47</text:p>
          </table:table-cell>
          <table:table-cell table:formula="of:=MAX([.T$3]+ROUND(([.T$3]*[.$B$1])*0.5)-([.$A39]*[.$B$2]);0)" office:value-type="float" office:value="54" calcext:value-type="float">
            <text:p>54</text:p>
          </table:table-cell>
          <table:table-cell table:formula="of:=MAX([.U$3]+ROUND(([.U$3]*[.$B$1])*0.5)-([.$A39]*[.$B$2]);0)" office:value-type="float" office:value="60" calcext:value-type="float">
            <text:p>60</text:p>
          </table:table-cell>
        </table:table-row>
        <table:table-row table:style-name="ro1">
          <table:table-cell table:formula="of:=[.A39]+5" office:value-type="float" office:value="180" calcext:value-type="float">
            <text:p>180</text:p>
          </table:table-cell>
          <table:table-cell table:formula="of:=MAX([.B$3]+ROUND(([.B$3]*[.$B$1])*0.5)-([.$A40]*[.$B$2]);0)" office:value-type="float" office:value="0" calcext:value-type="float">
            <text:p>0</text:p>
          </table:table-cell>
          <table:table-cell table:formula="of:=MAX([.C$3]+ROUND(([.C$3]*[.$B$1])*0.5)-([.$A40]*[.$B$2]);0)" office:value-type="float" office:value="0" calcext:value-type="float">
            <text:p>0</text:p>
          </table:table-cell>
          <table:table-cell table:formula="of:=MAX([.D$3]+ROUND(([.D$3]*[.$B$1])*0.5)-([.$A40]*[.$B$2]);0)" office:value-type="float" office:value="0" calcext:value-type="float">
            <text:p>0</text:p>
          </table:table-cell>
          <table:table-cell table:formula="of:=MAX([.E$3]+ROUND(([.E$3]*[.$B$1])*0.5)-([.$A40]*[.$B$2]);0)" office:value-type="float" office:value="0" calcext:value-type="float">
            <text:p>0</text:p>
          </table:table-cell>
          <table:table-cell table:formula="of:=MAX([.F$3]+ROUND(([.F$3]*[.$B$1])*0.5)-([.$A40]*[.$B$2]);0)" office:value-type="float" office:value="0" calcext:value-type="float">
            <text:p>0</text:p>
          </table:table-cell>
          <table:table-cell table:formula="of:=MAX([.G$3]+ROUND(([.G$3]*[.$B$1])*0.5)-([.$A40]*[.$B$2]);0)" office:value-type="float" office:value="0" calcext:value-type="float">
            <text:p>0</text:p>
          </table:table-cell>
          <table:table-cell table:formula="of:=MAX([.H$3]+ROUND(([.H$3]*[.$B$1])*0.5)-([.$A40]*[.$B$2]);0)" office:value-type="float" office:value="0" calcext:value-type="float">
            <text:p>0</text:p>
          </table:table-cell>
          <table:table-cell table:formula="of:=MAX([.I$3]+ROUND(([.I$3]*[.$B$1])*0.5)-([.$A40]*[.$B$2]);0)" office:value-type="float" office:value="0" calcext:value-type="float">
            <text:p>0</text:p>
          </table:table-cell>
          <table:table-cell table:formula="of:=MAX([.J$3]+ROUND(([.J$3]*[.$B$1])*0.5)-([.$A40]*[.$B$2]);0)" office:value-type="float" office:value="0" calcext:value-type="float">
            <text:p>0</text:p>
          </table:table-cell>
          <table:table-cell table:formula="of:=MAX([.K$3]+ROUND(([.K$3]*[.$B$1])*0.5)-([.$A40]*[.$B$2]);0)" office:value-type="float" office:value="0" calcext:value-type="float">
            <text:p>0</text:p>
          </table:table-cell>
          <table:table-cell table:formula="of:=MAX([.L$3]+ROUND(([.L$3]*[.$B$1])*0.5)-([.$A40]*[.$B$2]);0)" office:value-type="float" office:value="0" calcext:value-type="float">
            <text:p>0</text:p>
          </table:table-cell>
          <table:table-cell table:formula="of:=MAX([.M$3]+ROUND(([.M$3]*[.$B$1])*0.5)-([.$A40]*[.$B$2]);0)" office:value-type="float" office:value="6" calcext:value-type="float">
            <text:p>6</text:p>
          </table:table-cell>
          <table:table-cell table:formula="of:=MAX([.N$3]+ROUND(([.N$3]*[.$B$1])*0.5)-([.$A40]*[.$B$2]);0)" office:value-type="float" office:value="13" calcext:value-type="float">
            <text:p>13</text:p>
          </table:table-cell>
          <table:table-cell table:formula="of:=MAX([.O$3]+ROUND(([.O$3]*[.$B$1])*0.5)-([.$A40]*[.$B$2]);0)" office:value-type="float" office:value="19" calcext:value-type="float">
            <text:p>19</text:p>
          </table:table-cell>
          <table:table-cell table:formula="of:=MAX([.P$3]+ROUND(([.P$3]*[.$B$1])*0.5)-([.$A40]*[.$B$2]);0)" office:value-type="float" office:value="26" calcext:value-type="float">
            <text:p>26</text:p>
          </table:table-cell>
          <table:table-cell table:formula="of:=MAX([.Q$3]+ROUND(([.Q$3]*[.$B$1])*0.5)-([.$A40]*[.$B$2]);0)" office:value-type="float" office:value="32" calcext:value-type="float">
            <text:p>32</text:p>
          </table:table-cell>
          <table:table-cell table:formula="of:=MAX([.R$3]+ROUND(([.R$3]*[.$B$1])*0.5)-([.$A40]*[.$B$2]);0)" office:value-type="float" office:value="39" calcext:value-type="float">
            <text:p>39</text:p>
          </table:table-cell>
          <table:table-cell table:formula="of:=MAX([.S$3]+ROUND(([.S$3]*[.$B$1])*0.5)-([.$A40]*[.$B$2]);0)" office:value-type="float" office:value="45" calcext:value-type="float">
            <text:p>45</text:p>
          </table:table-cell>
          <table:table-cell table:formula="of:=MAX([.T$3]+ROUND(([.T$3]*[.$B$1])*0.5)-([.$A40]*[.$B$2]);0)" office:value-type="float" office:value="52" calcext:value-type="float">
            <text:p>52</text:p>
          </table:table-cell>
          <table:table-cell table:formula="of:=MAX([.U$3]+ROUND(([.U$3]*[.$B$1])*0.5)-([.$A40]*[.$B$2]);0)" office:value-type="float" office:value="58" calcext:value-type="float">
            <text:p>58</text:p>
          </table:table-cell>
        </table:table-row>
        <table:table-row table:style-name="ro1">
          <table:table-cell table:formula="of:=[.A40]+5" office:value-type="float" office:value="185" calcext:value-type="float">
            <text:p>185</text:p>
          </table:table-cell>
          <table:table-cell table:formula="of:=MAX([.B$3]+ROUND(([.B$3]*[.$B$1])*0.5)-([.$A41]*[.$B$2]);0)" office:value-type="float" office:value="0" calcext:value-type="float">
            <text:p>0</text:p>
          </table:table-cell>
          <table:table-cell table:formula="of:=MAX([.C$3]+ROUND(([.C$3]*[.$B$1])*0.5)-([.$A41]*[.$B$2]);0)" office:value-type="float" office:value="0" calcext:value-type="float">
            <text:p>0</text:p>
          </table:table-cell>
          <table:table-cell table:formula="of:=MAX([.D$3]+ROUND(([.D$3]*[.$B$1])*0.5)-([.$A41]*[.$B$2]);0)" office:value-type="float" office:value="0" calcext:value-type="float">
            <text:p>0</text:p>
          </table:table-cell>
          <table:table-cell table:formula="of:=MAX([.E$3]+ROUND(([.E$3]*[.$B$1])*0.5)-([.$A41]*[.$B$2]);0)" office:value-type="float" office:value="0" calcext:value-type="float">
            <text:p>0</text:p>
          </table:table-cell>
          <table:table-cell table:formula="of:=MAX([.F$3]+ROUND(([.F$3]*[.$B$1])*0.5)-([.$A41]*[.$B$2]);0)" office:value-type="float" office:value="0" calcext:value-type="float">
            <text:p>0</text:p>
          </table:table-cell>
          <table:table-cell table:formula="of:=MAX([.G$3]+ROUND(([.G$3]*[.$B$1])*0.5)-([.$A41]*[.$B$2]);0)" office:value-type="float" office:value="0" calcext:value-type="float">
            <text:p>0</text:p>
          </table:table-cell>
          <table:table-cell table:formula="of:=MAX([.H$3]+ROUND(([.H$3]*[.$B$1])*0.5)-([.$A41]*[.$B$2]);0)" office:value-type="float" office:value="0" calcext:value-type="float">
            <text:p>0</text:p>
          </table:table-cell>
          <table:table-cell table:formula="of:=MAX([.I$3]+ROUND(([.I$3]*[.$B$1])*0.5)-([.$A41]*[.$B$2]);0)" office:value-type="float" office:value="0" calcext:value-type="float">
            <text:p>0</text:p>
          </table:table-cell>
          <table:table-cell table:formula="of:=MAX([.J$3]+ROUND(([.J$3]*[.$B$1])*0.5)-([.$A41]*[.$B$2]);0)" office:value-type="float" office:value="0" calcext:value-type="float">
            <text:p>0</text:p>
          </table:table-cell>
          <table:table-cell table:formula="of:=MAX([.K$3]+ROUND(([.K$3]*[.$B$1])*0.5)-([.$A41]*[.$B$2]);0)" office:value-type="float" office:value="0" calcext:value-type="float">
            <text:p>0</text:p>
          </table:table-cell>
          <table:table-cell table:formula="of:=MAX([.L$3]+ROUND(([.L$3]*[.$B$1])*0.5)-([.$A41]*[.$B$2]);0)" office:value-type="float" office:value="0" calcext:value-type="float">
            <text:p>0</text:p>
          </table:table-cell>
          <table:table-cell table:formula="of:=MAX([.M$3]+ROUND(([.M$3]*[.$B$1])*0.5)-([.$A41]*[.$B$2]);0)" office:value-type="float" office:value="4" calcext:value-type="float">
            <text:p>4</text:p>
          </table:table-cell>
          <table:table-cell table:formula="of:=MAX([.N$3]+ROUND(([.N$3]*[.$B$1])*0.5)-([.$A41]*[.$B$2]);0)" office:value-type="float" office:value="11" calcext:value-type="float">
            <text:p>11</text:p>
          </table:table-cell>
          <table:table-cell table:formula="of:=MAX([.O$3]+ROUND(([.O$3]*[.$B$1])*0.5)-([.$A41]*[.$B$2]);0)" office:value-type="float" office:value="17" calcext:value-type="float">
            <text:p>17</text:p>
          </table:table-cell>
          <table:table-cell table:formula="of:=MAX([.P$3]+ROUND(([.P$3]*[.$B$1])*0.5)-([.$A41]*[.$B$2]);0)" office:value-type="float" office:value="24" calcext:value-type="float">
            <text:p>24</text:p>
          </table:table-cell>
          <table:table-cell table:formula="of:=MAX([.Q$3]+ROUND(([.Q$3]*[.$B$1])*0.5)-([.$A41]*[.$B$2]);0)" office:value-type="float" office:value="30" calcext:value-type="float">
            <text:p>30</text:p>
          </table:table-cell>
          <table:table-cell table:formula="of:=MAX([.R$3]+ROUND(([.R$3]*[.$B$1])*0.5)-([.$A41]*[.$B$2]);0)" office:value-type="float" office:value="37" calcext:value-type="float">
            <text:p>37</text:p>
          </table:table-cell>
          <table:table-cell table:formula="of:=MAX([.S$3]+ROUND(([.S$3]*[.$B$1])*0.5)-([.$A41]*[.$B$2]);0)" office:value-type="float" office:value="43" calcext:value-type="float">
            <text:p>43</text:p>
          </table:table-cell>
          <table:table-cell table:formula="of:=MAX([.T$3]+ROUND(([.T$3]*[.$B$1])*0.5)-([.$A41]*[.$B$2]);0)" office:value-type="float" office:value="50" calcext:value-type="float">
            <text:p>50</text:p>
          </table:table-cell>
          <table:table-cell table:formula="of:=MAX([.U$3]+ROUND(([.U$3]*[.$B$1])*0.5)-([.$A41]*[.$B$2]);0)" office:value-type="float" office:value="56" calcext:value-type="float">
            <text:p>56</text:p>
          </table:table-cell>
        </table:table-row>
        <table:table-row table:style-name="ro1">
          <table:table-cell table:formula="of:=[.A41]+5" office:value-type="float" office:value="190" calcext:value-type="float">
            <text:p>190</text:p>
          </table:table-cell>
          <table:table-cell table:formula="of:=MAX([.B$3]+ROUND(([.B$3]*[.$B$1])*0.5)-([.$A42]*[.$B$2]);0)" office:value-type="float" office:value="0" calcext:value-type="float">
            <text:p>0</text:p>
          </table:table-cell>
          <table:table-cell table:formula="of:=MAX([.C$3]+ROUND(([.C$3]*[.$B$1])*0.5)-([.$A42]*[.$B$2]);0)" office:value-type="float" office:value="0" calcext:value-type="float">
            <text:p>0</text:p>
          </table:table-cell>
          <table:table-cell table:formula="of:=MAX([.D$3]+ROUND(([.D$3]*[.$B$1])*0.5)-([.$A42]*[.$B$2]);0)" office:value-type="float" office:value="0" calcext:value-type="float">
            <text:p>0</text:p>
          </table:table-cell>
          <table:table-cell table:formula="of:=MAX([.E$3]+ROUND(([.E$3]*[.$B$1])*0.5)-([.$A42]*[.$B$2]);0)" office:value-type="float" office:value="0" calcext:value-type="float">
            <text:p>0</text:p>
          </table:table-cell>
          <table:table-cell table:formula="of:=MAX([.F$3]+ROUND(([.F$3]*[.$B$1])*0.5)-([.$A42]*[.$B$2]);0)" office:value-type="float" office:value="0" calcext:value-type="float">
            <text:p>0</text:p>
          </table:table-cell>
          <table:table-cell table:formula="of:=MAX([.G$3]+ROUND(([.G$3]*[.$B$1])*0.5)-([.$A42]*[.$B$2]);0)" office:value-type="float" office:value="0" calcext:value-type="float">
            <text:p>0</text:p>
          </table:table-cell>
          <table:table-cell table:formula="of:=MAX([.H$3]+ROUND(([.H$3]*[.$B$1])*0.5)-([.$A42]*[.$B$2]);0)" office:value-type="float" office:value="0" calcext:value-type="float">
            <text:p>0</text:p>
          </table:table-cell>
          <table:table-cell table:formula="of:=MAX([.I$3]+ROUND(([.I$3]*[.$B$1])*0.5)-([.$A42]*[.$B$2]);0)" office:value-type="float" office:value="0" calcext:value-type="float">
            <text:p>0</text:p>
          </table:table-cell>
          <table:table-cell table:formula="of:=MAX([.J$3]+ROUND(([.J$3]*[.$B$1])*0.5)-([.$A42]*[.$B$2]);0)" office:value-type="float" office:value="0" calcext:value-type="float">
            <text:p>0</text:p>
          </table:table-cell>
          <table:table-cell table:formula="of:=MAX([.K$3]+ROUND(([.K$3]*[.$B$1])*0.5)-([.$A42]*[.$B$2]);0)" office:value-type="float" office:value="0" calcext:value-type="float">
            <text:p>0</text:p>
          </table:table-cell>
          <table:table-cell table:formula="of:=MAX([.L$3]+ROUND(([.L$3]*[.$B$1])*0.5)-([.$A42]*[.$B$2]);0)" office:value-type="float" office:value="0" calcext:value-type="float">
            <text:p>0</text:p>
          </table:table-cell>
          <table:table-cell table:formula="of:=MAX([.M$3]+ROUND(([.M$3]*[.$B$1])*0.5)-([.$A42]*[.$B$2]);0)" office:value-type="float" office:value="2" calcext:value-type="float">
            <text:p>2</text:p>
          </table:table-cell>
          <table:table-cell table:formula="of:=MAX([.N$3]+ROUND(([.N$3]*[.$B$1])*0.5)-([.$A42]*[.$B$2]);0)" office:value-type="float" office:value="9" calcext:value-type="float">
            <text:p>9</text:p>
          </table:table-cell>
          <table:table-cell table:formula="of:=MAX([.O$3]+ROUND(([.O$3]*[.$B$1])*0.5)-([.$A42]*[.$B$2]);0)" office:value-type="float" office:value="15" calcext:value-type="float">
            <text:p>15</text:p>
          </table:table-cell>
          <table:table-cell table:formula="of:=MAX([.P$3]+ROUND(([.P$3]*[.$B$1])*0.5)-([.$A42]*[.$B$2]);0)" office:value-type="float" office:value="22" calcext:value-type="float">
            <text:p>22</text:p>
          </table:table-cell>
          <table:table-cell table:formula="of:=MAX([.Q$3]+ROUND(([.Q$3]*[.$B$1])*0.5)-([.$A42]*[.$B$2]);0)" office:value-type="float" office:value="28" calcext:value-type="float">
            <text:p>28</text:p>
          </table:table-cell>
          <table:table-cell table:formula="of:=MAX([.R$3]+ROUND(([.R$3]*[.$B$1])*0.5)-([.$A42]*[.$B$2]);0)" office:value-type="float" office:value="35" calcext:value-type="float">
            <text:p>35</text:p>
          </table:table-cell>
          <table:table-cell table:formula="of:=MAX([.S$3]+ROUND(([.S$3]*[.$B$1])*0.5)-([.$A42]*[.$B$2]);0)" office:value-type="float" office:value="41" calcext:value-type="float">
            <text:p>41</text:p>
          </table:table-cell>
          <table:table-cell table:formula="of:=MAX([.T$3]+ROUND(([.T$3]*[.$B$1])*0.5)-([.$A42]*[.$B$2]);0)" office:value-type="float" office:value="48" calcext:value-type="float">
            <text:p>48</text:p>
          </table:table-cell>
          <table:table-cell table:formula="of:=MAX([.U$3]+ROUND(([.U$3]*[.$B$1])*0.5)-([.$A42]*[.$B$2]);0)" office:value-type="float" office:value="54" calcext:value-type="float">
            <text:p>54</text:p>
          </table:table-cell>
        </table:table-row>
        <table:table-row table:style-name="ro1">
          <table:table-cell table:formula="of:=[.A42]+5" office:value-type="float" office:value="195" calcext:value-type="float">
            <text:p>195</text:p>
          </table:table-cell>
          <table:table-cell table:formula="of:=MAX([.B$3]+ROUND(([.B$3]*[.$B$1])*0.5)-([.$A43]*[.$B$2]);0)" office:value-type="float" office:value="0" calcext:value-type="float">
            <text:p>0</text:p>
          </table:table-cell>
          <table:table-cell table:formula="of:=MAX([.C$3]+ROUND(([.C$3]*[.$B$1])*0.5)-([.$A43]*[.$B$2]);0)" office:value-type="float" office:value="0" calcext:value-type="float">
            <text:p>0</text:p>
          </table:table-cell>
          <table:table-cell table:formula="of:=MAX([.D$3]+ROUND(([.D$3]*[.$B$1])*0.5)-([.$A43]*[.$B$2]);0)" office:value-type="float" office:value="0" calcext:value-type="float">
            <text:p>0</text:p>
          </table:table-cell>
          <table:table-cell table:formula="of:=MAX([.E$3]+ROUND(([.E$3]*[.$B$1])*0.5)-([.$A43]*[.$B$2]);0)" office:value-type="float" office:value="0" calcext:value-type="float">
            <text:p>0</text:p>
          </table:table-cell>
          <table:table-cell table:formula="of:=MAX([.F$3]+ROUND(([.F$3]*[.$B$1])*0.5)-([.$A43]*[.$B$2]);0)" office:value-type="float" office:value="0" calcext:value-type="float">
            <text:p>0</text:p>
          </table:table-cell>
          <table:table-cell table:formula="of:=MAX([.G$3]+ROUND(([.G$3]*[.$B$1])*0.5)-([.$A43]*[.$B$2]);0)" office:value-type="float" office:value="0" calcext:value-type="float">
            <text:p>0</text:p>
          </table:table-cell>
          <table:table-cell table:formula="of:=MAX([.H$3]+ROUND(([.H$3]*[.$B$1])*0.5)-([.$A43]*[.$B$2]);0)" office:value-type="float" office:value="0" calcext:value-type="float">
            <text:p>0</text:p>
          </table:table-cell>
          <table:table-cell table:formula="of:=MAX([.I$3]+ROUND(([.I$3]*[.$B$1])*0.5)-([.$A43]*[.$B$2]);0)" office:value-type="float" office:value="0" calcext:value-type="float">
            <text:p>0</text:p>
          </table:table-cell>
          <table:table-cell table:formula="of:=MAX([.J$3]+ROUND(([.J$3]*[.$B$1])*0.5)-([.$A43]*[.$B$2]);0)" office:value-type="float" office:value="0" calcext:value-type="float">
            <text:p>0</text:p>
          </table:table-cell>
          <table:table-cell table:formula="of:=MAX([.K$3]+ROUND(([.K$3]*[.$B$1])*0.5)-([.$A43]*[.$B$2]);0)" office:value-type="float" office:value="0" calcext:value-type="float">
            <text:p>0</text:p>
          </table:table-cell>
          <table:table-cell table:formula="of:=MAX([.L$3]+ROUND(([.L$3]*[.$B$1])*0.5)-([.$A43]*[.$B$2]);0)" office:value-type="float" office:value="0" calcext:value-type="float">
            <text:p>0</text:p>
          </table:table-cell>
          <table:table-cell table:formula="of:=MAX([.M$3]+ROUND(([.M$3]*[.$B$1])*0.5)-([.$A43]*[.$B$2]);0)" office:value-type="float" office:value="0" calcext:value-type="float">
            <text:p>0</text:p>
          </table:table-cell>
          <table:table-cell table:formula="of:=MAX([.N$3]+ROUND(([.N$3]*[.$B$1])*0.5)-([.$A43]*[.$B$2]);0)" office:value-type="float" office:value="7" calcext:value-type="float">
            <text:p>7</text:p>
          </table:table-cell>
          <table:table-cell table:formula="of:=MAX([.O$3]+ROUND(([.O$3]*[.$B$1])*0.5)-([.$A43]*[.$B$2]);0)" office:value-type="float" office:value="13" calcext:value-type="float">
            <text:p>13</text:p>
          </table:table-cell>
          <table:table-cell table:formula="of:=MAX([.P$3]+ROUND(([.P$3]*[.$B$1])*0.5)-([.$A43]*[.$B$2]);0)" office:value-type="float" office:value="20" calcext:value-type="float">
            <text:p>20</text:p>
          </table:table-cell>
          <table:table-cell table:formula="of:=MAX([.Q$3]+ROUND(([.Q$3]*[.$B$1])*0.5)-([.$A43]*[.$B$2]);0)" office:value-type="float" office:value="26" calcext:value-type="float">
            <text:p>26</text:p>
          </table:table-cell>
          <table:table-cell table:formula="of:=MAX([.R$3]+ROUND(([.R$3]*[.$B$1])*0.5)-([.$A43]*[.$B$2]);0)" office:value-type="float" office:value="33" calcext:value-type="float">
            <text:p>33</text:p>
          </table:table-cell>
          <table:table-cell table:formula="of:=MAX([.S$3]+ROUND(([.S$3]*[.$B$1])*0.5)-([.$A43]*[.$B$2]);0)" office:value-type="float" office:value="39" calcext:value-type="float">
            <text:p>39</text:p>
          </table:table-cell>
          <table:table-cell table:formula="of:=MAX([.T$3]+ROUND(([.T$3]*[.$B$1])*0.5)-([.$A43]*[.$B$2]);0)" office:value-type="float" office:value="46" calcext:value-type="float">
            <text:p>46</text:p>
          </table:table-cell>
          <table:table-cell table:formula="of:=MAX([.U$3]+ROUND(([.U$3]*[.$B$1])*0.5)-([.$A43]*[.$B$2]);0)" office:value-type="float" office:value="52" calcext:value-type="float">
            <text:p>52</text:p>
          </table:table-cell>
        </table:table-row>
        <table:table-row table:style-name="ro1">
          <table:table-cell table:formula="of:=[.A43]+5" office:value-type="float" office:value="200" calcext:value-type="float">
            <text:p>200</text:p>
          </table:table-cell>
          <table:table-cell table:formula="of:=MAX([.B$3]+ROUND(([.B$3]*[.$B$1])*0.5)-([.$A44]*[.$B$2]);0)" office:value-type="float" office:value="0" calcext:value-type="float">
            <text:p>0</text:p>
          </table:table-cell>
          <table:table-cell table:formula="of:=MAX([.C$3]+ROUND(([.C$3]*[.$B$1])*0.5)-([.$A44]*[.$B$2]);0)" office:value-type="float" office:value="0" calcext:value-type="float">
            <text:p>0</text:p>
          </table:table-cell>
          <table:table-cell table:formula="of:=MAX([.D$3]+ROUND(([.D$3]*[.$B$1])*0.5)-([.$A44]*[.$B$2]);0)" office:value-type="float" office:value="0" calcext:value-type="float">
            <text:p>0</text:p>
          </table:table-cell>
          <table:table-cell table:formula="of:=MAX([.E$3]+ROUND(([.E$3]*[.$B$1])*0.5)-([.$A44]*[.$B$2]);0)" office:value-type="float" office:value="0" calcext:value-type="float">
            <text:p>0</text:p>
          </table:table-cell>
          <table:table-cell table:formula="of:=MAX([.F$3]+ROUND(([.F$3]*[.$B$1])*0.5)-([.$A44]*[.$B$2]);0)" office:value-type="float" office:value="0" calcext:value-type="float">
            <text:p>0</text:p>
          </table:table-cell>
          <table:table-cell table:formula="of:=MAX([.G$3]+ROUND(([.G$3]*[.$B$1])*0.5)-([.$A44]*[.$B$2]);0)" office:value-type="float" office:value="0" calcext:value-type="float">
            <text:p>0</text:p>
          </table:table-cell>
          <table:table-cell table:formula="of:=MAX([.H$3]+ROUND(([.H$3]*[.$B$1])*0.5)-([.$A44]*[.$B$2]);0)" office:value-type="float" office:value="0" calcext:value-type="float">
            <text:p>0</text:p>
          </table:table-cell>
          <table:table-cell table:formula="of:=MAX([.I$3]+ROUND(([.I$3]*[.$B$1])*0.5)-([.$A44]*[.$B$2]);0)" office:value-type="float" office:value="0" calcext:value-type="float">
            <text:p>0</text:p>
          </table:table-cell>
          <table:table-cell table:formula="of:=MAX([.J$3]+ROUND(([.J$3]*[.$B$1])*0.5)-([.$A44]*[.$B$2]);0)" office:value-type="float" office:value="0" calcext:value-type="float">
            <text:p>0</text:p>
          </table:table-cell>
          <table:table-cell table:formula="of:=MAX([.K$3]+ROUND(([.K$3]*[.$B$1])*0.5)-([.$A44]*[.$B$2]);0)" office:value-type="float" office:value="0" calcext:value-type="float">
            <text:p>0</text:p>
          </table:table-cell>
          <table:table-cell table:formula="of:=MAX([.L$3]+ROUND(([.L$3]*[.$B$1])*0.5)-([.$A44]*[.$B$2]);0)" office:value-type="float" office:value="0" calcext:value-type="float">
            <text:p>0</text:p>
          </table:table-cell>
          <table:table-cell table:formula="of:=MAX([.M$3]+ROUND(([.M$3]*[.$B$1])*0.5)-([.$A44]*[.$B$2]);0)" office:value-type="float" office:value="0" calcext:value-type="float">
            <text:p>0</text:p>
          </table:table-cell>
          <table:table-cell table:formula="of:=MAX([.N$3]+ROUND(([.N$3]*[.$B$1])*0.5)-([.$A44]*[.$B$2]);0)" office:value-type="float" office:value="5" calcext:value-type="float">
            <text:p>5</text:p>
          </table:table-cell>
          <table:table-cell table:formula="of:=MAX([.O$3]+ROUND(([.O$3]*[.$B$1])*0.5)-([.$A44]*[.$B$2]);0)" office:value-type="float" office:value="11" calcext:value-type="float">
            <text:p>11</text:p>
          </table:table-cell>
          <table:table-cell table:formula="of:=MAX([.P$3]+ROUND(([.P$3]*[.$B$1])*0.5)-([.$A44]*[.$B$2]);0)" office:value-type="float" office:value="18" calcext:value-type="float">
            <text:p>18</text:p>
          </table:table-cell>
          <table:table-cell table:formula="of:=MAX([.Q$3]+ROUND(([.Q$3]*[.$B$1])*0.5)-([.$A44]*[.$B$2]);0)" office:value-type="float" office:value="24" calcext:value-type="float">
            <text:p>24</text:p>
          </table:table-cell>
          <table:table-cell table:formula="of:=MAX([.R$3]+ROUND(([.R$3]*[.$B$1])*0.5)-([.$A44]*[.$B$2]);0)" office:value-type="float" office:value="31" calcext:value-type="float">
            <text:p>31</text:p>
          </table:table-cell>
          <table:table-cell table:formula="of:=MAX([.S$3]+ROUND(([.S$3]*[.$B$1])*0.5)-([.$A44]*[.$B$2]);0)" office:value-type="float" office:value="37" calcext:value-type="float">
            <text:p>37</text:p>
          </table:table-cell>
          <table:table-cell table:formula="of:=MAX([.T$3]+ROUND(([.T$3]*[.$B$1])*0.5)-([.$A44]*[.$B$2]);0)" office:value-type="float" office:value="44" calcext:value-type="float">
            <text:p>44</text:p>
          </table:table-cell>
          <table:table-cell table:formula="of:=MAX([.U$3]+ROUND(([.U$3]*[.$B$1])*0.5)-([.$A44]*[.$B$2]);0)" office:value-type="float" office:value="50" calcext:value-type="float">
            <text:p>50</text:p>
          </table:table-cell>
        </table:table-row>
      </table:table>
      <table:table table:name="Damage" table:style-name="ta1">
        <table:table-column table:style-name="co1" table:default-cell-style-name="Default"/>
        <table:table-column table:style-name="co8" table:default-cell-style-name="Default"/>
        <table:table-column table:style-name="co9" table:number-columns-repeated="18" table:default-cell-style-name="Default"/>
        <table:table-column table:style-name="co10" table:default-cell-style-name="Default"/>
        <table:table-column table:style-name="co14" table:default-cell-style-name="Default"/>
        <table:table-row table:style-name="ro1">
          <table:table-cell table:style-name="ce1"/>
          <table:table-cell table:number-columns-repeated="21"/>
        </table:table-row>
        <table:table-row table:style-name="ro1">
          <table:table-cell table:style-name="ce1" office:value-type="string" calcext:value-type="string">
            <text:p>STR/DEF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C2]+5" office:value-type="float" office:value="10" calcext:value-type="float">
            <text:p>10</text:p>
          </table:table-cell>
          <table:table-cell table:formula="of:=[.D2]+5" office:value-type="float" office:value="15" calcext:value-type="float">
            <text:p>15</text:p>
          </table:table-cell>
          <table:table-cell table:formula="of:=[.E2]+5" office:value-type="float" office:value="20" calcext:value-type="float">
            <text:p>20</text:p>
          </table:table-cell>
          <table:table-cell table:formula="of:=[.F2]+5" office:value-type="float" office:value="25" calcext:value-type="float">
            <text:p>25</text:p>
          </table:table-cell>
          <table:table-cell table:formula="of:=[.G2]+5" office:value-type="float" office:value="30" calcext:value-type="float">
            <text:p>30</text:p>
          </table:table-cell>
          <table:table-cell table:formula="of:=[.H2]+5" office:value-type="float" office:value="35" calcext:value-type="float">
            <text:p>35</text:p>
          </table:table-cell>
          <table:table-cell table:formula="of:=[.I2]+5" office:value-type="float" office:value="40" calcext:value-type="float">
            <text:p>40</text:p>
          </table:table-cell>
          <table:table-cell table:formula="of:=[.J2]+5" office:value-type="float" office:value="45" calcext:value-type="float">
            <text:p>45</text:p>
          </table:table-cell>
          <table:table-cell table:formula="of:=[.K2]+5" office:value-type="float" office:value="50" calcext:value-type="float">
            <text:p>50</text:p>
          </table:table-cell>
          <table:table-cell table:formula="of:=[.L2]+5" office:value-type="float" office:value="55" calcext:value-type="float">
            <text:p>55</text:p>
          </table:table-cell>
          <table:table-cell table:formula="of:=[.M2]+5" office:value-type="float" office:value="60" calcext:value-type="float">
            <text:p>60</text:p>
          </table:table-cell>
          <table:table-cell table:formula="of:=[.N2]+5" office:value-type="float" office:value="65" calcext:value-type="float">
            <text:p>65</text:p>
          </table:table-cell>
          <table:table-cell table:formula="of:=[.O2]+5" office:value-type="float" office:value="70" calcext:value-type="float">
            <text:p>70</text:p>
          </table:table-cell>
          <table:table-cell table:formula="of:=[.P2]+5" office:value-type="float" office:value="75" calcext:value-type="float">
            <text:p>75</text:p>
          </table:table-cell>
          <table:table-cell table:formula="of:=[.Q2]+5" office:value-type="float" office:value="80" calcext:value-type="float">
            <text:p>80</text:p>
          </table:table-cell>
          <table:table-cell table:formula="of:=[.R2]+5" office:value-type="float" office:value="85" calcext:value-type="float">
            <text:p>85</text:p>
          </table:table-cell>
          <table:table-cell table:formula="of:=[.S2]+5" office:value-type="float" office:value="90" calcext:value-type="float">
            <text:p>90</text:p>
          </table:table-cell>
          <table:table-cell table:formula="of:=[.T2]+5" office:value-type="float" office:value="95" calcext:value-type="float">
            <text:p>95</text:p>
          </table:table-cell>
          <table:table-cell table:formula="of:=[.U2]+5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(([.$A3]+([.$A3]*0.25))-([.B$2]*0.75))&lt;0;0;(([.$A3]+([.$A3]*0.25))-([.B$2]*0.75)))" office:value-type="float" office:value="6.25" calcext:value-type="float">
            <text:p>6,25</text:p>
          </table:table-cell>
          <table:table-cell table:formula="of:=IF((([.$A3]+([.$A3]*0.25))-([.C$2]*0.75))&lt;0;0;(([.$A3]+([.$A3]*0.25))-([.C$2]*0.75)))" office:value-type="float" office:value="2.5" calcext:value-type="float">
            <text:p>2,5</text:p>
          </table:table-cell>
          <table:table-cell table:formula="of:=IF((([.$A3]+([.$A3]*0.25))-([.D$2]*0.75))&lt;0;0;(([.$A3]+([.$A3]*0.25))-([.D$2]*0.75)))" office:value-type="float" office:value="0" calcext:value-type="float">
            <text:p>0</text:p>
          </table:table-cell>
          <table:table-cell table:formula="of:=IF((([.$A3]+([.$A3]*0.25))-([.E$2]*0.75))&lt;0;0;(([.$A3]+([.$A3]*0.25))-([.E$2]*0.75)))" office:value-type="float" office:value="0" calcext:value-type="float">
            <text:p>0</text:p>
          </table:table-cell>
          <table:table-cell table:formula="of:=IF((([.$A3]+([.$A3]*0.25))-([.F$2]*0.75))&lt;0;0;(([.$A3]+([.$A3]*0.25))-([.F$2]*0.75)))" office:value-type="float" office:value="0" calcext:value-type="float">
            <text:p>0</text:p>
          </table:table-cell>
          <table:table-cell table:formula="of:=IF((([.$A3]+([.$A3]*0.25))-([.G$2]*0.75))&lt;0;0;(([.$A3]+([.$A3]*0.25))-([.G$2]*0.75)))" office:value-type="float" office:value="0" calcext:value-type="float">
            <text:p>0</text:p>
          </table:table-cell>
          <table:table-cell table:formula="of:=IF((([.$A3]+([.$A3]*0.25))-([.H$2]*0.75))&lt;0;0;(([.$A3]+([.$A3]*0.25))-([.H$2]*0.75)))" office:value-type="float" office:value="0" calcext:value-type="float">
            <text:p>0</text:p>
          </table:table-cell>
          <table:table-cell table:formula="of:=IF((([.$A3]+([.$A3]*0.25))-([.I$2]*0.75))&lt;0;0;(([.$A3]+([.$A3]*0.25))-([.I$2]*0.75)))" office:value-type="float" office:value="0" calcext:value-type="float">
            <text:p>0</text:p>
          </table:table-cell>
          <table:table-cell table:formula="of:=IF((([.$A3]+([.$A3]*0.25))-([.J$2]*0.75))&lt;0;0;(([.$A3]+([.$A3]*0.25))-([.J$2]*0.75)))" office:value-type="float" office:value="0" calcext:value-type="float">
            <text:p>0</text:p>
          </table:table-cell>
          <table:table-cell table:formula="of:=IF((([.$A3]+([.$A3]*0.25))-([.K$2]*0.75))&lt;0;0;(([.$A3]+([.$A3]*0.25))-([.K$2]*0.75)))" office:value-type="float" office:value="0" calcext:value-type="float">
            <text:p>0</text:p>
          </table:table-cell>
          <table:table-cell table:formula="of:=IF((([.$A3]+([.$A3]*0.25))-([.L$2]*0.75))&lt;0;0;(([.$A3]+([.$A3]*0.25))-([.L$2]*0.75)))" office:value-type="float" office:value="0" calcext:value-type="float">
            <text:p>0</text:p>
          </table:table-cell>
          <table:table-cell table:formula="of:=IF((([.$A3]+([.$A3]*0.25))-([.M$2]*0.75))&lt;0;0;(([.$A3]+([.$A3]*0.25))-([.M$2]*0.75)))" office:value-type="float" office:value="0" calcext:value-type="float">
            <text:p>0</text:p>
          </table:table-cell>
          <table:table-cell table:formula="of:=IF((([.$A3]+([.$A3]*0.25))-([.N$2]*0.75))&lt;0;0;(([.$A3]+([.$A3]*0.25))-([.N$2]*0.75)))" office:value-type="float" office:value="0" calcext:value-type="float">
            <text:p>0</text:p>
          </table:table-cell>
          <table:table-cell table:formula="of:=IF((([.$A3]+([.$A3]*0.25))-([.O$2]*0.75))&lt;0;0;(([.$A3]+([.$A3]*0.25))-([.O$2]*0.75)))" office:value-type="float" office:value="0" calcext:value-type="float">
            <text:p>0</text:p>
          </table:table-cell>
          <table:table-cell table:formula="of:=IF((([.$A3]+([.$A3]*0.25))-([.P$2]*0.75))&lt;0;0;(([.$A3]+([.$A3]*0.25))-([.P$2]*0.75)))" office:value-type="float" office:value="0" calcext:value-type="float">
            <text:p>0</text:p>
          </table:table-cell>
          <table:table-cell table:formula="of:=IF((([.$A3]+([.$A3]*0.25))-([.Q$2]*0.75))&lt;0;0;(([.$A3]+([.$A3]*0.25))-([.Q$2]*0.75)))" office:value-type="float" office:value="0" calcext:value-type="float">
            <text:p>0</text:p>
          </table:table-cell>
          <table:table-cell table:formula="of:=IF((([.$A3]+([.$A3]*0.25))-([.R$2]*0.75))&lt;0;0;(([.$A3]+([.$A3]*0.25))-([.R$2]*0.75)))" office:value-type="float" office:value="0" calcext:value-type="float">
            <text:p>0</text:p>
          </table:table-cell>
          <table:table-cell table:formula="of:=IF((([.$A3]+([.$A3]*0.25))-([.S$2]*0.75))&lt;0;0;(([.$A3]+([.$A3]*0.25))-([.S$2]*0.75)))" office:value-type="float" office:value="0" calcext:value-type="float">
            <text:p>0</text:p>
          </table:table-cell>
          <table:table-cell table:formula="of:=IF((([.$A3]+([.$A3]*0.25))-([.T$2]*0.75))&lt;0;0;(([.$A3]+([.$A3]*0.25))-([.T$2]*0.75)))" office:value-type="float" office:value="0" calcext:value-type="float">
            <text:p>0</text:p>
          </table:table-cell>
          <table:table-cell table:formula="of:=IF((([.$A3]+([.$A3]*0.25))-([.U$2]*0.75))&lt;0;0;(([.$A3]+([.$A3]*0.25))-([.U$2]*0.75)))" office:value-type="float" office:value="0" calcext:value-type="float">
            <text:p>0</text:p>
          </table:table-cell>
          <table:table-cell table:formula="of:=IF((([.$A3]+([.$A3]*0.25))-([.V$2]*0.75))&lt;0;0;(([.$A3]+([.$A3]*0.25))-([.V$2]*0.75)))" office:value-type="float" office:value="0" calcext:value-type="float">
            <text:p>0</text:p>
          </table:table-cell>
        </table:table-row>
        <table:table-row table:style-name="ro1">
          <table:table-cell table:formula="of:=[.A3]+5" office:value-type="float" office:value="10" calcext:value-type="float">
            <text:p>10</text:p>
          </table:table-cell>
          <table:table-cell table:formula="of:=IF((([.$A4]+([.$A4]*0.25))-([.B$2]*0.75))&lt;0;0;(([.$A4]+([.$A4]*0.25))-([.B$2]*0.75)))" office:value-type="float" office:value="12.5" calcext:value-type="float">
            <text:p>12,5</text:p>
          </table:table-cell>
          <table:table-cell table:formula="of:=IF((([.$A4]+([.$A4]*0.25))-([.C$2]*0.75))&lt;0;0;(([.$A4]+([.$A4]*0.25))-([.C$2]*0.75)))" office:value-type="float" office:value="8.75" calcext:value-type="float">
            <text:p>8,75</text:p>
          </table:table-cell>
          <table:table-cell table:formula="of:=IF((([.$A4]+([.$A4]*0.25))-([.D$2]*0.75))&lt;0;0;(([.$A4]+([.$A4]*0.25))-([.D$2]*0.75)))" office:value-type="float" office:value="5" calcext:value-type="float">
            <text:p>5</text:p>
          </table:table-cell>
          <table:table-cell table:formula="of:=IF((([.$A4]+([.$A4]*0.25))-([.E$2]*0.75))&lt;0;0;(([.$A4]+([.$A4]*0.25))-([.E$2]*0.75)))" office:value-type="float" office:value="1.25" calcext:value-type="float">
            <text:p>1,25</text:p>
          </table:table-cell>
          <table:table-cell table:formula="of:=IF((([.$A4]+([.$A4]*0.25))-([.F$2]*0.75))&lt;0;0;(([.$A4]+([.$A4]*0.25))-([.F$2]*0.75)))" office:value-type="float" office:value="0" calcext:value-type="float">
            <text:p>0</text:p>
          </table:table-cell>
          <table:table-cell table:formula="of:=IF((([.$A4]+([.$A4]*0.25))-([.G$2]*0.75))&lt;0;0;(([.$A4]+([.$A4]*0.25))-([.G$2]*0.75)))" office:value-type="float" office:value="0" calcext:value-type="float">
            <text:p>0</text:p>
          </table:table-cell>
          <table:table-cell table:formula="of:=IF((([.$A4]+([.$A4]*0.25))-([.H$2]*0.75))&lt;0;0;(([.$A4]+([.$A4]*0.25))-([.H$2]*0.75)))" office:value-type="float" office:value="0" calcext:value-type="float">
            <text:p>0</text:p>
          </table:table-cell>
          <table:table-cell table:formula="of:=IF((([.$A4]+([.$A4]*0.25))-([.I$2]*0.75))&lt;0;0;(([.$A4]+([.$A4]*0.25))-([.I$2]*0.75)))" office:value-type="float" office:value="0" calcext:value-type="float">
            <text:p>0</text:p>
          </table:table-cell>
          <table:table-cell table:formula="of:=IF((([.$A4]+([.$A4]*0.25))-([.J$2]*0.75))&lt;0;0;(([.$A4]+([.$A4]*0.25))-([.J$2]*0.75)))" office:value-type="float" office:value="0" calcext:value-type="float">
            <text:p>0</text:p>
          </table:table-cell>
          <table:table-cell table:formula="of:=IF((([.$A4]+([.$A4]*0.25))-([.K$2]*0.75))&lt;0;0;(([.$A4]+([.$A4]*0.25))-([.K$2]*0.75)))" office:value-type="float" office:value="0" calcext:value-type="float">
            <text:p>0</text:p>
          </table:table-cell>
          <table:table-cell table:formula="of:=IF((([.$A4]+([.$A4]*0.25))-([.L$2]*0.75))&lt;0;0;(([.$A4]+([.$A4]*0.25))-([.L$2]*0.75)))" office:value-type="float" office:value="0" calcext:value-type="float">
            <text:p>0</text:p>
          </table:table-cell>
          <table:table-cell table:formula="of:=IF((([.$A4]+([.$A4]*0.25))-([.M$2]*0.75))&lt;0;0;(([.$A4]+([.$A4]*0.25))-([.M$2]*0.75)))" office:value-type="float" office:value="0" calcext:value-type="float">
            <text:p>0</text:p>
          </table:table-cell>
          <table:table-cell table:formula="of:=IF((([.$A4]+([.$A4]*0.25))-([.N$2]*0.75))&lt;0;0;(([.$A4]+([.$A4]*0.25))-([.N$2]*0.75)))" office:value-type="float" office:value="0" calcext:value-type="float">
            <text:p>0</text:p>
          </table:table-cell>
          <table:table-cell table:formula="of:=IF((([.$A4]+([.$A4]*0.25))-([.O$2]*0.75))&lt;0;0;(([.$A4]+([.$A4]*0.25))-([.O$2]*0.75)))" office:value-type="float" office:value="0" calcext:value-type="float">
            <text:p>0</text:p>
          </table:table-cell>
          <table:table-cell table:formula="of:=IF((([.$A4]+([.$A4]*0.25))-([.P$2]*0.75))&lt;0;0;(([.$A4]+([.$A4]*0.25))-([.P$2]*0.75)))" office:value-type="float" office:value="0" calcext:value-type="float">
            <text:p>0</text:p>
          </table:table-cell>
          <table:table-cell table:formula="of:=IF((([.$A4]+([.$A4]*0.25))-([.Q$2]*0.75))&lt;0;0;(([.$A4]+([.$A4]*0.25))-([.Q$2]*0.75)))" office:value-type="float" office:value="0" calcext:value-type="float">
            <text:p>0</text:p>
          </table:table-cell>
          <table:table-cell table:formula="of:=IF((([.$A4]+([.$A4]*0.25))-([.R$2]*0.75))&lt;0;0;(([.$A4]+([.$A4]*0.25))-([.R$2]*0.75)))" office:value-type="float" office:value="0" calcext:value-type="float">
            <text:p>0</text:p>
          </table:table-cell>
          <table:table-cell table:formula="of:=IF((([.$A4]+([.$A4]*0.25))-([.S$2]*0.75))&lt;0;0;(([.$A4]+([.$A4]*0.25))-([.S$2]*0.75)))" office:value-type="float" office:value="0" calcext:value-type="float">
            <text:p>0</text:p>
          </table:table-cell>
          <table:table-cell table:formula="of:=IF((([.$A4]+([.$A4]*0.25))-([.T$2]*0.75))&lt;0;0;(([.$A4]+([.$A4]*0.25))-([.T$2]*0.75)))" office:value-type="float" office:value="0" calcext:value-type="float">
            <text:p>0</text:p>
          </table:table-cell>
          <table:table-cell table:formula="of:=IF((([.$A4]+([.$A4]*0.25))-([.U$2]*0.75))&lt;0;0;(([.$A4]+([.$A4]*0.25))-([.U$2]*0.75)))" office:value-type="float" office:value="0" calcext:value-type="float">
            <text:p>0</text:p>
          </table:table-cell>
          <table:table-cell table:formula="of:=IF((([.$A4]+([.$A4]*0.25))-([.V$2]*0.75))&lt;0;0;(([.$A4]+([.$A4]*0.25))-([.V$2]*0.75)))" office:value-type="float" office:value="0" calcext:value-type="float">
            <text:p>0</text:p>
          </table:table-cell>
        </table:table-row>
        <table:table-row table:style-name="ro1">
          <table:table-cell table:formula="of:=[.A4]+5" office:value-type="float" office:value="15" calcext:value-type="float">
            <text:p>15</text:p>
          </table:table-cell>
          <table:table-cell table:formula="of:=IF((([.$A5]+([.$A5]*0.25))-([.B$2]*0.75))&lt;0;0;(([.$A5]+([.$A5]*0.25))-([.B$2]*0.75)))" office:value-type="float" office:value="18.75" calcext:value-type="float">
            <text:p>18,75</text:p>
          </table:table-cell>
          <table:table-cell table:formula="of:=IF((([.$A5]+([.$A5]*0.25))-([.C$2]*0.75))&lt;0;0;(([.$A5]+([.$A5]*0.25))-([.C$2]*0.75)))" office:value-type="float" office:value="15" calcext:value-type="float">
            <text:p>15</text:p>
          </table:table-cell>
          <table:table-cell table:formula="of:=IF((([.$A5]+([.$A5]*0.25))-([.D$2]*0.75))&lt;0;0;(([.$A5]+([.$A5]*0.25))-([.D$2]*0.75)))" office:value-type="float" office:value="11.25" calcext:value-type="float">
            <text:p>11,25</text:p>
          </table:table-cell>
          <table:table-cell table:formula="of:=IF((([.$A5]+([.$A5]*0.25))-([.E$2]*0.75))&lt;0;0;(([.$A5]+([.$A5]*0.25))-([.E$2]*0.75)))" office:value-type="float" office:value="7.5" calcext:value-type="float">
            <text:p>7,5</text:p>
          </table:table-cell>
          <table:table-cell table:formula="of:=IF((([.$A5]+([.$A5]*0.25))-([.F$2]*0.75))&lt;0;0;(([.$A5]+([.$A5]*0.25))-([.F$2]*0.75)))" office:value-type="float" office:value="3.75" calcext:value-type="float">
            <text:p>3,75</text:p>
          </table:table-cell>
          <table:table-cell table:formula="of:=IF((([.$A5]+([.$A5]*0.25))-([.G$2]*0.75))&lt;0;0;(([.$A5]+([.$A5]*0.25))-([.G$2]*0.75)))" office:value-type="float" office:value="0" calcext:value-type="float">
            <text:p>0</text:p>
          </table:table-cell>
          <table:table-cell table:formula="of:=IF((([.$A5]+([.$A5]*0.25))-([.H$2]*0.75))&lt;0;0;(([.$A5]+([.$A5]*0.25))-([.H$2]*0.75)))" office:value-type="float" office:value="0" calcext:value-type="float">
            <text:p>0</text:p>
          </table:table-cell>
          <table:table-cell table:formula="of:=IF((([.$A5]+([.$A5]*0.25))-([.I$2]*0.75))&lt;0;0;(([.$A5]+([.$A5]*0.25))-([.I$2]*0.75)))" office:value-type="float" office:value="0" calcext:value-type="float">
            <text:p>0</text:p>
          </table:table-cell>
          <table:table-cell table:formula="of:=IF((([.$A5]+([.$A5]*0.25))-([.J$2]*0.75))&lt;0;0;(([.$A5]+([.$A5]*0.25))-([.J$2]*0.75)))" office:value-type="float" office:value="0" calcext:value-type="float">
            <text:p>0</text:p>
          </table:table-cell>
          <table:table-cell table:formula="of:=IF((([.$A5]+([.$A5]*0.25))-([.K$2]*0.75))&lt;0;0;(([.$A5]+([.$A5]*0.25))-([.K$2]*0.75)))" office:value-type="float" office:value="0" calcext:value-type="float">
            <text:p>0</text:p>
          </table:table-cell>
          <table:table-cell table:formula="of:=IF((([.$A5]+([.$A5]*0.25))-([.L$2]*0.75))&lt;0;0;(([.$A5]+([.$A5]*0.25))-([.L$2]*0.75)))" office:value-type="float" office:value="0" calcext:value-type="float">
            <text:p>0</text:p>
          </table:table-cell>
          <table:table-cell table:formula="of:=IF((([.$A5]+([.$A5]*0.25))-([.M$2]*0.75))&lt;0;0;(([.$A5]+([.$A5]*0.25))-([.M$2]*0.75)))" office:value-type="float" office:value="0" calcext:value-type="float">
            <text:p>0</text:p>
          </table:table-cell>
          <table:table-cell table:formula="of:=IF((([.$A5]+([.$A5]*0.25))-([.N$2]*0.75))&lt;0;0;(([.$A5]+([.$A5]*0.25))-([.N$2]*0.75)))" office:value-type="float" office:value="0" calcext:value-type="float">
            <text:p>0</text:p>
          </table:table-cell>
          <table:table-cell table:formula="of:=IF((([.$A5]+([.$A5]*0.25))-([.O$2]*0.75))&lt;0;0;(([.$A5]+([.$A5]*0.25))-([.O$2]*0.75)))" office:value-type="float" office:value="0" calcext:value-type="float">
            <text:p>0</text:p>
          </table:table-cell>
          <table:table-cell table:formula="of:=IF((([.$A5]+([.$A5]*0.25))-([.P$2]*0.75))&lt;0;0;(([.$A5]+([.$A5]*0.25))-([.P$2]*0.75)))" office:value-type="float" office:value="0" calcext:value-type="float">
            <text:p>0</text:p>
          </table:table-cell>
          <table:table-cell table:formula="of:=IF((([.$A5]+([.$A5]*0.25))-([.Q$2]*0.75))&lt;0;0;(([.$A5]+([.$A5]*0.25))-([.Q$2]*0.75)))" office:value-type="float" office:value="0" calcext:value-type="float">
            <text:p>0</text:p>
          </table:table-cell>
          <table:table-cell table:formula="of:=IF((([.$A5]+([.$A5]*0.25))-([.R$2]*0.75))&lt;0;0;(([.$A5]+([.$A5]*0.25))-([.R$2]*0.75)))" office:value-type="float" office:value="0" calcext:value-type="float">
            <text:p>0</text:p>
          </table:table-cell>
          <table:table-cell table:formula="of:=IF((([.$A5]+([.$A5]*0.25))-([.S$2]*0.75))&lt;0;0;(([.$A5]+([.$A5]*0.25))-([.S$2]*0.75)))" office:value-type="float" office:value="0" calcext:value-type="float">
            <text:p>0</text:p>
          </table:table-cell>
          <table:table-cell table:formula="of:=IF((([.$A5]+([.$A5]*0.25))-([.T$2]*0.75))&lt;0;0;(([.$A5]+([.$A5]*0.25))-([.T$2]*0.75)))" office:value-type="float" office:value="0" calcext:value-type="float">
            <text:p>0</text:p>
          </table:table-cell>
          <table:table-cell table:formula="of:=IF((([.$A5]+([.$A5]*0.25))-([.U$2]*0.75))&lt;0;0;(([.$A5]+([.$A5]*0.25))-([.U$2]*0.75)))" office:value-type="float" office:value="0" calcext:value-type="float">
            <text:p>0</text:p>
          </table:table-cell>
          <table:table-cell table:formula="of:=IF((([.$A5]+([.$A5]*0.25))-([.V$2]*0.75))&lt;0;0;(([.$A5]+([.$A5]*0.25))-([.V$2]*0.75)))" office:value-type="float" office:value="0" calcext:value-type="float">
            <text:p>0</text:p>
          </table:table-cell>
        </table:table-row>
        <table:table-row table:style-name="ro1">
          <table:table-cell table:formula="of:=[.A5]+5" office:value-type="float" office:value="20" calcext:value-type="float">
            <text:p>20</text:p>
          </table:table-cell>
          <table:table-cell table:formula="of:=IF((([.$A6]+([.$A6]*0.25))-([.B$2]*0.75))&lt;0;0;(([.$A6]+([.$A6]*0.25))-([.B$2]*0.75)))" office:value-type="float" office:value="25" calcext:value-type="float">
            <text:p>25</text:p>
          </table:table-cell>
          <table:table-cell table:formula="of:=IF((([.$A6]+([.$A6]*0.25))-([.C$2]*0.75))&lt;0;0;(([.$A6]+([.$A6]*0.25))-([.C$2]*0.75)))" office:value-type="float" office:value="21.25" calcext:value-type="float">
            <text:p>21,25</text:p>
          </table:table-cell>
          <table:table-cell table:formula="of:=IF((([.$A6]+([.$A6]*0.25))-([.D$2]*0.75))&lt;0;0;(([.$A6]+([.$A6]*0.25))-([.D$2]*0.75)))" office:value-type="float" office:value="17.5" calcext:value-type="float">
            <text:p>17,5</text:p>
          </table:table-cell>
          <table:table-cell table:formula="of:=IF((([.$A6]+([.$A6]*0.25))-([.E$2]*0.75))&lt;0;0;(([.$A6]+([.$A6]*0.25))-([.E$2]*0.75)))" office:value-type="float" office:value="13.75" calcext:value-type="float">
            <text:p>13,75</text:p>
          </table:table-cell>
          <table:table-cell table:formula="of:=IF((([.$A6]+([.$A6]*0.25))-([.F$2]*0.75))&lt;0;0;(([.$A6]+([.$A6]*0.25))-([.F$2]*0.75)))" office:value-type="float" office:value="10" calcext:value-type="float">
            <text:p>10</text:p>
          </table:table-cell>
          <table:table-cell table:formula="of:=IF((([.$A6]+([.$A6]*0.25))-([.G$2]*0.75))&lt;0;0;(([.$A6]+([.$A6]*0.25))-([.G$2]*0.75)))" office:value-type="float" office:value="6.25" calcext:value-type="float">
            <text:p>6,25</text:p>
          </table:table-cell>
          <table:table-cell table:formula="of:=IF((([.$A6]+([.$A6]*0.25))-([.H$2]*0.75))&lt;0;0;(([.$A6]+([.$A6]*0.25))-([.H$2]*0.75)))" office:value-type="float" office:value="2.5" calcext:value-type="float">
            <text:p>2,5</text:p>
          </table:table-cell>
          <table:table-cell table:formula="of:=IF((([.$A6]+([.$A6]*0.25))-([.I$2]*0.75))&lt;0;0;(([.$A6]+([.$A6]*0.25))-([.I$2]*0.75)))" office:value-type="float" office:value="0" calcext:value-type="float">
            <text:p>0</text:p>
          </table:table-cell>
          <table:table-cell table:formula="of:=IF((([.$A6]+([.$A6]*0.25))-([.J$2]*0.75))&lt;0;0;(([.$A6]+([.$A6]*0.25))-([.J$2]*0.75)))" office:value-type="float" office:value="0" calcext:value-type="float">
            <text:p>0</text:p>
          </table:table-cell>
          <table:table-cell table:formula="of:=IF((([.$A6]+([.$A6]*0.25))-([.K$2]*0.75))&lt;0;0;(([.$A6]+([.$A6]*0.25))-([.K$2]*0.75)))" office:value-type="float" office:value="0" calcext:value-type="float">
            <text:p>0</text:p>
          </table:table-cell>
          <table:table-cell table:formula="of:=IF((([.$A6]+([.$A6]*0.25))-([.L$2]*0.75))&lt;0;0;(([.$A6]+([.$A6]*0.25))-([.L$2]*0.75)))" office:value-type="float" office:value="0" calcext:value-type="float">
            <text:p>0</text:p>
          </table:table-cell>
          <table:table-cell table:formula="of:=IF((([.$A6]+([.$A6]*0.25))-([.M$2]*0.75))&lt;0;0;(([.$A6]+([.$A6]*0.25))-([.M$2]*0.75)))" office:value-type="float" office:value="0" calcext:value-type="float">
            <text:p>0</text:p>
          </table:table-cell>
          <table:table-cell table:formula="of:=IF((([.$A6]+([.$A6]*0.25))-([.N$2]*0.75))&lt;0;0;(([.$A6]+([.$A6]*0.25))-([.N$2]*0.75)))" office:value-type="float" office:value="0" calcext:value-type="float">
            <text:p>0</text:p>
          </table:table-cell>
          <table:table-cell table:formula="of:=IF((([.$A6]+([.$A6]*0.25))-([.O$2]*0.75))&lt;0;0;(([.$A6]+([.$A6]*0.25))-([.O$2]*0.75)))" office:value-type="float" office:value="0" calcext:value-type="float">
            <text:p>0</text:p>
          </table:table-cell>
          <table:table-cell table:formula="of:=IF((([.$A6]+([.$A6]*0.25))-([.P$2]*0.75))&lt;0;0;(([.$A6]+([.$A6]*0.25))-([.P$2]*0.75)))" office:value-type="float" office:value="0" calcext:value-type="float">
            <text:p>0</text:p>
          </table:table-cell>
          <table:table-cell table:formula="of:=IF((([.$A6]+([.$A6]*0.25))-([.Q$2]*0.75))&lt;0;0;(([.$A6]+([.$A6]*0.25))-([.Q$2]*0.75)))" office:value-type="float" office:value="0" calcext:value-type="float">
            <text:p>0</text:p>
          </table:table-cell>
          <table:table-cell table:formula="of:=IF((([.$A6]+([.$A6]*0.25))-([.R$2]*0.75))&lt;0;0;(([.$A6]+([.$A6]*0.25))-([.R$2]*0.75)))" office:value-type="float" office:value="0" calcext:value-type="float">
            <text:p>0</text:p>
          </table:table-cell>
          <table:table-cell table:formula="of:=IF((([.$A6]+([.$A6]*0.25))-([.S$2]*0.75))&lt;0;0;(([.$A6]+([.$A6]*0.25))-([.S$2]*0.75)))" office:value-type="float" office:value="0" calcext:value-type="float">
            <text:p>0</text:p>
          </table:table-cell>
          <table:table-cell table:formula="of:=IF((([.$A6]+([.$A6]*0.25))-([.T$2]*0.75))&lt;0;0;(([.$A6]+([.$A6]*0.25))-([.T$2]*0.75)))" office:value-type="float" office:value="0" calcext:value-type="float">
            <text:p>0</text:p>
          </table:table-cell>
          <table:table-cell table:formula="of:=IF((([.$A6]+([.$A6]*0.25))-([.U$2]*0.75))&lt;0;0;(([.$A6]+([.$A6]*0.25))-([.U$2]*0.75)))" office:value-type="float" office:value="0" calcext:value-type="float">
            <text:p>0</text:p>
          </table:table-cell>
          <table:table-cell table:formula="of:=IF((([.$A6]+([.$A6]*0.25))-([.V$2]*0.75))&lt;0;0;(([.$A6]+([.$A6]*0.25))-([.V$2]*0.75)))" office:value-type="float" office:value="0" calcext:value-type="float">
            <text:p>0</text:p>
          </table:table-cell>
        </table:table-row>
        <table:table-row table:style-name="ro1">
          <table:table-cell table:formula="of:=[.A6]+5" office:value-type="float" office:value="25" calcext:value-type="float">
            <text:p>25</text:p>
          </table:table-cell>
          <table:table-cell table:formula="of:=IF((([.$A7]+([.$A7]*0.25))-([.B$2]*0.75))&lt;0;0;(([.$A7]+([.$A7]*0.25))-([.B$2]*0.75)))" office:value-type="float" office:value="31.25" calcext:value-type="float">
            <text:p>31,25</text:p>
          </table:table-cell>
          <table:table-cell table:formula="of:=IF((([.$A7]+([.$A7]*0.25))-([.C$2]*0.75))&lt;0;0;(([.$A7]+([.$A7]*0.25))-([.C$2]*0.75)))" office:value-type="float" office:value="27.5" calcext:value-type="float">
            <text:p>27,5</text:p>
          </table:table-cell>
          <table:table-cell table:formula="of:=IF((([.$A7]+([.$A7]*0.25))-([.D$2]*0.75))&lt;0;0;(([.$A7]+([.$A7]*0.25))-([.D$2]*0.75)))" office:value-type="float" office:value="23.75" calcext:value-type="float">
            <text:p>23,75</text:p>
          </table:table-cell>
          <table:table-cell table:formula="of:=IF((([.$A7]+([.$A7]*0.25))-([.E$2]*0.75))&lt;0;0;(([.$A7]+([.$A7]*0.25))-([.E$2]*0.75)))" office:value-type="float" office:value="20" calcext:value-type="float">
            <text:p>20</text:p>
          </table:table-cell>
          <table:table-cell table:formula="of:=IF((([.$A7]+([.$A7]*0.25))-([.F$2]*0.75))&lt;0;0;(([.$A7]+([.$A7]*0.25))-([.F$2]*0.75)))" office:value-type="float" office:value="16.25" calcext:value-type="float">
            <text:p>16,25</text:p>
          </table:table-cell>
          <table:table-cell table:formula="of:=IF((([.$A7]+([.$A7]*0.25))-([.G$2]*0.75))&lt;0;0;(([.$A7]+([.$A7]*0.25))-([.G$2]*0.75)))" office:value-type="float" office:value="12.5" calcext:value-type="float">
            <text:p>12,5</text:p>
          </table:table-cell>
          <table:table-cell table:formula="of:=IF((([.$A7]+([.$A7]*0.25))-([.H$2]*0.75))&lt;0;0;(([.$A7]+([.$A7]*0.25))-([.H$2]*0.75)))" office:value-type="float" office:value="8.75" calcext:value-type="float">
            <text:p>8,75</text:p>
          </table:table-cell>
          <table:table-cell table:formula="of:=IF((([.$A7]+([.$A7]*0.25))-([.I$2]*0.75))&lt;0;0;(([.$A7]+([.$A7]*0.25))-([.I$2]*0.75)))" office:value-type="float" office:value="5" calcext:value-type="float">
            <text:p>5</text:p>
          </table:table-cell>
          <table:table-cell table:formula="of:=IF((([.$A7]+([.$A7]*0.25))-([.J$2]*0.75))&lt;0;0;(([.$A7]+([.$A7]*0.25))-([.J$2]*0.75)))" office:value-type="float" office:value="1.25" calcext:value-type="float">
            <text:p>1,25</text:p>
          </table:table-cell>
          <table:table-cell table:formula="of:=IF((([.$A7]+([.$A7]*0.25))-([.K$2]*0.75))&lt;0;0;(([.$A7]+([.$A7]*0.25))-([.K$2]*0.75)))" office:value-type="float" office:value="0" calcext:value-type="float">
            <text:p>0</text:p>
          </table:table-cell>
          <table:table-cell table:formula="of:=IF((([.$A7]+([.$A7]*0.25))-([.L$2]*0.75))&lt;0;0;(([.$A7]+([.$A7]*0.25))-([.L$2]*0.75)))" office:value-type="float" office:value="0" calcext:value-type="float">
            <text:p>0</text:p>
          </table:table-cell>
          <table:table-cell table:formula="of:=IF((([.$A7]+([.$A7]*0.25))-([.M$2]*0.75))&lt;0;0;(([.$A7]+([.$A7]*0.25))-([.M$2]*0.75)))" office:value-type="float" office:value="0" calcext:value-type="float">
            <text:p>0</text:p>
          </table:table-cell>
          <table:table-cell table:formula="of:=IF((([.$A7]+([.$A7]*0.25))-([.N$2]*0.75))&lt;0;0;(([.$A7]+([.$A7]*0.25))-([.N$2]*0.75)))" office:value-type="float" office:value="0" calcext:value-type="float">
            <text:p>0</text:p>
          </table:table-cell>
          <table:table-cell table:formula="of:=IF((([.$A7]+([.$A7]*0.25))-([.O$2]*0.75))&lt;0;0;(([.$A7]+([.$A7]*0.25))-([.O$2]*0.75)))" office:value-type="float" office:value="0" calcext:value-type="float">
            <text:p>0</text:p>
          </table:table-cell>
          <table:table-cell table:formula="of:=IF((([.$A7]+([.$A7]*0.25))-([.P$2]*0.75))&lt;0;0;(([.$A7]+([.$A7]*0.25))-([.P$2]*0.75)))" office:value-type="float" office:value="0" calcext:value-type="float">
            <text:p>0</text:p>
          </table:table-cell>
          <table:table-cell table:formula="of:=IF((([.$A7]+([.$A7]*0.25))-([.Q$2]*0.75))&lt;0;0;(([.$A7]+([.$A7]*0.25))-([.Q$2]*0.75)))" office:value-type="float" office:value="0" calcext:value-type="float">
            <text:p>0</text:p>
          </table:table-cell>
          <table:table-cell table:formula="of:=IF((([.$A7]+([.$A7]*0.25))-([.R$2]*0.75))&lt;0;0;(([.$A7]+([.$A7]*0.25))-([.R$2]*0.75)))" office:value-type="float" office:value="0" calcext:value-type="float">
            <text:p>0</text:p>
          </table:table-cell>
          <table:table-cell table:formula="of:=IF((([.$A7]+([.$A7]*0.25))-([.S$2]*0.75))&lt;0;0;(([.$A7]+([.$A7]*0.25))-([.S$2]*0.75)))" office:value-type="float" office:value="0" calcext:value-type="float">
            <text:p>0</text:p>
          </table:table-cell>
          <table:table-cell table:formula="of:=IF((([.$A7]+([.$A7]*0.25))-([.T$2]*0.75))&lt;0;0;(([.$A7]+([.$A7]*0.25))-([.T$2]*0.75)))" office:value-type="float" office:value="0" calcext:value-type="float">
            <text:p>0</text:p>
          </table:table-cell>
          <table:table-cell table:formula="of:=IF((([.$A7]+([.$A7]*0.25))-([.U$2]*0.75))&lt;0;0;(([.$A7]+([.$A7]*0.25))-([.U$2]*0.75)))" office:value-type="float" office:value="0" calcext:value-type="float">
            <text:p>0</text:p>
          </table:table-cell>
          <table:table-cell table:formula="of:=IF((([.$A7]+([.$A7]*0.25))-([.V$2]*0.75))&lt;0;0;(([.$A7]+([.$A7]*0.25))-([.V$2]*0.75)))" office:value-type="float" office:value="0" calcext:value-type="float">
            <text:p>0</text:p>
          </table:table-cell>
        </table:table-row>
        <table:table-row table:style-name="ro1">
          <table:table-cell table:formula="of:=[.A7]+5" office:value-type="float" office:value="30" calcext:value-type="float">
            <text:p>30</text:p>
          </table:table-cell>
          <table:table-cell table:formula="of:=IF((([.$A8]+([.$A8]*0.25))-([.B$2]*0.75))&lt;0;0;(([.$A8]+([.$A8]*0.25))-([.B$2]*0.75)))" office:value-type="float" office:value="37.5" calcext:value-type="float">
            <text:p>37,5</text:p>
          </table:table-cell>
          <table:table-cell table:formula="of:=IF((([.$A8]+([.$A8]*0.25))-([.C$2]*0.75))&lt;0;0;(([.$A8]+([.$A8]*0.25))-([.C$2]*0.75)))" office:value-type="float" office:value="33.75" calcext:value-type="float">
            <text:p>33,75</text:p>
          </table:table-cell>
          <table:table-cell table:formula="of:=IF((([.$A8]+([.$A8]*0.25))-([.D$2]*0.75))&lt;0;0;(([.$A8]+([.$A8]*0.25))-([.D$2]*0.75)))" office:value-type="float" office:value="30" calcext:value-type="float">
            <text:p>30</text:p>
          </table:table-cell>
          <table:table-cell table:formula="of:=IF((([.$A8]+([.$A8]*0.25))-([.E$2]*0.75))&lt;0;0;(([.$A8]+([.$A8]*0.25))-([.E$2]*0.75)))" office:value-type="float" office:value="26.25" calcext:value-type="float">
            <text:p>26,25</text:p>
          </table:table-cell>
          <table:table-cell table:formula="of:=IF((([.$A8]+([.$A8]*0.25))-([.F$2]*0.75))&lt;0;0;(([.$A8]+([.$A8]*0.25))-([.F$2]*0.75)))" office:value-type="float" office:value="22.5" calcext:value-type="float">
            <text:p>22,5</text:p>
          </table:table-cell>
          <table:table-cell table:formula="of:=IF((([.$A8]+([.$A8]*0.25))-([.G$2]*0.75))&lt;0;0;(([.$A8]+([.$A8]*0.25))-([.G$2]*0.75)))" office:value-type="float" office:value="18.75" calcext:value-type="float">
            <text:p>18,75</text:p>
          </table:table-cell>
          <table:table-cell table:formula="of:=IF((([.$A8]+([.$A8]*0.25))-([.H$2]*0.75))&lt;0;0;(([.$A8]+([.$A8]*0.25))-([.H$2]*0.75)))" office:value-type="float" office:value="15" calcext:value-type="float">
            <text:p>15</text:p>
          </table:table-cell>
          <table:table-cell table:formula="of:=IF((([.$A8]+([.$A8]*0.25))-([.I$2]*0.75))&lt;0;0;(([.$A8]+([.$A8]*0.25))-([.I$2]*0.75)))" office:value-type="float" office:value="11.25" calcext:value-type="float">
            <text:p>11,25</text:p>
          </table:table-cell>
          <table:table-cell table:formula="of:=IF((([.$A8]+([.$A8]*0.25))-([.J$2]*0.75))&lt;0;0;(([.$A8]+([.$A8]*0.25))-([.J$2]*0.75)))" office:value-type="float" office:value="7.5" calcext:value-type="float">
            <text:p>7,5</text:p>
          </table:table-cell>
          <table:table-cell table:formula="of:=IF((([.$A8]+([.$A8]*0.25))-([.K$2]*0.75))&lt;0;0;(([.$A8]+([.$A8]*0.25))-([.K$2]*0.75)))" office:value-type="float" office:value="3.75" calcext:value-type="float">
            <text:p>3,75</text:p>
          </table:table-cell>
          <table:table-cell table:formula="of:=IF((([.$A8]+([.$A8]*0.25))-([.L$2]*0.75))&lt;0;0;(([.$A8]+([.$A8]*0.25))-([.L$2]*0.75)))" office:value-type="float" office:value="0" calcext:value-type="float">
            <text:p>0</text:p>
          </table:table-cell>
          <table:table-cell table:formula="of:=IF((([.$A8]+([.$A8]*0.25))-([.M$2]*0.75))&lt;0;0;(([.$A8]+([.$A8]*0.25))-([.M$2]*0.75)))" office:value-type="float" office:value="0" calcext:value-type="float">
            <text:p>0</text:p>
          </table:table-cell>
          <table:table-cell table:formula="of:=IF((([.$A8]+([.$A8]*0.25))-([.N$2]*0.75))&lt;0;0;(([.$A8]+([.$A8]*0.25))-([.N$2]*0.75)))" office:value-type="float" office:value="0" calcext:value-type="float">
            <text:p>0</text:p>
          </table:table-cell>
          <table:table-cell table:formula="of:=IF((([.$A8]+([.$A8]*0.25))-([.O$2]*0.75))&lt;0;0;(([.$A8]+([.$A8]*0.25))-([.O$2]*0.75)))" office:value-type="float" office:value="0" calcext:value-type="float">
            <text:p>0</text:p>
          </table:table-cell>
          <table:table-cell table:formula="of:=IF((([.$A8]+([.$A8]*0.25))-([.P$2]*0.75))&lt;0;0;(([.$A8]+([.$A8]*0.25))-([.P$2]*0.75)))" office:value-type="float" office:value="0" calcext:value-type="float">
            <text:p>0</text:p>
          </table:table-cell>
          <table:table-cell table:formula="of:=IF((([.$A8]+([.$A8]*0.25))-([.Q$2]*0.75))&lt;0;0;(([.$A8]+([.$A8]*0.25))-([.Q$2]*0.75)))" office:value-type="float" office:value="0" calcext:value-type="float">
            <text:p>0</text:p>
          </table:table-cell>
          <table:table-cell table:formula="of:=IF((([.$A8]+([.$A8]*0.25))-([.R$2]*0.75))&lt;0;0;(([.$A8]+([.$A8]*0.25))-([.R$2]*0.75)))" office:value-type="float" office:value="0" calcext:value-type="float">
            <text:p>0</text:p>
          </table:table-cell>
          <table:table-cell table:formula="of:=IF((([.$A8]+([.$A8]*0.25))-([.S$2]*0.75))&lt;0;0;(([.$A8]+([.$A8]*0.25))-([.S$2]*0.75)))" office:value-type="float" office:value="0" calcext:value-type="float">
            <text:p>0</text:p>
          </table:table-cell>
          <table:table-cell table:formula="of:=IF((([.$A8]+([.$A8]*0.25))-([.T$2]*0.75))&lt;0;0;(([.$A8]+([.$A8]*0.25))-([.T$2]*0.75)))" office:value-type="float" office:value="0" calcext:value-type="float">
            <text:p>0</text:p>
          </table:table-cell>
          <table:table-cell table:formula="of:=IF((([.$A8]+([.$A8]*0.25))-([.U$2]*0.75))&lt;0;0;(([.$A8]+([.$A8]*0.25))-([.U$2]*0.75)))" office:value-type="float" office:value="0" calcext:value-type="float">
            <text:p>0</text:p>
          </table:table-cell>
          <table:table-cell table:formula="of:=IF((([.$A8]+([.$A8]*0.25))-([.V$2]*0.75))&lt;0;0;(([.$A8]+([.$A8]*0.25))-([.V$2]*0.75)))" office:value-type="float" office:value="0" calcext:value-type="float">
            <text:p>0</text:p>
          </table:table-cell>
        </table:table-row>
        <table:table-row table:style-name="ro1">
          <table:table-cell table:formula="of:=[.A8]+5" office:value-type="float" office:value="35" calcext:value-type="float">
            <text:p>35</text:p>
          </table:table-cell>
          <table:table-cell table:formula="of:=IF((([.$A9]+([.$A9]*0.25))-([.B$2]*0.75))&lt;0;0;(([.$A9]+([.$A9]*0.25))-([.B$2]*0.75)))" office:value-type="float" office:value="43.75" calcext:value-type="float">
            <text:p>43,75</text:p>
          </table:table-cell>
          <table:table-cell table:formula="of:=IF((([.$A9]+([.$A9]*0.25))-([.C$2]*0.75))&lt;0;0;(([.$A9]+([.$A9]*0.25))-([.C$2]*0.75)))" office:value-type="float" office:value="40" calcext:value-type="float">
            <text:p>40</text:p>
          </table:table-cell>
          <table:table-cell table:formula="of:=IF((([.$A9]+([.$A9]*0.25))-([.D$2]*0.75))&lt;0;0;(([.$A9]+([.$A9]*0.25))-([.D$2]*0.75)))" office:value-type="float" office:value="36.25" calcext:value-type="float">
            <text:p>36,25</text:p>
          </table:table-cell>
          <table:table-cell table:formula="of:=IF((([.$A9]+([.$A9]*0.25))-([.E$2]*0.75))&lt;0;0;(([.$A9]+([.$A9]*0.25))-([.E$2]*0.75)))" office:value-type="float" office:value="32.5" calcext:value-type="float">
            <text:p>32,5</text:p>
          </table:table-cell>
          <table:table-cell table:formula="of:=IF((([.$A9]+([.$A9]*0.25))-([.F$2]*0.75))&lt;0;0;(([.$A9]+([.$A9]*0.25))-([.F$2]*0.75)))" office:value-type="float" office:value="28.75" calcext:value-type="float">
            <text:p>28,75</text:p>
          </table:table-cell>
          <table:table-cell table:formula="of:=IF((([.$A9]+([.$A9]*0.25))-([.G$2]*0.75))&lt;0;0;(([.$A9]+([.$A9]*0.25))-([.G$2]*0.75)))" office:value-type="float" office:value="25" calcext:value-type="float">
            <text:p>25</text:p>
          </table:table-cell>
          <table:table-cell table:formula="of:=IF((([.$A9]+([.$A9]*0.25))-([.H$2]*0.75))&lt;0;0;(([.$A9]+([.$A9]*0.25))-([.H$2]*0.75)))" office:value-type="float" office:value="21.25" calcext:value-type="float">
            <text:p>21,25</text:p>
          </table:table-cell>
          <table:table-cell table:formula="of:=IF((([.$A9]+([.$A9]*0.25))-([.I$2]*0.75))&lt;0;0;(([.$A9]+([.$A9]*0.25))-([.I$2]*0.75)))" office:value-type="float" office:value="17.5" calcext:value-type="float">
            <text:p>17,5</text:p>
          </table:table-cell>
          <table:table-cell table:formula="of:=IF((([.$A9]+([.$A9]*0.25))-([.J$2]*0.75))&lt;0;0;(([.$A9]+([.$A9]*0.25))-([.J$2]*0.75)))" office:value-type="float" office:value="13.75" calcext:value-type="float">
            <text:p>13,75</text:p>
          </table:table-cell>
          <table:table-cell table:formula="of:=IF((([.$A9]+([.$A9]*0.25))-([.K$2]*0.75))&lt;0;0;(([.$A9]+([.$A9]*0.25))-([.K$2]*0.75)))" office:value-type="float" office:value="10" calcext:value-type="float">
            <text:p>10</text:p>
          </table:table-cell>
          <table:table-cell table:formula="of:=IF((([.$A9]+([.$A9]*0.25))-([.L$2]*0.75))&lt;0;0;(([.$A9]+([.$A9]*0.25))-([.L$2]*0.75)))" office:value-type="float" office:value="6.25" calcext:value-type="float">
            <text:p>6,25</text:p>
          </table:table-cell>
          <table:table-cell table:formula="of:=IF((([.$A9]+([.$A9]*0.25))-([.M$2]*0.75))&lt;0;0;(([.$A9]+([.$A9]*0.25))-([.M$2]*0.75)))" office:value-type="float" office:value="2.5" calcext:value-type="float">
            <text:p>2,5</text:p>
          </table:table-cell>
          <table:table-cell table:formula="of:=IF((([.$A9]+([.$A9]*0.25))-([.N$2]*0.75))&lt;0;0;(([.$A9]+([.$A9]*0.25))-([.N$2]*0.75)))" office:value-type="float" office:value="0" calcext:value-type="float">
            <text:p>0</text:p>
          </table:table-cell>
          <table:table-cell table:formula="of:=IF((([.$A9]+([.$A9]*0.25))-([.O$2]*0.75))&lt;0;0;(([.$A9]+([.$A9]*0.25))-([.O$2]*0.75)))" office:value-type="float" office:value="0" calcext:value-type="float">
            <text:p>0</text:p>
          </table:table-cell>
          <table:table-cell table:formula="of:=IF((([.$A9]+([.$A9]*0.25))-([.P$2]*0.75))&lt;0;0;(([.$A9]+([.$A9]*0.25))-([.P$2]*0.75)))" office:value-type="float" office:value="0" calcext:value-type="float">
            <text:p>0</text:p>
          </table:table-cell>
          <table:table-cell table:formula="of:=IF((([.$A9]+([.$A9]*0.25))-([.Q$2]*0.75))&lt;0;0;(([.$A9]+([.$A9]*0.25))-([.Q$2]*0.75)))" office:value-type="float" office:value="0" calcext:value-type="float">
            <text:p>0</text:p>
          </table:table-cell>
          <table:table-cell table:formula="of:=IF((([.$A9]+([.$A9]*0.25))-([.R$2]*0.75))&lt;0;0;(([.$A9]+([.$A9]*0.25))-([.R$2]*0.75)))" office:value-type="float" office:value="0" calcext:value-type="float">
            <text:p>0</text:p>
          </table:table-cell>
          <table:table-cell table:formula="of:=IF((([.$A9]+([.$A9]*0.25))-([.S$2]*0.75))&lt;0;0;(([.$A9]+([.$A9]*0.25))-([.S$2]*0.75)))" office:value-type="float" office:value="0" calcext:value-type="float">
            <text:p>0</text:p>
          </table:table-cell>
          <table:table-cell table:formula="of:=IF((([.$A9]+([.$A9]*0.25))-([.T$2]*0.75))&lt;0;0;(([.$A9]+([.$A9]*0.25))-([.T$2]*0.75)))" office:value-type="float" office:value="0" calcext:value-type="float">
            <text:p>0</text:p>
          </table:table-cell>
          <table:table-cell table:formula="of:=IF((([.$A9]+([.$A9]*0.25))-([.U$2]*0.75))&lt;0;0;(([.$A9]+([.$A9]*0.25))-([.U$2]*0.75)))" office:value-type="float" office:value="0" calcext:value-type="float">
            <text:p>0</text:p>
          </table:table-cell>
          <table:table-cell table:formula="of:=IF((([.$A9]+([.$A9]*0.25))-([.V$2]*0.75))&lt;0;0;(([.$A9]+([.$A9]*0.25))-([.V$2]*0.75)))" office:value-type="float" office:value="0" calcext:value-type="float">
            <text:p>0</text:p>
          </table:table-cell>
        </table:table-row>
        <table:table-row table:style-name="ro1">
          <table:table-cell table:formula="of:=[.A9]+5" office:value-type="float" office:value="40" calcext:value-type="float">
            <text:p>40</text:p>
          </table:table-cell>
          <table:table-cell table:formula="of:=IF((([.$A10]+([.$A10]*0.25))-([.B$2]*0.75))&lt;0;0;(([.$A10]+([.$A10]*0.25))-([.B$2]*0.75)))" office:value-type="float" office:value="50" calcext:value-type="float">
            <text:p>50</text:p>
          </table:table-cell>
          <table:table-cell table:formula="of:=IF((([.$A10]+([.$A10]*0.25))-([.C$2]*0.75))&lt;0;0;(([.$A10]+([.$A10]*0.25))-([.C$2]*0.75)))" office:value-type="float" office:value="46.25" calcext:value-type="float">
            <text:p>46,25</text:p>
          </table:table-cell>
          <table:table-cell table:formula="of:=IF((([.$A10]+([.$A10]*0.25))-([.D$2]*0.75))&lt;0;0;(([.$A10]+([.$A10]*0.25))-([.D$2]*0.75)))" office:value-type="float" office:value="42.5" calcext:value-type="float">
            <text:p>42,5</text:p>
          </table:table-cell>
          <table:table-cell table:formula="of:=IF((([.$A10]+([.$A10]*0.25))-([.E$2]*0.75))&lt;0;0;(([.$A10]+([.$A10]*0.25))-([.E$2]*0.75)))" office:value-type="float" office:value="38.75" calcext:value-type="float">
            <text:p>38,75</text:p>
          </table:table-cell>
          <table:table-cell table:formula="of:=IF((([.$A10]+([.$A10]*0.25))-([.F$2]*0.75))&lt;0;0;(([.$A10]+([.$A10]*0.25))-([.F$2]*0.75)))" office:value-type="float" office:value="35" calcext:value-type="float">
            <text:p>35</text:p>
          </table:table-cell>
          <table:table-cell table:formula="of:=IF((([.$A10]+([.$A10]*0.25))-([.G$2]*0.75))&lt;0;0;(([.$A10]+([.$A10]*0.25))-([.G$2]*0.75)))" office:value-type="float" office:value="31.25" calcext:value-type="float">
            <text:p>31,25</text:p>
          </table:table-cell>
          <table:table-cell table:formula="of:=IF((([.$A10]+([.$A10]*0.25))-([.H$2]*0.75))&lt;0;0;(([.$A10]+([.$A10]*0.25))-([.H$2]*0.75)))" office:value-type="float" office:value="27.5" calcext:value-type="float">
            <text:p>27,5</text:p>
          </table:table-cell>
          <table:table-cell table:formula="of:=IF((([.$A10]+([.$A10]*0.25))-([.I$2]*0.75))&lt;0;0;(([.$A10]+([.$A10]*0.25))-([.I$2]*0.75)))" office:value-type="float" office:value="23.75" calcext:value-type="float">
            <text:p>23,75</text:p>
          </table:table-cell>
          <table:table-cell table:formula="of:=IF((([.$A10]+([.$A10]*0.25))-([.J$2]*0.75))&lt;0;0;(([.$A10]+([.$A10]*0.25))-([.J$2]*0.75)))" office:value-type="float" office:value="20" calcext:value-type="float">
            <text:p>20</text:p>
          </table:table-cell>
          <table:table-cell table:formula="of:=IF((([.$A10]+([.$A10]*0.25))-([.K$2]*0.75))&lt;0;0;(([.$A10]+([.$A10]*0.25))-([.K$2]*0.75)))" office:value-type="float" office:value="16.25" calcext:value-type="float">
            <text:p>16,25</text:p>
          </table:table-cell>
          <table:table-cell table:formula="of:=IF((([.$A10]+([.$A10]*0.25))-([.L$2]*0.75))&lt;0;0;(([.$A10]+([.$A10]*0.25))-([.L$2]*0.75)))" office:value-type="float" office:value="12.5" calcext:value-type="float">
            <text:p>12,5</text:p>
          </table:table-cell>
          <table:table-cell table:formula="of:=IF((([.$A10]+([.$A10]*0.25))-([.M$2]*0.75))&lt;0;0;(([.$A10]+([.$A10]*0.25))-([.M$2]*0.75)))" office:value-type="float" office:value="8.75" calcext:value-type="float">
            <text:p>8,75</text:p>
          </table:table-cell>
          <table:table-cell table:formula="of:=IF((([.$A10]+([.$A10]*0.25))-([.N$2]*0.75))&lt;0;0;(([.$A10]+([.$A10]*0.25))-([.N$2]*0.75)))" office:value-type="float" office:value="5" calcext:value-type="float">
            <text:p>5</text:p>
          </table:table-cell>
          <table:table-cell table:formula="of:=IF((([.$A10]+([.$A10]*0.25))-([.O$2]*0.75))&lt;0;0;(([.$A10]+([.$A10]*0.25))-([.O$2]*0.75)))" office:value-type="float" office:value="1.25" calcext:value-type="float">
            <text:p>1,25</text:p>
          </table:table-cell>
          <table:table-cell table:formula="of:=IF((([.$A10]+([.$A10]*0.25))-([.P$2]*0.75))&lt;0;0;(([.$A10]+([.$A10]*0.25))-([.P$2]*0.75)))" office:value-type="float" office:value="0" calcext:value-type="float">
            <text:p>0</text:p>
          </table:table-cell>
          <table:table-cell table:formula="of:=IF((([.$A10]+([.$A10]*0.25))-([.Q$2]*0.75))&lt;0;0;(([.$A10]+([.$A10]*0.25))-([.Q$2]*0.75)))" office:value-type="float" office:value="0" calcext:value-type="float">
            <text:p>0</text:p>
          </table:table-cell>
          <table:table-cell table:formula="of:=IF((([.$A10]+([.$A10]*0.25))-([.R$2]*0.75))&lt;0;0;(([.$A10]+([.$A10]*0.25))-([.R$2]*0.75)))" office:value-type="float" office:value="0" calcext:value-type="float">
            <text:p>0</text:p>
          </table:table-cell>
          <table:table-cell table:formula="of:=IF((([.$A10]+([.$A10]*0.25))-([.S$2]*0.75))&lt;0;0;(([.$A10]+([.$A10]*0.25))-([.S$2]*0.75)))" office:value-type="float" office:value="0" calcext:value-type="float">
            <text:p>0</text:p>
          </table:table-cell>
          <table:table-cell table:formula="of:=IF((([.$A10]+([.$A10]*0.25))-([.T$2]*0.75))&lt;0;0;(([.$A10]+([.$A10]*0.25))-([.T$2]*0.75)))" office:value-type="float" office:value="0" calcext:value-type="float">
            <text:p>0</text:p>
          </table:table-cell>
          <table:table-cell table:formula="of:=IF((([.$A10]+([.$A10]*0.25))-([.U$2]*0.75))&lt;0;0;(([.$A10]+([.$A10]*0.25))-([.U$2]*0.75)))" office:value-type="float" office:value="0" calcext:value-type="float">
            <text:p>0</text:p>
          </table:table-cell>
          <table:table-cell table:formula="of:=IF((([.$A10]+([.$A10]*0.25))-([.V$2]*0.75))&lt;0;0;(([.$A10]+([.$A10]*0.25))-([.V$2]*0.75)))" office:value-type="float" office:value="0" calcext:value-type="float">
            <text:p>0</text:p>
          </table:table-cell>
        </table:table-row>
        <table:table-row table:style-name="ro1">
          <table:table-cell table:formula="of:=[.A10]+5" office:value-type="float" office:value="45" calcext:value-type="float">
            <text:p>45</text:p>
          </table:table-cell>
          <table:table-cell table:formula="of:=IF((([.$A11]+([.$A11]*0.25))-([.B$2]*0.75))&lt;0;0;(([.$A11]+([.$A11]*0.25))-([.B$2]*0.75)))" office:value-type="float" office:value="56.25" calcext:value-type="float">
            <text:p>56,25</text:p>
          </table:table-cell>
          <table:table-cell table:formula="of:=IF((([.$A11]+([.$A11]*0.25))-([.C$2]*0.75))&lt;0;0;(([.$A11]+([.$A11]*0.25))-([.C$2]*0.75)))" office:value-type="float" office:value="52.5" calcext:value-type="float">
            <text:p>52,5</text:p>
          </table:table-cell>
          <table:table-cell table:formula="of:=IF((([.$A11]+([.$A11]*0.25))-([.D$2]*0.75))&lt;0;0;(([.$A11]+([.$A11]*0.25))-([.D$2]*0.75)))" office:value-type="float" office:value="48.75" calcext:value-type="float">
            <text:p>48,75</text:p>
          </table:table-cell>
          <table:table-cell table:formula="of:=IF((([.$A11]+([.$A11]*0.25))-([.E$2]*0.75))&lt;0;0;(([.$A11]+([.$A11]*0.25))-([.E$2]*0.75)))" office:value-type="float" office:value="45" calcext:value-type="float">
            <text:p>45</text:p>
          </table:table-cell>
          <table:table-cell table:formula="of:=IF((([.$A11]+([.$A11]*0.25))-([.F$2]*0.75))&lt;0;0;(([.$A11]+([.$A11]*0.25))-([.F$2]*0.75)))" office:value-type="float" office:value="41.25" calcext:value-type="float">
            <text:p>41,25</text:p>
          </table:table-cell>
          <table:table-cell table:formula="of:=IF((([.$A11]+([.$A11]*0.25))-([.G$2]*0.75))&lt;0;0;(([.$A11]+([.$A11]*0.25))-([.G$2]*0.75)))" office:value-type="float" office:value="37.5" calcext:value-type="float">
            <text:p>37,5</text:p>
          </table:table-cell>
          <table:table-cell table:formula="of:=IF((([.$A11]+([.$A11]*0.25))-([.H$2]*0.75))&lt;0;0;(([.$A11]+([.$A11]*0.25))-([.H$2]*0.75)))" office:value-type="float" office:value="33.75" calcext:value-type="float">
            <text:p>33,75</text:p>
          </table:table-cell>
          <table:table-cell table:formula="of:=IF((([.$A11]+([.$A11]*0.25))-([.I$2]*0.75))&lt;0;0;(([.$A11]+([.$A11]*0.25))-([.I$2]*0.75)))" office:value-type="float" office:value="30" calcext:value-type="float">
            <text:p>30</text:p>
          </table:table-cell>
          <table:table-cell table:formula="of:=IF((([.$A11]+([.$A11]*0.25))-([.J$2]*0.75))&lt;0;0;(([.$A11]+([.$A11]*0.25))-([.J$2]*0.75)))" office:value-type="float" office:value="26.25" calcext:value-type="float">
            <text:p>26,25</text:p>
          </table:table-cell>
          <table:table-cell table:formula="of:=IF((([.$A11]+([.$A11]*0.25))-([.K$2]*0.75))&lt;0;0;(([.$A11]+([.$A11]*0.25))-([.K$2]*0.75)))" office:value-type="float" office:value="22.5" calcext:value-type="float">
            <text:p>22,5</text:p>
          </table:table-cell>
          <table:table-cell table:formula="of:=IF((([.$A11]+([.$A11]*0.25))-([.L$2]*0.75))&lt;0;0;(([.$A11]+([.$A11]*0.25))-([.L$2]*0.75)))" office:value-type="float" office:value="18.75" calcext:value-type="float">
            <text:p>18,75</text:p>
          </table:table-cell>
          <table:table-cell table:formula="of:=IF((([.$A11]+([.$A11]*0.25))-([.M$2]*0.75))&lt;0;0;(([.$A11]+([.$A11]*0.25))-([.M$2]*0.75)))" office:value-type="float" office:value="15" calcext:value-type="float">
            <text:p>15</text:p>
          </table:table-cell>
          <table:table-cell table:formula="of:=IF((([.$A11]+([.$A11]*0.25))-([.N$2]*0.75))&lt;0;0;(([.$A11]+([.$A11]*0.25))-([.N$2]*0.75)))" office:value-type="float" office:value="11.25" calcext:value-type="float">
            <text:p>11,25</text:p>
          </table:table-cell>
          <table:table-cell table:formula="of:=IF((([.$A11]+([.$A11]*0.25))-([.O$2]*0.75))&lt;0;0;(([.$A11]+([.$A11]*0.25))-([.O$2]*0.75)))" office:value-type="float" office:value="7.5" calcext:value-type="float">
            <text:p>7,5</text:p>
          </table:table-cell>
          <table:table-cell table:formula="of:=IF((([.$A11]+([.$A11]*0.25))-([.P$2]*0.75))&lt;0;0;(([.$A11]+([.$A11]*0.25))-([.P$2]*0.75)))" office:value-type="float" office:value="3.75" calcext:value-type="float">
            <text:p>3,75</text:p>
          </table:table-cell>
          <table:table-cell table:formula="of:=IF((([.$A11]+([.$A11]*0.25))-([.Q$2]*0.75))&lt;0;0;(([.$A11]+([.$A11]*0.25))-([.Q$2]*0.75)))" office:value-type="float" office:value="0" calcext:value-type="float">
            <text:p>0</text:p>
          </table:table-cell>
          <table:table-cell table:formula="of:=IF((([.$A11]+([.$A11]*0.25))-([.R$2]*0.75))&lt;0;0;(([.$A11]+([.$A11]*0.25))-([.R$2]*0.75)))" office:value-type="float" office:value="0" calcext:value-type="float">
            <text:p>0</text:p>
          </table:table-cell>
          <table:table-cell table:formula="of:=IF((([.$A11]+([.$A11]*0.25))-([.S$2]*0.75))&lt;0;0;(([.$A11]+([.$A11]*0.25))-([.S$2]*0.75)))" office:value-type="float" office:value="0" calcext:value-type="float">
            <text:p>0</text:p>
          </table:table-cell>
          <table:table-cell table:formula="of:=IF((([.$A11]+([.$A11]*0.25))-([.T$2]*0.75))&lt;0;0;(([.$A11]+([.$A11]*0.25))-([.T$2]*0.75)))" office:value-type="float" office:value="0" calcext:value-type="float">
            <text:p>0</text:p>
          </table:table-cell>
          <table:table-cell table:formula="of:=IF((([.$A11]+([.$A11]*0.25))-([.U$2]*0.75))&lt;0;0;(([.$A11]+([.$A11]*0.25))-([.U$2]*0.75)))" office:value-type="float" office:value="0" calcext:value-type="float">
            <text:p>0</text:p>
          </table:table-cell>
          <table:table-cell table:formula="of:=IF((([.$A11]+([.$A11]*0.25))-([.V$2]*0.75))&lt;0;0;(([.$A11]+([.$A11]*0.25))-([.V$2]*0.75)))" office:value-type="float" office:value="0" calcext:value-type="float">
            <text:p>0</text:p>
          </table:table-cell>
        </table:table-row>
        <table:table-row table:style-name="ro1">
          <table:table-cell table:formula="of:=[.A11]+5" office:value-type="float" office:value="50" calcext:value-type="float">
            <text:p>50</text:p>
          </table:table-cell>
          <table:table-cell table:formula="of:=IF((([.$A12]+([.$A12]*0.25))-([.B$2]*0.75))&lt;0;0;(([.$A12]+([.$A12]*0.25))-([.B$2]*0.75)))" office:value-type="float" office:value="62.5" calcext:value-type="float">
            <text:p>62,5</text:p>
          </table:table-cell>
          <table:table-cell table:formula="of:=IF((([.$A12]+([.$A12]*0.25))-([.C$2]*0.75))&lt;0;0;(([.$A12]+([.$A12]*0.25))-([.C$2]*0.75)))" office:value-type="float" office:value="58.75" calcext:value-type="float">
            <text:p>58,75</text:p>
          </table:table-cell>
          <table:table-cell table:formula="of:=IF((([.$A12]+([.$A12]*0.25))-([.D$2]*0.75))&lt;0;0;(([.$A12]+([.$A12]*0.25))-([.D$2]*0.75)))" office:value-type="float" office:value="55" calcext:value-type="float">
            <text:p>55</text:p>
          </table:table-cell>
          <table:table-cell table:formula="of:=IF((([.$A12]+([.$A12]*0.25))-([.E$2]*0.75))&lt;0;0;(([.$A12]+([.$A12]*0.25))-([.E$2]*0.75)))" office:value-type="float" office:value="51.25" calcext:value-type="float">
            <text:p>51,25</text:p>
          </table:table-cell>
          <table:table-cell table:formula="of:=IF((([.$A12]+([.$A12]*0.25))-([.F$2]*0.75))&lt;0;0;(([.$A12]+([.$A12]*0.25))-([.F$2]*0.75)))" office:value-type="float" office:value="47.5" calcext:value-type="float">
            <text:p>47,5</text:p>
          </table:table-cell>
          <table:table-cell table:formula="of:=IF((([.$A12]+([.$A12]*0.25))-([.G$2]*0.75))&lt;0;0;(([.$A12]+([.$A12]*0.25))-([.G$2]*0.75)))" office:value-type="float" office:value="43.75" calcext:value-type="float">
            <text:p>43,75</text:p>
          </table:table-cell>
          <table:table-cell table:formula="of:=IF((([.$A12]+([.$A12]*0.25))-([.H$2]*0.75))&lt;0;0;(([.$A12]+([.$A12]*0.25))-([.H$2]*0.75)))" office:value-type="float" office:value="40" calcext:value-type="float">
            <text:p>40</text:p>
          </table:table-cell>
          <table:table-cell table:formula="of:=IF((([.$A12]+([.$A12]*0.25))-([.I$2]*0.75))&lt;0;0;(([.$A12]+([.$A12]*0.25))-([.I$2]*0.75)))" office:value-type="float" office:value="36.25" calcext:value-type="float">
            <text:p>36,25</text:p>
          </table:table-cell>
          <table:table-cell table:formula="of:=IF((([.$A12]+([.$A12]*0.25))-([.J$2]*0.75))&lt;0;0;(([.$A12]+([.$A12]*0.25))-([.J$2]*0.75)))" office:value-type="float" office:value="32.5" calcext:value-type="float">
            <text:p>32,5</text:p>
          </table:table-cell>
          <table:table-cell table:formula="of:=IF((([.$A12]+([.$A12]*0.25))-([.K$2]*0.75))&lt;0;0;(([.$A12]+([.$A12]*0.25))-([.K$2]*0.75)))" office:value-type="float" office:value="28.75" calcext:value-type="float">
            <text:p>28,75</text:p>
          </table:table-cell>
          <table:table-cell table:formula="of:=IF((([.$A12]+([.$A12]*0.25))-([.L$2]*0.75))&lt;0;0;(([.$A12]+([.$A12]*0.25))-([.L$2]*0.75)))" office:value-type="float" office:value="25" calcext:value-type="float">
            <text:p>25</text:p>
          </table:table-cell>
          <table:table-cell table:formula="of:=IF((([.$A12]+([.$A12]*0.25))-([.M$2]*0.75))&lt;0;0;(([.$A12]+([.$A12]*0.25))-([.M$2]*0.75)))" office:value-type="float" office:value="21.25" calcext:value-type="float">
            <text:p>21,25</text:p>
          </table:table-cell>
          <table:table-cell table:formula="of:=IF((([.$A12]+([.$A12]*0.25))-([.N$2]*0.75))&lt;0;0;(([.$A12]+([.$A12]*0.25))-([.N$2]*0.75)))" office:value-type="float" office:value="17.5" calcext:value-type="float">
            <text:p>17,5</text:p>
          </table:table-cell>
          <table:table-cell table:formula="of:=IF((([.$A12]+([.$A12]*0.25))-([.O$2]*0.75))&lt;0;0;(([.$A12]+([.$A12]*0.25))-([.O$2]*0.75)))" office:value-type="float" office:value="13.75" calcext:value-type="float">
            <text:p>13,75</text:p>
          </table:table-cell>
          <table:table-cell table:formula="of:=IF((([.$A12]+([.$A12]*0.25))-([.P$2]*0.75))&lt;0;0;(([.$A12]+([.$A12]*0.25))-([.P$2]*0.75)))" office:value-type="float" office:value="10" calcext:value-type="float">
            <text:p>10</text:p>
          </table:table-cell>
          <table:table-cell table:formula="of:=IF((([.$A12]+([.$A12]*0.25))-([.Q$2]*0.75))&lt;0;0;(([.$A12]+([.$A12]*0.25))-([.Q$2]*0.75)))" office:value-type="float" office:value="6.25" calcext:value-type="float">
            <text:p>6,25</text:p>
          </table:table-cell>
          <table:table-cell table:formula="of:=IF((([.$A12]+([.$A12]*0.25))-([.R$2]*0.75))&lt;0;0;(([.$A12]+([.$A12]*0.25))-([.R$2]*0.75)))" office:value-type="float" office:value="2.5" calcext:value-type="float">
            <text:p>2,5</text:p>
          </table:table-cell>
          <table:table-cell table:formula="of:=IF((([.$A12]+([.$A12]*0.25))-([.S$2]*0.75))&lt;0;0;(([.$A12]+([.$A12]*0.25))-([.S$2]*0.75)))" office:value-type="float" office:value="0" calcext:value-type="float">
            <text:p>0</text:p>
          </table:table-cell>
          <table:table-cell table:formula="of:=IF((([.$A12]+([.$A12]*0.25))-([.T$2]*0.75))&lt;0;0;(([.$A12]+([.$A12]*0.25))-([.T$2]*0.75)))" office:value-type="float" office:value="0" calcext:value-type="float">
            <text:p>0</text:p>
          </table:table-cell>
          <table:table-cell table:formula="of:=IF((([.$A12]+([.$A12]*0.25))-([.U$2]*0.75))&lt;0;0;(([.$A12]+([.$A12]*0.25))-([.U$2]*0.75)))" office:value-type="float" office:value="0" calcext:value-type="float">
            <text:p>0</text:p>
          </table:table-cell>
          <table:table-cell table:formula="of:=IF((([.$A12]+([.$A12]*0.25))-([.V$2]*0.75))&lt;0;0;(([.$A12]+([.$A12]*0.25))-([.V$2]*0.75)))" office:value-type="float" office:value="0" calcext:value-type="float">
            <text:p>0</text:p>
          </table:table-cell>
        </table:table-row>
        <table:table-row table:style-name="ro1">
          <table:table-cell table:formula="of:=[.A12]+5" office:value-type="float" office:value="55" calcext:value-type="float">
            <text:p>55</text:p>
          </table:table-cell>
          <table:table-cell table:formula="of:=IF((([.$A13]+([.$A13]*0.25))-([.B$2]*0.75))&lt;0;0;(([.$A13]+([.$A13]*0.25))-([.B$2]*0.75)))" office:value-type="float" office:value="68.75" calcext:value-type="float">
            <text:p>68,75</text:p>
          </table:table-cell>
          <table:table-cell table:formula="of:=IF((([.$A13]+([.$A13]*0.25))-([.C$2]*0.75))&lt;0;0;(([.$A13]+([.$A13]*0.25))-([.C$2]*0.75)))" office:value-type="float" office:value="65" calcext:value-type="float">
            <text:p>65</text:p>
          </table:table-cell>
          <table:table-cell table:formula="of:=IF((([.$A13]+([.$A13]*0.25))-([.D$2]*0.75))&lt;0;0;(([.$A13]+([.$A13]*0.25))-([.D$2]*0.75)))" office:value-type="float" office:value="61.25" calcext:value-type="float">
            <text:p>61,25</text:p>
          </table:table-cell>
          <table:table-cell table:formula="of:=IF((([.$A13]+([.$A13]*0.25))-([.E$2]*0.75))&lt;0;0;(([.$A13]+([.$A13]*0.25))-([.E$2]*0.75)))" office:value-type="float" office:value="57.5" calcext:value-type="float">
            <text:p>57,5</text:p>
          </table:table-cell>
          <table:table-cell table:formula="of:=IF((([.$A13]+([.$A13]*0.25))-([.F$2]*0.75))&lt;0;0;(([.$A13]+([.$A13]*0.25))-([.F$2]*0.75)))" office:value-type="float" office:value="53.75" calcext:value-type="float">
            <text:p>53,75</text:p>
          </table:table-cell>
          <table:table-cell table:formula="of:=IF((([.$A13]+([.$A13]*0.25))-([.G$2]*0.75))&lt;0;0;(([.$A13]+([.$A13]*0.25))-([.G$2]*0.75)))" office:value-type="float" office:value="50" calcext:value-type="float">
            <text:p>50</text:p>
          </table:table-cell>
          <table:table-cell table:formula="of:=IF((([.$A13]+([.$A13]*0.25))-([.H$2]*0.75))&lt;0;0;(([.$A13]+([.$A13]*0.25))-([.H$2]*0.75)))" office:value-type="float" office:value="46.25" calcext:value-type="float">
            <text:p>46,25</text:p>
          </table:table-cell>
          <table:table-cell table:formula="of:=IF((([.$A13]+([.$A13]*0.25))-([.I$2]*0.75))&lt;0;0;(([.$A13]+([.$A13]*0.25))-([.I$2]*0.75)))" office:value-type="float" office:value="42.5" calcext:value-type="float">
            <text:p>42,5</text:p>
          </table:table-cell>
          <table:table-cell table:formula="of:=IF((([.$A13]+([.$A13]*0.25))-([.J$2]*0.75))&lt;0;0;(([.$A13]+([.$A13]*0.25))-([.J$2]*0.75)))" office:value-type="float" office:value="38.75" calcext:value-type="float">
            <text:p>38,75</text:p>
          </table:table-cell>
          <table:table-cell table:formula="of:=IF((([.$A13]+([.$A13]*0.25))-([.K$2]*0.75))&lt;0;0;(([.$A13]+([.$A13]*0.25))-([.K$2]*0.75)))" office:value-type="float" office:value="35" calcext:value-type="float">
            <text:p>35</text:p>
          </table:table-cell>
          <table:table-cell table:formula="of:=IF((([.$A13]+([.$A13]*0.25))-([.L$2]*0.75))&lt;0;0;(([.$A13]+([.$A13]*0.25))-([.L$2]*0.75)))" office:value-type="float" office:value="31.25" calcext:value-type="float">
            <text:p>31,25</text:p>
          </table:table-cell>
          <table:table-cell table:formula="of:=IF((([.$A13]+([.$A13]*0.25))-([.M$2]*0.75))&lt;0;0;(([.$A13]+([.$A13]*0.25))-([.M$2]*0.75)))" office:value-type="float" office:value="27.5" calcext:value-type="float">
            <text:p>27,5</text:p>
          </table:table-cell>
          <table:table-cell table:formula="of:=IF((([.$A13]+([.$A13]*0.25))-([.N$2]*0.75))&lt;0;0;(([.$A13]+([.$A13]*0.25))-([.N$2]*0.75)))" office:value-type="float" office:value="23.75" calcext:value-type="float">
            <text:p>23,75</text:p>
          </table:table-cell>
          <table:table-cell table:formula="of:=IF((([.$A13]+([.$A13]*0.25))-([.O$2]*0.75))&lt;0;0;(([.$A13]+([.$A13]*0.25))-([.O$2]*0.75)))" office:value-type="float" office:value="20" calcext:value-type="float">
            <text:p>20</text:p>
          </table:table-cell>
          <table:table-cell table:formula="of:=IF((([.$A13]+([.$A13]*0.25))-([.P$2]*0.75))&lt;0;0;(([.$A13]+([.$A13]*0.25))-([.P$2]*0.75)))" office:value-type="float" office:value="16.25" calcext:value-type="float">
            <text:p>16,25</text:p>
          </table:table-cell>
          <table:table-cell table:formula="of:=IF((([.$A13]+([.$A13]*0.25))-([.Q$2]*0.75))&lt;0;0;(([.$A13]+([.$A13]*0.25))-([.Q$2]*0.75)))" office:value-type="float" office:value="12.5" calcext:value-type="float">
            <text:p>12,5</text:p>
          </table:table-cell>
          <table:table-cell table:formula="of:=IF((([.$A13]+([.$A13]*0.25))-([.R$2]*0.75))&lt;0;0;(([.$A13]+([.$A13]*0.25))-([.R$2]*0.75)))" office:value-type="float" office:value="8.75" calcext:value-type="float">
            <text:p>8,75</text:p>
          </table:table-cell>
          <table:table-cell table:formula="of:=IF((([.$A13]+([.$A13]*0.25))-([.S$2]*0.75))&lt;0;0;(([.$A13]+([.$A13]*0.25))-([.S$2]*0.75)))" office:value-type="float" office:value="5" calcext:value-type="float">
            <text:p>5</text:p>
          </table:table-cell>
          <table:table-cell table:formula="of:=IF((([.$A13]+([.$A13]*0.25))-([.T$2]*0.75))&lt;0;0;(([.$A13]+([.$A13]*0.25))-([.T$2]*0.75)))" office:value-type="float" office:value="1.25" calcext:value-type="float">
            <text:p>1,25</text:p>
          </table:table-cell>
          <table:table-cell table:formula="of:=IF((([.$A13]+([.$A13]*0.25))-([.U$2]*0.75))&lt;0;0;(([.$A13]+([.$A13]*0.25))-([.U$2]*0.75)))" office:value-type="float" office:value="0" calcext:value-type="float">
            <text:p>0</text:p>
          </table:table-cell>
          <table:table-cell table:formula="of:=IF((([.$A13]+([.$A13]*0.25))-([.V$2]*0.75))&lt;0;0;(([.$A13]+([.$A13]*0.25))-([.V$2]*0.75)))" office:value-type="float" office:value="0" calcext:value-type="float">
            <text:p>0</text:p>
          </table:table-cell>
        </table:table-row>
        <table:table-row table:style-name="ro1">
          <table:table-cell table:formula="of:=[.A13]+5" office:value-type="float" office:value="60" calcext:value-type="float">
            <text:p>60</text:p>
          </table:table-cell>
          <table:table-cell table:formula="of:=IF((([.$A14]+([.$A14]*0.25))-([.B$2]*0.75))&lt;0;0;(([.$A14]+([.$A14]*0.25))-([.B$2]*0.75)))" office:value-type="float" office:value="75" calcext:value-type="float">
            <text:p>75</text:p>
          </table:table-cell>
          <table:table-cell table:formula="of:=IF((([.$A14]+([.$A14]*0.25))-([.C$2]*0.75))&lt;0;0;(([.$A14]+([.$A14]*0.25))-([.C$2]*0.75)))" office:value-type="float" office:value="71.25" calcext:value-type="float">
            <text:p>71,25</text:p>
          </table:table-cell>
          <table:table-cell table:formula="of:=IF((([.$A14]+([.$A14]*0.25))-([.D$2]*0.75))&lt;0;0;(([.$A14]+([.$A14]*0.25))-([.D$2]*0.75)))" office:value-type="float" office:value="67.5" calcext:value-type="float">
            <text:p>67,5</text:p>
          </table:table-cell>
          <table:table-cell table:formula="of:=IF((([.$A14]+([.$A14]*0.25))-([.E$2]*0.75))&lt;0;0;(([.$A14]+([.$A14]*0.25))-([.E$2]*0.75)))" office:value-type="float" office:value="63.75" calcext:value-type="float">
            <text:p>63,75</text:p>
          </table:table-cell>
          <table:table-cell table:formula="of:=IF((([.$A14]+([.$A14]*0.25))-([.F$2]*0.75))&lt;0;0;(([.$A14]+([.$A14]*0.25))-([.F$2]*0.75)))" office:value-type="float" office:value="60" calcext:value-type="float">
            <text:p>60</text:p>
          </table:table-cell>
          <table:table-cell table:formula="of:=IF((([.$A14]+([.$A14]*0.25))-([.G$2]*0.75))&lt;0;0;(([.$A14]+([.$A14]*0.25))-([.G$2]*0.75)))" office:value-type="float" office:value="56.25" calcext:value-type="float">
            <text:p>56,25</text:p>
          </table:table-cell>
          <table:table-cell table:formula="of:=IF((([.$A14]+([.$A14]*0.25))-([.H$2]*0.75))&lt;0;0;(([.$A14]+([.$A14]*0.25))-([.H$2]*0.75)))" office:value-type="float" office:value="52.5" calcext:value-type="float">
            <text:p>52,5</text:p>
          </table:table-cell>
          <table:table-cell table:formula="of:=IF((([.$A14]+([.$A14]*0.25))-([.I$2]*0.75))&lt;0;0;(([.$A14]+([.$A14]*0.25))-([.I$2]*0.75)))" office:value-type="float" office:value="48.75" calcext:value-type="float">
            <text:p>48,75</text:p>
          </table:table-cell>
          <table:table-cell table:formula="of:=IF((([.$A14]+([.$A14]*0.25))-([.J$2]*0.75))&lt;0;0;(([.$A14]+([.$A14]*0.25))-([.J$2]*0.75)))" office:value-type="float" office:value="45" calcext:value-type="float">
            <text:p>45</text:p>
          </table:table-cell>
          <table:table-cell table:formula="of:=IF((([.$A14]+([.$A14]*0.25))-([.K$2]*0.75))&lt;0;0;(([.$A14]+([.$A14]*0.25))-([.K$2]*0.75)))" office:value-type="float" office:value="41.25" calcext:value-type="float">
            <text:p>41,25</text:p>
          </table:table-cell>
          <table:table-cell table:formula="of:=IF((([.$A14]+([.$A14]*0.25))-([.L$2]*0.75))&lt;0;0;(([.$A14]+([.$A14]*0.25))-([.L$2]*0.75)))" office:value-type="float" office:value="37.5" calcext:value-type="float">
            <text:p>37,5</text:p>
          </table:table-cell>
          <table:table-cell table:formula="of:=IF((([.$A14]+([.$A14]*0.25))-([.M$2]*0.75))&lt;0;0;(([.$A14]+([.$A14]*0.25))-([.M$2]*0.75)))" office:value-type="float" office:value="33.75" calcext:value-type="float">
            <text:p>33,75</text:p>
          </table:table-cell>
          <table:table-cell table:formula="of:=IF((([.$A14]+([.$A14]*0.25))-([.N$2]*0.75))&lt;0;0;(([.$A14]+([.$A14]*0.25))-([.N$2]*0.75)))" office:value-type="float" office:value="30" calcext:value-type="float">
            <text:p>30</text:p>
          </table:table-cell>
          <table:table-cell table:formula="of:=IF((([.$A14]+([.$A14]*0.25))-([.O$2]*0.75))&lt;0;0;(([.$A14]+([.$A14]*0.25))-([.O$2]*0.75)))" office:value-type="float" office:value="26.25" calcext:value-type="float">
            <text:p>26,25</text:p>
          </table:table-cell>
          <table:table-cell table:formula="of:=IF((([.$A14]+([.$A14]*0.25))-([.P$2]*0.75))&lt;0;0;(([.$A14]+([.$A14]*0.25))-([.P$2]*0.75)))" office:value-type="float" office:value="22.5" calcext:value-type="float">
            <text:p>22,5</text:p>
          </table:table-cell>
          <table:table-cell table:formula="of:=IF((([.$A14]+([.$A14]*0.25))-([.Q$2]*0.75))&lt;0;0;(([.$A14]+([.$A14]*0.25))-([.Q$2]*0.75)))" office:value-type="float" office:value="18.75" calcext:value-type="float">
            <text:p>18,75</text:p>
          </table:table-cell>
          <table:table-cell table:formula="of:=IF((([.$A14]+([.$A14]*0.25))-([.R$2]*0.75))&lt;0;0;(([.$A14]+([.$A14]*0.25))-([.R$2]*0.75)))" office:value-type="float" office:value="15" calcext:value-type="float">
            <text:p>15</text:p>
          </table:table-cell>
          <table:table-cell table:formula="of:=IF((([.$A14]+([.$A14]*0.25))-([.S$2]*0.75))&lt;0;0;(([.$A14]+([.$A14]*0.25))-([.S$2]*0.75)))" office:value-type="float" office:value="11.25" calcext:value-type="float">
            <text:p>11,25</text:p>
          </table:table-cell>
          <table:table-cell table:formula="of:=IF((([.$A14]+([.$A14]*0.25))-([.T$2]*0.75))&lt;0;0;(([.$A14]+([.$A14]*0.25))-([.T$2]*0.75)))" office:value-type="float" office:value="7.5" calcext:value-type="float">
            <text:p>7,5</text:p>
          </table:table-cell>
          <table:table-cell table:formula="of:=IF((([.$A14]+([.$A14]*0.25))-([.U$2]*0.75))&lt;0;0;(([.$A14]+([.$A14]*0.25))-([.U$2]*0.75)))" office:value-type="float" office:value="3.75" calcext:value-type="float">
            <text:p>3,75</text:p>
          </table:table-cell>
          <table:table-cell table:formula="of:=IF((([.$A14]+([.$A14]*0.25))-([.V$2]*0.75))&lt;0;0;(([.$A14]+([.$A14]*0.25))-([.V$2]*0.75)))" office:value-type="float" office:value="0" calcext:value-type="float">
            <text:p>0</text:p>
          </table:table-cell>
        </table:table-row>
        <table:table-row table:style-name="ro1">
          <table:table-cell table:formula="of:=[.A14]+5" office:value-type="float" office:value="65" calcext:value-type="float">
            <text:p>65</text:p>
          </table:table-cell>
          <table:table-cell table:formula="of:=IF((([.$A15]+([.$A15]*0.25))-([.B$2]*0.75))&lt;0;0;(([.$A15]+([.$A15]*0.25))-([.B$2]*0.75)))" office:value-type="float" office:value="81.25" calcext:value-type="float">
            <text:p>81,25</text:p>
          </table:table-cell>
          <table:table-cell table:formula="of:=IF((([.$A15]+([.$A15]*0.25))-([.C$2]*0.75))&lt;0;0;(([.$A15]+([.$A15]*0.25))-([.C$2]*0.75)))" office:value-type="float" office:value="77.5" calcext:value-type="float">
            <text:p>77,5</text:p>
          </table:table-cell>
          <table:table-cell table:formula="of:=IF((([.$A15]+([.$A15]*0.25))-([.D$2]*0.75))&lt;0;0;(([.$A15]+([.$A15]*0.25))-([.D$2]*0.75)))" office:value-type="float" office:value="73.75" calcext:value-type="float">
            <text:p>73,75</text:p>
          </table:table-cell>
          <table:table-cell table:formula="of:=IF((([.$A15]+([.$A15]*0.25))-([.E$2]*0.75))&lt;0;0;(([.$A15]+([.$A15]*0.25))-([.E$2]*0.75)))" office:value-type="float" office:value="70" calcext:value-type="float">
            <text:p>70</text:p>
          </table:table-cell>
          <table:table-cell table:formula="of:=IF((([.$A15]+([.$A15]*0.25))-([.F$2]*0.75))&lt;0;0;(([.$A15]+([.$A15]*0.25))-([.F$2]*0.75)))" office:value-type="float" office:value="66.25" calcext:value-type="float">
            <text:p>66,25</text:p>
          </table:table-cell>
          <table:table-cell table:formula="of:=IF((([.$A15]+([.$A15]*0.25))-([.G$2]*0.75))&lt;0;0;(([.$A15]+([.$A15]*0.25))-([.G$2]*0.75)))" office:value-type="float" office:value="62.5" calcext:value-type="float">
            <text:p>62,5</text:p>
          </table:table-cell>
          <table:table-cell table:formula="of:=IF((([.$A15]+([.$A15]*0.25))-([.H$2]*0.75))&lt;0;0;(([.$A15]+([.$A15]*0.25))-([.H$2]*0.75)))" office:value-type="float" office:value="58.75" calcext:value-type="float">
            <text:p>58,75</text:p>
          </table:table-cell>
          <table:table-cell table:formula="of:=IF((([.$A15]+([.$A15]*0.25))-([.I$2]*0.75))&lt;0;0;(([.$A15]+([.$A15]*0.25))-([.I$2]*0.75)))" office:value-type="float" office:value="55" calcext:value-type="float">
            <text:p>55</text:p>
          </table:table-cell>
          <table:table-cell table:formula="of:=IF((([.$A15]+([.$A15]*0.25))-([.J$2]*0.75))&lt;0;0;(([.$A15]+([.$A15]*0.25))-([.J$2]*0.75)))" office:value-type="float" office:value="51.25" calcext:value-type="float">
            <text:p>51,25</text:p>
          </table:table-cell>
          <table:table-cell table:formula="of:=IF((([.$A15]+([.$A15]*0.25))-([.K$2]*0.75))&lt;0;0;(([.$A15]+([.$A15]*0.25))-([.K$2]*0.75)))" office:value-type="float" office:value="47.5" calcext:value-type="float">
            <text:p>47,5</text:p>
          </table:table-cell>
          <table:table-cell table:formula="of:=IF((([.$A15]+([.$A15]*0.25))-([.L$2]*0.75))&lt;0;0;(([.$A15]+([.$A15]*0.25))-([.L$2]*0.75)))" office:value-type="float" office:value="43.75" calcext:value-type="float">
            <text:p>43,75</text:p>
          </table:table-cell>
          <table:table-cell table:formula="of:=IF((([.$A15]+([.$A15]*0.25))-([.M$2]*0.75))&lt;0;0;(([.$A15]+([.$A15]*0.25))-([.M$2]*0.75)))" office:value-type="float" office:value="40" calcext:value-type="float">
            <text:p>40</text:p>
          </table:table-cell>
          <table:table-cell table:formula="of:=IF((([.$A15]+([.$A15]*0.25))-([.N$2]*0.75))&lt;0;0;(([.$A15]+([.$A15]*0.25))-([.N$2]*0.75)))" office:value-type="float" office:value="36.25" calcext:value-type="float">
            <text:p>36,25</text:p>
          </table:table-cell>
          <table:table-cell table:formula="of:=IF((([.$A15]+([.$A15]*0.25))-([.O$2]*0.75))&lt;0;0;(([.$A15]+([.$A15]*0.25))-([.O$2]*0.75)))" office:value-type="float" office:value="32.5" calcext:value-type="float">
            <text:p>32,5</text:p>
          </table:table-cell>
          <table:table-cell table:formula="of:=IF((([.$A15]+([.$A15]*0.25))-([.P$2]*0.75))&lt;0;0;(([.$A15]+([.$A15]*0.25))-([.P$2]*0.75)))" office:value-type="float" office:value="28.75" calcext:value-type="float">
            <text:p>28,75</text:p>
          </table:table-cell>
          <table:table-cell table:formula="of:=IF((([.$A15]+([.$A15]*0.25))-([.Q$2]*0.75))&lt;0;0;(([.$A15]+([.$A15]*0.25))-([.Q$2]*0.75)))" office:value-type="float" office:value="25" calcext:value-type="float">
            <text:p>25</text:p>
          </table:table-cell>
          <table:table-cell table:formula="of:=IF((([.$A15]+([.$A15]*0.25))-([.R$2]*0.75))&lt;0;0;(([.$A15]+([.$A15]*0.25))-([.R$2]*0.75)))" office:value-type="float" office:value="21.25" calcext:value-type="float">
            <text:p>21,25</text:p>
          </table:table-cell>
          <table:table-cell table:formula="of:=IF((([.$A15]+([.$A15]*0.25))-([.S$2]*0.75))&lt;0;0;(([.$A15]+([.$A15]*0.25))-([.S$2]*0.75)))" office:value-type="float" office:value="17.5" calcext:value-type="float">
            <text:p>17,5</text:p>
          </table:table-cell>
          <table:table-cell table:formula="of:=IF((([.$A15]+([.$A15]*0.25))-([.T$2]*0.75))&lt;0;0;(([.$A15]+([.$A15]*0.25))-([.T$2]*0.75)))" office:value-type="float" office:value="13.75" calcext:value-type="float">
            <text:p>13,75</text:p>
          </table:table-cell>
          <table:table-cell table:formula="of:=IF((([.$A15]+([.$A15]*0.25))-([.U$2]*0.75))&lt;0;0;(([.$A15]+([.$A15]*0.25))-([.U$2]*0.75)))" office:value-type="float" office:value="10" calcext:value-type="float">
            <text:p>10</text:p>
          </table:table-cell>
          <table:table-cell table:formula="of:=IF((([.$A15]+([.$A15]*0.25))-([.V$2]*0.75))&lt;0;0;(([.$A15]+([.$A15]*0.25))-([.V$2]*0.75)))" office:value-type="float" office:value="6.25" calcext:value-type="float">
            <text:p>6,25</text:p>
          </table:table-cell>
        </table:table-row>
        <table:table-row table:style-name="ro1">
          <table:table-cell table:formula="of:=[.A15]+5" office:value-type="float" office:value="70" calcext:value-type="float">
            <text:p>70</text:p>
          </table:table-cell>
          <table:table-cell table:formula="of:=IF((([.$A16]+([.$A16]*0.25))-([.B$2]*0.75))&lt;0;0;(([.$A16]+([.$A16]*0.25))-([.B$2]*0.75)))" office:value-type="float" office:value="87.5" calcext:value-type="float">
            <text:p>87,5</text:p>
          </table:table-cell>
          <table:table-cell table:formula="of:=IF((([.$A16]+([.$A16]*0.25))-([.C$2]*0.75))&lt;0;0;(([.$A16]+([.$A16]*0.25))-([.C$2]*0.75)))" office:value-type="float" office:value="83.75" calcext:value-type="float">
            <text:p>83,75</text:p>
          </table:table-cell>
          <table:table-cell table:formula="of:=IF((([.$A16]+([.$A16]*0.25))-([.D$2]*0.75))&lt;0;0;(([.$A16]+([.$A16]*0.25))-([.D$2]*0.75)))" office:value-type="float" office:value="80" calcext:value-type="float">
            <text:p>80</text:p>
          </table:table-cell>
          <table:table-cell table:formula="of:=IF((([.$A16]+([.$A16]*0.25))-([.E$2]*0.75))&lt;0;0;(([.$A16]+([.$A16]*0.25))-([.E$2]*0.75)))" office:value-type="float" office:value="76.25" calcext:value-type="float">
            <text:p>76,25</text:p>
          </table:table-cell>
          <table:table-cell table:formula="of:=IF((([.$A16]+([.$A16]*0.25))-([.F$2]*0.75))&lt;0;0;(([.$A16]+([.$A16]*0.25))-([.F$2]*0.75)))" office:value-type="float" office:value="72.5" calcext:value-type="float">
            <text:p>72,5</text:p>
          </table:table-cell>
          <table:table-cell table:formula="of:=IF((([.$A16]+([.$A16]*0.25))-([.G$2]*0.75))&lt;0;0;(([.$A16]+([.$A16]*0.25))-([.G$2]*0.75)))" office:value-type="float" office:value="68.75" calcext:value-type="float">
            <text:p>68,75</text:p>
          </table:table-cell>
          <table:table-cell table:formula="of:=IF((([.$A16]+([.$A16]*0.25))-([.H$2]*0.75))&lt;0;0;(([.$A16]+([.$A16]*0.25))-([.H$2]*0.75)))" office:value-type="float" office:value="65" calcext:value-type="float">
            <text:p>65</text:p>
          </table:table-cell>
          <table:table-cell table:formula="of:=IF((([.$A16]+([.$A16]*0.25))-([.I$2]*0.75))&lt;0;0;(([.$A16]+([.$A16]*0.25))-([.I$2]*0.75)))" office:value-type="float" office:value="61.25" calcext:value-type="float">
            <text:p>61,25</text:p>
          </table:table-cell>
          <table:table-cell table:formula="of:=IF((([.$A16]+([.$A16]*0.25))-([.J$2]*0.75))&lt;0;0;(([.$A16]+([.$A16]*0.25))-([.J$2]*0.75)))" office:value-type="float" office:value="57.5" calcext:value-type="float">
            <text:p>57,5</text:p>
          </table:table-cell>
          <table:table-cell table:formula="of:=IF((([.$A16]+([.$A16]*0.25))-([.K$2]*0.75))&lt;0;0;(([.$A16]+([.$A16]*0.25))-([.K$2]*0.75)))" office:value-type="float" office:value="53.75" calcext:value-type="float">
            <text:p>53,75</text:p>
          </table:table-cell>
          <table:table-cell table:formula="of:=IF((([.$A16]+([.$A16]*0.25))-([.L$2]*0.75))&lt;0;0;(([.$A16]+([.$A16]*0.25))-([.L$2]*0.75)))" office:value-type="float" office:value="50" calcext:value-type="float">
            <text:p>50</text:p>
          </table:table-cell>
          <table:table-cell table:formula="of:=IF((([.$A16]+([.$A16]*0.25))-([.M$2]*0.75))&lt;0;0;(([.$A16]+([.$A16]*0.25))-([.M$2]*0.75)))" office:value-type="float" office:value="46.25" calcext:value-type="float">
            <text:p>46,25</text:p>
          </table:table-cell>
          <table:table-cell table:formula="of:=IF((([.$A16]+([.$A16]*0.25))-([.N$2]*0.75))&lt;0;0;(([.$A16]+([.$A16]*0.25))-([.N$2]*0.75)))" office:value-type="float" office:value="42.5" calcext:value-type="float">
            <text:p>42,5</text:p>
          </table:table-cell>
          <table:table-cell table:formula="of:=IF((([.$A16]+([.$A16]*0.25))-([.O$2]*0.75))&lt;0;0;(([.$A16]+([.$A16]*0.25))-([.O$2]*0.75)))" office:value-type="float" office:value="38.75" calcext:value-type="float">
            <text:p>38,75</text:p>
          </table:table-cell>
          <table:table-cell table:formula="of:=IF((([.$A16]+([.$A16]*0.25))-([.P$2]*0.75))&lt;0;0;(([.$A16]+([.$A16]*0.25))-([.P$2]*0.75)))" office:value-type="float" office:value="35" calcext:value-type="float">
            <text:p>35</text:p>
          </table:table-cell>
          <table:table-cell table:formula="of:=IF((([.$A16]+([.$A16]*0.25))-([.Q$2]*0.75))&lt;0;0;(([.$A16]+([.$A16]*0.25))-([.Q$2]*0.75)))" office:value-type="float" office:value="31.25" calcext:value-type="float">
            <text:p>31,25</text:p>
          </table:table-cell>
          <table:table-cell table:formula="of:=IF((([.$A16]+([.$A16]*0.25))-([.R$2]*0.75))&lt;0;0;(([.$A16]+([.$A16]*0.25))-([.R$2]*0.75)))" office:value-type="float" office:value="27.5" calcext:value-type="float">
            <text:p>27,5</text:p>
          </table:table-cell>
          <table:table-cell table:formula="of:=IF((([.$A16]+([.$A16]*0.25))-([.S$2]*0.75))&lt;0;0;(([.$A16]+([.$A16]*0.25))-([.S$2]*0.75)))" office:value-type="float" office:value="23.75" calcext:value-type="float">
            <text:p>23,75</text:p>
          </table:table-cell>
          <table:table-cell table:formula="of:=IF((([.$A16]+([.$A16]*0.25))-([.T$2]*0.75))&lt;0;0;(([.$A16]+([.$A16]*0.25))-([.T$2]*0.75)))" office:value-type="float" office:value="20" calcext:value-type="float">
            <text:p>20</text:p>
          </table:table-cell>
          <table:table-cell table:formula="of:=IF((([.$A16]+([.$A16]*0.25))-([.U$2]*0.75))&lt;0;0;(([.$A16]+([.$A16]*0.25))-([.U$2]*0.75)))" office:value-type="float" office:value="16.25" calcext:value-type="float">
            <text:p>16,25</text:p>
          </table:table-cell>
          <table:table-cell table:formula="of:=IF((([.$A16]+([.$A16]*0.25))-([.V$2]*0.75))&lt;0;0;(([.$A16]+([.$A16]*0.25))-([.V$2]*0.75)))" office:value-type="float" office:value="12.5" calcext:value-type="float">
            <text:p>12,5</text:p>
          </table:table-cell>
        </table:table-row>
        <table:table-row table:style-name="ro1">
          <table:table-cell table:formula="of:=[.A16]+5" office:value-type="float" office:value="75" calcext:value-type="float">
            <text:p>75</text:p>
          </table:table-cell>
          <table:table-cell table:formula="of:=IF((([.$A17]+([.$A17]*0.25))-([.B$2]*0.75))&lt;0;0;(([.$A17]+([.$A17]*0.25))-([.B$2]*0.75)))" office:value-type="float" office:value="93.75" calcext:value-type="float">
            <text:p>93,75</text:p>
          </table:table-cell>
          <table:table-cell table:formula="of:=IF((([.$A17]+([.$A17]*0.25))-([.C$2]*0.75))&lt;0;0;(([.$A17]+([.$A17]*0.25))-([.C$2]*0.75)))" office:value-type="float" office:value="90" calcext:value-type="float">
            <text:p>90</text:p>
          </table:table-cell>
          <table:table-cell table:formula="of:=IF((([.$A17]+([.$A17]*0.25))-([.D$2]*0.75))&lt;0;0;(([.$A17]+([.$A17]*0.25))-([.D$2]*0.75)))" office:value-type="float" office:value="86.25" calcext:value-type="float">
            <text:p>86,25</text:p>
          </table:table-cell>
          <table:table-cell table:formula="of:=IF((([.$A17]+([.$A17]*0.25))-([.E$2]*0.75))&lt;0;0;(([.$A17]+([.$A17]*0.25))-([.E$2]*0.75)))" office:value-type="float" office:value="82.5" calcext:value-type="float">
            <text:p>82,5</text:p>
          </table:table-cell>
          <table:table-cell table:formula="of:=IF((([.$A17]+([.$A17]*0.25))-([.F$2]*0.75))&lt;0;0;(([.$A17]+([.$A17]*0.25))-([.F$2]*0.75)))" office:value-type="float" office:value="78.75" calcext:value-type="float">
            <text:p>78,75</text:p>
          </table:table-cell>
          <table:table-cell table:formula="of:=IF((([.$A17]+([.$A17]*0.25))-([.G$2]*0.75))&lt;0;0;(([.$A17]+([.$A17]*0.25))-([.G$2]*0.75)))" office:value-type="float" office:value="75" calcext:value-type="float">
            <text:p>75</text:p>
          </table:table-cell>
          <table:table-cell table:formula="of:=IF((([.$A17]+([.$A17]*0.25))-([.H$2]*0.75))&lt;0;0;(([.$A17]+([.$A17]*0.25))-([.H$2]*0.75)))" office:value-type="float" office:value="71.25" calcext:value-type="float">
            <text:p>71,25</text:p>
          </table:table-cell>
          <table:table-cell table:formula="of:=IF((([.$A17]+([.$A17]*0.25))-([.I$2]*0.75))&lt;0;0;(([.$A17]+([.$A17]*0.25))-([.I$2]*0.75)))" office:value-type="float" office:value="67.5" calcext:value-type="float">
            <text:p>67,5</text:p>
          </table:table-cell>
          <table:table-cell table:formula="of:=IF((([.$A17]+([.$A17]*0.25))-([.J$2]*0.75))&lt;0;0;(([.$A17]+([.$A17]*0.25))-([.J$2]*0.75)))" office:value-type="float" office:value="63.75" calcext:value-type="float">
            <text:p>63,75</text:p>
          </table:table-cell>
          <table:table-cell table:formula="of:=IF((([.$A17]+([.$A17]*0.25))-([.K$2]*0.75))&lt;0;0;(([.$A17]+([.$A17]*0.25))-([.K$2]*0.75)))" office:value-type="float" office:value="60" calcext:value-type="float">
            <text:p>60</text:p>
          </table:table-cell>
          <table:table-cell table:formula="of:=IF((([.$A17]+([.$A17]*0.25))-([.L$2]*0.75))&lt;0;0;(([.$A17]+([.$A17]*0.25))-([.L$2]*0.75)))" office:value-type="float" office:value="56.25" calcext:value-type="float">
            <text:p>56,25</text:p>
          </table:table-cell>
          <table:table-cell table:formula="of:=IF((([.$A17]+([.$A17]*0.25))-([.M$2]*0.75))&lt;0;0;(([.$A17]+([.$A17]*0.25))-([.M$2]*0.75)))" office:value-type="float" office:value="52.5" calcext:value-type="float">
            <text:p>52,5</text:p>
          </table:table-cell>
          <table:table-cell table:formula="of:=IF((([.$A17]+([.$A17]*0.25))-([.N$2]*0.75))&lt;0;0;(([.$A17]+([.$A17]*0.25))-([.N$2]*0.75)))" office:value-type="float" office:value="48.75" calcext:value-type="float">
            <text:p>48,75</text:p>
          </table:table-cell>
          <table:table-cell table:formula="of:=IF((([.$A17]+([.$A17]*0.25))-([.O$2]*0.75))&lt;0;0;(([.$A17]+([.$A17]*0.25))-([.O$2]*0.75)))" office:value-type="float" office:value="45" calcext:value-type="float">
            <text:p>45</text:p>
          </table:table-cell>
          <table:table-cell table:formula="of:=IF((([.$A17]+([.$A17]*0.25))-([.P$2]*0.75))&lt;0;0;(([.$A17]+([.$A17]*0.25))-([.P$2]*0.75)))" office:value-type="float" office:value="41.25" calcext:value-type="float">
            <text:p>41,25</text:p>
          </table:table-cell>
          <table:table-cell table:formula="of:=IF((([.$A17]+([.$A17]*0.25))-([.Q$2]*0.75))&lt;0;0;(([.$A17]+([.$A17]*0.25))-([.Q$2]*0.75)))" office:value-type="float" office:value="37.5" calcext:value-type="float">
            <text:p>37,5</text:p>
          </table:table-cell>
          <table:table-cell table:formula="of:=IF((([.$A17]+([.$A17]*0.25))-([.R$2]*0.75))&lt;0;0;(([.$A17]+([.$A17]*0.25))-([.R$2]*0.75)))" office:value-type="float" office:value="33.75" calcext:value-type="float">
            <text:p>33,75</text:p>
          </table:table-cell>
          <table:table-cell table:formula="of:=IF((([.$A17]+([.$A17]*0.25))-([.S$2]*0.75))&lt;0;0;(([.$A17]+([.$A17]*0.25))-([.S$2]*0.75)))" office:value-type="float" office:value="30" calcext:value-type="float">
            <text:p>30</text:p>
          </table:table-cell>
          <table:table-cell table:formula="of:=IF((([.$A17]+([.$A17]*0.25))-([.T$2]*0.75))&lt;0;0;(([.$A17]+([.$A17]*0.25))-([.T$2]*0.75)))" office:value-type="float" office:value="26.25" calcext:value-type="float">
            <text:p>26,25</text:p>
          </table:table-cell>
          <table:table-cell table:formula="of:=IF((([.$A17]+([.$A17]*0.25))-([.U$2]*0.75))&lt;0;0;(([.$A17]+([.$A17]*0.25))-([.U$2]*0.75)))" office:value-type="float" office:value="22.5" calcext:value-type="float">
            <text:p>22,5</text:p>
          </table:table-cell>
          <table:table-cell table:formula="of:=IF((([.$A17]+([.$A17]*0.25))-([.V$2]*0.75))&lt;0;0;(([.$A17]+([.$A17]*0.25))-([.V$2]*0.75)))" office:value-type="float" office:value="18.75" calcext:value-type="float">
            <text:p>18,75</text:p>
          </table:table-cell>
        </table:table-row>
        <table:table-row table:style-name="ro1">
          <table:table-cell table:formula="of:=[.A17]+5" office:value-type="float" office:value="80" calcext:value-type="float">
            <text:p>80</text:p>
          </table:table-cell>
          <table:table-cell table:formula="of:=IF((([.$A18]+([.$A18]*0.25))-([.B$2]*0.75))&lt;0;0;(([.$A18]+([.$A18]*0.25))-([.B$2]*0.75)))" office:value-type="float" office:value="100" calcext:value-type="float">
            <text:p>100</text:p>
          </table:table-cell>
          <table:table-cell table:formula="of:=IF((([.$A18]+([.$A18]*0.25))-([.C$2]*0.75))&lt;0;0;(([.$A18]+([.$A18]*0.25))-([.C$2]*0.75)))" office:value-type="float" office:value="96.25" calcext:value-type="float">
            <text:p>96,25</text:p>
          </table:table-cell>
          <table:table-cell table:formula="of:=IF((([.$A18]+([.$A18]*0.25))-([.D$2]*0.75))&lt;0;0;(([.$A18]+([.$A18]*0.25))-([.D$2]*0.75)))" office:value-type="float" office:value="92.5" calcext:value-type="float">
            <text:p>92,5</text:p>
          </table:table-cell>
          <table:table-cell table:formula="of:=IF((([.$A18]+([.$A18]*0.25))-([.E$2]*0.75))&lt;0;0;(([.$A18]+([.$A18]*0.25))-([.E$2]*0.75)))" office:value-type="float" office:value="88.75" calcext:value-type="float">
            <text:p>88,75</text:p>
          </table:table-cell>
          <table:table-cell table:formula="of:=IF((([.$A18]+([.$A18]*0.25))-([.F$2]*0.75))&lt;0;0;(([.$A18]+([.$A18]*0.25))-([.F$2]*0.75)))" office:value-type="float" office:value="85" calcext:value-type="float">
            <text:p>85</text:p>
          </table:table-cell>
          <table:table-cell table:formula="of:=IF((([.$A18]+([.$A18]*0.25))-([.G$2]*0.75))&lt;0;0;(([.$A18]+([.$A18]*0.25))-([.G$2]*0.75)))" office:value-type="float" office:value="81.25" calcext:value-type="float">
            <text:p>81,25</text:p>
          </table:table-cell>
          <table:table-cell table:formula="of:=IF((([.$A18]+([.$A18]*0.25))-([.H$2]*0.75))&lt;0;0;(([.$A18]+([.$A18]*0.25))-([.H$2]*0.75)))" office:value-type="float" office:value="77.5" calcext:value-type="float">
            <text:p>77,5</text:p>
          </table:table-cell>
          <table:table-cell table:formula="of:=IF((([.$A18]+([.$A18]*0.25))-([.I$2]*0.75))&lt;0;0;(([.$A18]+([.$A18]*0.25))-([.I$2]*0.75)))" office:value-type="float" office:value="73.75" calcext:value-type="float">
            <text:p>73,75</text:p>
          </table:table-cell>
          <table:table-cell table:formula="of:=IF((([.$A18]+([.$A18]*0.25))-([.J$2]*0.75))&lt;0;0;(([.$A18]+([.$A18]*0.25))-([.J$2]*0.75)))" office:value-type="float" office:value="70" calcext:value-type="float">
            <text:p>70</text:p>
          </table:table-cell>
          <table:table-cell table:formula="of:=IF((([.$A18]+([.$A18]*0.25))-([.K$2]*0.75))&lt;0;0;(([.$A18]+([.$A18]*0.25))-([.K$2]*0.75)))" office:value-type="float" office:value="66.25" calcext:value-type="float">
            <text:p>66,25</text:p>
          </table:table-cell>
          <table:table-cell table:formula="of:=IF((([.$A18]+([.$A18]*0.25))-([.L$2]*0.75))&lt;0;0;(([.$A18]+([.$A18]*0.25))-([.L$2]*0.75)))" office:value-type="float" office:value="62.5" calcext:value-type="float">
            <text:p>62,5</text:p>
          </table:table-cell>
          <table:table-cell table:formula="of:=IF((([.$A18]+([.$A18]*0.25))-([.M$2]*0.75))&lt;0;0;(([.$A18]+([.$A18]*0.25))-([.M$2]*0.75)))" office:value-type="float" office:value="58.75" calcext:value-type="float">
            <text:p>58,75</text:p>
          </table:table-cell>
          <table:table-cell table:formula="of:=IF((([.$A18]+([.$A18]*0.25))-([.N$2]*0.75))&lt;0;0;(([.$A18]+([.$A18]*0.25))-([.N$2]*0.75)))" office:value-type="float" office:value="55" calcext:value-type="float">
            <text:p>55</text:p>
          </table:table-cell>
          <table:table-cell table:formula="of:=IF((([.$A18]+([.$A18]*0.25))-([.O$2]*0.75))&lt;0;0;(([.$A18]+([.$A18]*0.25))-([.O$2]*0.75)))" office:value-type="float" office:value="51.25" calcext:value-type="float">
            <text:p>51,25</text:p>
          </table:table-cell>
          <table:table-cell table:formula="of:=IF((([.$A18]+([.$A18]*0.25))-([.P$2]*0.75))&lt;0;0;(([.$A18]+([.$A18]*0.25))-([.P$2]*0.75)))" office:value-type="float" office:value="47.5" calcext:value-type="float">
            <text:p>47,5</text:p>
          </table:table-cell>
          <table:table-cell table:formula="of:=IF((([.$A18]+([.$A18]*0.25))-([.Q$2]*0.75))&lt;0;0;(([.$A18]+([.$A18]*0.25))-([.Q$2]*0.75)))" office:value-type="float" office:value="43.75" calcext:value-type="float">
            <text:p>43,75</text:p>
          </table:table-cell>
          <table:table-cell table:formula="of:=IF((([.$A18]+([.$A18]*0.25))-([.R$2]*0.75))&lt;0;0;(([.$A18]+([.$A18]*0.25))-([.R$2]*0.75)))" office:value-type="float" office:value="40" calcext:value-type="float">
            <text:p>40</text:p>
          </table:table-cell>
          <table:table-cell table:formula="of:=IF((([.$A18]+([.$A18]*0.25))-([.S$2]*0.75))&lt;0;0;(([.$A18]+([.$A18]*0.25))-([.S$2]*0.75)))" office:value-type="float" office:value="36.25" calcext:value-type="float">
            <text:p>36,25</text:p>
          </table:table-cell>
          <table:table-cell table:formula="of:=IF((([.$A18]+([.$A18]*0.25))-([.T$2]*0.75))&lt;0;0;(([.$A18]+([.$A18]*0.25))-([.T$2]*0.75)))" office:value-type="float" office:value="32.5" calcext:value-type="float">
            <text:p>32,5</text:p>
          </table:table-cell>
          <table:table-cell table:formula="of:=IF((([.$A18]+([.$A18]*0.25))-([.U$2]*0.75))&lt;0;0;(([.$A18]+([.$A18]*0.25))-([.U$2]*0.75)))" office:value-type="float" office:value="28.75" calcext:value-type="float">
            <text:p>28,75</text:p>
          </table:table-cell>
          <table:table-cell table:formula="of:=IF((([.$A18]+([.$A18]*0.25))-([.V$2]*0.75))&lt;0;0;(([.$A18]+([.$A18]*0.25))-([.V$2]*0.75)))" office:value-type="float" office:value="25" calcext:value-type="float">
            <text:p>25</text:p>
          </table:table-cell>
        </table:table-row>
        <table:table-row table:style-name="ro1">
          <table:table-cell table:formula="of:=[.A18]+5" office:value-type="float" office:value="85" calcext:value-type="float">
            <text:p>85</text:p>
          </table:table-cell>
          <table:table-cell table:formula="of:=IF((([.$A19]+([.$A19]*0.25))-([.B$2]*0.75))&lt;0;0;(([.$A19]+([.$A19]*0.25))-([.B$2]*0.75)))" office:value-type="float" office:value="106.25" calcext:value-type="float">
            <text:p>106,25</text:p>
          </table:table-cell>
          <table:table-cell table:formula="of:=IF((([.$A19]+([.$A19]*0.25))-([.C$2]*0.75))&lt;0;0;(([.$A19]+([.$A19]*0.25))-([.C$2]*0.75)))" office:value-type="float" office:value="102.5" calcext:value-type="float">
            <text:p>102,5</text:p>
          </table:table-cell>
          <table:table-cell table:formula="of:=IF((([.$A19]+([.$A19]*0.25))-([.D$2]*0.75))&lt;0;0;(([.$A19]+([.$A19]*0.25))-([.D$2]*0.75)))" office:value-type="float" office:value="98.75" calcext:value-type="float">
            <text:p>98,75</text:p>
          </table:table-cell>
          <table:table-cell table:formula="of:=IF((([.$A19]+([.$A19]*0.25))-([.E$2]*0.75))&lt;0;0;(([.$A19]+([.$A19]*0.25))-([.E$2]*0.75)))" office:value-type="float" office:value="95" calcext:value-type="float">
            <text:p>95</text:p>
          </table:table-cell>
          <table:table-cell table:formula="of:=IF((([.$A19]+([.$A19]*0.25))-([.F$2]*0.75))&lt;0;0;(([.$A19]+([.$A19]*0.25))-([.F$2]*0.75)))" office:value-type="float" office:value="91.25" calcext:value-type="float">
            <text:p>91,25</text:p>
          </table:table-cell>
          <table:table-cell table:formula="of:=IF((([.$A19]+([.$A19]*0.25))-([.G$2]*0.75))&lt;0;0;(([.$A19]+([.$A19]*0.25))-([.G$2]*0.75)))" office:value-type="float" office:value="87.5" calcext:value-type="float">
            <text:p>87,5</text:p>
          </table:table-cell>
          <table:table-cell table:formula="of:=IF((([.$A19]+([.$A19]*0.25))-([.H$2]*0.75))&lt;0;0;(([.$A19]+([.$A19]*0.25))-([.H$2]*0.75)))" office:value-type="float" office:value="83.75" calcext:value-type="float">
            <text:p>83,75</text:p>
          </table:table-cell>
          <table:table-cell table:formula="of:=IF((([.$A19]+([.$A19]*0.25))-([.I$2]*0.75))&lt;0;0;(([.$A19]+([.$A19]*0.25))-([.I$2]*0.75)))" office:value-type="float" office:value="80" calcext:value-type="float">
            <text:p>80</text:p>
          </table:table-cell>
          <table:table-cell table:formula="of:=IF((([.$A19]+([.$A19]*0.25))-([.J$2]*0.75))&lt;0;0;(([.$A19]+([.$A19]*0.25))-([.J$2]*0.75)))" office:value-type="float" office:value="76.25" calcext:value-type="float">
            <text:p>76,25</text:p>
          </table:table-cell>
          <table:table-cell table:formula="of:=IF((([.$A19]+([.$A19]*0.25))-([.K$2]*0.75))&lt;0;0;(([.$A19]+([.$A19]*0.25))-([.K$2]*0.75)))" office:value-type="float" office:value="72.5" calcext:value-type="float">
            <text:p>72,5</text:p>
          </table:table-cell>
          <table:table-cell table:formula="of:=IF((([.$A19]+([.$A19]*0.25))-([.L$2]*0.75))&lt;0;0;(([.$A19]+([.$A19]*0.25))-([.L$2]*0.75)))" office:value-type="float" office:value="68.75" calcext:value-type="float">
            <text:p>68,75</text:p>
          </table:table-cell>
          <table:table-cell table:formula="of:=IF((([.$A19]+([.$A19]*0.25))-([.M$2]*0.75))&lt;0;0;(([.$A19]+([.$A19]*0.25))-([.M$2]*0.75)))" office:value-type="float" office:value="65" calcext:value-type="float">
            <text:p>65</text:p>
          </table:table-cell>
          <table:table-cell table:formula="of:=IF((([.$A19]+([.$A19]*0.25))-([.N$2]*0.75))&lt;0;0;(([.$A19]+([.$A19]*0.25))-([.N$2]*0.75)))" office:value-type="float" office:value="61.25" calcext:value-type="float">
            <text:p>61,25</text:p>
          </table:table-cell>
          <table:table-cell table:formula="of:=IF((([.$A19]+([.$A19]*0.25))-([.O$2]*0.75))&lt;0;0;(([.$A19]+([.$A19]*0.25))-([.O$2]*0.75)))" office:value-type="float" office:value="57.5" calcext:value-type="float">
            <text:p>57,5</text:p>
          </table:table-cell>
          <table:table-cell table:formula="of:=IF((([.$A19]+([.$A19]*0.25))-([.P$2]*0.75))&lt;0;0;(([.$A19]+([.$A19]*0.25))-([.P$2]*0.75)))" office:value-type="float" office:value="53.75" calcext:value-type="float">
            <text:p>53,75</text:p>
          </table:table-cell>
          <table:table-cell table:formula="of:=IF((([.$A19]+([.$A19]*0.25))-([.Q$2]*0.75))&lt;0;0;(([.$A19]+([.$A19]*0.25))-([.Q$2]*0.75)))" office:value-type="float" office:value="50" calcext:value-type="float">
            <text:p>50</text:p>
          </table:table-cell>
          <table:table-cell table:formula="of:=IF((([.$A19]+([.$A19]*0.25))-([.R$2]*0.75))&lt;0;0;(([.$A19]+([.$A19]*0.25))-([.R$2]*0.75)))" office:value-type="float" office:value="46.25" calcext:value-type="float">
            <text:p>46,25</text:p>
          </table:table-cell>
          <table:table-cell table:formula="of:=IF((([.$A19]+([.$A19]*0.25))-([.S$2]*0.75))&lt;0;0;(([.$A19]+([.$A19]*0.25))-([.S$2]*0.75)))" office:value-type="float" office:value="42.5" calcext:value-type="float">
            <text:p>42,5</text:p>
          </table:table-cell>
          <table:table-cell table:formula="of:=IF((([.$A19]+([.$A19]*0.25))-([.T$2]*0.75))&lt;0;0;(([.$A19]+([.$A19]*0.25))-([.T$2]*0.75)))" office:value-type="float" office:value="38.75" calcext:value-type="float">
            <text:p>38,75</text:p>
          </table:table-cell>
          <table:table-cell table:formula="of:=IF((([.$A19]+([.$A19]*0.25))-([.U$2]*0.75))&lt;0;0;(([.$A19]+([.$A19]*0.25))-([.U$2]*0.75)))" office:value-type="float" office:value="35" calcext:value-type="float">
            <text:p>35</text:p>
          </table:table-cell>
          <table:table-cell table:formula="of:=IF((([.$A19]+([.$A19]*0.25))-([.V$2]*0.75))&lt;0;0;(([.$A19]+([.$A19]*0.25))-([.V$2]*0.75)))" office:value-type="float" office:value="31.25" calcext:value-type="float">
            <text:p>31,25</text:p>
          </table:table-cell>
        </table:table-row>
        <table:table-row table:style-name="ro1">
          <table:table-cell table:formula="of:=[.A19]+5" office:value-type="float" office:value="90" calcext:value-type="float">
            <text:p>90</text:p>
          </table:table-cell>
          <table:table-cell table:formula="of:=IF((([.$A20]+([.$A20]*0.25))-([.B$2]*0.75))&lt;0;0;(([.$A20]+([.$A20]*0.25))-([.B$2]*0.75)))" office:value-type="float" office:value="112.5" calcext:value-type="float">
            <text:p>112,5</text:p>
          </table:table-cell>
          <table:table-cell table:formula="of:=IF((([.$A20]+([.$A20]*0.25))-([.C$2]*0.75))&lt;0;0;(([.$A20]+([.$A20]*0.25))-([.C$2]*0.75)))" office:value-type="float" office:value="108.75" calcext:value-type="float">
            <text:p>108,75</text:p>
          </table:table-cell>
          <table:table-cell table:formula="of:=IF((([.$A20]+([.$A20]*0.25))-([.D$2]*0.75))&lt;0;0;(([.$A20]+([.$A20]*0.25))-([.D$2]*0.75)))" office:value-type="float" office:value="105" calcext:value-type="float">
            <text:p>105</text:p>
          </table:table-cell>
          <table:table-cell table:formula="of:=IF((([.$A20]+([.$A20]*0.25))-([.E$2]*0.75))&lt;0;0;(([.$A20]+([.$A20]*0.25))-([.E$2]*0.75)))" office:value-type="float" office:value="101.25" calcext:value-type="float">
            <text:p>101,25</text:p>
          </table:table-cell>
          <table:table-cell table:formula="of:=IF((([.$A20]+([.$A20]*0.25))-([.F$2]*0.75))&lt;0;0;(([.$A20]+([.$A20]*0.25))-([.F$2]*0.75)))" office:value-type="float" office:value="97.5" calcext:value-type="float">
            <text:p>97,5</text:p>
          </table:table-cell>
          <table:table-cell table:formula="of:=IF((([.$A20]+([.$A20]*0.25))-([.G$2]*0.75))&lt;0;0;(([.$A20]+([.$A20]*0.25))-([.G$2]*0.75)))" office:value-type="float" office:value="93.75" calcext:value-type="float">
            <text:p>93,75</text:p>
          </table:table-cell>
          <table:table-cell table:formula="of:=IF((([.$A20]+([.$A20]*0.25))-([.H$2]*0.75))&lt;0;0;(([.$A20]+([.$A20]*0.25))-([.H$2]*0.75)))" office:value-type="float" office:value="90" calcext:value-type="float">
            <text:p>90</text:p>
          </table:table-cell>
          <table:table-cell table:formula="of:=IF((([.$A20]+([.$A20]*0.25))-([.I$2]*0.75))&lt;0;0;(([.$A20]+([.$A20]*0.25))-([.I$2]*0.75)))" office:value-type="float" office:value="86.25" calcext:value-type="float">
            <text:p>86,25</text:p>
          </table:table-cell>
          <table:table-cell table:formula="of:=IF((([.$A20]+([.$A20]*0.25))-([.J$2]*0.75))&lt;0;0;(([.$A20]+([.$A20]*0.25))-([.J$2]*0.75)))" office:value-type="float" office:value="82.5" calcext:value-type="float">
            <text:p>82,5</text:p>
          </table:table-cell>
          <table:table-cell table:formula="of:=IF((([.$A20]+([.$A20]*0.25))-([.K$2]*0.75))&lt;0;0;(([.$A20]+([.$A20]*0.25))-([.K$2]*0.75)))" office:value-type="float" office:value="78.75" calcext:value-type="float">
            <text:p>78,75</text:p>
          </table:table-cell>
          <table:table-cell table:formula="of:=IF((([.$A20]+([.$A20]*0.25))-([.L$2]*0.75))&lt;0;0;(([.$A20]+([.$A20]*0.25))-([.L$2]*0.75)))" office:value-type="float" office:value="75" calcext:value-type="float">
            <text:p>75</text:p>
          </table:table-cell>
          <table:table-cell table:formula="of:=IF((([.$A20]+([.$A20]*0.25))-([.M$2]*0.75))&lt;0;0;(([.$A20]+([.$A20]*0.25))-([.M$2]*0.75)))" office:value-type="float" office:value="71.25" calcext:value-type="float">
            <text:p>71,25</text:p>
          </table:table-cell>
          <table:table-cell table:formula="of:=IF((([.$A20]+([.$A20]*0.25))-([.N$2]*0.75))&lt;0;0;(([.$A20]+([.$A20]*0.25))-([.N$2]*0.75)))" office:value-type="float" office:value="67.5" calcext:value-type="float">
            <text:p>67,5</text:p>
          </table:table-cell>
          <table:table-cell table:formula="of:=IF((([.$A20]+([.$A20]*0.25))-([.O$2]*0.75))&lt;0;0;(([.$A20]+([.$A20]*0.25))-([.O$2]*0.75)))" office:value-type="float" office:value="63.75" calcext:value-type="float">
            <text:p>63,75</text:p>
          </table:table-cell>
          <table:table-cell table:formula="of:=IF((([.$A20]+([.$A20]*0.25))-([.P$2]*0.75))&lt;0;0;(([.$A20]+([.$A20]*0.25))-([.P$2]*0.75)))" office:value-type="float" office:value="60" calcext:value-type="float">
            <text:p>60</text:p>
          </table:table-cell>
          <table:table-cell table:formula="of:=IF((([.$A20]+([.$A20]*0.25))-([.Q$2]*0.75))&lt;0;0;(([.$A20]+([.$A20]*0.25))-([.Q$2]*0.75)))" office:value-type="float" office:value="56.25" calcext:value-type="float">
            <text:p>56,25</text:p>
          </table:table-cell>
          <table:table-cell table:formula="of:=IF((([.$A20]+([.$A20]*0.25))-([.R$2]*0.75))&lt;0;0;(([.$A20]+([.$A20]*0.25))-([.R$2]*0.75)))" office:value-type="float" office:value="52.5" calcext:value-type="float">
            <text:p>52,5</text:p>
          </table:table-cell>
          <table:table-cell table:formula="of:=IF((([.$A20]+([.$A20]*0.25))-([.S$2]*0.75))&lt;0;0;(([.$A20]+([.$A20]*0.25))-([.S$2]*0.75)))" office:value-type="float" office:value="48.75" calcext:value-type="float">
            <text:p>48,75</text:p>
          </table:table-cell>
          <table:table-cell table:formula="of:=IF((([.$A20]+([.$A20]*0.25))-([.T$2]*0.75))&lt;0;0;(([.$A20]+([.$A20]*0.25))-([.T$2]*0.75)))" office:value-type="float" office:value="45" calcext:value-type="float">
            <text:p>45</text:p>
          </table:table-cell>
          <table:table-cell table:formula="of:=IF((([.$A20]+([.$A20]*0.25))-([.U$2]*0.75))&lt;0;0;(([.$A20]+([.$A20]*0.25))-([.U$2]*0.75)))" office:value-type="float" office:value="41.25" calcext:value-type="float">
            <text:p>41,25</text:p>
          </table:table-cell>
          <table:table-cell table:formula="of:=IF((([.$A20]+([.$A20]*0.25))-([.V$2]*0.75))&lt;0;0;(([.$A20]+([.$A20]*0.25))-([.V$2]*0.75)))" office:value-type="float" office:value="37.5" calcext:value-type="float">
            <text:p>37,5</text:p>
          </table:table-cell>
        </table:table-row>
        <table:table-row table:style-name="ro1">
          <table:table-cell table:formula="of:=[.A20]+5" office:value-type="float" office:value="95" calcext:value-type="float">
            <text:p>95</text:p>
          </table:table-cell>
          <table:table-cell table:formula="of:=IF((([.$A21]+([.$A21]*0.25))-([.B$2]*0.75))&lt;0;0;(([.$A21]+([.$A21]*0.25))-([.B$2]*0.75)))" office:value-type="float" office:value="118.75" calcext:value-type="float">
            <text:p>118,75</text:p>
          </table:table-cell>
          <table:table-cell table:formula="of:=IF((([.$A21]+([.$A21]*0.25))-([.C$2]*0.75))&lt;0;0;(([.$A21]+([.$A21]*0.25))-([.C$2]*0.75)))" office:value-type="float" office:value="115" calcext:value-type="float">
            <text:p>115</text:p>
          </table:table-cell>
          <table:table-cell table:formula="of:=IF((([.$A21]+([.$A21]*0.25))-([.D$2]*0.75))&lt;0;0;(([.$A21]+([.$A21]*0.25))-([.D$2]*0.75)))" office:value-type="float" office:value="111.25" calcext:value-type="float">
            <text:p>111,25</text:p>
          </table:table-cell>
          <table:table-cell table:formula="of:=IF((([.$A21]+([.$A21]*0.25))-([.E$2]*0.75))&lt;0;0;(([.$A21]+([.$A21]*0.25))-([.E$2]*0.75)))" office:value-type="float" office:value="107.5" calcext:value-type="float">
            <text:p>107,5</text:p>
          </table:table-cell>
          <table:table-cell table:formula="of:=IF((([.$A21]+([.$A21]*0.25))-([.F$2]*0.75))&lt;0;0;(([.$A21]+([.$A21]*0.25))-([.F$2]*0.75)))" office:value-type="float" office:value="103.75" calcext:value-type="float">
            <text:p>103,75</text:p>
          </table:table-cell>
          <table:table-cell table:formula="of:=IF((([.$A21]+([.$A21]*0.25))-([.G$2]*0.75))&lt;0;0;(([.$A21]+([.$A21]*0.25))-([.G$2]*0.75)))" office:value-type="float" office:value="100" calcext:value-type="float">
            <text:p>100</text:p>
          </table:table-cell>
          <table:table-cell table:formula="of:=IF((([.$A21]+([.$A21]*0.25))-([.H$2]*0.75))&lt;0;0;(([.$A21]+([.$A21]*0.25))-([.H$2]*0.75)))" office:value-type="float" office:value="96.25" calcext:value-type="float">
            <text:p>96,25</text:p>
          </table:table-cell>
          <table:table-cell table:formula="of:=IF((([.$A21]+([.$A21]*0.25))-([.I$2]*0.75))&lt;0;0;(([.$A21]+([.$A21]*0.25))-([.I$2]*0.75)))" office:value-type="float" office:value="92.5" calcext:value-type="float">
            <text:p>92,5</text:p>
          </table:table-cell>
          <table:table-cell table:formula="of:=IF((([.$A21]+([.$A21]*0.25))-([.J$2]*0.75))&lt;0;0;(([.$A21]+([.$A21]*0.25))-([.J$2]*0.75)))" office:value-type="float" office:value="88.75" calcext:value-type="float">
            <text:p>88,75</text:p>
          </table:table-cell>
          <table:table-cell table:formula="of:=IF((([.$A21]+([.$A21]*0.25))-([.K$2]*0.75))&lt;0;0;(([.$A21]+([.$A21]*0.25))-([.K$2]*0.75)))" office:value-type="float" office:value="85" calcext:value-type="float">
            <text:p>85</text:p>
          </table:table-cell>
          <table:table-cell table:formula="of:=IF((([.$A21]+([.$A21]*0.25))-([.L$2]*0.75))&lt;0;0;(([.$A21]+([.$A21]*0.25))-([.L$2]*0.75)))" office:value-type="float" office:value="81.25" calcext:value-type="float">
            <text:p>81,25</text:p>
          </table:table-cell>
          <table:table-cell table:formula="of:=IF((([.$A21]+([.$A21]*0.25))-([.M$2]*0.75))&lt;0;0;(([.$A21]+([.$A21]*0.25))-([.M$2]*0.75)))" office:value-type="float" office:value="77.5" calcext:value-type="float">
            <text:p>77,5</text:p>
          </table:table-cell>
          <table:table-cell table:formula="of:=IF((([.$A21]+([.$A21]*0.25))-([.N$2]*0.75))&lt;0;0;(([.$A21]+([.$A21]*0.25))-([.N$2]*0.75)))" office:value-type="float" office:value="73.75" calcext:value-type="float">
            <text:p>73,75</text:p>
          </table:table-cell>
          <table:table-cell table:formula="of:=IF((([.$A21]+([.$A21]*0.25))-([.O$2]*0.75))&lt;0;0;(([.$A21]+([.$A21]*0.25))-([.O$2]*0.75)))" office:value-type="float" office:value="70" calcext:value-type="float">
            <text:p>70</text:p>
          </table:table-cell>
          <table:table-cell table:formula="of:=IF((([.$A21]+([.$A21]*0.25))-([.P$2]*0.75))&lt;0;0;(([.$A21]+([.$A21]*0.25))-([.P$2]*0.75)))" office:value-type="float" office:value="66.25" calcext:value-type="float">
            <text:p>66,25</text:p>
          </table:table-cell>
          <table:table-cell table:formula="of:=IF((([.$A21]+([.$A21]*0.25))-([.Q$2]*0.75))&lt;0;0;(([.$A21]+([.$A21]*0.25))-([.Q$2]*0.75)))" office:value-type="float" office:value="62.5" calcext:value-type="float">
            <text:p>62,5</text:p>
          </table:table-cell>
          <table:table-cell table:formula="of:=IF((([.$A21]+([.$A21]*0.25))-([.R$2]*0.75))&lt;0;0;(([.$A21]+([.$A21]*0.25))-([.R$2]*0.75)))" office:value-type="float" office:value="58.75" calcext:value-type="float">
            <text:p>58,75</text:p>
          </table:table-cell>
          <table:table-cell table:formula="of:=IF((([.$A21]+([.$A21]*0.25))-([.S$2]*0.75))&lt;0;0;(([.$A21]+([.$A21]*0.25))-([.S$2]*0.75)))" office:value-type="float" office:value="55" calcext:value-type="float">
            <text:p>55</text:p>
          </table:table-cell>
          <table:table-cell table:formula="of:=IF((([.$A21]+([.$A21]*0.25))-([.T$2]*0.75))&lt;0;0;(([.$A21]+([.$A21]*0.25))-([.T$2]*0.75)))" office:value-type="float" office:value="51.25" calcext:value-type="float">
            <text:p>51,25</text:p>
          </table:table-cell>
          <table:table-cell table:formula="of:=IF((([.$A21]+([.$A21]*0.25))-([.U$2]*0.75))&lt;0;0;(([.$A21]+([.$A21]*0.25))-([.U$2]*0.75)))" office:value-type="float" office:value="47.5" calcext:value-type="float">
            <text:p>47,5</text:p>
          </table:table-cell>
          <table:table-cell table:formula="of:=IF((([.$A21]+([.$A21]*0.25))-([.V$2]*0.75))&lt;0;0;(([.$A21]+([.$A21]*0.25))-([.V$2]*0.75)))" office:value-type="float" office:value="43.75" calcext:value-type="float">
            <text:p>43,75</text:p>
          </table:table-cell>
        </table:table-row>
        <table:table-row table:style-name="ro1">
          <table:table-cell table:formula="of:=[.A21]+5" office:value-type="float" office:value="100" calcext:value-type="float">
            <text:p>100</text:p>
          </table:table-cell>
          <table:table-cell table:formula="of:=IF((([.$A22]+([.$A22]*0.25))-([.B$2]*0.75))&lt;0;0;(([.$A22]+([.$A22]*0.25))-([.B$2]*0.75)))" office:value-type="float" office:value="125" calcext:value-type="float">
            <text:p>125</text:p>
          </table:table-cell>
          <table:table-cell table:formula="of:=IF((([.$A22]+([.$A22]*0.25))-([.C$2]*0.75))&lt;0;0;(([.$A22]+([.$A22]*0.25))-([.C$2]*0.75)))" office:value-type="float" office:value="121.25" calcext:value-type="float">
            <text:p>121,25</text:p>
          </table:table-cell>
          <table:table-cell table:formula="of:=IF((([.$A22]+([.$A22]*0.25))-([.D$2]*0.75))&lt;0;0;(([.$A22]+([.$A22]*0.25))-([.D$2]*0.75)))" office:value-type="float" office:value="117.5" calcext:value-type="float">
            <text:p>117,5</text:p>
          </table:table-cell>
          <table:table-cell table:formula="of:=IF((([.$A22]+([.$A22]*0.25))-([.E$2]*0.75))&lt;0;0;(([.$A22]+([.$A22]*0.25))-([.E$2]*0.75)))" office:value-type="float" office:value="113.75" calcext:value-type="float">
            <text:p>113,75</text:p>
          </table:table-cell>
          <table:table-cell table:formula="of:=IF((([.$A22]+([.$A22]*0.25))-([.F$2]*0.75))&lt;0;0;(([.$A22]+([.$A22]*0.25))-([.F$2]*0.75)))" office:value-type="float" office:value="110" calcext:value-type="float">
            <text:p>110</text:p>
          </table:table-cell>
          <table:table-cell table:formula="of:=IF((([.$A22]+([.$A22]*0.25))-([.G$2]*0.75))&lt;0;0;(([.$A22]+([.$A22]*0.25))-([.G$2]*0.75)))" office:value-type="float" office:value="106.25" calcext:value-type="float">
            <text:p>106,25</text:p>
          </table:table-cell>
          <table:table-cell table:formula="of:=IF((([.$A22]+([.$A22]*0.25))-([.H$2]*0.75))&lt;0;0;(([.$A22]+([.$A22]*0.25))-([.H$2]*0.75)))" office:value-type="float" office:value="102.5" calcext:value-type="float">
            <text:p>102,5</text:p>
          </table:table-cell>
          <table:table-cell table:formula="of:=IF((([.$A22]+([.$A22]*0.25))-([.I$2]*0.75))&lt;0;0;(([.$A22]+([.$A22]*0.25))-([.I$2]*0.75)))" office:value-type="float" office:value="98.75" calcext:value-type="float">
            <text:p>98,75</text:p>
          </table:table-cell>
          <table:table-cell table:formula="of:=IF((([.$A22]+([.$A22]*0.25))-([.J$2]*0.75))&lt;0;0;(([.$A22]+([.$A22]*0.25))-([.J$2]*0.75)))" office:value-type="float" office:value="95" calcext:value-type="float">
            <text:p>95</text:p>
          </table:table-cell>
          <table:table-cell table:formula="of:=IF((([.$A22]+([.$A22]*0.25))-([.K$2]*0.75))&lt;0;0;(([.$A22]+([.$A22]*0.25))-([.K$2]*0.75)))" office:value-type="float" office:value="91.25" calcext:value-type="float">
            <text:p>91,25</text:p>
          </table:table-cell>
          <table:table-cell table:formula="of:=IF((([.$A22]+([.$A22]*0.25))-([.L$2]*0.75))&lt;0;0;(([.$A22]+([.$A22]*0.25))-([.L$2]*0.75)))" office:value-type="float" office:value="87.5" calcext:value-type="float">
            <text:p>87,5</text:p>
          </table:table-cell>
          <table:table-cell table:formula="of:=IF((([.$A22]+([.$A22]*0.25))-([.M$2]*0.75))&lt;0;0;(([.$A22]+([.$A22]*0.25))-([.M$2]*0.75)))" office:value-type="float" office:value="83.75" calcext:value-type="float">
            <text:p>83,75</text:p>
          </table:table-cell>
          <table:table-cell table:formula="of:=IF((([.$A22]+([.$A22]*0.25))-([.N$2]*0.75))&lt;0;0;(([.$A22]+([.$A22]*0.25))-([.N$2]*0.75)))" office:value-type="float" office:value="80" calcext:value-type="float">
            <text:p>80</text:p>
          </table:table-cell>
          <table:table-cell table:formula="of:=IF((([.$A22]+([.$A22]*0.25))-([.O$2]*0.75))&lt;0;0;(([.$A22]+([.$A22]*0.25))-([.O$2]*0.75)))" office:value-type="float" office:value="76.25" calcext:value-type="float">
            <text:p>76,25</text:p>
          </table:table-cell>
          <table:table-cell table:formula="of:=IF((([.$A22]+([.$A22]*0.25))-([.P$2]*0.75))&lt;0;0;(([.$A22]+([.$A22]*0.25))-([.P$2]*0.75)))" office:value-type="float" office:value="72.5" calcext:value-type="float">
            <text:p>72,5</text:p>
          </table:table-cell>
          <table:table-cell table:formula="of:=IF((([.$A22]+([.$A22]*0.25))-([.Q$2]*0.75))&lt;0;0;(([.$A22]+([.$A22]*0.25))-([.Q$2]*0.75)))" office:value-type="float" office:value="68.75" calcext:value-type="float">
            <text:p>68,75</text:p>
          </table:table-cell>
          <table:table-cell table:formula="of:=IF((([.$A22]+([.$A22]*0.25))-([.R$2]*0.75))&lt;0;0;(([.$A22]+([.$A22]*0.25))-([.R$2]*0.75)))" office:value-type="float" office:value="65" calcext:value-type="float">
            <text:p>65</text:p>
          </table:table-cell>
          <table:table-cell table:formula="of:=IF((([.$A22]+([.$A22]*0.25))-([.S$2]*0.75))&lt;0;0;(([.$A22]+([.$A22]*0.25))-([.S$2]*0.75)))" office:value-type="float" office:value="61.25" calcext:value-type="float">
            <text:p>61,25</text:p>
          </table:table-cell>
          <table:table-cell table:formula="of:=IF((([.$A22]+([.$A22]*0.25))-([.T$2]*0.75))&lt;0;0;(([.$A22]+([.$A22]*0.25))-([.T$2]*0.75)))" office:value-type="float" office:value="57.5" calcext:value-type="float">
            <text:p>57,5</text:p>
          </table:table-cell>
          <table:table-cell table:formula="of:=IF((([.$A22]+([.$A22]*0.25))-([.U$2]*0.75))&lt;0;0;(([.$A22]+([.$A22]*0.25))-([.U$2]*0.75)))" office:value-type="float" office:value="53.75" calcext:value-type="float">
            <text:p>53,75</text:p>
          </table:table-cell>
          <table:table-cell table:formula="of:=IF((([.$A22]+([.$A22]*0.25))-([.V$2]*0.75))&lt;0;0;(([.$A22]+([.$A22]*0.25))-([.V$2]*0.75)))" office:value-type="float" office:value="50" calcext:value-type="float">
            <text:p>50</text:p>
          </table:table-cell>
        </table:table-row>
      </table:table>
      <table:table table:name="Stag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ce3"/>
        <table:table-column table:style-name="co18" table:default-cell-style-name="Default"/>
        <table:table-column table:style-name="co19" table:number-columns-repeated="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row table:style-name="ro1">
          <table:table-cell table:style-name="ce2" office:value-type="string" calcext:value-type="string">
            <text:p>Reduction</text:p>
          </table:table-cell>
          <table:table-cell table:style-name="ce2" office:value-type="float" office:value="0.35" calcext:value-type="float">
            <text:p>0,35</text:p>
          </table:table-cell>
          <table:table-cell table:style-name="ce2" table:number-columns-repeated="10"/>
        </table:table-row>
        <table:table-row table:style-name="ro1">
          <table:table-cell table:style-name="ce2" office:value-type="string" calcext:value-type="string">
            <text:p>Stage</text:p>
          </table:table-cell>
          <table:table-cell table:style-name="ce2" office:value-type="string" calcext:value-type="string">
            <text:p>XP (Max)</text:p>
          </table:table-cell>
          <table:table-cell table:style-name="ce2" office:value-type="string" calcext:value-type="string">
            <text:p>XP (Step)</text:p>
          </table:table-cell>
          <table:table-cell table:style-name="ce2" office:value-type="string" calcext:value-type="string">
            <text:p>Way 1</text:p>
          </table:table-cell>
          <table:table-cell table:style-name="ce2" office:value-type="string" calcext:value-type="string">
            <text:p>Belohnung 1</text:p>
          </table:table-cell>
          <table:table-cell table:style-name="ce2" office:value-type="string" calcext:value-type="string">
            <text:p>Belohnung 2</text:p>
          </table:table-cell>
          <table:table-cell table:style-name="ce2" office:value-type="string" calcext:value-type="string">
            <text:p>Way 2</text:p>
          </table:table-cell>
          <table:table-cell table:style-name="ce2" office:value-type="string" calcext:value-type="string">
            <text:p>Belohnung 1</text:p>
          </table:table-cell>
          <table:table-cell table:style-name="ce2" office:value-type="string" calcext:value-type="string">
            <text:p>Belohnung 2</text:p>
          </table:table-cell>
          <table:table-cell table:style-name="ce2" office:value-type="string" calcext:value-type="string">
            <text:p>Way 3</text:p>
          </table:table-cell>
          <table:table-cell table:style-name="ce2" office:value-type="string" calcext:value-type="string">
            <text:p>Belohnung 1</text:p>
          </table:table-cell>
          <table:table-cell table:style-name="ce2" office:value-type="string" calcext:value-type="string">
            <text:p>Belohnung 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[.B4]-([.B4]*[.$B$1]+RAND()*([.B4]*[.$B$1])))" office:value-type="float" office:value="644" calcext:value-type="float">
            <text:p>644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[.B5]-([.B5]*[.$B$1]+RAND()*([.B5]*[.$B$1])))" office:value-type="float" office:value="1384" calcext:value-type="float">
            <text:p>1384</text:p>
          </table:table-cell>
          <table:table-cell table:formula="of:=[.B4]-[.B3]" office:value-type="float" office:value="740" calcext:value-type="float">
            <text:p>740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.B6]-([.B6]*[.$B$1]+RAND()*([.B6]*[.$B$1])))" office:value-type="float" office:value="3259" calcext:value-type="float">
            <text:p>3259</text:p>
          </table:table-cell>
          <table:table-cell table:formula="of:=[.B5]-[.B4]" office:value-type="float" office:value="1875" calcext:value-type="float">
            <text:p>187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.B7]-([.B7]*[.$B$1]+RAND()*([.B7]*[.$B$1])))" office:value-type="float" office:value="5385" calcext:value-type="float">
            <text:p>5385</text:p>
          </table:table-cell>
          <table:table-cell table:formula="of:=[.B6]-[.B5]" office:value-type="float" office:value="2126" calcext:value-type="float">
            <text:p>2126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[.B8]-([.B8]*[.$B$1]+RAND()*([.B8]*[.$B$1])))" office:value-type="float" office:value="9300" calcext:value-type="float">
            <text:p>9300</text:p>
          </table:table-cell>
          <table:table-cell table:formula="of:=[.B7]-[.B6]" office:value-type="float" office:value="3915" calcext:value-type="float">
            <text:p>391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[.B9]-([.B9]*[.$B$1]+RAND()*([.B9]*[.$B$1])))" office:value-type="float" office:value="25906" calcext:value-type="float">
            <text:p>25906</text:p>
          </table:table-cell>
          <table:table-cell table:formula="of:=[.B8]-[.B7]" office:value-type="float" office:value="16606" calcext:value-type="float">
            <text:p>1660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[.B10]-([.B10]*[.$B$1]+RAND()*([.B10]*[.$B$1])))" office:value-type="float" office:value="51313" calcext:value-type="float">
            <text:p>51313</text:p>
          </table:table-cell>
          <table:table-cell table:formula="of:=[.B9]-[.B8]" office:value-type="float" office:value="25407" calcext:value-type="float">
            <text:p>2540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[.B11]-([.B11]*[.$B$1]+RAND()*([.B11]*[.$B$1])))" office:value-type="float" office:value="114695" calcext:value-type="float">
            <text:p>114695</text:p>
          </table:table-cell>
          <table:table-cell table:formula="of:=[.B10]-[.B9]" office:value-type="float" office:value="63382" calcext:value-type="float">
            <text:p>63382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217635" calcext:value-type="float">
            <text:p>217635</text:p>
          </table:table-cell>
          <table:table-cell table:formula="of:=[.B11]-[.B10]" office:value-type="float" office:value="102940" calcext:value-type="float">
            <text:p>102940</text:p>
          </table:table-cell>
          <table:table-cell table:number-columns-repeated="9"/>
        </table:table-row>
      </table:table>
      <table:table table:name="XP" table:style-name="ta1">
        <table:table-column table:style-name="co1" table:number-columns-repeated="4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DEX</text:p>
          </table:table-cell>
          <table:table-cell table:style-name="Default" office:value-type="string" calcext:value-type="string">
            <text:p>XP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formula="of:=ROUND([.E3]*1.3)" office:value-type="float" office:value="13" calcext:value-type="float">
            <text:p>13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table:formula="of:=ROUND([.E4]*1.3)" office:value-type="float" office:value="17" calcext:value-type="float">
            <text:p>17</text:p>
          </table:table-cell>
        </table:table-row>
        <table:table-row table:style-name="ro1">
          <table:table-cell table:number-columns-repeated="4" office:value-type="float" office:value="5" calcext:value-type="float">
            <text:p>5</text:p>
          </table:table-cell>
          <table:table-cell table:formula="of:=ROUND([.E5]*1.3)" office:value-type="float" office:value="22" calcext:value-type="float">
            <text:p>22</text:p>
          </table:table-cell>
        </table:table-row>
        <table:table-row table:style-name="ro1">
          <table:table-cell table:number-columns-repeated="4" office:value-type="float" office:value="6" calcext:value-type="float">
            <text:p>6</text:p>
          </table:table-cell>
          <table:table-cell table:formula="of:=ROUND([.E6]*1.3)" office:value-type="float" office:value="29" calcext:value-type="float">
            <text:p>29</text:p>
          </table:table-cell>
        </table:table-row>
        <table:table-row table:style-name="ro1">
          <table:table-cell table:number-columns-repeated="4" office:value-type="float" office:value="7" calcext:value-type="float">
            <text:p>7</text:p>
          </table:table-cell>
          <table:table-cell table:formula="of:=ROUND([.E7]*1.3)" office:value-type="float" office:value="38" calcext:value-type="float">
            <text:p>38</text:p>
          </table:table-cell>
        </table:table-row>
        <table:table-row table:style-name="ro1">
          <table:table-cell table:number-columns-repeated="4" office:value-type="float" office:value="8" calcext:value-type="float">
            <text:p>8</text:p>
          </table:table-cell>
          <table:table-cell table:formula="of:=ROUND([.E8]*1.3)" office:value-type="float" office:value="49" calcext:value-type="float">
            <text:p>49</text:p>
          </table:table-cell>
        </table:table-row>
        <table:table-row table:style-name="ro1">
          <table:table-cell table:number-columns-repeated="4" office:value-type="float" office:value="9" calcext:value-type="float">
            <text:p>9</text:p>
          </table:table-cell>
          <table:table-cell table:formula="of:=ROUND([.E9]*1.3)" office:value-type="float" office:value="64" calcext:value-type="float">
            <text:p>64</text:p>
          </table:table-cell>
        </table:table-row>
        <table:table-row table:style-name="ro1">
          <table:table-cell table:number-columns-repeated="4" office:value-type="float" office:value="10" calcext:value-type="float">
            <text:p>10</text:p>
          </table:table-cell>
          <table:table-cell table:formula="of:=ROUND([.E10]*1.3)" office:value-type="float" office:value="83" calcext:value-type="float">
            <text:p>83</text:p>
          </table:table-cell>
        </table:table-row>
        <table:table-row table:style-name="ro1">
          <table:table-cell table:number-columns-repeated="4" office:value-type="float" office:value="11" calcext:value-type="float">
            <text:p>11</text:p>
          </table:table-cell>
          <table:table-cell table:formula="of:=ROUND([.E11]*1.3)" office:value-type="float" office:value="108" calcext:value-type="float">
            <text:p>108</text:p>
          </table:table-cell>
        </table:table-row>
        <table:table-row table:style-name="ro1">
          <table:table-cell table:number-columns-repeated="4" office:value-type="float" office:value="12" calcext:value-type="float">
            <text:p>12</text:p>
          </table:table-cell>
          <table:table-cell table:formula="of:=ROUND([.E12]*1.3)" office:value-type="float" office:value="140" calcext:value-type="float">
            <text:p>140</text:p>
          </table:table-cell>
        </table:table-row>
        <table:table-row table:style-name="ro1">
          <table:table-cell table:number-columns-repeated="4" office:value-type="float" office:value="13" calcext:value-type="float">
            <text:p>13</text:p>
          </table:table-cell>
          <table:table-cell table:formula="of:=ROUND([.E13]*1.3)" office:value-type="float" office:value="182" calcext:value-type="float">
            <text:p>182</text:p>
          </table:table-cell>
        </table:table-row>
        <table:table-row table:style-name="ro1">
          <table:table-cell table:number-columns-repeated="4" office:value-type="float" office:value="14" calcext:value-type="float">
            <text:p>14</text:p>
          </table:table-cell>
          <table:table-cell table:formula="of:=ROUND([.E14]*1.3)" office:value-type="float" office:value="237" calcext:value-type="float">
            <text:p>237</text:p>
          </table:table-cell>
        </table:table-row>
        <table:table-row table:style-name="ro1">
          <table:table-cell table:number-columns-repeated="4" office:value-type="float" office:value="15" calcext:value-type="float">
            <text:p>15</text:p>
          </table:table-cell>
          <table:table-cell table:formula="of:=ROUND([.E15]*1.3)" office:value-type="float" office:value="308" calcext:value-type="float">
            <text:p>308</text:p>
          </table:table-cell>
        </table:table-row>
        <table:table-row table:style-name="ro1">
          <table:table-cell table:number-columns-repeated="4" office:value-type="float" office:value="16" calcext:value-type="float">
            <text:p>16</text:p>
          </table:table-cell>
          <table:table-cell table:formula="of:=ROUND([.E16]*1.3)" office:value-type="float" office:value="400" calcext:value-type="float">
            <text:p>400</text:p>
          </table:table-cell>
        </table:table-row>
        <table:table-row table:style-name="ro1">
          <table:table-cell table:number-columns-repeated="4" office:value-type="float" office:value="17" calcext:value-type="float">
            <text:p>17</text:p>
          </table:table-cell>
          <table:table-cell table:formula="of:=ROUND([.E17]*1.3)" office:value-type="float" office:value="520" calcext:value-type="float">
            <text:p>520</text:p>
          </table:table-cell>
        </table:table-row>
        <table:table-row table:style-name="ro1">
          <table:table-cell table:number-columns-repeated="4" office:value-type="float" office:value="18" calcext:value-type="float">
            <text:p>18</text:p>
          </table:table-cell>
          <table:table-cell table:formula="of:=ROUND([.E18]*1.3)" office:value-type="float" office:value="676" calcext:value-type="float">
            <text:p>676</text:p>
          </table:table-cell>
        </table:table-row>
        <table:table-row table:style-name="ro1">
          <table:table-cell table:number-columns-repeated="4" office:value-type="float" office:value="19" calcext:value-type="float">
            <text:p>19</text:p>
          </table:table-cell>
          <table:table-cell table:formula="of:=ROUND([.E19]*1.3)" office:value-type="float" office:value="879" calcext:value-type="float">
            <text:p>879</text:p>
          </table:table-cell>
        </table:table-row>
        <table:table-row table:style-name="ro1">
          <table:table-cell table:number-columns-repeated="4" office:value-type="float" office:value="20" calcext:value-type="float">
            <text:p>20</text:p>
          </table:table-cell>
          <table:table-cell table:formula="of:=ROUND([.E20]*1.3)" office:value-type="float" office:value="1143" calcext:value-type="float">
            <text:p>1143</text:p>
          </table:table-cell>
        </table:table-row>
        <table:table-row table:style-name="ro1">
          <table:table-cell table:number-columns-repeated="4" office:value-type="float" office:value="21" calcext:value-type="float">
            <text:p>21</text:p>
          </table:table-cell>
          <table:table-cell table:formula="of:=ROUND([.E21]*1.3)" office:value-type="float" office:value="1486" calcext:value-type="float">
            <text:p>1486</text:p>
          </table:table-cell>
        </table:table-row>
        <table:table-row table:style-name="ro1">
          <table:table-cell table:number-columns-repeated="4" office:value-type="float" office:value="22" calcext:value-type="float">
            <text:p>22</text:p>
          </table:table-cell>
          <table:table-cell table:formula="of:=ROUND([.E22]*1.3)" office:value-type="float" office:value="1932" calcext:value-type="float">
            <text:p>1932</text:p>
          </table:table-cell>
        </table:table-row>
        <table:table-row table:style-name="ro1">
          <table:table-cell table:number-columns-repeated="4" office:value-type="float" office:value="23" calcext:value-type="float">
            <text:p>23</text:p>
          </table:table-cell>
          <table:table-cell table:formula="of:=ROUND([.E23]*1.3)" office:value-type="float" office:value="2512" calcext:value-type="float">
            <text:p>2512</text:p>
          </table:table-cell>
        </table:table-row>
        <table:table-row table:style-name="ro1">
          <table:table-cell table:number-columns-repeated="4" office:value-type="float" office:value="24" calcext:value-type="float">
            <text:p>24</text:p>
          </table:table-cell>
          <table:table-cell table:formula="of:=ROUND([.E24]*1.3)" office:value-type="float" office:value="3266" calcext:value-type="float">
            <text:p>3266</text:p>
          </table:table-cell>
        </table:table-row>
        <table:table-row table:style-name="ro1">
          <table:table-cell table:number-columns-repeated="4" office:value-type="float" office:value="25" calcext:value-type="float">
            <text:p>25</text:p>
          </table:table-cell>
          <table:table-cell table:formula="of:=ROUND([.E25]*1.3)" office:value-type="float" office:value="4246" calcext:value-type="float">
            <text:p>4246</text:p>
          </table:table-cell>
        </table:table-row>
        <table:table-row table:style-name="ro1">
          <table:table-cell table:number-columns-repeated="4" office:value-type="float" office:value="26" calcext:value-type="float">
            <text:p>26</text:p>
          </table:table-cell>
          <table:table-cell table:formula="of:=ROUND([.E26]*1.3)" office:value-type="float" office:value="5520" calcext:value-type="float">
            <text:p>5520</text:p>
          </table:table-cell>
        </table:table-row>
        <table:table-row table:style-name="ro1">
          <table:table-cell table:number-columns-repeated="4" office:value-type="float" office:value="27" calcext:value-type="float">
            <text:p>27</text:p>
          </table:table-cell>
          <table:table-cell table:formula="of:=ROUND([.E27]*1.3)" office:value-type="float" office:value="7176" calcext:value-type="float">
            <text:p>7176</text:p>
          </table:table-cell>
        </table:table-row>
        <table:table-row table:style-name="ro1">
          <table:table-cell table:number-columns-repeated="4" office:value-type="float" office:value="28" calcext:value-type="float">
            <text:p>28</text:p>
          </table:table-cell>
          <table:table-cell table:formula="of:=ROUND([.E28]*1.3)" office:value-type="float" office:value="9329" calcext:value-type="float">
            <text:p>9329</text:p>
          </table:table-cell>
        </table:table-row>
        <table:table-row table:style-name="ro1">
          <table:table-cell table:number-columns-repeated="4" office:value-type="float" office:value="29" calcext:value-type="float">
            <text:p>29</text:p>
          </table:table-cell>
          <table:table-cell table:formula="of:=ROUND([.E29]*1.3)" office:value-type="float" office:value="12128" calcext:value-type="float">
            <text:p>12128</text:p>
          </table:table-cell>
        </table:table-row>
        <table:table-row table:style-name="ro1">
          <table:table-cell table:number-columns-repeated="4" office:value-type="float" office:value="30" calcext:value-type="float">
            <text:p>30</text:p>
          </table:table-cell>
          <table:table-cell table:formula="of:=ROUND([.E30]*1.3)" office:value-type="float" office:value="15766" calcext:value-type="float">
            <text:p>15766</text:p>
          </table:table-cell>
        </table:table-row>
        <table:table-row table:style-name="ro1">
          <table:table-cell table:number-columns-repeated="4" office:value-type="float" office:value="31" calcext:value-type="float">
            <text:p>31</text:p>
          </table:table-cell>
          <table:table-cell table:formula="of:=ROUND([.E31]*1.3)" office:value-type="float" office:value="20496" calcext:value-type="float">
            <text:p>20496</text:p>
          </table:table-cell>
        </table:table-row>
        <table:table-row table:style-name="ro1">
          <table:table-cell table:number-columns-repeated="4" office:value-type="float" office:value="32" calcext:value-type="float">
            <text:p>32</text:p>
          </table:table-cell>
          <table:table-cell table:formula="of:=ROUND([.E32]*1.3)" office:value-type="float" office:value="26645" calcext:value-type="float">
            <text:p>26645</text:p>
          </table:table-cell>
        </table:table-row>
        <table:table-row table:style-name="ro1">
          <table:table-cell table:number-columns-repeated="4" office:value-type="float" office:value="33" calcext:value-type="float">
            <text:p>33</text:p>
          </table:table-cell>
          <table:table-cell table:formula="of:=ROUND([.E33]*1.3)" office:value-type="float" office:value="34639" calcext:value-type="float">
            <text:p>34639</text:p>
          </table:table-cell>
        </table:table-row>
        <table:table-row table:style-name="ro1">
          <table:table-cell table:number-columns-repeated="4" office:value-type="float" office:value="34" calcext:value-type="float">
            <text:p>34</text:p>
          </table:table-cell>
          <table:table-cell table:formula="of:=ROUND([.E34]*1.3)" office:value-type="float" office:value="45031" calcext:value-type="float">
            <text:p>45031</text:p>
          </table:table-cell>
        </table:table-row>
        <table:table-row table:style-name="ro1">
          <table:table-cell table:number-columns-repeated="4" office:value-type="float" office:value="35" calcext:value-type="float">
            <text:p>35</text:p>
          </table:table-cell>
          <table:table-cell table:formula="of:=ROUND([.E35]*1.3)" office:value-type="float" office:value="58540" calcext:value-type="float">
            <text:p>58540</text:p>
          </table:table-cell>
        </table:table-row>
        <table:table-row table:style-name="ro1">
          <table:table-cell table:number-columns-repeated="4" office:value-type="float" office:value="36" calcext:value-type="float">
            <text:p>36</text:p>
          </table:table-cell>
          <table:table-cell table:formula="of:=ROUND([.E36]*1.3)" office:value-type="float" office:value="76102" calcext:value-type="float">
            <text:p>76102</text:p>
          </table:table-cell>
        </table:table-row>
        <table:table-row table:style-name="ro1">
          <table:table-cell table:number-columns-repeated="4" office:value-type="float" office:value="37" calcext:value-type="float">
            <text:p>37</text:p>
          </table:table-cell>
          <table:table-cell table:formula="of:=ROUND([.E37]*1.3)" office:value-type="float" office:value="98933" calcext:value-type="float">
            <text:p>98933</text:p>
          </table:table-cell>
        </table:table-row>
        <table:table-row table:style-name="ro1">
          <table:table-cell table:number-columns-repeated="4" office:value-type="float" office:value="38" calcext:value-type="float">
            <text:p>38</text:p>
          </table:table-cell>
          <table:table-cell table:formula="of:=ROUND([.E38]*1.3)" office:value-type="float" office:value="128613" calcext:value-type="float">
            <text:p>128613</text:p>
          </table:table-cell>
        </table:table-row>
        <table:table-row table:style-name="ro1">
          <table:table-cell table:number-columns-repeated="4" office:value-type="float" office:value="39" calcext:value-type="float">
            <text:p>39</text:p>
          </table:table-cell>
          <table:table-cell table:formula="of:=ROUND([.E39]*1.3)" office:value-type="float" office:value="167197" calcext:value-type="float">
            <text:p>167197</text:p>
          </table:table-cell>
        </table:table-row>
        <table:table-row table:style-name="ro1">
          <table:table-cell table:number-columns-repeated="4" office:value-type="float" office:value="40" calcext:value-type="float">
            <text:p>40</text:p>
          </table:table-cell>
          <table:table-cell table:formula="of:=ROUND([.E40]*1.3)" office:value-type="float" office:value="217356" calcext:value-type="float">
            <text:p>217356</text:p>
          </table:table-cell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issionen" table:style-name="ta1">
        <table:table-column table:style-name="co20" table:default-cell-style-name="Default"/>
        <table:table-row table:style-name="ro1">
          <table:table-cell office:value-type="string" calcext:value-type="string">
            <text:p>Todesbrücke</text:p>
          </table:table-cell>
        </table:table-row>
        <table:table-row table:style-name="ro1">
          <table:table-cell office:value-type="string" calcext:value-type="string">
            <text:p>Taverne</text:p>
          </table:table-cell>
        </table:table-row>
        <table:table-row table:style-name="ro1">
          <table:table-cell office:value-type="string" calcext:value-type="string">
            <text:p>Badehaus</text:p>
          </table:table-cell>
        </table:table-row>
        <table:table-row table:style-name="ro1">
          <table:table-cell office:value-type="string" calcext:value-type="string">
            <text:p>Handlerkaravane</text:p>
          </table:table-cell>
        </table:table-row>
        <table:table-row table:style-name="ro1">
          <table:table-cell office:value-type="string" calcext:value-type="string">
            <text:p>Opiumhöhle</text:p>
          </table:table-cell>
        </table:table-row>
        <table:table-row table:style-name="ro1">
          <table:table-cell office:value-type="string" calcext:value-type="string">
            <text:p>Farmer</text:p>
          </table:table-cell>
        </table:table-row>
        <table:table-row table:style-name="ro1">
          <table:table-cell office:value-type="string" calcext:value-type="string">
            <text:p>Höhle</text:p>
          </table:table-cell>
        </table:table-row>
        <table:table-row table:style-name="ro1">
          <table:table-cell office:value-type="string" calcext:value-type="string">
            <text:p>Heiße Quellen</text:p>
          </table:table-cell>
        </table:table-row>
        <table:table-row table:style-name="ro1">
          <table:table-cell office:value-type="string" calcext:value-type="string">
            <text:p>Hochintelligente mutierte Zombiemücken</text:p>
          </table:table-cell>
        </table:table-row>
        <table:table-row table:style-name="ro1">
          <table:table-cell office:value-type="string" calcext:value-type="string">
            <text:p>Klitzekleine Schlacht</text:p>
          </table:table-cell>
        </table:table-row>
        <table:table-row table:style-name="ro1">
          <table:table-cell office:value-type="string" calcext:value-type="string">
            <text:p>Strahlender Ritter auf dickem Einhorn</text:p>
          </table:table-cell>
        </table:table-row>
        <table:table-row table:style-name="ro1">
          <table:table-cell office:value-type="string" calcext:value-type="string">
            <text:p>Alchemist</text:p>
          </table:table-cell>
        </table:table-row>
        <table:table-row table:style-name="ro1">
          <table:table-cell office:value-type="string" calcext:value-type="string">
            <text:p>Spinnendungeon</text:p>
          </table:table-cell>
        </table:table-row>
        <table:table-row table:style-name="ro1">
          <table:table-cell office:value-type="string" calcext:value-type="string">
            <text:p>Kobolddungeon</text:p>
          </table:table-cell>
        </table:table-row>
        <table:table-row table:style-name="ro1">
          <table:table-cell office:value-type="string" calcext:value-type="string">
            <text:p>Alte Ruine</text:p>
          </table:table-cell>
        </table:table-row>
        <table:table-row table:style-name="ro1">
          <table:table-cell office:value-type="string" calcext:value-type="string">
            <text:p>Pummelfee</text:p>
          </table:table-cell>
        </table:table-row>
        <table:table-row table:style-name="ro1">
          <table:table-cell office:value-type="string" calcext:value-type="string">
            <text:p>Wrestler</text:p>
          </table:table-cell>
        </table:table-row>
        <table:table-row table:style-name="ro1">
          <table:table-cell office:value-type="string" calcext:value-type="string">
            <text:p>Jungfrau</text:p>
          </table:table-cell>
        </table:table-row>
        <table:table-row table:style-name="ro1">
          <table:table-cell office:value-type="string" calcext:value-type="string">
            <text:p>Blumenwiese</text:p>
          </table:table-cell>
        </table:table-row>
        <table:table-row table:style-name="ro1">
          <table:table-cell office:value-type="string" calcext:value-type="string">
            <text:p>Hase und Igel</text:p>
          </table:table-cell>
        </table:table-row>
        <table:table-row table:style-name="ro1">
          <table:table-cell office:value-type="string" calcext:value-type="string">
            <text:p>Räuber</text:p>
          </table:table-cell>
        </table:table-row>
        <table:table-row table:style-name="ro1">
          <table:table-cell office:value-type="string" calcext:value-type="string">
            <text:p>Händler</text:p>
          </table:table-cell>
        </table:table-row>
        <table:table-row table:style-name="ro1">
          <table:table-cell office:value-type="string" calcext:value-type="string">
            <text:p>Schmuggler</text:p>
          </table:table-cell>
        </table:table-row>
        <table:table-row table:style-name="ro1">
          <table:table-cell office:value-type="string" calcext:value-type="string">
            <text:p>Gelangweilte Söldner</text:p>
          </table:table-cell>
        </table:table-row>
        <table:table-row table:style-name="ro1">
          <table:table-cell office:value-type="string" calcext:value-type="string">
            <text:p>Aufstand von Goblindienern</text:p>
          </table:table-cell>
        </table:table-row>
        <table:table-row table:style-name="ro1">
          <table:table-cell office:value-type="string" calcext:value-type="string">
            <text:p>Einschlagskrater (Goblin)</text:p>
          </table:table-cell>
        </table:table-row>
        <table:table-row table:style-name="ro1">
          <table:table-cell office:value-type="string" calcext:value-type="string">
            <text:p>Zauberer im Schutzschild</text:p>
          </table:table-cell>
        </table:table-row>
        <table:table-row table:style-name="ro1">
          <table:table-cell office:value-type="string" calcext:value-type="string">
            <text:p>Verliebte Hexe (eigener Trank)</text:p>
          </table:table-cell>
        </table:table-row>
        <table:table-row table:style-name="ro1">
          <table:table-cell office:value-type="string" calcext:value-type="string">
            <text:p>Zerstörte Burg</text:p>
          </table:table-cell>
        </table:table-row>
        <table:table-row table:style-name="ro1">
          <table:table-cell office:value-type="string" calcext:value-type="string">
            <text:p>Bettler</text:p>
          </table:table-cell>
        </table:table-row>
        <table:table-row table:style-name="ro1">
          <table:table-cell office:value-type="string" calcext:value-type="string">
            <text:p>Gole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uke Mettendorf</meta:initial-creator>
    <meta:creation-date>2014-11-15T15:14:41.648096991</meta:creation-date>
    <dc:date>2014-11-15T20:02:11.485707096</dc:date>
    <dc:creator>Hauke Mettendorf</dc:creator>
    <meta:editing-duration>PT3H41M53S</meta:editing-duration>
    <meta:editing-cycles>11</meta:editing-cycles>
    <meta:generator>LibreOffice/4.2.7.2$Linux_X86_64 LibreOffice_project/420m0$Build-2</meta:generator>
    <meta:document-statistic meta:table-count="7" meta:cell-count="2514" meta:object-count="0"/>
  </office:meta>
</office:document-meta>
</file>